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break-before="page" table:align="left"/>
    </style:style>
    <style:style style:name="Dictionary.A" style:family="table-column">
      <style:table-column-properties style:column-width="0.3125in"/>
    </style:style>
    <style:style style:name="Dictionary.B" style:family="table-column">
      <style:table-column-properties style:column-width="1.7083in"/>
    </style:style>
    <style:style style:name="Dictionary.C" style:family="table-column">
      <style:table-column-properties style:column-width="0.4826in"/>
    </style:style>
    <style:style style:name="Dictionary.D" style:family="table-column">
      <style:table-column-properties style:column-width="0.1215in"/>
    </style:style>
    <style:style style:name="Dictionary.E" style:family="table-column">
      <style:table-column-properties style:column-width="0.9944in"/>
    </style:style>
    <style:style style:name="Dictionary.F" style:family="table-column">
      <style:table-column-properties style:column-width="0.2035in"/>
    </style:style>
    <style:style style:name="Dictionary.G" style:family="table-column">
      <style:table-column-properties style:column-width="0.8924in"/>
    </style:style>
    <style:style style:name="Dictionary.H" style:family="table-column">
      <style:table-column-properties style:column-width="2.2118in"/>
    </style:style>
    <style:style style:name="Dictionary.A1" style:family="table-cell">
      <style:table-cell-properties style:vertical-align="middle" fo:padding="0in" fo:border="none"/>
    </style:style>
    <style:style style:name="Dictionary.B1" style:family="table-cell">
      <style:table-cell-properties fo:padding="0in" fo:border="none"/>
    </style:style>
    <style:style style:name="Dictionary.C1" style:family="table-cell">
      <style:table-cell-properties fo:padding="0in" fo:border="none"/>
    </style:style>
    <style:style style:name="Dictionary.E1" style:family="table-cell">
      <style:table-cell-properties fo:padding="0in" fo:border="none"/>
    </style:style>
    <style:style style:name="Dictionary.G1" style:family="table-cell">
      <style:table-cell-properties fo:padding="0in" fo:border="none"/>
    </style:style>
    <style:style style:name="Dictionary.B3" style:family="table-cell">
      <style:table-cell-properties fo:padding="0in" fo:border="none"/>
    </style:style>
    <style:style style:name="Dictionary.C3" style:family="table-cell">
      <style:table-cell-properties fo:padding="0in" fo:border="none"/>
    </style:style>
    <style:style style:name="Dictionary.E3" style:family="table-cell">
      <style:table-cell-properties fo:padding="0in" fo:border="none"/>
    </style:style>
    <style:style style:name="Dictionary.G3" style:family="table-cell">
      <style:table-cell-properties fo:padding="0in" fo:border="none"/>
    </style:style>
    <style:style style:name="Dictionary.B4" style:family="table-cell">
      <style:table-cell-properties fo:padding="0in" fo:border="none"/>
    </style:style>
    <style:style style:name="Dictionary.E4" style:family="table-cell">
      <style:table-cell-properties fo:padding="0in" fo:border="none"/>
    </style:style>
    <style:style style:name="Dictionary.B5" style:family="table-cell">
      <style:table-cell-properties fo:padding="0in" fo:border="none"/>
    </style:style>
    <style:style style:name="Dictionary.C5" style:family="table-cell">
      <style:table-cell-properties fo:padding="0in" fo:border="none"/>
    </style:style>
    <style:style style:name="Dictionary.E5" style:family="table-cell">
      <style:table-cell-properties fo:padding="0in" fo:border="none"/>
    </style:style>
    <style:style style:name="Dictionary.G5" style:family="table-cell">
      <style:table-cell-properties fo:padding="0in" fo:border="none"/>
    </style:style>
    <style:style style:name="Dictionary.B6" style:family="table-cell">
      <style:table-cell-properties fo:padding="0in" fo:border="none"/>
    </style:style>
    <style:style style:name="Dictionary.F6" style:family="table-cell">
      <style:table-cell-properties fo:padding="0in" fo:border="none"/>
    </style:style>
    <style:style style:name="Dictionary.B7" style:family="table-cell">
      <style:table-cell-properties fo:padding="0in" fo:border="none"/>
    </style:style>
    <style:style style:name="Dictionary.C7" style:family="table-cell">
      <style:table-cell-properties fo:padding="0in" fo:border="none"/>
    </style:style>
    <style:style style:name="Dictionary.E7" style:family="table-cell">
      <style:table-cell-properties fo:padding="0in" fo:border="none"/>
    </style:style>
    <style:style style:name="Dictionary.G7" style:family="table-cell">
      <style:table-cell-properties fo:padding="0in" fo:border="none"/>
    </style:style>
    <style:style style:name="Dictionary.B8" style:family="table-cell">
      <style:table-cell-properties fo:padding="0in" fo:border="none"/>
    </style:style>
    <style:style style:name="Dictionary.B9" style:family="table-cell">
      <style:table-cell-properties fo:padding="0in" fo:border="none"/>
    </style:style>
    <style:style style:name="Dictionary.C9" style:family="table-cell">
      <style:table-cell-properties fo:padding="0in" fo:border="none"/>
    </style:style>
    <style:style style:name="Dictionary.E9" style:family="table-cell">
      <style:table-cell-properties fo:padding="0in" fo:border="none"/>
    </style:style>
    <style:style style:name="Dictionary.G9" style:family="table-cell">
      <style:table-cell-properties fo:padding="0in" fo:border="none"/>
    </style:style>
    <style:style style:name="Dictionary.B10" style:family="table-cell">
      <style:table-cell-properties fo:padding="0in" fo:border="none"/>
    </style:style>
    <style:style style:name="Dictionary.H10" style:family="table-cell">
      <style:table-cell-properties fo:padding="0in" fo:border="none"/>
    </style:style>
    <style:style style:name="Dictionary.B11" style:family="table-cell">
      <style:table-cell-properties fo:padding="0in" fo:border="none"/>
    </style:style>
    <style:style style:name="Dictionary.C11" style:family="table-cell">
      <style:table-cell-properties fo:padding="0in" fo:border="none"/>
    </style:style>
    <style:style style:name="Dictionary.E11" style:family="table-cell">
      <style:table-cell-properties fo:padding="0in" fo:border="none"/>
    </style:style>
    <style:style style:name="Dictionary.G11" style:family="table-cell">
      <style:table-cell-properties fo:padding="0in" fo:border="none"/>
    </style:style>
    <style:style style:name="Dictionary.B12" style:family="table-cell">
      <style:table-cell-properties fo:padding="0in" fo:border="none"/>
    </style:style>
    <style:style style:name="Dictionary.D12" style:family="table-cell">
      <style:table-cell-properties fo:padding="0in" fo:border="none"/>
    </style:style>
    <style:style style:name="Dictionary.H12" style:family="table-cell">
      <style:table-cell-properties fo:padding="0in" fo:border="none"/>
    </style:style>
    <style:style style:name="Dictionary.B13" style:family="table-cell">
      <style:table-cell-properties fo:padding="0in" fo:border="none"/>
    </style:style>
    <style:style style:name="Dictionary.C13" style:family="table-cell">
      <style:table-cell-properties fo:padding="0in" fo:border="none"/>
    </style:style>
    <style:style style:name="Dictionary.E13" style:family="table-cell">
      <style:table-cell-properties fo:padding="0in" fo:border="none"/>
    </style:style>
    <style:style style:name="Dictionary.G13" style:family="table-cell">
      <style:table-cell-properties fo:padding="0in" fo:border="none"/>
    </style:style>
    <style:style style:name="Dictionary.B14" style:family="table-cell">
      <style:table-cell-properties fo:padding="0in" fo:border="none"/>
    </style:style>
    <style:style style:name="Dictionary.F14" style:family="table-cell">
      <style:table-cell-properties fo:padding="0in" fo:border="none"/>
    </style:style>
    <style:style style:name="Dictionary.B15" style:family="table-cell">
      <style:table-cell-properties fo:padding="0in" fo:border="none"/>
    </style:style>
    <style:style style:name="Dictionary.C15" style:family="table-cell">
      <style:table-cell-properties fo:padding="0in" fo:border="none"/>
    </style:style>
    <style:style style:name="Dictionary.E15" style:family="table-cell">
      <style:table-cell-properties fo:padding="0in" fo:border="none"/>
    </style:style>
    <style:style style:name="Dictionary.G15" style:family="table-cell">
      <style:table-cell-properties fo:padding="0in" fo:border="none"/>
    </style:style>
    <style:style style:name="Dictionary.B16" style:family="table-cell">
      <style:table-cell-properties fo:padding="0in" fo:border="none"/>
    </style:style>
    <style:style style:name="Dictionary.F16" style:family="table-cell">
      <style:table-cell-properties fo:padding="0in" fo:border="none"/>
    </style:style>
    <style:style style:name="Dictionary.B17" style:family="table-cell">
      <style:table-cell-properties fo:padding="0in" fo:border="none"/>
    </style:style>
    <style:style style:name="Dictionary.C17" style:family="table-cell">
      <style:table-cell-properties fo:padding="0in" fo:border="none"/>
    </style:style>
    <style:style style:name="Dictionary.E17" style:family="table-cell">
      <style:table-cell-properties fo:padding="0in" fo:border="none"/>
    </style:style>
    <style:style style:name="Dictionary.G17" style:family="table-cell">
      <style:table-cell-properties fo:padding="0in" fo:border="none"/>
    </style:style>
    <style:style style:name="Dictionary.B18" style:family="table-cell">
      <style:table-cell-properties fo:padding="0in" fo:border="none"/>
    </style:style>
    <style:style style:name="Dictionary.F18" style:family="table-cell">
      <style:table-cell-properties fo:padding="0in" fo:border="none"/>
    </style:style>
    <style:style style:name="Dictionary.B19" style:family="table-cell">
      <style:table-cell-properties fo:padding="0in" fo:border="none"/>
    </style:style>
    <style:style style:name="Dictionary.C19" style:family="table-cell">
      <style:table-cell-properties fo:padding="0in" fo:border="none"/>
    </style:style>
    <style:style style:name="Dictionary.E19" style:family="table-cell">
      <style:table-cell-properties fo:padding="0in" fo:border="none"/>
    </style:style>
    <style:style style:name="Dictionary.G19" style:family="table-cell">
      <style:table-cell-properties fo:padding="0in" fo:border="none"/>
    </style:style>
    <style:style style:name="Dictionary.B20" style:family="table-cell">
      <style:table-cell-properties fo:padding="0in" fo:border="none"/>
    </style:style>
    <style:style style:name="Dictionary.F20" style:family="table-cell">
      <style:table-cell-properties fo:padding="0in" fo:border="none"/>
    </style:style>
    <style:style style:name="Dictionary.B21" style:family="table-cell">
      <style:table-cell-properties fo:padding="0in" fo:border="none"/>
    </style:style>
    <style:style style:name="Dictionary.C21" style:family="table-cell">
      <style:table-cell-properties fo:padding="0in" fo:border="none"/>
    </style:style>
    <style:style style:name="Dictionary.E21" style:family="table-cell">
      <style:table-cell-properties fo:padding="0in" fo:border="none"/>
    </style:style>
    <style:style style:name="Dictionary.G21" style:family="table-cell">
      <style:table-cell-properties fo:padding="0in" fo:border="none"/>
    </style:style>
    <style:style style:name="Dictionary.B22" style:family="table-cell">
      <style:table-cell-properties fo:padding="0in" fo:border="none"/>
    </style:style>
    <style:style style:name="Dictionary.F22" style:family="table-cell">
      <style:table-cell-properties fo:padding="0in" fo:border="none"/>
    </style:style>
    <style:style style:name="Dictionary.B23" style:family="table-cell">
      <style:table-cell-properties fo:padding="0in" fo:border="none"/>
    </style:style>
    <style:style style:name="Dictionary.C23" style:family="table-cell">
      <style:table-cell-properties fo:padding="0in" fo:border="none"/>
    </style:style>
    <style:style style:name="Dictionary.E23" style:family="table-cell">
      <style:table-cell-properties fo:padding="0in" fo:border="none"/>
    </style:style>
    <style:style style:name="Dictionary.G23" style:family="table-cell">
      <style:table-cell-properties fo:padding="0in" fo:border="none"/>
    </style:style>
    <style:style style:name="Dictionary.B24" style:family="table-cell">
      <style:table-cell-properties fo:padding="0in" fo:border="none"/>
    </style:style>
    <style:style style:name="Dictionary.F24" style:family="table-cell">
      <style:table-cell-properties fo:padding="0in" fo:border="none"/>
    </style:style>
    <style:style style:name="Dictionary.B25" style:family="table-cell">
      <style:table-cell-properties fo:padding="0in" fo:border="none"/>
    </style:style>
    <style:style style:name="Dictionary.C25" style:family="table-cell">
      <style:table-cell-properties fo:padding="0in" fo:border="none"/>
    </style:style>
    <style:style style:name="Dictionary.E25" style:family="table-cell">
      <style:table-cell-properties fo:padding="0in" fo:border="none"/>
    </style:style>
    <style:style style:name="Dictionary.G25" style:family="table-cell">
      <style:table-cell-properties fo:padding="0in" fo:border="none"/>
    </style:style>
    <style:style style:name="Dictionary.B26" style:family="table-cell">
      <style:table-cell-properties fo:padding="0in" fo:border="none"/>
    </style:style>
    <style:style style:name="Dictionary.B27" style:family="table-cell">
      <style:table-cell-properties fo:padding="0in" fo:border="none"/>
    </style:style>
    <style:style style:name="Dictionary.C27" style:family="table-cell">
      <style:table-cell-properties fo:padding="0in" fo:border="none"/>
    </style:style>
    <style:style style:name="Dictionary.E27" style:family="table-cell">
      <style:table-cell-properties fo:padding="0in" fo:border="none"/>
    </style:style>
    <style:style style:name="Dictionary.G27" style:family="table-cell">
      <style:table-cell-properties fo:padding="0in" fo:border="none"/>
    </style:style>
    <style:style style:name="Dictionary.B28" style:family="table-cell">
      <style:table-cell-properties fo:padding="0in" fo:border="none"/>
    </style:style>
    <style:style style:name="Dictionary.F28" style:family="table-cell">
      <style:table-cell-properties fo:padding="0in" fo:border="none"/>
    </style:style>
    <style:style style:name="Dictionary.B29" style:family="table-cell">
      <style:table-cell-properties fo:padding="0in" fo:border="none"/>
    </style:style>
    <style:style style:name="Dictionary.C29" style:family="table-cell">
      <style:table-cell-properties fo:padding="0in" fo:border="none"/>
    </style:style>
    <style:style style:name="Dictionary.E29" style:family="table-cell">
      <style:table-cell-properties fo:padding="0in" fo:border="none"/>
    </style:style>
    <style:style style:name="Dictionary.G29" style:family="table-cell">
      <style:table-cell-properties fo:padding="0in" fo:border="none"/>
    </style:style>
    <style:style style:name="Dictionary.B30" style:family="table-cell">
      <style:table-cell-properties fo:padding="0in" fo:border="none"/>
    </style:style>
    <style:style style:name="Dictionary.F30" style:family="table-cell">
      <style:table-cell-properties fo:padding="0in" fo:border="none"/>
    </style:style>
    <style:style style:name="Dictionary.B31" style:family="table-cell">
      <style:table-cell-properties fo:padding="0in" fo:border="none"/>
    </style:style>
    <style:style style:name="Dictionary.C31" style:family="table-cell">
      <style:table-cell-properties fo:padding="0in" fo:border="none"/>
    </style:style>
    <style:style style:name="Dictionary.E31" style:family="table-cell">
      <style:table-cell-properties fo:padding="0in" fo:border="none"/>
    </style:style>
    <style:style style:name="Dictionary.G31" style:family="table-cell">
      <style:table-cell-properties fo:padding="0in" fo:border="none"/>
    </style:style>
    <style:style style:name="Dictionary.B32" style:family="table-cell">
      <style:table-cell-properties fo:padding="0in" fo:border="none"/>
    </style:style>
    <style:style style:name="Dictionary.F32" style:family="table-cell">
      <style:table-cell-properties fo:padding="0in" fo:border="none"/>
    </style:style>
    <style:style style:name="Dictionary.B33" style:family="table-cell">
      <style:table-cell-properties fo:padding="0in" fo:border="none"/>
    </style:style>
    <style:style style:name="Dictionary.C33" style:family="table-cell">
      <style:table-cell-properties fo:padding="0in" fo:border="none"/>
    </style:style>
    <style:style style:name="Dictionary.E33" style:family="table-cell">
      <style:table-cell-properties fo:padding="0in" fo:border="none"/>
    </style:style>
    <style:style style:name="Dictionary.G33" style:family="table-cell">
      <style:table-cell-properties fo:padding="0in" fo:border="none"/>
    </style:style>
    <style:style style:name="Dictionary.B34" style:family="table-cell">
      <style:table-cell-properties fo:padding="0in" fo:border="none"/>
    </style:style>
    <style:style style:name="Dictionary.F34" style:family="table-cell">
      <style:table-cell-properties fo:padding="0in" fo:border="none"/>
    </style:style>
    <style:style style:name="Dictionary.B35" style:family="table-cell">
      <style:table-cell-properties fo:padding="0in" fo:border="none"/>
    </style:style>
    <style:style style:name="Dictionary.C35" style:family="table-cell">
      <style:table-cell-properties fo:padding="0in" fo:border="none"/>
    </style:style>
    <style:style style:name="Dictionary.E35" style:family="table-cell">
      <style:table-cell-properties fo:padding="0in" fo:border="none"/>
    </style:style>
    <style:style style:name="Dictionary.G35" style:family="table-cell">
      <style:table-cell-properties fo:padding="0in" fo:border="none"/>
    </style:style>
    <style:style style:name="Dictionary.B36" style:family="table-cell">
      <style:table-cell-properties fo:padding="0in" fo:border="none"/>
    </style:style>
    <style:style style:name="Dictionary.F36" style:family="table-cell">
      <style:table-cell-properties fo:padding="0in" fo:border="none"/>
    </style:style>
    <style:style style:name="Dictionary.B37" style:family="table-cell">
      <style:table-cell-properties fo:padding="0in" fo:border="none"/>
    </style:style>
    <style:style style:name="Dictionary.C37" style:family="table-cell">
      <style:table-cell-properties fo:padding="0in" fo:border="none"/>
    </style:style>
    <style:style style:name="Dictionary.E37" style:family="table-cell">
      <style:table-cell-properties fo:padding="0in" fo:border="none"/>
    </style:style>
    <style:style style:name="Dictionary.G37" style:family="table-cell">
      <style:table-cell-properties fo:padding="0in" fo:border="none"/>
    </style:style>
    <style:style style:name="Dictionary.B38" style:family="table-cell">
      <style:table-cell-properties fo:padding="0in" fo:border="none"/>
    </style:style>
    <style:style style:name="Dictionary.F38" style:family="table-cell">
      <style:table-cell-properties fo:padding="0in" fo:border="none"/>
    </style:style>
    <style:style style:name="Dictionary.B39" style:family="table-cell">
      <style:table-cell-properties fo:padding="0in" fo:border="none"/>
    </style:style>
    <style:style style:name="Dictionary.C39" style:family="table-cell">
      <style:table-cell-properties fo:padding="0in" fo:border="none"/>
    </style:style>
    <style:style style:name="Dictionary.E39" style:family="table-cell">
      <style:table-cell-properties fo:padding="0in" fo:border="none"/>
    </style:style>
    <style:style style:name="Dictionary.G39" style:family="table-cell">
      <style:table-cell-properties fo:padding="0in" fo:border="none"/>
    </style:style>
    <style:style style:name="Dictionary.B40" style:family="table-cell">
      <style:table-cell-properties fo:padding="0in" fo:border="none"/>
    </style:style>
    <style:style style:name="Dictionary.F40" style:family="table-cell">
      <style:table-cell-properties fo:padding="0in" fo:border="none"/>
    </style:style>
    <style:style style:name="Dictionary.B41" style:family="table-cell">
      <style:table-cell-properties fo:padding="0in" fo:border="none"/>
    </style:style>
    <style:style style:name="Dictionary.C41" style:family="table-cell">
      <style:table-cell-properties fo:padding="0in" fo:border="none"/>
    </style:style>
    <style:style style:name="Dictionary.E41" style:family="table-cell">
      <style:table-cell-properties fo:padding="0in" fo:border="none"/>
    </style:style>
    <style:style style:name="Dictionary.G41" style:family="table-cell">
      <style:table-cell-properties fo:padding="0in" fo:border="none"/>
    </style:style>
    <style:style style:name="Dictionary.B42" style:family="table-cell">
      <style:table-cell-properties fo:padding="0in" fo:border="none"/>
    </style:style>
    <style:style style:name="Dictionary.F42" style:family="table-cell">
      <style:table-cell-properties fo:padding="0in" fo:border="none"/>
    </style:style>
    <style:style style:name="Dictionary.B43" style:family="table-cell">
      <style:table-cell-properties fo:padding="0in" fo:border="none"/>
    </style:style>
    <style:style style:name="Dictionary.C43" style:family="table-cell">
      <style:table-cell-properties fo:padding="0in" fo:border="none"/>
    </style:style>
    <style:style style:name="Dictionary.E43" style:family="table-cell">
      <style:table-cell-properties fo:padding="0in" fo:border="none"/>
    </style:style>
    <style:style style:name="Dictionary.G43" style:family="table-cell">
      <style:table-cell-properties fo:padding="0in" fo:border="none"/>
    </style:style>
    <style:style style:name="Dictionary.B44" style:family="table-cell">
      <style:table-cell-properties fo:padding="0in" fo:border="none"/>
    </style:style>
    <style:style style:name="Dictionary.F44" style:family="table-cell">
      <style:table-cell-properties fo:padding="0in" fo:border="none"/>
    </style:style>
    <style:style style:name="Dictionary.B45" style:family="table-cell">
      <style:table-cell-properties fo:padding="0in" fo:border="none"/>
    </style:style>
    <style:style style:name="Dictionary.C45" style:family="table-cell">
      <style:table-cell-properties fo:padding="0in" fo:border="none"/>
    </style:style>
    <style:style style:name="Dictionary.E45" style:family="table-cell">
      <style:table-cell-properties fo:padding="0in" fo:border="none"/>
    </style:style>
    <style:style style:name="Dictionary.G45" style:family="table-cell">
      <style:table-cell-properties fo:padding="0in" fo:border="none"/>
    </style:style>
    <style:style style:name="Dictionary.B46" style:family="table-cell">
      <style:table-cell-properties fo:padding="0in" fo:border="none"/>
    </style:style>
    <style:style style:name="Dictionary.F46" style:family="table-cell">
      <style:table-cell-properties fo:padding="0in" fo:border="none"/>
    </style:style>
    <style:style style:name="Dictionary.B47" style:family="table-cell">
      <style:table-cell-properties fo:padding="0in" fo:border="none"/>
    </style:style>
    <style:style style:name="Dictionary.C47" style:family="table-cell">
      <style:table-cell-properties fo:padding="0in" fo:border="none"/>
    </style:style>
    <style:style style:name="Dictionary.E47" style:family="table-cell">
      <style:table-cell-properties fo:padding="0in" fo:border="none"/>
    </style:style>
    <style:style style:name="Dictionary.G47" style:family="table-cell">
      <style:table-cell-properties fo:padding="0in" fo:border="none"/>
    </style:style>
    <style:style style:name="Dictionary.B48" style:family="table-cell">
      <style:table-cell-properties fo:padding="0in" fo:border="none"/>
    </style:style>
    <style:style style:name="Dictionary.D48" style:family="table-cell">
      <style:table-cell-properties fo:padding="0in" fo:border="none"/>
    </style:style>
    <style:style style:name="Dictionary.H48" style:family="table-cell">
      <style:table-cell-properties fo:padding="0in" fo:border="none"/>
    </style:style>
    <style:style style:name="Dictionary.B49" style:family="table-cell">
      <style:table-cell-properties fo:padding="0in" fo:border="none"/>
    </style:style>
    <style:style style:name="Dictionary.C49" style:family="table-cell">
      <style:table-cell-properties fo:padding="0in" fo:border="none"/>
    </style:style>
    <style:style style:name="Dictionary.E49" style:family="table-cell">
      <style:table-cell-properties fo:padding="0in" fo:border="none"/>
    </style:style>
    <style:style style:name="Dictionary.G49" style:family="table-cell">
      <style:table-cell-properties fo:padding="0in" fo:border="none"/>
    </style:style>
    <style:style style:name="Dictionary.B50" style:family="table-cell">
      <style:table-cell-properties fo:padding="0in" fo:border="none"/>
    </style:style>
    <style:style style:name="Dictionary.D50" style:family="table-cell">
      <style:table-cell-properties fo:padding="0in" fo:border="none"/>
    </style:style>
    <style:style style:name="Dictionary.H50" style:family="table-cell">
      <style:table-cell-properties fo:padding="0in" fo:border="none"/>
    </style:style>
    <style:style style:name="Dictionary.B51" style:family="table-cell">
      <style:table-cell-properties fo:padding="0in" fo:border="none"/>
    </style:style>
    <style:style style:name="Dictionary.C51" style:family="table-cell">
      <style:table-cell-properties fo:padding="0in" fo:border="none"/>
    </style:style>
    <style:style style:name="Dictionary.E51" style:family="table-cell">
      <style:table-cell-properties fo:padding="0in" fo:border="none"/>
    </style:style>
    <style:style style:name="Dictionary.G51" style:family="table-cell">
      <style:table-cell-properties fo:padding="0in" fo:border="none"/>
    </style:style>
    <style:style style:name="Dictionary.B52" style:family="table-cell">
      <style:table-cell-properties fo:padding="0in" fo:border="none"/>
    </style:style>
    <style:style style:name="Dictionary.D52" style:family="table-cell">
      <style:table-cell-properties fo:padding="0in" fo:border="none"/>
    </style:style>
    <style:style style:name="Dictionary.H52" style:family="table-cell">
      <style:table-cell-properties fo:padding="0in" fo:border="none"/>
    </style:style>
    <style:style style:name="Dictionary.B53" style:family="table-cell">
      <style:table-cell-properties fo:padding="0in" fo:border="none"/>
    </style:style>
    <style:style style:name="Dictionary.C53" style:family="table-cell">
      <style:table-cell-properties fo:padding="0in" fo:border="none"/>
    </style:style>
    <style:style style:name="Dictionary.E53" style:family="table-cell">
      <style:table-cell-properties fo:padding="0in" fo:border="none"/>
    </style:style>
    <style:style style:name="Dictionary.G53" style:family="table-cell">
      <style:table-cell-properties fo:padding="0in" fo:border="none"/>
    </style:style>
    <style:style style:name="Dictionary.B54" style:family="table-cell">
      <style:table-cell-properties fo:padding="0in" fo:border="none"/>
    </style:style>
    <style:style style:name="Dictionary.F54" style:family="table-cell">
      <style:table-cell-properties fo:padding="0in" fo:border="none"/>
    </style:style>
    <style:style style:name="Dictionary.B55" style:family="table-cell">
      <style:table-cell-properties fo:padding="0in" fo:border="none"/>
    </style:style>
    <style:style style:name="Dictionary.C55" style:family="table-cell">
      <style:table-cell-properties fo:padding="0in" fo:border="none"/>
    </style:style>
    <style:style style:name="Dictionary.E55" style:family="table-cell">
      <style:table-cell-properties fo:padding="0in" fo:border="none"/>
    </style:style>
    <style:style style:name="Dictionary.G55" style:family="table-cell">
      <style:table-cell-properties fo:padding="0in" fo:border="none"/>
    </style:style>
    <style:style style:name="Dictionary.B56" style:family="table-cell">
      <style:table-cell-properties fo:padding="0in" fo:border="none"/>
    </style:style>
    <style:style style:name="Dictionary.F56" style:family="table-cell">
      <style:table-cell-properties fo:padding="0in" fo:border="none"/>
    </style:style>
    <style:style style:name="Dictionary.B57" style:family="table-cell">
      <style:table-cell-properties fo:padding="0in" fo:border="none"/>
    </style:style>
    <style:style style:name="Dictionary.C57" style:family="table-cell">
      <style:table-cell-properties fo:padding="0in" fo:border="none"/>
    </style:style>
    <style:style style:name="Dictionary.E57" style:family="table-cell">
      <style:table-cell-properties fo:padding="0in" fo:border="none"/>
    </style:style>
    <style:style style:name="Dictionary.G57" style:family="table-cell">
      <style:table-cell-properties fo:padding="0in" fo:border="none"/>
    </style:style>
    <style:style style:name="Dictionary.B58" style:family="table-cell">
      <style:table-cell-properties fo:padding="0in" fo:border="none"/>
    </style:style>
    <style:style style:name="Dictionary.F58" style:family="table-cell">
      <style:table-cell-properties fo:padding="0in" fo:border="none"/>
    </style:style>
    <style:style style:name="Dictionary.B59" style:family="table-cell">
      <style:table-cell-properties fo:padding="0in" fo:border="none"/>
    </style:style>
    <style:style style:name="Dictionary.C59" style:family="table-cell">
      <style:table-cell-properties fo:padding="0in" fo:border="none"/>
    </style:style>
    <style:style style:name="Dictionary.E59" style:family="table-cell">
      <style:table-cell-properties fo:padding="0in" fo:border="none"/>
    </style:style>
    <style:style style:name="Dictionary.G59" style:family="table-cell">
      <style:table-cell-properties fo:padding="0in" fo:border="none"/>
    </style:style>
    <style:style style:name="Dictionary.B60" style:family="table-cell">
      <style:table-cell-properties fo:padding="0in" fo:border="none"/>
    </style:style>
    <style:style style:name="Dictionary.F60" style:family="table-cell">
      <style:table-cell-properties fo:padding="0in" fo:border="none"/>
    </style:style>
    <style:style style:name="Dictionary.B61" style:family="table-cell">
      <style:table-cell-properties fo:padding="0in" fo:border="none"/>
    </style:style>
    <style:style style:name="Dictionary.C61" style:family="table-cell">
      <style:table-cell-properties fo:padding="0in" fo:border="none"/>
    </style:style>
    <style:style style:name="Dictionary.E61" style:family="table-cell">
      <style:table-cell-properties fo:padding="0in" fo:border="none"/>
    </style:style>
    <style:style style:name="Dictionary.G61" style:family="table-cell">
      <style:table-cell-properties fo:padding="0in" fo:border="none"/>
    </style:style>
    <style:style style:name="Dictionary.B62" style:family="table-cell">
      <style:table-cell-properties fo:padding="0in" fo:border="none"/>
    </style:style>
    <style:style style:name="Dictionary.F62" style:family="table-cell">
      <style:table-cell-properties fo:padding="0in" fo:border="none"/>
    </style:style>
    <style:style style:name="Dictionary.B63" style:family="table-cell">
      <style:table-cell-properties fo:padding="0in" fo:border="none"/>
    </style:style>
    <style:style style:name="Dictionary.C63" style:family="table-cell">
      <style:table-cell-properties fo:padding="0in" fo:border="none"/>
    </style:style>
    <style:style style:name="Dictionary.E63" style:family="table-cell">
      <style:table-cell-properties fo:padding="0in" fo:border="none"/>
    </style:style>
    <style:style style:name="Dictionary.G63" style:family="table-cell">
      <style:table-cell-properties fo:padding="0in" fo:border="none"/>
    </style:style>
    <style:style style:name="Dictionary.B64" style:family="table-cell">
      <style:table-cell-properties fo:padding="0in" fo:border="none"/>
    </style:style>
    <style:style style:name="Dictionary.F64" style:family="table-cell">
      <style:table-cell-properties fo:padding="0in" fo:border="none"/>
    </style:style>
    <style:style style:name="Dictionary.B65" style:family="table-cell">
      <style:table-cell-properties fo:padding="0in" fo:border="none"/>
    </style:style>
    <style:style style:name="Dictionary.C65" style:family="table-cell">
      <style:table-cell-properties fo:padding="0in" fo:border="none"/>
    </style:style>
    <style:style style:name="Dictionary.E65" style:family="table-cell">
      <style:table-cell-properties fo:padding="0in" fo:border="none"/>
    </style:style>
    <style:style style:name="Dictionary.G65" style:family="table-cell">
      <style:table-cell-properties fo:padding="0in" fo:border="none"/>
    </style:style>
    <style:style style:name="Dictionary.B66" style:family="table-cell">
      <style:table-cell-properties fo:padding="0in" fo:border="none"/>
    </style:style>
    <style:style style:name="Dictionary.D66" style:family="table-cell">
      <style:table-cell-properties fo:padding="0in" fo:border="none"/>
    </style:style>
    <style:style style:name="Dictionary.B67" style:family="table-cell">
      <style:table-cell-properties fo:padding="0in" fo:border="none"/>
    </style:style>
    <style:style style:name="Dictionary.C67" style:family="table-cell">
      <style:table-cell-properties fo:padding="0in" fo:border="none"/>
    </style:style>
    <style:style style:name="Dictionary.E67" style:family="table-cell">
      <style:table-cell-properties fo:padding="0in" fo:border="none"/>
    </style:style>
    <style:style style:name="Dictionary.G67" style:family="table-cell">
      <style:table-cell-properties fo:padding="0in" fo:border="none"/>
    </style:style>
    <style:style style:name="Dictionary.B68" style:family="table-cell">
      <style:table-cell-properties fo:padding="0in" fo:border="none"/>
    </style:style>
    <style:style style:name="Dictionary.D68" style:family="table-cell">
      <style:table-cell-properties fo:padding="0in" fo:border="none"/>
    </style:style>
    <style:style style:name="Dictionary.H68" style:family="table-cell">
      <style:table-cell-properties fo:padding="0in" fo:border="none"/>
    </style:style>
    <style:style style:name="Dictionary.B69" style:family="table-cell">
      <style:table-cell-properties fo:padding="0in" fo:border="none"/>
    </style:style>
    <style:style style:name="Dictionary.C69" style:family="table-cell">
      <style:table-cell-properties fo:padding="0in" fo:border="none"/>
    </style:style>
    <style:style style:name="Dictionary.E69" style:family="table-cell">
      <style:table-cell-properties fo:padding="0in" fo:border="none"/>
    </style:style>
    <style:style style:name="Dictionary.G69" style:family="table-cell">
      <style:table-cell-properties fo:padding="0in" fo:border="none"/>
    </style:style>
    <style:style style:name="Dictionary.B70" style:family="table-cell">
      <style:table-cell-properties fo:padding="0in" fo:border="none"/>
    </style:style>
    <style:style style:name="Dictionary.D70" style:family="table-cell">
      <style:table-cell-properties fo:padding="0in" fo:border="none"/>
    </style:style>
    <style:style style:name="Dictionary.B71" style:family="table-cell">
      <style:table-cell-properties fo:padding="0in" fo:border="none"/>
    </style:style>
    <style:style style:name="Dictionary.C71" style:family="table-cell">
      <style:table-cell-properties fo:padding="0in" fo:border="none"/>
    </style:style>
    <style:style style:name="Dictionary.E71" style:family="table-cell">
      <style:table-cell-properties fo:padding="0in" fo:border="none"/>
    </style:style>
    <style:style style:name="Dictionary.G71" style:family="table-cell">
      <style:table-cell-properties fo:padding="0in" fo:border="none"/>
    </style:style>
    <style:style style:name="Dictionary.B72" style:family="table-cell">
      <style:table-cell-properties fo:padding="0in" fo:border="none"/>
    </style:style>
    <style:style style:name="Dictionary.F72" style:family="table-cell">
      <style:table-cell-properties fo:padding="0in" fo:border="none"/>
    </style:style>
    <style:style style:name="Dictionary.B73" style:family="table-cell">
      <style:table-cell-properties fo:padding="0in" fo:border="none"/>
    </style:style>
    <style:style style:name="Dictionary.C73" style:family="table-cell">
      <style:table-cell-properties fo:padding="0in" fo:border="none"/>
    </style:style>
    <style:style style:name="Dictionary.E73" style:family="table-cell">
      <style:table-cell-properties fo:padding="0in" fo:border="none"/>
    </style:style>
    <style:style style:name="Dictionary.G73" style:family="table-cell">
      <style:table-cell-properties fo:padding="0in" fo:border="none"/>
    </style:style>
    <style:style style:name="Dictionary.B74" style:family="table-cell">
      <style:table-cell-properties fo:padding="0in" fo:border="none"/>
    </style:style>
    <style:style style:name="Dictionary.F74" style:family="table-cell">
      <style:table-cell-properties fo:padding="0in" fo:border="none"/>
    </style:style>
    <style:style style:name="Dictionary.B75" style:family="table-cell">
      <style:table-cell-properties fo:padding="0in" fo:border="none"/>
    </style:style>
    <style:style style:name="Dictionary.C75" style:family="table-cell">
      <style:table-cell-properties fo:padding="0in" fo:border="none"/>
    </style:style>
    <style:style style:name="Dictionary.E75" style:family="table-cell">
      <style:table-cell-properties fo:padding="0in" fo:border="none"/>
    </style:style>
    <style:style style:name="Dictionary.G75" style:family="table-cell">
      <style:table-cell-properties fo:padding="0in" fo:border="none"/>
    </style:style>
    <style:style style:name="Dictionary.B76" style:family="table-cell">
      <style:table-cell-properties fo:padding="0in" fo:border="none"/>
    </style:style>
    <style:style style:name="Dictionary.F76" style:family="table-cell">
      <style:table-cell-properties fo:padding="0in" fo:border="none"/>
    </style:style>
    <style:style style:name="Dictionary.B77" style:family="table-cell">
      <style:table-cell-properties fo:padding="0in" fo:border="none"/>
    </style:style>
    <style:style style:name="Dictionary.C77" style:family="table-cell">
      <style:table-cell-properties fo:padding="0in" fo:border="none"/>
    </style:style>
    <style:style style:name="Dictionary.E77" style:family="table-cell">
      <style:table-cell-properties fo:padding="0in" fo:border="none"/>
    </style:style>
    <style:style style:name="Dictionary.G77" style:family="table-cell">
      <style:table-cell-properties fo:padding="0in" fo:border="none"/>
    </style:style>
    <style:style style:name="Dictionary.B78" style:family="table-cell">
      <style:table-cell-properties fo:padding="0in" fo:border="none"/>
    </style:style>
    <style:style style:name="Dictionary.F78" style:family="table-cell">
      <style:table-cell-properties fo:padding="0in" fo:border="none"/>
    </style:style>
    <style:style style:name="Dictionary.B79" style:family="table-cell">
      <style:table-cell-properties fo:padding="0in" fo:border="none"/>
    </style:style>
    <style:style style:name="Dictionary.C79" style:family="table-cell">
      <style:table-cell-properties fo:padding="0in" fo:border="none"/>
    </style:style>
    <style:style style:name="Dictionary.E79" style:family="table-cell">
      <style:table-cell-properties fo:padding="0in" fo:border="none"/>
    </style:style>
    <style:style style:name="Dictionary.G79" style:family="table-cell">
      <style:table-cell-properties fo:padding="0in" fo:border="none"/>
    </style:style>
    <style:style style:name="Dictionary.B80" style:family="table-cell">
      <style:table-cell-properties fo:padding="0in" fo:border="none"/>
    </style:style>
    <style:style style:name="Dictionary.F80" style:family="table-cell">
      <style:table-cell-properties fo:padding="0in" fo:border="none"/>
    </style:style>
    <style:style style:name="Dictionary.B81" style:family="table-cell">
      <style:table-cell-properties fo:padding="0in" fo:border="none"/>
    </style:style>
    <style:style style:name="Dictionary.C81" style:family="table-cell">
      <style:table-cell-properties fo:padding="0in" fo:border="none"/>
    </style:style>
    <style:style style:name="Dictionary.E81" style:family="table-cell">
      <style:table-cell-properties fo:padding="0in" fo:border="none"/>
    </style:style>
    <style:style style:name="Dictionary.G81" style:family="table-cell">
      <style:table-cell-properties fo:padding="0in" fo:border="none"/>
    </style:style>
    <style:style style:name="Dictionary.B82" style:family="table-cell">
      <style:table-cell-properties fo:padding="0in" fo:border="none"/>
    </style:style>
    <style:style style:name="Dictionary.F82" style:family="table-cell">
      <style:table-cell-properties fo:padding="0in" fo:border="none"/>
    </style:style>
    <style:style style:name="Dictionary.B83" style:family="table-cell">
      <style:table-cell-properties fo:padding="0in" fo:border="none"/>
    </style:style>
    <style:style style:name="Dictionary.C83" style:family="table-cell">
      <style:table-cell-properties fo:padding="0in" fo:border="none"/>
    </style:style>
    <style:style style:name="Dictionary.E83" style:family="table-cell">
      <style:table-cell-properties fo:padding="0in" fo:border="none"/>
    </style:style>
    <style:style style:name="Dictionary.G83" style:family="table-cell">
      <style:table-cell-properties fo:padding="0in" fo:border="none"/>
    </style:style>
    <style:style style:name="Dictionary.B84" style:family="table-cell">
      <style:table-cell-properties fo:padding="0in" fo:border="none"/>
    </style:style>
    <style:style style:name="Dictionary.F84" style:family="table-cell">
      <style:table-cell-properties fo:padding="0in" fo:border="none"/>
    </style:style>
    <style:style style:name="Dictionary.B85" style:family="table-cell">
      <style:table-cell-properties fo:padding="0in" fo:border="none"/>
    </style:style>
    <style:style style:name="Dictionary.C85" style:family="table-cell">
      <style:table-cell-properties fo:padding="0in" fo:border="none"/>
    </style:style>
    <style:style style:name="Dictionary.E85" style:family="table-cell">
      <style:table-cell-properties fo:padding="0in" fo:border="none"/>
    </style:style>
    <style:style style:name="Dictionary.G85" style:family="table-cell">
      <style:table-cell-properties fo:padding="0in" fo:border="none"/>
    </style:style>
    <style:style style:name="Dictionary.B86" style:family="table-cell">
      <style:table-cell-properties fo:padding="0in" fo:border="none"/>
    </style:style>
    <style:style style:name="Dictionary.F86" style:family="table-cell">
      <style:table-cell-properties fo:padding="0in" fo:border="none"/>
    </style:style>
    <style:style style:name="Dictionary.B87" style:family="table-cell">
      <style:table-cell-properties fo:padding="0in" fo:border="none"/>
    </style:style>
    <style:style style:name="Dictionary.C87" style:family="table-cell">
      <style:table-cell-properties fo:padding="0in" fo:border="none"/>
    </style:style>
    <style:style style:name="Dictionary.E87" style:family="table-cell">
      <style:table-cell-properties fo:padding="0in" fo:border="none"/>
    </style:style>
    <style:style style:name="Dictionary.G87" style:family="table-cell">
      <style:table-cell-properties fo:padding="0in" fo:border="none"/>
    </style:style>
    <style:style style:name="Dictionary.B88" style:family="table-cell">
      <style:table-cell-properties fo:padding="0in" fo:border="none"/>
    </style:style>
    <style:style style:name="Dictionary.F88" style:family="table-cell">
      <style:table-cell-properties fo:padding="0in" fo:border="none"/>
    </style:style>
    <style:style style:name="Dictionary.B89" style:family="table-cell">
      <style:table-cell-properties fo:padding="0in" fo:border="none"/>
    </style:style>
    <style:style style:name="Dictionary.C89" style:family="table-cell">
      <style:table-cell-properties fo:padding="0in" fo:border="none"/>
    </style:style>
    <style:style style:name="Dictionary.E89" style:family="table-cell">
      <style:table-cell-properties fo:padding="0in" fo:border="none"/>
    </style:style>
    <style:style style:name="Dictionary.G89" style:family="table-cell">
      <style:table-cell-properties fo:padding="0in" fo:border="none"/>
    </style:style>
    <style:style style:name="Dictionary.B90" style:family="table-cell">
      <style:table-cell-properties fo:padding="0in" fo:border="none"/>
    </style:style>
    <style:style style:name="Dictionary.B91" style:family="table-cell">
      <style:table-cell-properties fo:padding="0in" fo:border="none"/>
    </style:style>
    <style:style style:name="Dictionary.C91" style:family="table-cell">
      <style:table-cell-properties fo:padding="0in" fo:border="none"/>
    </style:style>
    <style:style style:name="Dictionary.E91" style:family="table-cell">
      <style:table-cell-properties fo:padding="0in" fo:border="none"/>
    </style:style>
    <style:style style:name="Dictionary.G91" style:family="table-cell">
      <style:table-cell-properties fo:padding="0in" fo:border="none"/>
    </style:style>
    <style:style style:name="Dictionary.B92" style:family="table-cell">
      <style:table-cell-properties fo:padding="0in" fo:border="none"/>
    </style:style>
    <style:style style:name="Dictionary.F92" style:family="table-cell">
      <style:table-cell-properties fo:padding="0in" fo:border="none"/>
    </style:style>
    <style:style style:name="Dictionary.B93" style:family="table-cell">
      <style:table-cell-properties fo:padding="0in" fo:border="none"/>
    </style:style>
    <style:style style:name="Dictionary.C93" style:family="table-cell">
      <style:table-cell-properties fo:padding="0in" fo:border="none"/>
    </style:style>
    <style:style style:name="Dictionary.E93" style:family="table-cell">
      <style:table-cell-properties fo:padding="0in" fo:border="none"/>
    </style:style>
    <style:style style:name="Dictionary.G93" style:family="table-cell">
      <style:table-cell-properties fo:padding="0in" fo:border="none"/>
    </style:style>
    <style:style style:name="Dictionary.B94" style:family="table-cell">
      <style:table-cell-properties fo:padding="0in" fo:border="none"/>
    </style:style>
    <style:style style:name="Dictionary.F94" style:family="table-cell">
      <style:table-cell-properties fo:padding="0in" fo:border="none"/>
    </style:style>
    <style:style style:name="Dictionary.B95" style:family="table-cell">
      <style:table-cell-properties fo:padding="0in" fo:border="none"/>
    </style:style>
    <style:style style:name="Dictionary.C95" style:family="table-cell">
      <style:table-cell-properties fo:padding="0in" fo:border="none"/>
    </style:style>
    <style:style style:name="Dictionary.E95" style:family="table-cell">
      <style:table-cell-properties fo:padding="0in" fo:border="none"/>
    </style:style>
    <style:style style:name="Dictionary.G95" style:family="table-cell">
      <style:table-cell-properties fo:padding="0in" fo:border="none"/>
    </style:style>
    <style:style style:name="Dictionary.B96" style:family="table-cell">
      <style:table-cell-properties fo:padding="0in" fo:border="none"/>
    </style:style>
    <style:style style:name="Dictionary.F96" style:family="table-cell">
      <style:table-cell-properties fo:padding="0in" fo:border="none"/>
    </style:style>
    <style:style style:name="Dictionary.B97" style:family="table-cell">
      <style:table-cell-properties fo:padding="0in" fo:border="none"/>
    </style:style>
    <style:style style:name="Dictionary.C97" style:family="table-cell">
      <style:table-cell-properties fo:padding="0in" fo:border="none"/>
    </style:style>
    <style:style style:name="Dictionary.E97" style:family="table-cell">
      <style:table-cell-properties fo:padding="0in" fo:border="none"/>
    </style:style>
    <style:style style:name="Dictionary.G97" style:family="table-cell">
      <style:table-cell-properties fo:padding="0in" fo:border="none"/>
    </style:style>
    <style:style style:name="Dictionary.B98" style:family="table-cell">
      <style:table-cell-properties fo:padding="0in" fo:border="none"/>
    </style:style>
    <style:style style:name="Dictionary.D98" style:family="table-cell">
      <style:table-cell-properties fo:padding="0in" fo:border="none"/>
    </style:style>
    <style:style style:name="Dictionary.B99" style:family="table-cell">
      <style:table-cell-properties fo:padding="0in" fo:border="none"/>
    </style:style>
    <style:style style:name="Dictionary.C99" style:family="table-cell">
      <style:table-cell-properties fo:padding="0in" fo:border="none"/>
    </style:style>
    <style:style style:name="Dictionary.E99" style:family="table-cell">
      <style:table-cell-properties fo:padding="0in" fo:border="none"/>
    </style:style>
    <style:style style:name="Dictionary.G99" style:family="table-cell">
      <style:table-cell-properties fo:padding="0in" fo:border="none"/>
    </style:style>
    <style:style style:name="Dictionary.B100" style:family="table-cell">
      <style:table-cell-properties fo:padding="0in" fo:border="none"/>
    </style:style>
    <style:style style:name="Dictionary.F100" style:family="table-cell">
      <style:table-cell-properties fo:padding="0in" fo:border="none"/>
    </style:style>
    <style:style style:name="Dictionary.B101" style:family="table-cell">
      <style:table-cell-properties fo:padding="0in" fo:border="none"/>
    </style:style>
    <style:style style:name="Dictionary.C101" style:family="table-cell">
      <style:table-cell-properties fo:padding="0in" fo:border="none"/>
    </style:style>
    <style:style style:name="Dictionary.E101" style:family="table-cell">
      <style:table-cell-properties fo:padding="0in" fo:border="none"/>
    </style:style>
    <style:style style:name="Dictionary.G101" style:family="table-cell">
      <style:table-cell-properties fo:padding="0in" fo:border="none"/>
    </style:style>
    <style:style style:name="Dictionary.B102" style:family="table-cell">
      <style:table-cell-properties fo:padding="0in" fo:border="none"/>
    </style:style>
    <style:style style:name="Dictionary.F102" style:family="table-cell">
      <style:table-cell-properties fo:padding="0in" fo:border="none"/>
    </style:style>
    <style:style style:name="Dictionary.B103" style:family="table-cell">
      <style:table-cell-properties fo:padding="0in" fo:border="none"/>
    </style:style>
    <style:style style:name="Dictionary.C103" style:family="table-cell">
      <style:table-cell-properties fo:padding="0in" fo:border="none"/>
    </style:style>
    <style:style style:name="Dictionary.E103" style:family="table-cell">
      <style:table-cell-properties fo:padding="0in" fo:border="none"/>
    </style:style>
    <style:style style:name="Dictionary.G103" style:family="table-cell">
      <style:table-cell-properties fo:padding="0in" fo:border="none"/>
    </style:style>
    <style:style style:name="Dictionary.B104" style:family="table-cell">
      <style:table-cell-properties fo:padding="0in" fo:border="none"/>
    </style:style>
    <style:style style:name="Dictionary.F104" style:family="table-cell">
      <style:table-cell-properties fo:padding="0in" fo:border="none"/>
    </style:style>
    <style:style style:name="Dictionary.B105" style:family="table-cell">
      <style:table-cell-properties fo:padding="0in" fo:border="none"/>
    </style:style>
    <style:style style:name="Dictionary.C105" style:family="table-cell">
      <style:table-cell-properties fo:padding="0in" fo:border="none"/>
    </style:style>
    <style:style style:name="Dictionary.E105" style:family="table-cell">
      <style:table-cell-properties fo:padding="0in" fo:border="none"/>
    </style:style>
    <style:style style:name="Dictionary.G105" style:family="table-cell">
      <style:table-cell-properties fo:padding="0in" fo:border="none"/>
    </style:style>
    <style:style style:name="Dictionary.B106" style:family="table-cell">
      <style:table-cell-properties fo:padding="0in" fo:border="none"/>
    </style:style>
    <style:style style:name="Dictionary.B107" style:family="table-cell">
      <style:table-cell-properties fo:padding="0in" fo:border="none"/>
    </style:style>
    <style:style style:name="Dictionary.C107" style:family="table-cell">
      <style:table-cell-properties fo:padding="0in" fo:border="none"/>
    </style:style>
    <style:style style:name="Dictionary.E107" style:family="table-cell">
      <style:table-cell-properties fo:padding="0in" fo:border="none"/>
    </style:style>
    <style:style style:name="Dictionary.G107" style:family="table-cell">
      <style:table-cell-properties fo:padding="0in" fo:border="none"/>
    </style:style>
    <style:style style:name="Dictionary.B108" style:family="table-cell">
      <style:table-cell-properties fo:padding="0in" fo:border="none"/>
    </style:style>
    <style:style style:name="Dictionary.B109" style:family="table-cell">
      <style:table-cell-properties fo:padding="0in" fo:border="none"/>
    </style:style>
    <style:style style:name="Dictionary.C109" style:family="table-cell">
      <style:table-cell-properties fo:padding="0in" fo:border="none"/>
    </style:style>
    <style:style style:name="Dictionary.E109" style:family="table-cell">
      <style:table-cell-properties fo:padding="0in" fo:border="none"/>
    </style:style>
    <style:style style:name="Dictionary.G109" style:family="table-cell">
      <style:table-cell-properties fo:padding="0in" fo:border="none"/>
    </style:style>
    <style:style style:name="Dictionary.B110" style:family="table-cell">
      <style:table-cell-properties fo:padding="0in" fo:border="none"/>
    </style:style>
    <style:style style:name="Dictionary.D110" style:family="table-cell">
      <style:table-cell-properties fo:padding="0in" fo:border="none"/>
    </style:style>
    <style:style style:name="Dictionary.H110" style:family="table-cell">
      <style:table-cell-properties fo:padding="0in" fo:border="none"/>
    </style:style>
    <style:style style:name="Dictionary.B111" style:family="table-cell">
      <style:table-cell-properties fo:padding="0in" fo:border="none"/>
    </style:style>
    <style:style style:name="Dictionary.C111" style:family="table-cell">
      <style:table-cell-properties fo:padding="0in" fo:border="none"/>
    </style:style>
    <style:style style:name="Dictionary.E111" style:family="table-cell">
      <style:table-cell-properties fo:padding="0in" fo:border="none"/>
    </style:style>
    <style:style style:name="Dictionary.G111" style:family="table-cell">
      <style:table-cell-properties fo:padding="0in" fo:border="none"/>
    </style:style>
    <style:style style:name="Dictionary.B112" style:family="table-cell">
      <style:table-cell-properties fo:padding="0in" fo:border="none"/>
    </style:style>
    <style:style style:name="Dictionary.F112" style:family="table-cell">
      <style:table-cell-properties fo:padding="0in" fo:border="none"/>
    </style:style>
    <style:style style:name="Dictionary.B113" style:family="table-cell">
      <style:table-cell-properties fo:padding="0in" fo:border="none"/>
    </style:style>
    <style:style style:name="Dictionary.C113" style:family="table-cell">
      <style:table-cell-properties fo:padding="0in" fo:border="none"/>
    </style:style>
    <style:style style:name="Dictionary.E113" style:family="table-cell">
      <style:table-cell-properties fo:padding="0in" fo:border="none"/>
    </style:style>
    <style:style style:name="Dictionary.G113" style:family="table-cell">
      <style:table-cell-properties fo:padding="0in" fo:border="none"/>
    </style:style>
    <style:style style:name="Dictionary.B114" style:family="table-cell">
      <style:table-cell-properties fo:padding="0in" fo:border="none"/>
    </style:style>
    <style:style style:name="Dictionary.F114" style:family="table-cell">
      <style:table-cell-properties fo:padding="0in" fo:border="none"/>
    </style:style>
    <style:style style:name="Dictionary.B115" style:family="table-cell">
      <style:table-cell-properties fo:padding="0in" fo:border="none"/>
    </style:style>
    <style:style style:name="Dictionary.C115" style:family="table-cell">
      <style:table-cell-properties fo:padding="0in" fo:border="none"/>
    </style:style>
    <style:style style:name="Dictionary.E115" style:family="table-cell">
      <style:table-cell-properties fo:padding="0in" fo:border="none"/>
    </style:style>
    <style:style style:name="Dictionary.G115" style:family="table-cell">
      <style:table-cell-properties fo:padding="0in" fo:border="none"/>
    </style:style>
    <style:style style:name="Dictionary.B116" style:family="table-cell">
      <style:table-cell-properties fo:padding="0in" fo:border="none"/>
    </style:style>
    <style:style style:name="Dictionary.F116" style:family="table-cell">
      <style:table-cell-properties fo:padding="0in" fo:border="none"/>
    </style:style>
    <style:style style:name="Dictionary.B117" style:family="table-cell">
      <style:table-cell-properties fo:padding="0in" fo:border="none"/>
    </style:style>
    <style:style style:name="Dictionary.C117" style:family="table-cell">
      <style:table-cell-properties fo:padding="0in" fo:border="none"/>
    </style:style>
    <style:style style:name="Dictionary.E117" style:family="table-cell">
      <style:table-cell-properties fo:padding="0in" fo:border="none"/>
    </style:style>
    <style:style style:name="Dictionary.G117" style:family="table-cell">
      <style:table-cell-properties fo:padding="0in" fo:border="none"/>
    </style:style>
    <style:style style:name="Dictionary.B118" style:family="table-cell">
      <style:table-cell-properties fo:padding="0in" fo:border="none"/>
    </style:style>
    <style:style style:name="Dictionary.F118" style:family="table-cell">
      <style:table-cell-properties fo:padding="0in" fo:border="none"/>
    </style:style>
    <style:style style:name="Dictionary.B119" style:family="table-cell">
      <style:table-cell-properties fo:padding="0in" fo:border="none"/>
    </style:style>
    <style:style style:name="Dictionary.C119" style:family="table-cell">
      <style:table-cell-properties fo:padding="0in" fo:border="none"/>
    </style:style>
    <style:style style:name="Dictionary.E119" style:family="table-cell">
      <style:table-cell-properties fo:padding="0in" fo:border="none"/>
    </style:style>
    <style:style style:name="Dictionary.G119" style:family="table-cell">
      <style:table-cell-properties fo:padding="0in" fo:border="none"/>
    </style:style>
    <style:style style:name="Dictionary.B120" style:family="table-cell">
      <style:table-cell-properties fo:padding="0in" fo:border="none"/>
    </style:style>
    <style:style style:name="Dictionary.B121" style:family="table-cell">
      <style:table-cell-properties fo:padding="0in" fo:border="none"/>
    </style:style>
    <style:style style:name="Dictionary.C121" style:family="table-cell">
      <style:table-cell-properties fo:padding="0in" fo:border="none"/>
    </style:style>
    <style:style style:name="Dictionary.E121" style:family="table-cell">
      <style:table-cell-properties fo:padding="0in" fo:border="none"/>
    </style:style>
    <style:style style:name="Dictionary.G121" style:family="table-cell">
      <style:table-cell-properties fo:padding="0in" fo:border="none"/>
    </style:style>
    <style:style style:name="Dictionary.B122" style:family="table-cell">
      <style:table-cell-properties fo:padding="0in" fo:border="none"/>
    </style:style>
    <style:style style:name="Dictionary.B123" style:family="table-cell">
      <style:table-cell-properties fo:padding="0in" fo:border="none"/>
    </style:style>
    <style:style style:name="Dictionary.C123" style:family="table-cell">
      <style:table-cell-properties fo:padding="0in" fo:border="none"/>
    </style:style>
    <style:style style:name="Dictionary.E123" style:family="table-cell">
      <style:table-cell-properties fo:padding="0in" fo:border="none"/>
    </style:style>
    <style:style style:name="Dictionary.G123" style:family="table-cell">
      <style:table-cell-properties fo:padding="0in" fo:border="none"/>
    </style:style>
    <style:style style:name="Dictionary.B124" style:family="table-cell">
      <style:table-cell-properties fo:padding="0in" fo:border="none"/>
    </style:style>
    <style:style style:name="Dictionary.F124" style:family="table-cell">
      <style:table-cell-properties fo:padding="0in" fo:border="none"/>
    </style:style>
    <style:style style:name="Dictionary.B125" style:family="table-cell">
      <style:table-cell-properties fo:padding="0in" fo:border="none"/>
    </style:style>
    <style:style style:name="Dictionary.C125" style:family="table-cell">
      <style:table-cell-properties fo:padding="0in" fo:border="none"/>
    </style:style>
    <style:style style:name="Dictionary.E125" style:family="table-cell">
      <style:table-cell-properties fo:padding="0in" fo:border="none"/>
    </style:style>
    <style:style style:name="Dictionary.G125" style:family="table-cell">
      <style:table-cell-properties fo:padding="0in" fo:border="none"/>
    </style:style>
    <style:style style:name="Dictionary.B126" style:family="table-cell">
      <style:table-cell-properties fo:padding="0in" fo:border="none"/>
    </style:style>
    <style:style style:name="Dictionary.F126" style:family="table-cell">
      <style:table-cell-properties fo:padding="0in" fo:border="none"/>
    </style:style>
    <style:style style:name="Dictionary.B127" style:family="table-cell">
      <style:table-cell-properties fo:padding="0in" fo:border="none"/>
    </style:style>
    <style:style style:name="Dictionary.C127" style:family="table-cell">
      <style:table-cell-properties fo:padding="0in" fo:border="none"/>
    </style:style>
    <style:style style:name="Dictionary.E127" style:family="table-cell">
      <style:table-cell-properties fo:padding="0in" fo:border="none"/>
    </style:style>
    <style:style style:name="Dictionary.G127" style:family="table-cell">
      <style:table-cell-properties fo:padding="0in" fo:border="none"/>
    </style:style>
    <style:style style:name="Dictionary.B128" style:family="table-cell">
      <style:table-cell-properties fo:padding="0in" fo:border="none"/>
    </style:style>
    <style:style style:name="Dictionary.F128" style:family="table-cell">
      <style:table-cell-properties fo:padding="0in" fo:border="none"/>
    </style:style>
    <style:style style:name="Dictionary.B129" style:family="table-cell">
      <style:table-cell-properties fo:padding="0in" fo:border="none"/>
    </style:style>
    <style:style style:name="Dictionary.C129" style:family="table-cell">
      <style:table-cell-properties fo:padding="0in" fo:border="none"/>
    </style:style>
    <style:style style:name="Dictionary.E129" style:family="table-cell">
      <style:table-cell-properties fo:padding="0in" fo:border="none"/>
    </style:style>
    <style:style style:name="Dictionary.G129" style:family="table-cell">
      <style:table-cell-properties fo:padding="0in" fo:border="none"/>
    </style:style>
    <style:style style:name="Dictionary.B130" style:family="table-cell">
      <style:table-cell-properties fo:padding="0in" fo:border="none"/>
    </style:style>
    <style:style style:name="Dictionary.F130" style:family="table-cell">
      <style:table-cell-properties fo:padding="0in" fo:border="none"/>
    </style:style>
    <style:style style:name="Dictionary.B131" style:family="table-cell">
      <style:table-cell-properties fo:padding="0in" fo:border="none"/>
    </style:style>
    <style:style style:name="Dictionary.C131" style:family="table-cell">
      <style:table-cell-properties fo:padding="0in" fo:border="none"/>
    </style:style>
    <style:style style:name="Dictionary.E131" style:family="table-cell">
      <style:table-cell-properties fo:padding="0in" fo:border="none"/>
    </style:style>
    <style:style style:name="Dictionary.G131" style:family="table-cell">
      <style:table-cell-properties fo:padding="0in" fo:border="none"/>
    </style:style>
    <style:style style:name="Dictionary.B132" style:family="table-cell">
      <style:table-cell-properties fo:padding="0in" fo:border="none"/>
    </style:style>
    <style:style style:name="Dictionary.F132" style:family="table-cell">
      <style:table-cell-properties fo:padding="0in" fo:border="none"/>
    </style:style>
    <style:style style:name="Dictionary.B133" style:family="table-cell">
      <style:table-cell-properties fo:padding="0in" fo:border="none"/>
    </style:style>
    <style:style style:name="Dictionary.C133" style:family="table-cell">
      <style:table-cell-properties fo:padding="0in" fo:border="none"/>
    </style:style>
    <style:style style:name="Dictionary.E133" style:family="table-cell">
      <style:table-cell-properties fo:padding="0in" fo:border="none"/>
    </style:style>
    <style:style style:name="Dictionary.G133" style:family="table-cell">
      <style:table-cell-properties fo:padding="0in" fo:border="none"/>
    </style:style>
    <style:style style:name="Dictionary.B134" style:family="table-cell">
      <style:table-cell-properties fo:padding="0in" fo:border="none"/>
    </style:style>
    <style:style style:name="Dictionary.F134" style:family="table-cell">
      <style:table-cell-properties fo:padding="0in" fo:border="none"/>
    </style:style>
    <style:style style:name="Dictionary.B135" style:family="table-cell">
      <style:table-cell-properties fo:padding="0in" fo:border="none"/>
    </style:style>
    <style:style style:name="Dictionary.C135" style:family="table-cell">
      <style:table-cell-properties fo:padding="0in" fo:border="none"/>
    </style:style>
    <style:style style:name="Dictionary.E135" style:family="table-cell">
      <style:table-cell-properties fo:padding="0in" fo:border="none"/>
    </style:style>
    <style:style style:name="Dictionary.G135" style:family="table-cell">
      <style:table-cell-properties fo:padding="0in" fo:border="none"/>
    </style:style>
    <style:style style:name="Dictionary.B136" style:family="table-cell">
      <style:table-cell-properties fo:padding="0in" fo:border="none"/>
    </style:style>
    <style:style style:name="Dictionary.B137" style:family="table-cell">
      <style:table-cell-properties fo:padding="0in" fo:border="none"/>
    </style:style>
    <style:style style:name="Dictionary.C137" style:family="table-cell">
      <style:table-cell-properties fo:padding="0in" fo:border="none"/>
    </style:style>
    <style:style style:name="Dictionary.E137" style:family="table-cell">
      <style:table-cell-properties fo:padding="0in" fo:border="none"/>
    </style:style>
    <style:style style:name="Dictionary.G137" style:family="table-cell">
      <style:table-cell-properties fo:padding="0in" fo:border="none"/>
    </style:style>
    <style:style style:name="Dictionary.B138" style:family="table-cell">
      <style:table-cell-properties fo:padding="0in" fo:border="none"/>
    </style:style>
    <style:style style:name="Dictionary.F138" style:family="table-cell">
      <style:table-cell-properties fo:padding="0in" fo:border="none"/>
    </style:style>
    <style:style style:name="Dictionary.B139" style:family="table-cell">
      <style:table-cell-properties fo:padding="0in" fo:border="none"/>
    </style:style>
    <style:style style:name="Dictionary.C139" style:family="table-cell">
      <style:table-cell-properties fo:padding="0in" fo:border="none"/>
    </style:style>
    <style:style style:name="Dictionary.E139" style:family="table-cell">
      <style:table-cell-properties fo:padding="0in" fo:border="none"/>
    </style:style>
    <style:style style:name="Dictionary.G139" style:family="table-cell">
      <style:table-cell-properties fo:padding="0in" fo:border="none"/>
    </style:style>
    <style:style style:name="Dictionary.B140" style:family="table-cell">
      <style:table-cell-properties fo:padding="0in" fo:border="none"/>
    </style:style>
    <style:style style:name="Dictionary.F140" style:family="table-cell">
      <style:table-cell-properties fo:padding="0in" fo:border="none"/>
    </style:style>
    <style:style style:name="Dictionary.B141" style:family="table-cell">
      <style:table-cell-properties fo:padding="0in" fo:border="none"/>
    </style:style>
    <style:style style:name="Dictionary.C141" style:family="table-cell">
      <style:table-cell-properties fo:padding="0in" fo:border="none"/>
    </style:style>
    <style:style style:name="Dictionary.E141" style:family="table-cell">
      <style:table-cell-properties fo:padding="0in" fo:border="none"/>
    </style:style>
    <style:style style:name="Dictionary.G141" style:family="table-cell">
      <style:table-cell-properties fo:padding="0in" fo:border="none"/>
    </style:style>
    <style:style style:name="Dictionary.B142" style:family="table-cell">
      <style:table-cell-properties fo:padding="0in" fo:border="none"/>
    </style:style>
    <style:style style:name="Dictionary.B143" style:family="table-cell">
      <style:table-cell-properties fo:padding="0in" fo:border="none"/>
    </style:style>
    <style:style style:name="Dictionary.C143" style:family="table-cell">
      <style:table-cell-properties fo:padding="0in" fo:border="none"/>
    </style:style>
    <style:style style:name="Dictionary.E143" style:family="table-cell">
      <style:table-cell-properties fo:padding="0in" fo:border="none"/>
    </style:style>
    <style:style style:name="Dictionary.G143" style:family="table-cell">
      <style:table-cell-properties fo:padding="0in" fo:border="none"/>
    </style:style>
    <style:style style:name="Dictionary.B144" style:family="table-cell">
      <style:table-cell-properties fo:padding="0in" fo:border="none"/>
    </style:style>
    <style:style style:name="Dictionary.B145" style:family="table-cell">
      <style:table-cell-properties fo:padding="0in" fo:border="none"/>
    </style:style>
    <style:style style:name="Dictionary.C145" style:family="table-cell">
      <style:table-cell-properties fo:padding="0in" fo:border="none"/>
    </style:style>
    <style:style style:name="Dictionary.E145" style:family="table-cell">
      <style:table-cell-properties fo:padding="0in" fo:border="none"/>
    </style:style>
    <style:style style:name="Dictionary.G145" style:family="table-cell">
      <style:table-cell-properties fo:padding="0in" fo:border="none"/>
    </style:style>
    <style:style style:name="Dictionary.B146" style:family="table-cell">
      <style:table-cell-properties fo:padding="0in" fo:border="none"/>
    </style:style>
    <style:style style:name="Dictionary.F146" style:family="table-cell">
      <style:table-cell-properties fo:padding="0in" fo:border="none"/>
    </style:style>
    <style:style style:name="Dictionary.B147" style:family="table-cell">
      <style:table-cell-properties fo:padding="0in" fo:border="none"/>
    </style:style>
    <style:style style:name="Dictionary.C147" style:family="table-cell">
      <style:table-cell-properties fo:padding="0in" fo:border="none"/>
    </style:style>
    <style:style style:name="Dictionary.E147" style:family="table-cell">
      <style:table-cell-properties fo:padding="0in" fo:border="none"/>
    </style:style>
    <style:style style:name="Dictionary.G147" style:family="table-cell">
      <style:table-cell-properties fo:padding="0in" fo:border="none"/>
    </style:style>
    <style:style style:name="Dictionary.B148" style:family="table-cell">
      <style:table-cell-properties fo:padding="0in" fo:border="none"/>
    </style:style>
    <style:style style:name="Dictionary.F148" style:family="table-cell">
      <style:table-cell-properties fo:padding="0in" fo:border="none"/>
    </style:style>
    <style:style style:name="Dictionary.B149" style:family="table-cell">
      <style:table-cell-properties fo:padding="0in" fo:border="none"/>
    </style:style>
    <style:style style:name="Dictionary.C149" style:family="table-cell">
      <style:table-cell-properties fo:padding="0in" fo:border="none"/>
    </style:style>
    <style:style style:name="Dictionary.E149" style:family="table-cell">
      <style:table-cell-properties fo:padding="0in" fo:border="none"/>
    </style:style>
    <style:style style:name="Dictionary.G149" style:family="table-cell">
      <style:table-cell-properties fo:padding="0in" fo:border="none"/>
    </style:style>
    <style:style style:name="Dictionary.B150" style:family="table-cell">
      <style:table-cell-properties fo:padding="0in" fo:border="none"/>
    </style:style>
    <style:style style:name="Dictionary.F150" style:family="table-cell">
      <style:table-cell-properties fo:padding="0in" fo:border="none"/>
    </style:style>
    <style:style style:name="Dictionary.B151" style:family="table-cell">
      <style:table-cell-properties fo:padding="0in" fo:border="none"/>
    </style:style>
    <style:style style:name="Dictionary.C151" style:family="table-cell">
      <style:table-cell-properties fo:padding="0in" fo:border="none"/>
    </style:style>
    <style:style style:name="Dictionary.E151" style:family="table-cell">
      <style:table-cell-properties fo:padding="0in" fo:border="none"/>
    </style:style>
    <style:style style:name="Dictionary.G151" style:family="table-cell">
      <style:table-cell-properties fo:padding="0in" fo:border="none"/>
    </style:style>
    <style:style style:name="Dictionary.B152" style:family="table-cell">
      <style:table-cell-properties fo:padding="0in" fo:border="none"/>
    </style:style>
    <style:style style:name="Dictionary.F152" style:family="table-cell">
      <style:table-cell-properties fo:padding="0in" fo:border="none"/>
    </style:style>
    <style:style style:name="Dictionary.B153" style:family="table-cell">
      <style:table-cell-properties fo:padding="0in" fo:border="none"/>
    </style:style>
    <style:style style:name="Dictionary.C153" style:family="table-cell">
      <style:table-cell-properties fo:padding="0in" fo:border="none"/>
    </style:style>
    <style:style style:name="Dictionary.E153" style:family="table-cell">
      <style:table-cell-properties fo:padding="0in" fo:border="none"/>
    </style:style>
    <style:style style:name="Dictionary.G153" style:family="table-cell">
      <style:table-cell-properties fo:padding="0in" fo:border="none"/>
    </style:style>
    <style:style style:name="Dictionary.B154" style:family="table-cell">
      <style:table-cell-properties fo:padding="0in" fo:border="none"/>
    </style:style>
    <style:style style:name="Dictionary.F154" style:family="table-cell">
      <style:table-cell-properties fo:padding="0in" fo:border="none"/>
    </style:style>
    <style:style style:name="Dictionary.B155" style:family="table-cell">
      <style:table-cell-properties fo:padding="0in" fo:border="none"/>
    </style:style>
    <style:style style:name="Dictionary.C155" style:family="table-cell">
      <style:table-cell-properties fo:padding="0in" fo:border="none"/>
    </style:style>
    <style:style style:name="Dictionary.E155" style:family="table-cell">
      <style:table-cell-properties fo:padding="0in" fo:border="none"/>
    </style:style>
    <style:style style:name="Dictionary.G155" style:family="table-cell">
      <style:table-cell-properties fo:padding="0in" fo:border="none"/>
    </style:style>
    <style:style style:name="Dictionary.B156" style:family="table-cell">
      <style:table-cell-properties fo:padding="0in" fo:border="none"/>
    </style:style>
    <style:style style:name="Dictionary.F156" style:family="table-cell">
      <style:table-cell-properties fo:padding="0in" fo:border="none"/>
    </style:style>
    <style:style style:name="Dictionary.B157" style:family="table-cell">
      <style:table-cell-properties fo:padding="0in" fo:border="none"/>
    </style:style>
    <style:style style:name="Dictionary.C157" style:family="table-cell">
      <style:table-cell-properties fo:padding="0in" fo:border="none"/>
    </style:style>
    <style:style style:name="Dictionary.E157" style:family="table-cell">
      <style:table-cell-properties fo:padding="0in" fo:border="none"/>
    </style:style>
    <style:style style:name="Dictionary.G157" style:family="table-cell">
      <style:table-cell-properties fo:padding="0in" fo:border="none"/>
    </style:style>
    <style:style style:name="Dictionary.B158" style:family="table-cell">
      <style:table-cell-properties fo:padding="0in" fo:border="none"/>
    </style:style>
    <style:style style:name="Dictionary.B159" style:family="table-cell">
      <style:table-cell-properties fo:padding="0in" fo:border="none"/>
    </style:style>
    <style:style style:name="Dictionary.C159" style:family="table-cell">
      <style:table-cell-properties fo:padding="0in" fo:border="none"/>
    </style:style>
    <style:style style:name="Dictionary.E159" style:family="table-cell">
      <style:table-cell-properties fo:padding="0in" fo:border="none"/>
    </style:style>
    <style:style style:name="Dictionary.G159" style:family="table-cell">
      <style:table-cell-properties fo:padding="0in" fo:border="none"/>
    </style:style>
    <style:style style:name="Dictionary.B160" style:family="table-cell">
      <style:table-cell-properties fo:padding="0in" fo:border="none"/>
    </style:style>
    <style:style style:name="Dictionary.F160" style:family="table-cell">
      <style:table-cell-properties fo:padding="0in" fo:border="none"/>
    </style:style>
    <style:style style:name="Dictionary.B161" style:family="table-cell">
      <style:table-cell-properties fo:padding="0in" fo:border="none"/>
    </style:style>
    <style:style style:name="Dictionary.C161" style:family="table-cell">
      <style:table-cell-properties fo:padding="0in" fo:border="none"/>
    </style:style>
    <style:style style:name="Dictionary.E161" style:family="table-cell">
      <style:table-cell-properties fo:padding="0in" fo:border="none"/>
    </style:style>
    <style:style style:name="Dictionary.G161" style:family="table-cell">
      <style:table-cell-properties fo:padding="0in" fo:border="none"/>
    </style:style>
    <style:style style:name="Dictionary.B162" style:family="table-cell">
      <style:table-cell-properties fo:padding="0in" fo:border="none"/>
    </style:style>
    <style:style style:name="Dictionary.F162" style:family="table-cell">
      <style:table-cell-properties fo:padding="0in" fo:border="none"/>
    </style:style>
    <style:style style:name="Dictionary.B163" style:family="table-cell">
      <style:table-cell-properties fo:padding="0in" fo:border="none"/>
    </style:style>
    <style:style style:name="Dictionary.C163" style:family="table-cell">
      <style:table-cell-properties fo:padding="0in" fo:border="none"/>
    </style:style>
    <style:style style:name="Dictionary.E163" style:family="table-cell">
      <style:table-cell-properties fo:padding="0in" fo:border="none"/>
    </style:style>
    <style:style style:name="Dictionary.G163" style:family="table-cell">
      <style:table-cell-properties fo:padding="0in" fo:border="none"/>
    </style:style>
    <style:style style:name="Dictionary.B164" style:family="table-cell">
      <style:table-cell-properties fo:padding="0in" fo:border="none"/>
    </style:style>
    <style:style style:name="Dictionary.F164" style:family="table-cell">
      <style:table-cell-properties fo:padding="0in" fo:border="none"/>
    </style:style>
    <style:style style:name="Dictionary.B165" style:family="table-cell">
      <style:table-cell-properties fo:padding="0in" fo:border="none"/>
    </style:style>
    <style:style style:name="Dictionary.C165" style:family="table-cell">
      <style:table-cell-properties fo:padding="0in" fo:border="none"/>
    </style:style>
    <style:style style:name="Dictionary.E165" style:family="table-cell">
      <style:table-cell-properties fo:padding="0in" fo:border="none"/>
    </style:style>
    <style:style style:name="Dictionary.G165" style:family="table-cell">
      <style:table-cell-properties fo:padding="0in" fo:border="none"/>
    </style:style>
    <style:style style:name="Dictionary.B166" style:family="table-cell">
      <style:table-cell-properties fo:padding="0in" fo:border="none"/>
    </style:style>
    <style:style style:name="Dictionary.F166" style:family="table-cell">
      <style:table-cell-properties fo:padding="0in" fo:border="none"/>
    </style:style>
    <style:style style:name="Dictionary.B167" style:family="table-cell">
      <style:table-cell-properties fo:padding="0in" fo:border="none"/>
    </style:style>
    <style:style style:name="Dictionary.C167" style:family="table-cell">
      <style:table-cell-properties fo:padding="0in" fo:border="none"/>
    </style:style>
    <style:style style:name="Dictionary.E167" style:family="table-cell">
      <style:table-cell-properties fo:padding="0in" fo:border="none"/>
    </style:style>
    <style:style style:name="Dictionary.G167" style:family="table-cell">
      <style:table-cell-properties fo:padding="0in" fo:border="none"/>
    </style:style>
    <style:style style:name="Dictionary.B168" style:family="table-cell">
      <style:table-cell-properties fo:padding="0in" fo:border="none"/>
    </style:style>
    <style:style style:name="Dictionary.F168" style:family="table-cell">
      <style:table-cell-properties fo:padding="0in" fo:border="none"/>
    </style:style>
    <style:style style:name="Dictionary.B169" style:family="table-cell">
      <style:table-cell-properties fo:padding="0in" fo:border="none"/>
    </style:style>
    <style:style style:name="Dictionary.C169" style:family="table-cell">
      <style:table-cell-properties fo:padding="0in" fo:border="none"/>
    </style:style>
    <style:style style:name="Dictionary.E169" style:family="table-cell">
      <style:table-cell-properties fo:padding="0in" fo:border="none"/>
    </style:style>
    <style:style style:name="Dictionary.G169" style:family="table-cell">
      <style:table-cell-properties fo:padding="0in" fo:border="none"/>
    </style:style>
    <style:style style:name="Dictionary.B170" style:family="table-cell">
      <style:table-cell-properties fo:padding="0in" fo:border="none"/>
    </style:style>
    <style:style style:name="Dictionary.F170" style:family="table-cell">
      <style:table-cell-properties fo:padding="0in" fo:border="none"/>
    </style:style>
    <style:style style:name="Dictionary.B171" style:family="table-cell">
      <style:table-cell-properties fo:padding="0in" fo:border="none"/>
    </style:style>
    <style:style style:name="Dictionary.C171" style:family="table-cell">
      <style:table-cell-properties fo:padding="0in" fo:border="none"/>
    </style:style>
    <style:style style:name="Dictionary.E171" style:family="table-cell">
      <style:table-cell-properties fo:padding="0in" fo:border="none"/>
    </style:style>
    <style:style style:name="Dictionary.G171" style:family="table-cell">
      <style:table-cell-properties fo:padding="0in" fo:border="none"/>
    </style:style>
    <style:style style:name="Dictionary.B172" style:family="table-cell">
      <style:table-cell-properties fo:padding="0in" fo:border="none"/>
    </style:style>
    <style:style style:name="Dictionary.F172" style:family="table-cell">
      <style:table-cell-properties fo:padding="0in" fo:border="none"/>
    </style:style>
    <style:style style:name="Dictionary.B173" style:family="table-cell">
      <style:table-cell-properties fo:padding="0in" fo:border="none"/>
    </style:style>
    <style:style style:name="Dictionary.C173" style:family="table-cell">
      <style:table-cell-properties fo:padding="0in" fo:border="none"/>
    </style:style>
    <style:style style:name="Dictionary.E173" style:family="table-cell">
      <style:table-cell-properties fo:padding="0in" fo:border="none"/>
    </style:style>
    <style:style style:name="Dictionary.G173" style:family="table-cell">
      <style:table-cell-properties fo:padding="0in" fo:border="none"/>
    </style:style>
    <style:style style:name="Dictionary.B174" style:family="table-cell">
      <style:table-cell-properties fo:padding="0in" fo:border="none"/>
    </style:style>
    <style:style style:name="Dictionary.F174" style:family="table-cell">
      <style:table-cell-properties fo:padding="0in" fo:border="none"/>
    </style:style>
    <style:style style:name="Dictionary.B175" style:family="table-cell">
      <style:table-cell-properties fo:padding="0in" fo:border="none"/>
    </style:style>
    <style:style style:name="Dictionary.C175" style:family="table-cell">
      <style:table-cell-properties fo:padding="0in" fo:border="none"/>
    </style:style>
    <style:style style:name="Dictionary.E175" style:family="table-cell">
      <style:table-cell-properties fo:padding="0in" fo:border="none"/>
    </style:style>
    <style:style style:name="Dictionary.G175" style:family="table-cell">
      <style:table-cell-properties fo:padding="0in" fo:border="none"/>
    </style:style>
    <style:style style:name="Dictionary.B176" style:family="table-cell">
      <style:table-cell-properties fo:padding="0in" fo:border="none"/>
    </style:style>
    <style:style style:name="Dictionary.B177" style:family="table-cell">
      <style:table-cell-properties fo:padding="0in" fo:border="none"/>
    </style:style>
    <style:style style:name="Dictionary.C177" style:family="table-cell">
      <style:table-cell-properties fo:padding="0in" fo:border="none"/>
    </style:style>
    <style:style style:name="Dictionary.E177" style:family="table-cell">
      <style:table-cell-properties fo:padding="0in" fo:border="none"/>
    </style:style>
    <style:style style:name="Dictionary.G177" style:family="table-cell">
      <style:table-cell-properties fo:padding="0in" fo:border="none"/>
    </style:style>
    <style:style style:name="Dictionary.B178" style:family="table-cell">
      <style:table-cell-properties fo:padding="0in" fo:border="none"/>
    </style:style>
    <style:style style:name="Dictionary.B179" style:family="table-cell">
      <style:table-cell-properties fo:padding="0in" fo:border="none"/>
    </style:style>
    <style:style style:name="Dictionary.C179" style:family="table-cell">
      <style:table-cell-properties fo:padding="0in" fo:border="none"/>
    </style:style>
    <style:style style:name="Dictionary.E179" style:family="table-cell">
      <style:table-cell-properties fo:padding="0in" fo:border="none"/>
    </style:style>
    <style:style style:name="Dictionary.G179" style:family="table-cell">
      <style:table-cell-properties fo:padding="0in" fo:border="none"/>
    </style:style>
    <style:style style:name="Dictionary.B180" style:family="table-cell">
      <style:table-cell-properties fo:padding="0in" fo:border="none"/>
    </style:style>
    <style:style style:name="Dictionary.F180" style:family="table-cell">
      <style:table-cell-properties fo:padding="0in" fo:border="none"/>
    </style:style>
    <style:style style:name="Dictionary.B181" style:family="table-cell">
      <style:table-cell-properties fo:padding="0in" fo:border="none"/>
    </style:style>
    <style:style style:name="Dictionary.C181" style:family="table-cell">
      <style:table-cell-properties fo:padding="0in" fo:border="none"/>
    </style:style>
    <style:style style:name="Dictionary.E181" style:family="table-cell">
      <style:table-cell-properties fo:padding="0in" fo:border="none"/>
    </style:style>
    <style:style style:name="Dictionary.G181" style:family="table-cell">
      <style:table-cell-properties fo:padding="0in" fo:border="none"/>
    </style:style>
    <style:style style:name="Dictionary.B182" style:family="table-cell">
      <style:table-cell-properties fo:padding="0in" fo:border="none"/>
    </style:style>
    <style:style style:name="Dictionary.F182" style:family="table-cell">
      <style:table-cell-properties fo:padding="0in" fo:border="none"/>
    </style:style>
    <style:style style:name="Dictionary.B183" style:family="table-cell">
      <style:table-cell-properties fo:padding="0in" fo:border="none"/>
    </style:style>
    <style:style style:name="Dictionary.C183" style:family="table-cell">
      <style:table-cell-properties fo:padding="0in" fo:border="none"/>
    </style:style>
    <style:style style:name="Dictionary.E183" style:family="table-cell">
      <style:table-cell-properties fo:padding="0in" fo:border="none"/>
    </style:style>
    <style:style style:name="Dictionary.G183" style:family="table-cell">
      <style:table-cell-properties fo:padding="0in" fo:border="none"/>
    </style:style>
    <style:style style:name="Dictionary.B184" style:family="table-cell">
      <style:table-cell-properties fo:padding="0in" fo:border="none"/>
    </style:style>
    <style:style style:name="Dictionary.B185" style:family="table-cell">
      <style:table-cell-properties fo:padding="0in" fo:border="none"/>
    </style:style>
    <style:style style:name="Dictionary.C185" style:family="table-cell">
      <style:table-cell-properties fo:padding="0in" fo:border="none"/>
    </style:style>
    <style:style style:name="Dictionary.E185" style:family="table-cell">
      <style:table-cell-properties fo:padding="0in" fo:border="none"/>
    </style:style>
    <style:style style:name="Dictionary.G185" style:family="table-cell">
      <style:table-cell-properties fo:padding="0in" fo:border="none"/>
    </style:style>
    <style:style style:name="Dictionary.B186" style:family="table-cell">
      <style:table-cell-properties fo:padding="0in" fo:border="none"/>
    </style:style>
    <style:style style:name="Dictionary.F186" style:family="table-cell">
      <style:table-cell-properties fo:padding="0in" fo:border="none"/>
    </style:style>
    <style:style style:name="Dictionary.B187" style:family="table-cell">
      <style:table-cell-properties fo:padding="0in" fo:border="none"/>
    </style:style>
    <style:style style:name="Dictionary.C187" style:family="table-cell">
      <style:table-cell-properties fo:padding="0in" fo:border="none"/>
    </style:style>
    <style:style style:name="Dictionary.E187" style:family="table-cell">
      <style:table-cell-properties fo:padding="0in" fo:border="none"/>
    </style:style>
    <style:style style:name="Dictionary.G187" style:family="table-cell">
      <style:table-cell-properties fo:padding="0in" fo:border="none"/>
    </style:style>
    <style:style style:name="Dictionary.B188" style:family="table-cell">
      <style:table-cell-properties fo:padding="0in" fo:border="none"/>
    </style:style>
    <style:style style:name="Dictionary.F188" style:family="table-cell">
      <style:table-cell-properties fo:padding="0in" fo:border="none"/>
    </style:style>
    <style:style style:name="Dictionary.B189" style:family="table-cell">
      <style:table-cell-properties fo:padding="0in" fo:border="none"/>
    </style:style>
    <style:style style:name="Dictionary.C189" style:family="table-cell">
      <style:table-cell-properties fo:padding="0in" fo:border="none"/>
    </style:style>
    <style:style style:name="Dictionary.E189" style:family="table-cell">
      <style:table-cell-properties fo:padding="0in" fo:border="none"/>
    </style:style>
    <style:style style:name="Dictionary.G189" style:family="table-cell">
      <style:table-cell-properties fo:padding="0in" fo:border="none"/>
    </style:style>
    <style:style style:name="Dictionary.B190" style:family="table-cell">
      <style:table-cell-properties fo:padding="0in" fo:border="none"/>
    </style:style>
    <style:style style:name="Dictionary.B191" style:family="table-cell">
      <style:table-cell-properties fo:padding="0in" fo:border="none"/>
    </style:style>
    <style:style style:name="Dictionary.C191" style:family="table-cell">
      <style:table-cell-properties fo:padding="0in" fo:border="none"/>
    </style:style>
    <style:style style:name="Dictionary.E191" style:family="table-cell">
      <style:table-cell-properties fo:padding="0in" fo:border="none"/>
    </style:style>
    <style:style style:name="Dictionary.G191" style:family="table-cell">
      <style:table-cell-properties fo:padding="0in" fo:border="none"/>
    </style:style>
    <style:style style:name="Dictionary.B192" style:family="table-cell">
      <style:table-cell-properties fo:padding="0in" fo:border="none"/>
    </style:style>
    <style:style style:name="Dictionary.B193" style:family="table-cell">
      <style:table-cell-properties fo:padding="0in" fo:border="none"/>
    </style:style>
    <style:style style:name="Dictionary.C193" style:family="table-cell">
      <style:table-cell-properties fo:padding="0in" fo:border="none"/>
    </style:style>
    <style:style style:name="Dictionary.E193" style:family="table-cell">
      <style:table-cell-properties fo:padding="0in" fo:border="none"/>
    </style:style>
    <style:style style:name="Dictionary.G193" style:family="table-cell">
      <style:table-cell-properties fo:padding="0in" fo:border="none"/>
    </style:style>
    <style:style style:name="Dictionary.B194" style:family="table-cell">
      <style:table-cell-properties fo:padding="0in" fo:border="none"/>
    </style:style>
    <style:style style:name="Dictionary.B195" style:family="table-cell">
      <style:table-cell-properties fo:padding="0in" fo:border="none"/>
    </style:style>
    <style:style style:name="Dictionary.C195" style:family="table-cell">
      <style:table-cell-properties fo:padding="0in" fo:border="none"/>
    </style:style>
    <style:style style:name="Dictionary.E195" style:family="table-cell">
      <style:table-cell-properties fo:padding="0in" fo:border="none"/>
    </style:style>
    <style:style style:name="Dictionary.G195" style:family="table-cell">
      <style:table-cell-properties fo:padding="0in" fo:border="none"/>
    </style:style>
    <style:style style:name="Dictionary.B196" style:family="table-cell">
      <style:table-cell-properties fo:padding="0in" fo:border="none"/>
    </style:style>
    <style:style style:name="Dictionary.B197" style:family="table-cell">
      <style:table-cell-properties fo:padding="0in" fo:border="none"/>
    </style:style>
    <style:style style:name="Dictionary.C197" style:family="table-cell">
      <style:table-cell-properties fo:padding="0in" fo:border="none"/>
    </style:style>
    <style:style style:name="Dictionary.E197" style:family="table-cell">
      <style:table-cell-properties fo:padding="0in" fo:border="none"/>
    </style:style>
    <style:style style:name="Dictionary.G197" style:family="table-cell">
      <style:table-cell-properties fo:padding="0in" fo:border="none"/>
    </style:style>
    <style:style style:name="Dictionary.B198" style:family="table-cell">
      <style:table-cell-properties fo:padding="0in" fo:border="none"/>
    </style:style>
    <style:style style:name="Dictionary.F198" style:family="table-cell">
      <style:table-cell-properties fo:padding="0in" fo:border="none"/>
    </style:style>
    <style:style style:name="Dictionary.B199" style:family="table-cell">
      <style:table-cell-properties fo:padding="0in" fo:border="none"/>
    </style:style>
    <style:style style:name="Dictionary.C199" style:family="table-cell">
      <style:table-cell-properties fo:padding="0in" fo:border="none"/>
    </style:style>
    <style:style style:name="Dictionary.E199" style:family="table-cell">
      <style:table-cell-properties fo:padding="0in" fo:border="none"/>
    </style:style>
    <style:style style:name="Dictionary.G199" style:family="table-cell">
      <style:table-cell-properties fo:padding="0in" fo:border="none"/>
    </style:style>
    <style:style style:name="Dictionary.B200" style:family="table-cell">
      <style:table-cell-properties fo:padding="0in" fo:border="none"/>
    </style:style>
    <style:style style:name="Dictionary.B201" style:family="table-cell">
      <style:table-cell-properties fo:padding="0in" fo:border="none"/>
    </style:style>
    <style:style style:name="Dictionary.C201" style:family="table-cell">
      <style:table-cell-properties fo:padding="0in" fo:border="none"/>
    </style:style>
    <style:style style:name="Dictionary.E201" style:family="table-cell">
      <style:table-cell-properties fo:padding="0in" fo:border="none"/>
    </style:style>
    <style:style style:name="Dictionary.G201" style:family="table-cell">
      <style:table-cell-properties fo:padding="0in" fo:border="none"/>
    </style:style>
    <style:style style:name="Dictionary.B202" style:family="table-cell">
      <style:table-cell-properties fo:padding="0in" fo:border="none"/>
    </style:style>
    <style:style style:name="Dictionary.B203" style:family="table-cell">
      <style:table-cell-properties fo:padding="0in" fo:border="none"/>
    </style:style>
    <style:style style:name="Dictionary.C203" style:family="table-cell">
      <style:table-cell-properties fo:padding="0in" fo:border="none"/>
    </style:style>
    <style:style style:name="Dictionary.E203" style:family="table-cell">
      <style:table-cell-properties fo:padding="0in" fo:border="none"/>
    </style:style>
    <style:style style:name="Dictionary.G203" style:family="table-cell">
      <style:table-cell-properties fo:padding="0in" fo:border="none"/>
    </style:style>
    <style:style style:name="Dictionary.B204" style:family="table-cell">
      <style:table-cell-properties fo:padding="0in" fo:border="none"/>
    </style:style>
    <style:style style:name="Dictionary.B205" style:family="table-cell">
      <style:table-cell-properties fo:padding="0in" fo:border="none"/>
    </style:style>
    <style:style style:name="Dictionary.C205" style:family="table-cell">
      <style:table-cell-properties fo:padding="0in" fo:border="none"/>
    </style:style>
    <style:style style:name="Dictionary.E205" style:family="table-cell">
      <style:table-cell-properties fo:padding="0in" fo:border="none"/>
    </style:style>
    <style:style style:name="Dictionary.G205" style:family="table-cell">
      <style:table-cell-properties fo:padding="0in" fo:border="none"/>
    </style:style>
    <style:style style:name="Dictionary.B206" style:family="table-cell">
      <style:table-cell-properties fo:padding="0in" fo:border="none"/>
    </style:style>
    <style:style style:name="Dictionary.B207" style:family="table-cell">
      <style:table-cell-properties fo:padding="0in" fo:border="none"/>
    </style:style>
    <style:style style:name="Dictionary.C207" style:family="table-cell">
      <style:table-cell-properties fo:padding="0in" fo:border="none"/>
    </style:style>
    <style:style style:name="Dictionary.E207" style:family="table-cell">
      <style:table-cell-properties fo:padding="0in" fo:border="none"/>
    </style:style>
    <style:style style:name="Dictionary.G207" style:family="table-cell">
      <style:table-cell-properties fo:padding="0in" fo:border="none"/>
    </style:style>
    <style:style style:name="Dictionary.B208" style:family="table-cell">
      <style:table-cell-properties fo:padding="0in" fo:border="none"/>
    </style:style>
    <style:style style:name="Dictionary.B209" style:family="table-cell">
      <style:table-cell-properties fo:padding="0in" fo:border="none"/>
    </style:style>
    <style:style style:name="Dictionary.C209" style:family="table-cell">
      <style:table-cell-properties fo:padding="0in" fo:border="none"/>
    </style:style>
    <style:style style:name="Dictionary.E209" style:family="table-cell">
      <style:table-cell-properties fo:padding="0in" fo:border="none"/>
    </style:style>
    <style:style style:name="Dictionary.G209" style:family="table-cell">
      <style:table-cell-properties fo:padding="0in" fo:border="none"/>
    </style:style>
    <style:style style:name="Dictionary.B210" style:family="table-cell">
      <style:table-cell-properties fo:padding="0in" fo:border="none"/>
    </style:style>
    <style:style style:name="Dictionary.B211" style:family="table-cell">
      <style:table-cell-properties fo:padding="0in" fo:border="none"/>
    </style:style>
    <style:style style:name="Dictionary.C211" style:family="table-cell">
      <style:table-cell-properties fo:padding="0in" fo:border="none"/>
    </style:style>
    <style:style style:name="Dictionary.E211" style:family="table-cell">
      <style:table-cell-properties fo:padding="0in" fo:border="none"/>
    </style:style>
    <style:style style:name="Dictionary.G211" style:family="table-cell">
      <style:table-cell-properties fo:padding="0in" fo:border="none"/>
    </style:style>
    <style:style style:name="Dictionary.B212" style:family="table-cell">
      <style:table-cell-properties fo:padding="0in" fo:border="none"/>
    </style:style>
    <style:style style:name="Dictionary.B213" style:family="table-cell">
      <style:table-cell-properties fo:padding="0in" fo:border="none"/>
    </style:style>
    <style:style style:name="Dictionary.C213" style:family="table-cell">
      <style:table-cell-properties fo:padding="0in" fo:border="none"/>
    </style:style>
    <style:style style:name="Dictionary.E213" style:family="table-cell">
      <style:table-cell-properties fo:padding="0in" fo:border="none"/>
    </style:style>
    <style:style style:name="Dictionary.G213" style:family="table-cell">
      <style:table-cell-properties fo:padding="0in" fo:border="none"/>
    </style:style>
    <style:style style:name="Dictionary.B214" style:family="table-cell">
      <style:table-cell-properties fo:padding="0in" fo:border="none"/>
    </style:style>
    <style:style style:name="Dictionary.B215" style:family="table-cell">
      <style:table-cell-properties fo:padding="0in" fo:border="none"/>
    </style:style>
    <style:style style:name="Dictionary.C215" style:family="table-cell">
      <style:table-cell-properties fo:padding="0in" fo:border="none"/>
    </style:style>
    <style:style style:name="Dictionary.E215" style:family="table-cell">
      <style:table-cell-properties fo:padding="0in" fo:border="none"/>
    </style:style>
    <style:style style:name="Dictionary.G215" style:family="table-cell">
      <style:table-cell-properties fo:padding="0in" fo:border="none"/>
    </style:style>
    <style:style style:name="Dictionary.B216" style:family="table-cell">
      <style:table-cell-properties fo:padding="0in" fo:border="none"/>
    </style:style>
    <style:style style:name="Dictionary.B217" style:family="table-cell">
      <style:table-cell-properties fo:padding="0in" fo:border="none"/>
    </style:style>
    <style:style style:name="Dictionary.C217" style:family="table-cell">
      <style:table-cell-properties fo:padding="0in" fo:border="none"/>
    </style:style>
    <style:style style:name="Dictionary.E217" style:family="table-cell">
      <style:table-cell-properties fo:padding="0in" fo:border="none"/>
    </style:style>
    <style:style style:name="Dictionary.G217" style:family="table-cell">
      <style:table-cell-properties fo:padding="0in" fo:border="none"/>
    </style:style>
    <style:style style:name="Dictionary.B218" style:family="table-cell">
      <style:table-cell-properties fo:padding="0in" fo:border="none"/>
    </style:style>
    <style:style style:name="Dictionary.B219" style:family="table-cell">
      <style:table-cell-properties fo:padding="0in" fo:border="none"/>
    </style:style>
    <style:style style:name="Dictionary.C219" style:family="table-cell">
      <style:table-cell-properties fo:padding="0in" fo:border="none"/>
    </style:style>
    <style:style style:name="Dictionary.E219" style:family="table-cell">
      <style:table-cell-properties fo:padding="0in" fo:border="none"/>
    </style:style>
    <style:style style:name="Dictionary.G219" style:family="table-cell">
      <style:table-cell-properties fo:padding="0in" fo:border="none"/>
    </style:style>
    <style:style style:name="Dictionary.B220" style:family="table-cell">
      <style:table-cell-properties fo:padding="0in" fo:border="none"/>
    </style:style>
    <style:style style:name="Dictionary.B221" style:family="table-cell">
      <style:table-cell-properties fo:padding="0in" fo:border="none"/>
    </style:style>
    <style:style style:name="Dictionary.C221" style:family="table-cell">
      <style:table-cell-properties fo:padding="0in" fo:border="none"/>
    </style:style>
    <style:style style:name="Dictionary.E221" style:family="table-cell">
      <style:table-cell-properties fo:padding="0in" fo:border="none"/>
    </style:style>
    <style:style style:name="Dictionary.G221" style:family="table-cell">
      <style:table-cell-properties fo:padding="0in" fo:border="none"/>
    </style:style>
    <style:style style:name="Dictionary.B222" style:family="table-cell">
      <style:table-cell-properties fo:padding="0in" fo:border="none"/>
    </style:style>
    <style:style style:name="Dictionary.B223" style:family="table-cell">
      <style:table-cell-properties fo:padding="0in" fo:border="none"/>
    </style:style>
    <style:style style:name="Dictionary.C223" style:family="table-cell">
      <style:table-cell-properties fo:padding="0in" fo:border="none"/>
    </style:style>
    <style:style style:name="Dictionary.E223" style:family="table-cell">
      <style:table-cell-properties fo:padding="0in" fo:border="none"/>
    </style:style>
    <style:style style:name="Dictionary.G223" style:family="table-cell">
      <style:table-cell-properties fo:padding="0in" fo:border="none"/>
    </style:style>
    <style:style style:name="Dictionary.B224" style:family="table-cell">
      <style:table-cell-properties fo:padding="0in" fo:border="none"/>
    </style:style>
    <style:style style:name="Dictionary.B225" style:family="table-cell">
      <style:table-cell-properties fo:padding="0in" fo:border="none"/>
    </style:style>
    <style:style style:name="Dictionary.C225" style:family="table-cell">
      <style:table-cell-properties fo:padding="0in" fo:border="none"/>
    </style:style>
    <style:style style:name="Dictionary.E225" style:family="table-cell">
      <style:table-cell-properties fo:padding="0in" fo:border="none"/>
    </style:style>
    <style:style style:name="Dictionary.G225" style:family="table-cell">
      <style:table-cell-properties fo:padding="0in" fo:border="none"/>
    </style:style>
    <style:style style:name="Dictionary.B226" style:family="table-cell">
      <style:table-cell-properties fo:padding="0in" fo:border="none"/>
    </style:style>
    <style:style style:name="Dictionary.B227" style:family="table-cell">
      <style:table-cell-properties fo:padding="0in" fo:border="none"/>
    </style:style>
    <style:style style:name="Dictionary.C227" style:family="table-cell">
      <style:table-cell-properties fo:padding="0in" fo:border="none"/>
    </style:style>
    <style:style style:name="Dictionary.E227" style:family="table-cell">
      <style:table-cell-properties fo:padding="0in" fo:border="none"/>
    </style:style>
    <style:style style:name="Dictionary.G227" style:family="table-cell">
      <style:table-cell-properties fo:padding="0in" fo:border="none"/>
    </style:style>
    <style:style style:name="Dictionary.B228" style:family="table-cell">
      <style:table-cell-properties fo:padding="0in" fo:border="none"/>
    </style:style>
    <style:style style:name="Dictionary.B229" style:family="table-cell">
      <style:table-cell-properties fo:padding="0in" fo:border="none"/>
    </style:style>
    <style:style style:name="Dictionary.C229" style:family="table-cell">
      <style:table-cell-properties fo:padding="0in" fo:border="none"/>
    </style:style>
    <style:style style:name="Dictionary.E229" style:family="table-cell">
      <style:table-cell-properties fo:padding="0in" fo:border="none"/>
    </style:style>
    <style:style style:name="Dictionary.G229" style:family="table-cell">
      <style:table-cell-properties fo:padding="0in" fo:border="none"/>
    </style:style>
    <style:style style:name="Dictionary.B230" style:family="table-cell">
      <style:table-cell-properties fo:padding="0in" fo:border="none"/>
    </style:style>
    <style:style style:name="Dictionary.B231" style:family="table-cell">
      <style:table-cell-properties fo:padding="0in" fo:border="none"/>
    </style:style>
    <style:style style:name="Dictionary.C231" style:family="table-cell">
      <style:table-cell-properties fo:padding="0in" fo:border="none"/>
    </style:style>
    <style:style style:name="Dictionary.E231" style:family="table-cell">
      <style:table-cell-properties fo:padding="0in" fo:border="none"/>
    </style:style>
    <style:style style:name="Dictionary.G231" style:family="table-cell">
      <style:table-cell-properties fo:padding="0in" fo:border="none"/>
    </style:style>
    <style:style style:name="Dictionary.B232" style:family="table-cell">
      <style:table-cell-properties fo:padding="0in" fo:border="none"/>
    </style:style>
    <style:style style:name="Dictionary.B233" style:family="table-cell">
      <style:table-cell-properties fo:padding="0in" fo:border="none"/>
    </style:style>
    <style:style style:name="Dictionary.C233" style:family="table-cell">
      <style:table-cell-properties fo:padding="0in" fo:border="none"/>
    </style:style>
    <style:style style:name="Dictionary.E233" style:family="table-cell">
      <style:table-cell-properties fo:padding="0in" fo:border="none"/>
    </style:style>
    <style:style style:name="Dictionary.G233" style:family="table-cell">
      <style:table-cell-properties fo:padding="0in" fo:border="none"/>
    </style:style>
    <style:style style:name="Dictionary.B234" style:family="table-cell">
      <style:table-cell-properties fo:padding="0in" fo:border="none"/>
    </style:style>
    <style:style style:name="Dictionary.B235" style:family="table-cell">
      <style:table-cell-properties fo:padding="0in" fo:border="none"/>
    </style:style>
    <style:style style:name="Dictionary.C235" style:family="table-cell">
      <style:table-cell-properties fo:padding="0in" fo:border="none"/>
    </style:style>
    <style:style style:name="Dictionary.E235" style:family="table-cell">
      <style:table-cell-properties fo:padding="0in" fo:border="none"/>
    </style:style>
    <style:style style:name="Dictionary.G235" style:family="table-cell">
      <style:table-cell-properties fo:padding="0in" fo:border="none"/>
    </style:style>
    <style:style style:name="Dictionary.B236" style:family="table-cell">
      <style:table-cell-properties fo:padding="0in" fo:border="none"/>
    </style:style>
    <style:style style:name="Dictionary.B237" style:family="table-cell">
      <style:table-cell-properties fo:padding="0in" fo:border="none"/>
    </style:style>
    <style:style style:name="Dictionary.C237" style:family="table-cell">
      <style:table-cell-properties fo:padding="0in" fo:border="none"/>
    </style:style>
    <style:style style:name="Dictionary.E237" style:family="table-cell">
      <style:table-cell-properties fo:padding="0in" fo:border="none"/>
    </style:style>
    <style:style style:name="Dictionary.G237" style:family="table-cell">
      <style:table-cell-properties fo:padding="0in" fo:border="none"/>
    </style:style>
    <style:style style:name="Dictionary.B238" style:family="table-cell">
      <style:table-cell-properties fo:padding="0in" fo:border="none"/>
    </style:style>
    <style:style style:name="Dictionary.B239" style:family="table-cell">
      <style:table-cell-properties fo:padding="0in" fo:border="none"/>
    </style:style>
    <style:style style:name="Dictionary.C239" style:family="table-cell">
      <style:table-cell-properties fo:padding="0in" fo:border="none"/>
    </style:style>
    <style:style style:name="Dictionary.E239" style:family="table-cell">
      <style:table-cell-properties fo:padding="0in" fo:border="none"/>
    </style:style>
    <style:style style:name="Dictionary.G239" style:family="table-cell">
      <style:table-cell-properties fo:padding="0in" fo:border="none"/>
    </style:style>
    <style:style style:name="Dictionary.B240" style:family="table-cell">
      <style:table-cell-properties fo:padding="0in" fo:border="none"/>
    </style:style>
    <style:style style:name="Dictionary.B241" style:family="table-cell">
      <style:table-cell-properties fo:padding="0in" fo:border="none"/>
    </style:style>
    <style:style style:name="Dictionary.C241" style:family="table-cell">
      <style:table-cell-properties fo:padding="0in" fo:border="none"/>
    </style:style>
    <style:style style:name="Dictionary.E241" style:family="table-cell">
      <style:table-cell-properties fo:padding="0in" fo:border="none"/>
    </style:style>
    <style:style style:name="Dictionary.G241" style:family="table-cell">
      <style:table-cell-properties fo:padding="0in" fo:border="none"/>
    </style:style>
    <style:style style:name="Dictionary.B242" style:family="table-cell">
      <style:table-cell-properties fo:padding="0in" fo:border="none"/>
    </style:style>
    <style:style style:name="Dictionary.B243" style:family="table-cell">
      <style:table-cell-properties fo:padding="0in" fo:border="none"/>
    </style:style>
    <style:style style:name="Dictionary.C243" style:family="table-cell">
      <style:table-cell-properties fo:padding="0in" fo:border="none"/>
    </style:style>
    <style:style style:name="Dictionary.E243" style:family="table-cell">
      <style:table-cell-properties fo:padding="0in" fo:border="none"/>
    </style:style>
    <style:style style:name="Dictionary.G243" style:family="table-cell">
      <style:table-cell-properties fo:padding="0in" fo:border="none"/>
    </style:style>
    <style:style style:name="Dictionary.B244" style:family="table-cell">
      <style:table-cell-properties fo:padding="0in" fo:border="none"/>
    </style:style>
    <style:style style:name="Dictionary.B245" style:family="table-cell">
      <style:table-cell-properties fo:padding="0in" fo:border="none"/>
    </style:style>
    <style:style style:name="Dictionary.C245" style:family="table-cell">
      <style:table-cell-properties fo:padding="0in" fo:border="none"/>
    </style:style>
    <style:style style:name="Dictionary.E245" style:family="table-cell">
      <style:table-cell-properties fo:padding="0in" fo:border="none"/>
    </style:style>
    <style:style style:name="Dictionary.G245" style:family="table-cell">
      <style:table-cell-properties fo:padding="0in" fo:border="none"/>
    </style:style>
    <style:style style:name="Dictionary.B246" style:family="table-cell">
      <style:table-cell-properties fo:padding="0in" fo:border="none"/>
    </style:style>
    <style:style style:name="Dictionary.B247" style:family="table-cell">
      <style:table-cell-properties fo:padding="0in" fo:border="none"/>
    </style:style>
    <style:style style:name="Dictionary.C247" style:family="table-cell">
      <style:table-cell-properties fo:padding="0in" fo:border="none"/>
    </style:style>
    <style:style style:name="Dictionary.E247" style:family="table-cell">
      <style:table-cell-properties fo:padding="0in" fo:border="none"/>
    </style:style>
    <style:style style:name="Dictionary.G247" style:family="table-cell">
      <style:table-cell-properties fo:padding="0in" fo:border="none"/>
    </style:style>
    <style:style style:name="Dictionary.B248" style:family="table-cell">
      <style:table-cell-properties fo:padding="0in" fo:border="none"/>
    </style:style>
    <style:style style:name="Dictionary.B249" style:family="table-cell">
      <style:table-cell-properties fo:padding="0in" fo:border="none"/>
    </style:style>
    <style:style style:name="Dictionary.C249" style:family="table-cell">
      <style:table-cell-properties fo:padding="0in" fo:border="none"/>
    </style:style>
    <style:style style:name="Dictionary.E249" style:family="table-cell">
      <style:table-cell-properties fo:padding="0in" fo:border="none"/>
    </style:style>
    <style:style style:name="Dictionary.G249" style:family="table-cell">
      <style:table-cell-properties fo:padding="0in" fo:border="none"/>
    </style:style>
    <style:style style:name="Dictionary.B250" style:family="table-cell">
      <style:table-cell-properties fo:padding="0in" fo:border="none"/>
    </style:style>
    <style:style style:name="Dictionary.B251" style:family="table-cell">
      <style:table-cell-properties fo:padding="0in" fo:border="none"/>
    </style:style>
    <style:style style:name="Dictionary.C251" style:family="table-cell">
      <style:table-cell-properties fo:padding="0in" fo:border="none"/>
    </style:style>
    <style:style style:name="Dictionary.E251" style:family="table-cell">
      <style:table-cell-properties fo:padding="0in" fo:border="none"/>
    </style:style>
    <style:style style:name="Dictionary.G251" style:family="table-cell">
      <style:table-cell-properties fo:padding="0in" fo:border="none"/>
    </style:style>
    <style:style style:name="Dictionary.B252" style:family="table-cell">
      <style:table-cell-properties fo:padding="0in" fo:border="none"/>
    </style:style>
    <style:style style:name="Dictionary.B253" style:family="table-cell">
      <style:table-cell-properties fo:padding="0in" fo:border="none"/>
    </style:style>
    <style:style style:name="Dictionary.C253" style:family="table-cell">
      <style:table-cell-properties fo:padding="0in" fo:border="none"/>
    </style:style>
    <style:style style:name="Dictionary.E253" style:family="table-cell">
      <style:table-cell-properties fo:padding="0in" fo:border="none"/>
    </style:style>
    <style:style style:name="Dictionary.G253" style:family="table-cell">
      <style:table-cell-properties fo:padding="0in" fo:border="none"/>
    </style:style>
    <style:style style:name="Dictionary.B254" style:family="table-cell">
      <style:table-cell-properties fo:padding="0in" fo:border="none"/>
    </style:style>
    <style:style style:name="Dictionary.B255" style:family="table-cell">
      <style:table-cell-properties fo:padding="0in" fo:border="none"/>
    </style:style>
    <style:style style:name="Dictionary.C255" style:family="table-cell">
      <style:table-cell-properties fo:padding="0in" fo:border="none"/>
    </style:style>
    <style:style style:name="Dictionary.E255" style:family="table-cell">
      <style:table-cell-properties fo:padding="0in" fo:border="none"/>
    </style:style>
    <style:style style:name="Dictionary.G255" style:family="table-cell">
      <style:table-cell-properties fo:padding="0in" fo:border="none"/>
    </style:style>
    <style:style style:name="Dictionary.B256" style:family="table-cell">
      <style:table-cell-properties fo:padding="0in" fo:border="none"/>
    </style:style>
    <style:style style:name="Dictionary.B257" style:family="table-cell">
      <style:table-cell-properties fo:padding="0in" fo:border="none"/>
    </style:style>
    <style:style style:name="Dictionary.C257" style:family="table-cell">
      <style:table-cell-properties fo:padding="0in" fo:border="none"/>
    </style:style>
    <style:style style:name="Dictionary.E257" style:family="table-cell">
      <style:table-cell-properties fo:padding="0in" fo:border="none"/>
    </style:style>
    <style:style style:name="Dictionary.G257" style:family="table-cell">
      <style:table-cell-properties fo:padding="0in" fo:border="none"/>
    </style:style>
    <style:style style:name="Dictionary.B258" style:family="table-cell">
      <style:table-cell-properties fo:padding="0in" fo:border="none"/>
    </style:style>
    <style:style style:name="Dictionary.B259" style:family="table-cell">
      <style:table-cell-properties fo:padding="0in" fo:border="none"/>
    </style:style>
    <style:style style:name="Dictionary.C259" style:family="table-cell">
      <style:table-cell-properties fo:padding="0in" fo:border="none"/>
    </style:style>
    <style:style style:name="Dictionary.E259" style:family="table-cell">
      <style:table-cell-properties fo:padding="0in" fo:border="none"/>
    </style:style>
    <style:style style:name="Dictionary.G259" style:family="table-cell">
      <style:table-cell-properties fo:padding="0in" fo:border="none"/>
    </style:style>
    <style:style style:name="Dictionary.B260" style:family="table-cell">
      <style:table-cell-properties fo:padding="0in" fo:border="none"/>
    </style:style>
    <style:style style:name="Dictionary.B261" style:family="table-cell">
      <style:table-cell-properties fo:padding="0in" fo:border="none"/>
    </style:style>
    <style:style style:name="Dictionary.C261" style:family="table-cell">
      <style:table-cell-properties fo:padding="0in" fo:border="none"/>
    </style:style>
    <style:style style:name="Dictionary.E261" style:family="table-cell">
      <style:table-cell-properties fo:padding="0in" fo:border="none"/>
    </style:style>
    <style:style style:name="Dictionary.G261" style:family="table-cell">
      <style:table-cell-properties fo:padding="0in" fo:border="none"/>
    </style:style>
    <style:style style:name="Dictionary.B262" style:family="table-cell">
      <style:table-cell-properties fo:padding="0in" fo:border="none"/>
    </style:style>
    <style:style style:name="Dictionary.B263" style:family="table-cell">
      <style:table-cell-properties fo:padding="0in" fo:border="none"/>
    </style:style>
    <style:style style:name="Dictionary.C263" style:family="table-cell">
      <style:table-cell-properties fo:padding="0in" fo:border="none"/>
    </style:style>
    <style:style style:name="Dictionary.E263" style:family="table-cell">
      <style:table-cell-properties fo:padding="0in" fo:border="none"/>
    </style:style>
    <style:style style:name="Dictionary.G263" style:family="table-cell">
      <style:table-cell-properties fo:padding="0in" fo:border="none"/>
    </style:style>
    <style:style style:name="Dictionary.B264" style:family="table-cell">
      <style:table-cell-properties fo:padding="0in" fo:border="none"/>
    </style:style>
    <style:style style:name="Dictionary.B265" style:family="table-cell">
      <style:table-cell-properties fo:padding="0in" fo:border="none"/>
    </style:style>
    <style:style style:name="Dictionary.C265" style:family="table-cell">
      <style:table-cell-properties fo:padding="0in" fo:border="none"/>
    </style:style>
    <style:style style:name="Dictionary.E265" style:family="table-cell">
      <style:table-cell-properties fo:padding="0in" fo:border="none"/>
    </style:style>
    <style:style style:name="Dictionary.G265" style:family="table-cell">
      <style:table-cell-properties fo:padding="0in" fo:border="none"/>
    </style:style>
    <style:style style:name="Dictionary.B266" style:family="table-cell">
      <style:table-cell-properties fo:padding="0in" fo:border="none"/>
    </style:style>
    <style:style style:name="Dictionary.B267" style:family="table-cell">
      <style:table-cell-properties fo:padding="0in" fo:border="none"/>
    </style:style>
    <style:style style:name="Dictionary.C267" style:family="table-cell">
      <style:table-cell-properties fo:padding="0in" fo:border="none"/>
    </style:style>
    <style:style style:name="Dictionary.E267" style:family="table-cell">
      <style:table-cell-properties fo:padding="0in" fo:border="none"/>
    </style:style>
    <style:style style:name="Dictionary.G267" style:family="table-cell">
      <style:table-cell-properties fo:padding="0in" fo:border="none"/>
    </style:style>
    <style:style style:name="Dictionary.B268" style:family="table-cell">
      <style:table-cell-properties fo:padding="0in" fo:border="none"/>
    </style:style>
    <style:style style:name="Dictionary.B269" style:family="table-cell">
      <style:table-cell-properties fo:padding="0in" fo:border="none"/>
    </style:style>
    <style:style style:name="Dictionary.C269" style:family="table-cell">
      <style:table-cell-properties fo:padding="0in" fo:border="none"/>
    </style:style>
    <style:style style:name="Dictionary.E269" style:family="table-cell">
      <style:table-cell-properties fo:padding="0in" fo:border="none"/>
    </style:style>
    <style:style style:name="Dictionary.G269" style:family="table-cell">
      <style:table-cell-properties fo:padding="0in" fo:border="none"/>
    </style:style>
    <style:style style:name="Dictionary.B270" style:family="table-cell">
      <style:table-cell-properties fo:padding="0in" fo:border="none"/>
    </style:style>
    <style:style style:name="Dictionary.B271" style:family="table-cell">
      <style:table-cell-properties fo:padding="0in" fo:border="none"/>
    </style:style>
    <style:style style:name="Dictionary.C271" style:family="table-cell">
      <style:table-cell-properties fo:padding="0in" fo:border="none"/>
    </style:style>
    <style:style style:name="Dictionary.E271" style:family="table-cell">
      <style:table-cell-properties fo:padding="0in" fo:border="none"/>
    </style:style>
    <style:style style:name="Dictionary.G271" style:family="table-cell">
      <style:table-cell-properties fo:padding="0in" fo:border="none"/>
    </style:style>
    <style:style style:name="Dictionary.B272" style:family="table-cell">
      <style:table-cell-properties fo:padding="0in" fo:border="none"/>
    </style:style>
    <style:style style:name="Dictionary.B273" style:family="table-cell">
      <style:table-cell-properties fo:padding="0in" fo:border="none"/>
    </style:style>
    <style:style style:name="Dictionary.C273" style:family="table-cell">
      <style:table-cell-properties fo:padding="0in" fo:border="none"/>
    </style:style>
    <style:style style:name="Dictionary.E273" style:family="table-cell">
      <style:table-cell-properties fo:padding="0in" fo:border="none"/>
    </style:style>
    <style:style style:name="Dictionary.G273" style:family="table-cell">
      <style:table-cell-properties fo:padding="0in" fo:border="none"/>
    </style:style>
    <style:style style:name="Dictionary.B274" style:family="table-cell">
      <style:table-cell-properties fo:padding="0in" fo:border="none"/>
    </style:style>
    <style:style style:name="Dictionary.B275" style:family="table-cell">
      <style:table-cell-properties fo:padding="0in" fo:border="none"/>
    </style:style>
    <style:style style:name="Dictionary.C275" style:family="table-cell">
      <style:table-cell-properties fo:padding="0in" fo:border="none"/>
    </style:style>
    <style:style style:name="Dictionary.E275" style:family="table-cell">
      <style:table-cell-properties fo:padding="0in" fo:border="none"/>
    </style:style>
    <style:style style:name="Dictionary.G275" style:family="table-cell">
      <style:table-cell-properties fo:padding="0in" fo:border="none"/>
    </style:style>
    <style:style style:name="Dictionary.B276" style:family="table-cell">
      <style:table-cell-properties fo:padding="0in" fo:border="none"/>
    </style:style>
    <style:style style:name="Dictionary.B277" style:family="table-cell">
      <style:table-cell-properties fo:padding="0in" fo:border="none"/>
    </style:style>
    <style:style style:name="Dictionary.C277" style:family="table-cell">
      <style:table-cell-properties fo:padding="0in" fo:border="none"/>
    </style:style>
    <style:style style:name="Dictionary.E277" style:family="table-cell">
      <style:table-cell-properties fo:padding="0in" fo:border="none"/>
    </style:style>
    <style:style style:name="Dictionary.G277" style:family="table-cell">
      <style:table-cell-properties fo:padding="0in" fo:border="none"/>
    </style:style>
    <style:style style:name="Dictionary.B278" style:family="table-cell">
      <style:table-cell-properties fo:padding="0in" fo:border="none"/>
    </style:style>
    <style:style style:name="Dictionary.B279" style:family="table-cell">
      <style:table-cell-properties fo:padding="0in" fo:border="none"/>
    </style:style>
    <style:style style:name="Dictionary.C279" style:family="table-cell">
      <style:table-cell-properties fo:padding="0in" fo:border="none"/>
    </style:style>
    <style:style style:name="Dictionary.E279" style:family="table-cell">
      <style:table-cell-properties fo:padding="0in" fo:border="none"/>
    </style:style>
    <style:style style:name="Dictionary.G279" style:family="table-cell">
      <style:table-cell-properties fo:padding="0in" fo:border="none"/>
    </style:style>
    <style:style style:name="Dictionary.B280" style:family="table-cell">
      <style:table-cell-properties fo:padding="0in" fo:border="none"/>
    </style:style>
    <style:style style:name="Dictionary.B281" style:family="table-cell">
      <style:table-cell-properties fo:padding="0in" fo:border="none"/>
    </style:style>
    <style:style style:name="Dictionary.C281" style:family="table-cell">
      <style:table-cell-properties fo:padding="0in" fo:border="none"/>
    </style:style>
    <style:style style:name="Dictionary.E281" style:family="table-cell">
      <style:table-cell-properties fo:padding="0in" fo:border="none"/>
    </style:style>
    <style:style style:name="Dictionary.G281" style:family="table-cell">
      <style:table-cell-properties fo:padding="0in" fo:border="none"/>
    </style:style>
    <style:style style:name="Dictionary.B282" style:family="table-cell">
      <style:table-cell-properties fo:padding="0in" fo:border="none"/>
    </style:style>
    <style:style style:name="Dictionary.B283" style:family="table-cell">
      <style:table-cell-properties fo:padding="0in" fo:border="none"/>
    </style:style>
    <style:style style:name="Dictionary.C283" style:family="table-cell">
      <style:table-cell-properties fo:padding="0in" fo:border="none"/>
    </style:style>
    <style:style style:name="Dictionary.E283" style:family="table-cell">
      <style:table-cell-properties fo:padding="0in" fo:border="none"/>
    </style:style>
    <style:style style:name="Dictionary.G283" style:family="table-cell">
      <style:table-cell-properties fo:padding="0in" fo:border="none"/>
    </style:style>
    <style:style style:name="Dictionary.B284" style:family="table-cell">
      <style:table-cell-properties fo:padding="0in" fo:border="none"/>
    </style:style>
    <style:style style:name="Dictionary.B285" style:family="table-cell">
      <style:table-cell-properties fo:padding="0in" fo:border="none"/>
    </style:style>
    <style:style style:name="Dictionary.C285" style:family="table-cell">
      <style:table-cell-properties fo:padding="0in" fo:border="none"/>
    </style:style>
    <style:style style:name="Dictionary.E285" style:family="table-cell">
      <style:table-cell-properties fo:padding="0in" fo:border="none"/>
    </style:style>
    <style:style style:name="Dictionary.G285" style:family="table-cell">
      <style:table-cell-properties fo:padding="0in" fo:border="none"/>
    </style:style>
    <style:style style:name="Dictionary.B286" style:family="table-cell">
      <style:table-cell-properties fo:padding="0in" fo:border="none"/>
    </style:style>
    <style:style style:name="Dictionary.B287" style:family="table-cell">
      <style:table-cell-properties fo:padding="0in" fo:border="none"/>
    </style:style>
    <style:style style:name="Dictionary.C287" style:family="table-cell">
      <style:table-cell-properties fo:padding="0in" fo:border="none"/>
    </style:style>
    <style:style style:name="Dictionary.E287" style:family="table-cell">
      <style:table-cell-properties fo:padding="0in" fo:border="none"/>
    </style:style>
    <style:style style:name="Dictionary.G287" style:family="table-cell">
      <style:table-cell-properties fo:padding="0in" fo:border="none"/>
    </style:style>
    <style:style style:name="Dictionary.B288" style:family="table-cell">
      <style:table-cell-properties fo:padding="0in" fo:border="none"/>
    </style:style>
    <style:style style:name="Dictionary.B289" style:family="table-cell">
      <style:table-cell-properties fo:padding="0in" fo:border="none"/>
    </style:style>
    <style:style style:name="Dictionary.C289" style:family="table-cell">
      <style:table-cell-properties fo:padding="0in" fo:border="none"/>
    </style:style>
    <style:style style:name="Dictionary.E289" style:family="table-cell">
      <style:table-cell-properties fo:padding="0in" fo:border="none"/>
    </style:style>
    <style:style style:name="Dictionary.G289" style:family="table-cell">
      <style:table-cell-properties fo:padding="0in" fo:border="none"/>
    </style:style>
    <style:style style:name="Dictionary.B290" style:family="table-cell">
      <style:table-cell-properties fo:padding="0in" fo:border="none"/>
    </style:style>
    <style:style style:name="Dictionary.B291" style:family="table-cell">
      <style:table-cell-properties fo:padding="0in" fo:border="none"/>
    </style:style>
    <style:style style:name="Dictionary.C291" style:family="table-cell">
      <style:table-cell-properties fo:padding="0in" fo:border="none"/>
    </style:style>
    <style:style style:name="Dictionary.E291" style:family="table-cell">
      <style:table-cell-properties fo:padding="0in" fo:border="none"/>
    </style:style>
    <style:style style:name="Dictionary.G291" style:family="table-cell">
      <style:table-cell-properties fo:padding="0in" fo:border="none"/>
    </style:style>
    <style:style style:name="Dictionary.B292" style:family="table-cell">
      <style:table-cell-properties fo:padding="0in" fo:border="none"/>
    </style:style>
    <style:style style:name="Dictionary.B293" style:family="table-cell">
      <style:table-cell-properties fo:padding="0in" fo:border="none"/>
    </style:style>
    <style:style style:name="Dictionary.C293" style:family="table-cell">
      <style:table-cell-properties fo:padding="0in" fo:border="none"/>
    </style:style>
    <style:style style:name="Dictionary.E293" style:family="table-cell">
      <style:table-cell-properties fo:padding="0in" fo:border="none"/>
    </style:style>
    <style:style style:name="Dictionary.G293" style:family="table-cell">
      <style:table-cell-properties fo:padding="0in" fo:border="none"/>
    </style:style>
    <style:style style:name="Dictionary.B294" style:family="table-cell">
      <style:table-cell-properties fo:padding="0in" fo:border="none"/>
    </style:style>
    <style:style style:name="Dictionary.B295" style:family="table-cell">
      <style:table-cell-properties fo:padding="0in" fo:border="none"/>
    </style:style>
    <style:style style:name="Dictionary.C295" style:family="table-cell">
      <style:table-cell-properties fo:padding="0in" fo:border="none"/>
    </style:style>
    <style:style style:name="Dictionary.E295" style:family="table-cell">
      <style:table-cell-properties fo:padding="0in" fo:border="none"/>
    </style:style>
    <style:style style:name="Dictionary.G295" style:family="table-cell">
      <style:table-cell-properties fo:padding="0in" fo:border="none"/>
    </style:style>
    <style:style style:name="Dictionary.B296" style:family="table-cell">
      <style:table-cell-properties fo:padding="0in" fo:border="none"/>
    </style:style>
    <style:style style:name="Dictionary.B297" style:family="table-cell">
      <style:table-cell-properties fo:padding="0in" fo:border="none"/>
    </style:style>
    <style:style style:name="Dictionary.C297" style:family="table-cell">
      <style:table-cell-properties fo:padding="0in" fo:border="none"/>
    </style:style>
    <style:style style:name="Dictionary.E297" style:family="table-cell">
      <style:table-cell-properties fo:padding="0in" fo:border="none"/>
    </style:style>
    <style:style style:name="Dictionary.G297" style:family="table-cell">
      <style:table-cell-properties fo:padding="0in" fo:border="none"/>
    </style:style>
    <style:style style:name="Dictionary.B298" style:family="table-cell">
      <style:table-cell-properties fo:padding="0in" fo:border="none"/>
    </style:style>
    <style:style style:name="Dictionary.B299" style:family="table-cell">
      <style:table-cell-properties fo:padding="0in" fo:border="none"/>
    </style:style>
    <style:style style:name="Dictionary.C299" style:family="table-cell">
      <style:table-cell-properties fo:padding="0in" fo:border="none"/>
    </style:style>
    <style:style style:name="Dictionary.E299" style:family="table-cell">
      <style:table-cell-properties fo:padding="0in" fo:border="none"/>
    </style:style>
    <style:style style:name="Dictionary.G299" style:family="table-cell">
      <style:table-cell-properties fo:padding="0in" fo:border="none"/>
    </style:style>
    <style:style style:name="Dictionary.B300" style:family="table-cell">
      <style:table-cell-properties fo:padding="0in" fo:border="none"/>
    </style:style>
    <style:style style:name="Dictionary.B301" style:family="table-cell">
      <style:table-cell-properties fo:padding="0in" fo:border="none"/>
    </style:style>
    <style:style style:name="Dictionary.C301" style:family="table-cell">
      <style:table-cell-properties fo:padding="0in" fo:border="none"/>
    </style:style>
    <style:style style:name="Dictionary.E301" style:family="table-cell">
      <style:table-cell-properties fo:padding="0in" fo:border="none"/>
    </style:style>
    <style:style style:name="Dictionary.G301" style:family="table-cell">
      <style:table-cell-properties fo:padding="0in" fo:border="none"/>
    </style:style>
    <style:style style:name="Dictionary.B302" style:family="table-cell">
      <style:table-cell-properties fo:padding="0in" fo:border="none"/>
    </style:style>
    <style:style style:name="Dictionary.B303" style:family="table-cell">
      <style:table-cell-properties fo:padding="0in" fo:border="none"/>
    </style:style>
    <style:style style:name="Dictionary.C303" style:family="table-cell">
      <style:table-cell-properties fo:padding="0in" fo:border="none"/>
    </style:style>
    <style:style style:name="Dictionary.E303" style:family="table-cell">
      <style:table-cell-properties fo:padding="0in" fo:border="none"/>
    </style:style>
    <style:style style:name="Dictionary.G303" style:family="table-cell">
      <style:table-cell-properties fo:padding="0in" fo:border="none"/>
    </style:style>
    <style:style style:name="Dictionary.B304" style:family="table-cell">
      <style:table-cell-properties fo:padding="0in" fo:border="none"/>
    </style:style>
    <style:style style:name="Dictionary.B305" style:family="table-cell">
      <style:table-cell-properties fo:padding="0in" fo:border="none"/>
    </style:style>
    <style:style style:name="Dictionary.C305" style:family="table-cell">
      <style:table-cell-properties fo:padding="0in" fo:border="none"/>
    </style:style>
    <style:style style:name="Dictionary.E305" style:family="table-cell">
      <style:table-cell-properties fo:padding="0in" fo:border="none"/>
    </style:style>
    <style:style style:name="Dictionary.G305" style:family="table-cell">
      <style:table-cell-properties fo:padding="0in" fo:border="none"/>
    </style:style>
    <style:style style:name="Dictionary.B306" style:family="table-cell">
      <style:table-cell-properties fo:padding="0in" fo:border="none"/>
    </style:style>
    <style:style style:name="Dictionary.B307" style:family="table-cell">
      <style:table-cell-properties fo:padding="0in" fo:border="none"/>
    </style:style>
    <style:style style:name="Dictionary.C307" style:family="table-cell">
      <style:table-cell-properties fo:padding="0in" fo:border="none"/>
    </style:style>
    <style:style style:name="Dictionary.E307" style:family="table-cell">
      <style:table-cell-properties fo:padding="0in" fo:border="none"/>
    </style:style>
    <style:style style:name="Dictionary.G307" style:family="table-cell">
      <style:table-cell-properties fo:padding="0in" fo:border="none"/>
    </style:style>
    <style:style style:name="Dictionary.B308" style:family="table-cell">
      <style:table-cell-properties fo:padding="0in" fo:border="none"/>
    </style:style>
    <style:style style:name="Dictionary.B309" style:family="table-cell">
      <style:table-cell-properties fo:padding="0in" fo:border="none"/>
    </style:style>
    <style:style style:name="Dictionary.C309" style:family="table-cell">
      <style:table-cell-properties fo:padding="0in" fo:border="none"/>
    </style:style>
    <style:style style:name="Dictionary.E309" style:family="table-cell">
      <style:table-cell-properties fo:padding="0in" fo:border="none"/>
    </style:style>
    <style:style style:name="Dictionary.G309" style:family="table-cell">
      <style:table-cell-properties fo:padding="0in" fo:border="none"/>
    </style:style>
    <style:style style:name="Dictionary.B310" style:family="table-cell">
      <style:table-cell-properties fo:padding="0in" fo:border="none"/>
    </style:style>
    <style:style style:name="Dictionary.B311" style:family="table-cell">
      <style:table-cell-properties fo:padding="0in" fo:border="none"/>
    </style:style>
    <style:style style:name="Dictionary.C311" style:family="table-cell">
      <style:table-cell-properties fo:padding="0in" fo:border="none"/>
    </style:style>
    <style:style style:name="Dictionary.E311" style:family="table-cell">
      <style:table-cell-properties fo:padding="0in" fo:border="none"/>
    </style:style>
    <style:style style:name="Dictionary.G311" style:family="table-cell">
      <style:table-cell-properties fo:padding="0in" fo:border="none"/>
    </style:style>
    <style:style style:name="Dictionary.B312" style:family="table-cell">
      <style:table-cell-properties fo:padding="0in" fo:border="none"/>
    </style:style>
    <style:style style:name="Dictionary.B313" style:family="table-cell">
      <style:table-cell-properties fo:padding="0in" fo:border="none"/>
    </style:style>
    <style:style style:name="Dictionary.C313" style:family="table-cell">
      <style:table-cell-properties fo:padding="0in" fo:border="none"/>
    </style:style>
    <style:style style:name="Dictionary.E313" style:family="table-cell">
      <style:table-cell-properties fo:padding="0in" fo:border="none"/>
    </style:style>
    <style:style style:name="Dictionary.G313" style:family="table-cell">
      <style:table-cell-properties fo:padding="0in" fo:border="none"/>
    </style:style>
    <style:style style:name="Dictionary.B314" style:family="table-cell">
      <style:table-cell-properties fo:padding="0in" fo:border="none"/>
    </style:style>
    <style:style style:name="Dictionary.B315" style:family="table-cell">
      <style:table-cell-properties fo:padding="0in" fo:border="none"/>
    </style:style>
    <style:style style:name="Dictionary.C315" style:family="table-cell">
      <style:table-cell-properties fo:padding="0in" fo:border="none"/>
    </style:style>
    <style:style style:name="Dictionary.E315" style:family="table-cell">
      <style:table-cell-properties fo:padding="0in" fo:border="none"/>
    </style:style>
    <style:style style:name="Dictionary.G315" style:family="table-cell">
      <style:table-cell-properties fo:padding="0in" fo:border="none"/>
    </style:style>
    <style:style style:name="Dictionary.B316" style:family="table-cell">
      <style:table-cell-properties fo:padding="0in" fo:border="none"/>
    </style:style>
    <style:style style:name="Dictionary.B317" style:family="table-cell">
      <style:table-cell-properties fo:padding="0in" fo:border="none"/>
    </style:style>
    <style:style style:name="Dictionary.C317" style:family="table-cell">
      <style:table-cell-properties fo:padding="0in" fo:border="none"/>
    </style:style>
    <style:style style:name="Dictionary.E317" style:family="table-cell">
      <style:table-cell-properties fo:padding="0in" fo:border="none"/>
    </style:style>
    <style:style style:name="Dictionary.G317" style:family="table-cell">
      <style:table-cell-properties fo:padding="0in" fo:border="none"/>
    </style:style>
    <style:style style:name="Dictionary.B318" style:family="table-cell">
      <style:table-cell-properties fo:padding="0in" fo:border="none"/>
    </style:style>
    <style:style style:name="Dictionary.B319" style:family="table-cell">
      <style:table-cell-properties fo:padding="0in" fo:border="none"/>
    </style:style>
    <style:style style:name="Dictionary.C319" style:family="table-cell">
      <style:table-cell-properties fo:padding="0in" fo:border="none"/>
    </style:style>
    <style:style style:name="Dictionary.E319" style:family="table-cell">
      <style:table-cell-properties fo:padding="0in" fo:border="none"/>
    </style:style>
    <style:style style:name="Dictionary.G319" style:family="table-cell">
      <style:table-cell-properties fo:padding="0in" fo:border="none"/>
    </style:style>
    <style:style style:name="Dictionary.B320" style:family="table-cell">
      <style:table-cell-properties fo:padding="0in" fo:border="none"/>
    </style:style>
    <style:style style:name="Dictionary.B321" style:family="table-cell">
      <style:table-cell-properties fo:padding="0in" fo:border="none"/>
    </style:style>
    <style:style style:name="Dictionary.C321" style:family="table-cell">
      <style:table-cell-properties fo:padding="0in" fo:border="none"/>
    </style:style>
    <style:style style:name="Dictionary.E321" style:family="table-cell">
      <style:table-cell-properties fo:padding="0in" fo:border="none"/>
    </style:style>
    <style:style style:name="Dictionary.G321" style:family="table-cell">
      <style:table-cell-properties fo:padding="0in" fo:border="none"/>
    </style:style>
    <style:style style:name="Dictionary.B322" style:family="table-cell">
      <style:table-cell-properties fo:padding="0in" fo:border="none"/>
    </style:style>
    <style:style style:name="Dictionary.B323" style:family="table-cell">
      <style:table-cell-properties fo:padding="0in" fo:border="none"/>
    </style:style>
    <style:style style:name="Dictionary.C323" style:family="table-cell">
      <style:table-cell-properties fo:padding="0in" fo:border="none"/>
    </style:style>
    <style:style style:name="Dictionary.E323" style:family="table-cell">
      <style:table-cell-properties fo:padding="0in" fo:border="none"/>
    </style:style>
    <style:style style:name="Dictionary.G323" style:family="table-cell">
      <style:table-cell-properties fo:padding="0in" fo:border="none"/>
    </style:style>
    <style:style style:name="Dictionary.B324" style:family="table-cell">
      <style:table-cell-properties fo:padding="0in" fo:border="none"/>
    </style:style>
    <style:style style:name="Dictionary.B325" style:family="table-cell">
      <style:table-cell-properties fo:padding="0in" fo:border="none"/>
    </style:style>
    <style:style style:name="Dictionary.C325" style:family="table-cell">
      <style:table-cell-properties fo:padding="0in" fo:border="none"/>
    </style:style>
    <style:style style:name="Dictionary.E325" style:family="table-cell">
      <style:table-cell-properties fo:padding="0in" fo:border="none"/>
    </style:style>
    <style:style style:name="Dictionary.G325" style:family="table-cell">
      <style:table-cell-properties fo:padding="0in" fo:border="none"/>
    </style:style>
    <style:style style:name="Dictionary.B326" style:family="table-cell">
      <style:table-cell-properties fo:padding="0in" fo:border="none"/>
    </style:style>
    <style:style style:name="Dictionary.B327" style:family="table-cell">
      <style:table-cell-properties fo:padding="0in" fo:border="none"/>
    </style:style>
    <style:style style:name="Dictionary.C327" style:family="table-cell">
      <style:table-cell-properties fo:padding="0in" fo:border="none"/>
    </style:style>
    <style:style style:name="Dictionary.E327" style:family="table-cell">
      <style:table-cell-properties fo:padding="0in" fo:border="none"/>
    </style:style>
    <style:style style:name="Dictionary.G327" style:family="table-cell">
      <style:table-cell-properties fo:padding="0in" fo:border="none"/>
    </style:style>
    <style:style style:name="Dictionary.B328" style:family="table-cell">
      <style:table-cell-properties fo:padding="0in" fo:border="none"/>
    </style:style>
    <style:style style:name="Dictionary.B329" style:family="table-cell">
      <style:table-cell-properties fo:padding="0in" fo:border="none"/>
    </style:style>
    <style:style style:name="Dictionary.C329" style:family="table-cell">
      <style:table-cell-properties fo:padding="0in" fo:border="none"/>
    </style:style>
    <style:style style:name="Dictionary.E329" style:family="table-cell">
      <style:table-cell-properties fo:padding="0in" fo:border="none"/>
    </style:style>
    <style:style style:name="Dictionary.G329" style:family="table-cell">
      <style:table-cell-properties fo:padding="0in" fo:border="none"/>
    </style:style>
    <style:style style:name="Dictionary.B330" style:family="table-cell">
      <style:table-cell-properties fo:padding="0in" fo:border="none"/>
    </style:style>
    <style:style style:name="Dictionary.B331" style:family="table-cell">
      <style:table-cell-properties fo:padding="0in" fo:border="none"/>
    </style:style>
    <style:style style:name="Dictionary.C331" style:family="table-cell">
      <style:table-cell-properties fo:padding="0in" fo:border="none"/>
    </style:style>
    <style:style style:name="Dictionary.E331" style:family="table-cell">
      <style:table-cell-properties fo:padding="0in" fo:border="none"/>
    </style:style>
    <style:style style:name="Dictionary.G331" style:family="table-cell">
      <style:table-cell-properties fo:padding="0in" fo:border="none"/>
    </style:style>
    <style:style style:name="Dictionary.B332" style:family="table-cell">
      <style:table-cell-properties fo:padding="0in" fo:border="none"/>
    </style:style>
    <style:style style:name="Dictionary.B333" style:family="table-cell">
      <style:table-cell-properties fo:padding="0in" fo:border="none"/>
    </style:style>
    <style:style style:name="Dictionary.C333" style:family="table-cell">
      <style:table-cell-properties fo:padding="0in" fo:border="none"/>
    </style:style>
    <style:style style:name="Dictionary.E333" style:family="table-cell">
      <style:table-cell-properties fo:padding="0in" fo:border="none"/>
    </style:style>
    <style:style style:name="Dictionary.G333" style:family="table-cell">
      <style:table-cell-properties fo:padding="0in" fo:border="none"/>
    </style:style>
    <style:style style:name="Dictionary.B334" style:family="table-cell">
      <style:table-cell-properties fo:padding="0in" fo:border="none"/>
    </style:style>
    <style:style style:name="Dictionary.B335" style:family="table-cell">
      <style:table-cell-properties fo:padding="0in" fo:border="none"/>
    </style:style>
    <style:style style:name="Dictionary.C335" style:family="table-cell">
      <style:table-cell-properties fo:padding="0in" fo:border="none"/>
    </style:style>
    <style:style style:name="Dictionary.E335" style:family="table-cell">
      <style:table-cell-properties fo:padding="0in" fo:border="none"/>
    </style:style>
    <style:style style:name="Dictionary.G335" style:family="table-cell">
      <style:table-cell-properties fo:padding="0in" fo:border="none"/>
    </style:style>
    <style:style style:name="Dictionary.B336" style:family="table-cell">
      <style:table-cell-properties fo:padding="0in" fo:border="none"/>
    </style:style>
    <style:style style:name="Dictionary.B337" style:family="table-cell">
      <style:table-cell-properties fo:padding="0in" fo:border="none"/>
    </style:style>
    <style:style style:name="Dictionary.C337" style:family="table-cell">
      <style:table-cell-properties fo:padding="0in" fo:border="none"/>
    </style:style>
    <style:style style:name="Dictionary.E337" style:family="table-cell">
      <style:table-cell-properties fo:padding="0in" fo:border="none"/>
    </style:style>
    <style:style style:name="Dictionary.G337" style:family="table-cell">
      <style:table-cell-properties fo:padding="0in" fo:border="none"/>
    </style:style>
    <style:style style:name="Dictionary.B338" style:family="table-cell">
      <style:table-cell-properties fo:padding="0in" fo:border="none"/>
    </style:style>
    <style:style style:name="Dictionary.B339" style:family="table-cell">
      <style:table-cell-properties fo:padding="0in" fo:border="none"/>
    </style:style>
    <style:style style:name="Dictionary.C339" style:family="table-cell">
      <style:table-cell-properties fo:padding="0in" fo:border="none"/>
    </style:style>
    <style:style style:name="Dictionary.E339" style:family="table-cell">
      <style:table-cell-properties fo:padding="0in" fo:border="none"/>
    </style:style>
    <style:style style:name="Dictionary.G339" style:family="table-cell">
      <style:table-cell-properties fo:padding="0in" fo:border="none"/>
    </style:style>
    <style:style style:name="Dictionary.B340" style:family="table-cell">
      <style:table-cell-properties fo:padding="0in" fo:border="none"/>
    </style:style>
    <style:style style:name="Dictionary.B341" style:family="table-cell">
      <style:table-cell-properties fo:padding="0in" fo:border="none"/>
    </style:style>
    <style:style style:name="Dictionary.C341" style:family="table-cell">
      <style:table-cell-properties fo:padding="0in" fo:border="none"/>
    </style:style>
    <style:style style:name="Dictionary.E341" style:family="table-cell">
      <style:table-cell-properties fo:padding="0in" fo:border="none"/>
    </style:style>
    <style:style style:name="Dictionary.G341" style:family="table-cell">
      <style:table-cell-properties fo:padding="0in" fo:border="none"/>
    </style:style>
    <style:style style:name="Dictionary.B342" style:family="table-cell">
      <style:table-cell-properties fo:padding="0in" fo:border="none"/>
    </style:style>
    <style:style style:name="Dictionary.B343" style:family="table-cell">
      <style:table-cell-properties fo:padding="0in" fo:border="none"/>
    </style:style>
    <style:style style:name="Dictionary.C343" style:family="table-cell">
      <style:table-cell-properties fo:padding="0in" fo:border="none"/>
    </style:style>
    <style:style style:name="Dictionary.E343" style:family="table-cell">
      <style:table-cell-properties fo:padding="0in" fo:border="none"/>
    </style:style>
    <style:style style:name="Dictionary.G343" style:family="table-cell">
      <style:table-cell-properties fo:padding="0in" fo:border="none"/>
    </style:style>
    <style:style style:name="Dictionary.B344" style:family="table-cell">
      <style:table-cell-properties fo:padding="0in" fo:border="none"/>
    </style:style>
    <style:style style:name="Dictionary.B345" style:family="table-cell">
      <style:table-cell-properties fo:padding="0in" fo:border="none"/>
    </style:style>
    <style:style style:name="Dictionary.C345" style:family="table-cell">
      <style:table-cell-properties fo:padding="0in" fo:border="none"/>
    </style:style>
    <style:style style:name="Dictionary.E345" style:family="table-cell">
      <style:table-cell-properties fo:padding="0in" fo:border="none"/>
    </style:style>
    <style:style style:name="Dictionary.G345" style:family="table-cell">
      <style:table-cell-properties fo:padding="0in" fo:border="none"/>
    </style:style>
    <style:style style:name="Dictionary.B346" style:family="table-cell">
      <style:table-cell-properties fo:padding="0in" fo:border="none"/>
    </style:style>
    <style:style style:name="Dictionary.B347" style:family="table-cell">
      <style:table-cell-properties fo:padding="0in" fo:border="none"/>
    </style:style>
    <style:style style:name="Dictionary.C347" style:family="table-cell">
      <style:table-cell-properties fo:padding="0in" fo:border="none"/>
    </style:style>
    <style:style style:name="Dictionary.E347" style:family="table-cell">
      <style:table-cell-properties fo:padding="0in" fo:border="none"/>
    </style:style>
    <style:style style:name="Dictionary.G347" style:family="table-cell">
      <style:table-cell-properties fo:padding="0in" fo:border="none"/>
    </style:style>
    <style:style style:name="Dictionary.B348" style:family="table-cell">
      <style:table-cell-properties fo:padding="0in" fo:border="none"/>
    </style:style>
    <style:style style:name="Dictionary.B349" style:family="table-cell">
      <style:table-cell-properties fo:padding="0in" fo:border="none"/>
    </style:style>
    <style:style style:name="Dictionary.C349" style:family="table-cell">
      <style:table-cell-properties fo:padding="0in" fo:border="none"/>
    </style:style>
    <style:style style:name="Dictionary.E349" style:family="table-cell">
      <style:table-cell-properties fo:padding="0in" fo:border="none"/>
    </style:style>
    <style:style style:name="Dictionary.G349" style:family="table-cell">
      <style:table-cell-properties fo:padding="0in" fo:border="none"/>
    </style:style>
    <style:style style:name="Dictionary.B350" style:family="table-cell">
      <style:table-cell-properties fo:padding="0in" fo:border="none"/>
    </style:style>
    <style:style style:name="Dictionary.B351" style:family="table-cell">
      <style:table-cell-properties fo:padding="0in" fo:border="none"/>
    </style:style>
    <style:style style:name="Dictionary.C351" style:family="table-cell">
      <style:table-cell-properties fo:padding="0in" fo:border="none"/>
    </style:style>
    <style:style style:name="Dictionary.E351" style:family="table-cell">
      <style:table-cell-properties fo:padding="0in" fo:border="none"/>
    </style:style>
    <style:style style:name="Dictionary.G351" style:family="table-cell">
      <style:table-cell-properties fo:padding="0in" fo:border="none"/>
    </style:style>
    <style:style style:name="Dictionary.B352" style:family="table-cell">
      <style:table-cell-properties fo:padding="0in" fo:border="none"/>
    </style:style>
    <style:style style:name="Dictionary.B353" style:family="table-cell">
      <style:table-cell-properties fo:padding="0in" fo:border="none"/>
    </style:style>
    <style:style style:name="Dictionary.C353" style:family="table-cell">
      <style:table-cell-properties fo:padding="0in" fo:border="none"/>
    </style:style>
    <style:style style:name="Dictionary.E353" style:family="table-cell">
      <style:table-cell-properties fo:padding="0in" fo:border="none"/>
    </style:style>
    <style:style style:name="Dictionary.G353" style:family="table-cell">
      <style:table-cell-properties fo:padding="0in" fo:border="none"/>
    </style:style>
    <style:style style:name="Dictionary.B354" style:family="table-cell">
      <style:table-cell-properties fo:padding="0in" fo:border="none"/>
    </style:style>
    <style:style style:name="Dictionary.B355" style:family="table-cell">
      <style:table-cell-properties fo:padding="0in" fo:border="none"/>
    </style:style>
    <style:style style:name="Dictionary.C355" style:family="table-cell">
      <style:table-cell-properties fo:padding="0in" fo:border="none"/>
    </style:style>
    <style:style style:name="Dictionary.E355" style:family="table-cell">
      <style:table-cell-properties fo:padding="0in" fo:border="none"/>
    </style:style>
    <style:style style:name="Dictionary.G355" style:family="table-cell">
      <style:table-cell-properties fo:padding="0in" fo:border="none"/>
    </style:style>
    <style:style style:name="Dictionary.B356" style:family="table-cell">
      <style:table-cell-properties fo:padding="0in" fo:border="none"/>
    </style:style>
    <style:style style:name="Dictionary.B357" style:family="table-cell">
      <style:table-cell-properties fo:padding="0in" fo:border="none"/>
    </style:style>
    <style:style style:name="Dictionary.C357" style:family="table-cell">
      <style:table-cell-properties fo:padding="0in" fo:border="none"/>
    </style:style>
    <style:style style:name="Dictionary.E357" style:family="table-cell">
      <style:table-cell-properties fo:padding="0in" fo:border="none"/>
    </style:style>
    <style:style style:name="Dictionary.G357" style:family="table-cell">
      <style:table-cell-properties fo:padding="0in" fo:border="none"/>
    </style:style>
    <style:style style:name="Dictionary.B358" style:family="table-cell">
      <style:table-cell-properties fo:padding="0in" fo:border="none"/>
    </style:style>
    <style:style style:name="Dictionary.B359" style:family="table-cell">
      <style:table-cell-properties fo:padding="0in" fo:border="none"/>
    </style:style>
    <style:style style:name="Dictionary.C359" style:family="table-cell">
      <style:table-cell-properties fo:padding="0in" fo:border="none"/>
    </style:style>
    <style:style style:name="Dictionary.E359" style:family="table-cell">
      <style:table-cell-properties fo:padding="0in" fo:border="none"/>
    </style:style>
    <style:style style:name="Dictionary.G359" style:family="table-cell">
      <style:table-cell-properties fo:padding="0in" fo:border="none"/>
    </style:style>
    <style:style style:name="Dictionary.B360" style:family="table-cell">
      <style:table-cell-properties fo:padding="0in" fo:border="none"/>
    </style:style>
    <style:style style:name="Dictionary.B361" style:family="table-cell">
      <style:table-cell-properties fo:padding="0in" fo:border="none"/>
    </style:style>
    <style:style style:name="Dictionary.C361" style:family="table-cell">
      <style:table-cell-properties fo:padding="0in" fo:border="none"/>
    </style:style>
    <style:style style:name="Dictionary.E361" style:family="table-cell">
      <style:table-cell-properties fo:padding="0in" fo:border="none"/>
    </style:style>
    <style:style style:name="Dictionary.G361" style:family="table-cell">
      <style:table-cell-properties fo:padding="0in" fo:border="none"/>
    </style:style>
    <style:style style:name="Dictionary.B362" style:family="table-cell">
      <style:table-cell-properties fo:padding="0in" fo:border="none"/>
    </style:style>
    <style:style style:name="Dictionary.B363" style:family="table-cell">
      <style:table-cell-properties fo:padding="0in" fo:border="none"/>
    </style:style>
    <style:style style:name="Dictionary.C363" style:family="table-cell">
      <style:table-cell-properties fo:padding="0in" fo:border="none"/>
    </style:style>
    <style:style style:name="Dictionary.E363" style:family="table-cell">
      <style:table-cell-properties fo:padding="0in" fo:border="none"/>
    </style:style>
    <style:style style:name="Dictionary.G363" style:family="table-cell">
      <style:table-cell-properties fo:padding="0in" fo:border="none"/>
    </style:style>
    <style:style style:name="Dictionary.B364" style:family="table-cell">
      <style:table-cell-properties fo:padding="0in" fo:border="none"/>
    </style:style>
    <style:style style:name="Dictionary.B365" style:family="table-cell">
      <style:table-cell-properties fo:padding="0in" fo:border="none"/>
    </style:style>
    <style:style style:name="Dictionary.C365" style:family="table-cell">
      <style:table-cell-properties fo:padding="0in" fo:border="none"/>
    </style:style>
    <style:style style:name="Dictionary.E365" style:family="table-cell">
      <style:table-cell-properties fo:padding="0in" fo:border="none"/>
    </style:style>
    <style:style style:name="Dictionary.G365" style:family="table-cell">
      <style:table-cell-properties fo:padding="0in" fo:border="none"/>
    </style:style>
    <style:style style:name="Dictionary.B366" style:family="table-cell">
      <style:table-cell-properties fo:padding="0in" fo:border="none"/>
    </style:style>
    <style:style style:name="Dictionary.B367" style:family="table-cell">
      <style:table-cell-properties fo:padding="0in" fo:border="none"/>
    </style:style>
    <style:style style:name="Dictionary.C367" style:family="table-cell">
      <style:table-cell-properties fo:padding="0in" fo:border="none"/>
    </style:style>
    <style:style style:name="Dictionary.E367" style:family="table-cell">
      <style:table-cell-properties fo:padding="0in" fo:border="none"/>
    </style:style>
    <style:style style:name="Dictionary.G367" style:family="table-cell">
      <style:table-cell-properties fo:padding="0in" fo:border="none"/>
    </style:style>
    <style:style style:name="Dictionary.B368" style:family="table-cell">
      <style:table-cell-properties fo:padding="0in" fo:border="none"/>
    </style:style>
    <style:style style:name="Dictionary.B369" style:family="table-cell">
      <style:table-cell-properties fo:padding="0in" fo:border="none"/>
    </style:style>
    <style:style style:name="Dictionary.C369" style:family="table-cell">
      <style:table-cell-properties fo:padding="0in" fo:border="none"/>
    </style:style>
    <style:style style:name="Dictionary.E369" style:family="table-cell">
      <style:table-cell-properties fo:padding="0in" fo:border="none"/>
    </style:style>
    <style:style style:name="Dictionary.G369" style:family="table-cell">
      <style:table-cell-properties fo:padding="0in" fo:border="none"/>
    </style:style>
    <style:style style:name="Dictionary.B370" style:family="table-cell">
      <style:table-cell-properties fo:padding="0in" fo:border="none"/>
    </style:style>
    <style:style style:name="Dictionary.B371" style:family="table-cell">
      <style:table-cell-properties fo:padding="0in" fo:border="none"/>
    </style:style>
    <style:style style:name="Dictionary.C371" style:family="table-cell">
      <style:table-cell-properties fo:padding="0in" fo:border="none"/>
    </style:style>
    <style:style style:name="Dictionary.E371" style:family="table-cell">
      <style:table-cell-properties fo:padding="0in" fo:border="none"/>
    </style:style>
    <style:style style:name="Dictionary.G371" style:family="table-cell">
      <style:table-cell-properties fo:padding="0in" fo:border="none"/>
    </style:style>
    <style:style style:name="Dictionary.B372" style:family="table-cell">
      <style:table-cell-properties fo:padding="0in" fo:border="none"/>
    </style:style>
    <style:style style:name="Dictionary.B373" style:family="table-cell">
      <style:table-cell-properties fo:padding="0in" fo:border="none"/>
    </style:style>
    <style:style style:name="Dictionary.C373" style:family="table-cell">
      <style:table-cell-properties fo:padding="0in" fo:border="none"/>
    </style:style>
    <style:style style:name="Dictionary.E373" style:family="table-cell">
      <style:table-cell-properties fo:padding="0in" fo:border="none"/>
    </style:style>
    <style:style style:name="Dictionary.G373" style:family="table-cell">
      <style:table-cell-properties fo:padding="0in" fo:border="none"/>
    </style:style>
    <style:style style:name="Dictionary.B374" style:family="table-cell">
      <style:table-cell-properties fo:padding="0in" fo:border="none"/>
    </style:style>
    <style:style style:name="Dictionary.B375" style:family="table-cell">
      <style:table-cell-properties fo:padding="0in" fo:border="none"/>
    </style:style>
    <style:style style:name="Dictionary.C375" style:family="table-cell">
      <style:table-cell-properties fo:padding="0in" fo:border="none"/>
    </style:style>
    <style:style style:name="Dictionary.E375" style:family="table-cell">
      <style:table-cell-properties fo:padding="0in" fo:border="none"/>
    </style:style>
    <style:style style:name="Dictionary.G375" style:family="table-cell">
      <style:table-cell-properties fo:padding="0in" fo:border="none"/>
    </style:style>
    <style:style style:name="Dictionary.B376" style:family="table-cell">
      <style:table-cell-properties fo:padding="0in" fo:border="none"/>
    </style:style>
    <style:style style:name="Dictionary.B377" style:family="table-cell">
      <style:table-cell-properties fo:padding="0in" fo:border="none"/>
    </style:style>
    <style:style style:name="Dictionary.C377" style:family="table-cell">
      <style:table-cell-properties fo:padding="0in" fo:border="none"/>
    </style:style>
    <style:style style:name="Dictionary.E377" style:family="table-cell">
      <style:table-cell-properties fo:padding="0in" fo:border="none"/>
    </style:style>
    <style:style style:name="Dictionary.G377" style:family="table-cell">
      <style:table-cell-properties fo:padding="0in" fo:border="none"/>
    </style:style>
    <style:style style:name="Dictionary.B378" style:family="table-cell">
      <style:table-cell-properties fo:padding="0in" fo:border="none"/>
    </style:style>
    <style:style style:name="Dictionary.B379" style:family="table-cell">
      <style:table-cell-properties fo:padding="0in" fo:border="none"/>
    </style:style>
    <style:style style:name="Dictionary.C379" style:family="table-cell">
      <style:table-cell-properties fo:padding="0in" fo:border="none"/>
    </style:style>
    <style:style style:name="Dictionary.E379" style:family="table-cell">
      <style:table-cell-properties fo:padding="0in" fo:border="none"/>
    </style:style>
    <style:style style:name="Dictionary.G379" style:family="table-cell">
      <style:table-cell-properties fo:padding="0in" fo:border="none"/>
    </style:style>
    <style:style style:name="Dictionary.B380" style:family="table-cell">
      <style:table-cell-properties fo:padding="0in" fo:border="none"/>
    </style:style>
    <style:style style:name="Dictionary.B381" style:family="table-cell">
      <style:table-cell-properties fo:padding="0in" fo:border="none"/>
    </style:style>
    <style:style style:name="Dictionary.C381" style:family="table-cell">
      <style:table-cell-properties fo:padding="0in" fo:border="none"/>
    </style:style>
    <style:style style:name="Dictionary.E381" style:family="table-cell">
      <style:table-cell-properties fo:padding="0in" fo:border="none"/>
    </style:style>
    <style:style style:name="Dictionary.G381" style:family="table-cell">
      <style:table-cell-properties fo:padding="0in" fo:border="none"/>
    </style:style>
    <style:style style:name="Dictionary.B382" style:family="table-cell">
      <style:table-cell-properties fo:padding="0in" fo:border="none"/>
    </style:style>
    <style:style style:name="Dictionary.B383" style:family="table-cell">
      <style:table-cell-properties fo:padding="0in" fo:border="none"/>
    </style:style>
    <style:style style:name="Dictionary.C383" style:family="table-cell">
      <style:table-cell-properties fo:padding="0in" fo:border="none"/>
    </style:style>
    <style:style style:name="Dictionary.E383" style:family="table-cell">
      <style:table-cell-properties fo:padding="0in" fo:border="none"/>
    </style:style>
    <style:style style:name="Dictionary.G383" style:family="table-cell">
      <style:table-cell-properties fo:padding="0in" fo:border="none"/>
    </style:style>
    <style:style style:name="Dictionary.B384" style:family="table-cell">
      <style:table-cell-properties fo:padding="0in" fo:border="none"/>
    </style:style>
    <style:style style:name="Dictionary.B385" style:family="table-cell">
      <style:table-cell-properties fo:padding="0in" fo:border="none"/>
    </style:style>
    <style:style style:name="Dictionary.C385" style:family="table-cell">
      <style:table-cell-properties fo:padding="0in" fo:border="none"/>
    </style:style>
    <style:style style:name="Dictionary.E385" style:family="table-cell">
      <style:table-cell-properties fo:padding="0in" fo:border="none"/>
    </style:style>
    <style:style style:name="Dictionary.G385" style:family="table-cell">
      <style:table-cell-properties fo:padding="0in" fo:border="none"/>
    </style:style>
    <style:style style:name="Dictionary.B386" style:family="table-cell">
      <style:table-cell-properties fo:padding="0in" fo:border="none"/>
    </style:style>
    <style:style style:name="Dictionary.B387" style:family="table-cell">
      <style:table-cell-properties fo:padding="0in" fo:border="none"/>
    </style:style>
    <style:style style:name="Dictionary.C387" style:family="table-cell">
      <style:table-cell-properties fo:padding="0in" fo:border="none"/>
    </style:style>
    <style:style style:name="Dictionary.E387" style:family="table-cell">
      <style:table-cell-properties fo:padding="0in" fo:border="none"/>
    </style:style>
    <style:style style:name="Dictionary.G387" style:family="table-cell">
      <style:table-cell-properties fo:padding="0in" fo:border="none"/>
    </style:style>
    <style:style style:name="Dictionary.B388" style:family="table-cell">
      <style:table-cell-properties fo:padding="0in" fo:border="none"/>
    </style:style>
    <style:style style:name="Dictionary.B389" style:family="table-cell">
      <style:table-cell-properties fo:padding="0in" fo:border="none"/>
    </style:style>
    <style:style style:name="Dictionary.C389" style:family="table-cell">
      <style:table-cell-properties fo:padding="0in" fo:border="none"/>
    </style:style>
    <style:style style:name="Dictionary.E389" style:family="table-cell">
      <style:table-cell-properties fo:padding="0in" fo:border="none"/>
    </style:style>
    <style:style style:name="Dictionary.G389" style:family="table-cell">
      <style:table-cell-properties fo:padding="0in" fo:border="none"/>
    </style:style>
    <style:style style:name="Dictionary.B390" style:family="table-cell">
      <style:table-cell-properties fo:padding="0in" fo:border="none"/>
    </style:style>
    <style:style style:name="Dictionary.B391" style:family="table-cell">
      <style:table-cell-properties fo:padding="0in" fo:border="none"/>
    </style:style>
    <style:style style:name="Dictionary.C391" style:family="table-cell">
      <style:table-cell-properties fo:padding="0in" fo:border="none"/>
    </style:style>
    <style:style style:name="Dictionary.E391" style:family="table-cell">
      <style:table-cell-properties fo:padding="0in" fo:border="none"/>
    </style:style>
    <style:style style:name="Dictionary.G391" style:family="table-cell">
      <style:table-cell-properties fo:padding="0in" fo:border="none"/>
    </style:style>
    <style:style style:name="Dictionary.B392" style:family="table-cell">
      <style:table-cell-properties fo:padding="0in" fo:border="none"/>
    </style:style>
    <style:style style:name="Dictionary.B393" style:family="table-cell">
      <style:table-cell-properties fo:padding="0in" fo:border="none"/>
    </style:style>
    <style:style style:name="Dictionary.C393" style:family="table-cell">
      <style:table-cell-properties fo:padding="0in" fo:border="none"/>
    </style:style>
    <style:style style:name="Dictionary.E393" style:family="table-cell">
      <style:table-cell-properties fo:padding="0in" fo:border="none"/>
    </style:style>
    <style:style style:name="Dictionary.G393" style:family="table-cell">
      <style:table-cell-properties fo:padding="0in" fo:border="none"/>
    </style:style>
    <style:style style:name="Dictionary.B394" style:family="table-cell">
      <style:table-cell-properties fo:padding="0in" fo:border="none"/>
    </style:style>
    <style:style style:name="Dictionary.B395" style:family="table-cell">
      <style:table-cell-properties fo:padding="0in" fo:border="none"/>
    </style:style>
    <style:style style:name="Dictionary.C395" style:family="table-cell">
      <style:table-cell-properties fo:padding="0in" fo:border="none"/>
    </style:style>
    <style:style style:name="Dictionary.E395" style:family="table-cell">
      <style:table-cell-properties fo:padding="0in" fo:border="none"/>
    </style:style>
    <style:style style:name="Dictionary.G395" style:family="table-cell">
      <style:table-cell-properties fo:padding="0in" fo:border="none"/>
    </style:style>
    <style:style style:name="Dictionary.B396" style:family="table-cell">
      <style:table-cell-properties fo:padding="0in" fo:border="none"/>
    </style:style>
    <style:style style:name="Dictionary.B397" style:family="table-cell">
      <style:table-cell-properties fo:padding="0in" fo:border="none"/>
    </style:style>
    <style:style style:name="Dictionary.C397" style:family="table-cell">
      <style:table-cell-properties fo:padding="0in" fo:border="none"/>
    </style:style>
    <style:style style:name="Dictionary.E397" style:family="table-cell">
      <style:table-cell-properties fo:padding="0in" fo:border="none"/>
    </style:style>
    <style:style style:name="Dictionary.G397" style:family="table-cell">
      <style:table-cell-properties fo:padding="0in" fo:border="none"/>
    </style:style>
    <style:style style:name="Dictionary.B398" style:family="table-cell">
      <style:table-cell-properties fo:padding="0in" fo:border="none"/>
    </style:style>
    <style:style style:name="Dictionary.B399" style:family="table-cell">
      <style:table-cell-properties fo:padding="0in" fo:border="none"/>
    </style:style>
    <style:style style:name="Dictionary.C399" style:family="table-cell">
      <style:table-cell-properties fo:padding="0in" fo:border="none"/>
    </style:style>
    <style:style style:name="Dictionary.E399" style:family="table-cell">
      <style:table-cell-properties fo:padding="0in" fo:border="none"/>
    </style:style>
    <style:style style:name="Dictionary.G399" style:family="table-cell">
      <style:table-cell-properties fo:padding="0in" fo:border="none"/>
    </style:style>
    <style:style style:name="Dictionary.B400" style:family="table-cell">
      <style:table-cell-properties fo:padding="0in" fo:border="none"/>
    </style:style>
    <style:style style:name="Dictionary.B401" style:family="table-cell">
      <style:table-cell-properties fo:padding="0in" fo:border="none"/>
    </style:style>
    <style:style style:name="Dictionary.C401" style:family="table-cell">
      <style:table-cell-properties fo:padding="0in" fo:border="none"/>
    </style:style>
    <style:style style:name="Dictionary.E401" style:family="table-cell">
      <style:table-cell-properties fo:padding="0in" fo:border="none"/>
    </style:style>
    <style:style style:name="Dictionary.G401" style:family="table-cell">
      <style:table-cell-properties fo:padding="0in" fo:border="none"/>
    </style:style>
    <style:style style:name="Dictionary.B402" style:family="table-cell">
      <style:table-cell-properties fo:padding="0in" fo:border="none"/>
    </style:style>
    <style:style style:name="Dictionary.B403" style:family="table-cell">
      <style:table-cell-properties fo:padding="0in" fo:border="none"/>
    </style:style>
    <style:style style:name="Dictionary.C403" style:family="table-cell">
      <style:table-cell-properties fo:padding="0in" fo:border="none"/>
    </style:style>
    <style:style style:name="Dictionary.E403" style:family="table-cell">
      <style:table-cell-properties fo:padding="0in" fo:border="none"/>
    </style:style>
    <style:style style:name="Dictionary.G403" style:family="table-cell">
      <style:table-cell-properties fo:padding="0in" fo:border="none"/>
    </style:style>
    <style:style style:name="Dictionary.B404" style:family="table-cell">
      <style:table-cell-properties fo:padding="0in" fo:border="none"/>
    </style:style>
    <style:style style:name="Dictionary.B405" style:family="table-cell">
      <style:table-cell-properties fo:padding="0in" fo:border="none"/>
    </style:style>
    <style:style style:name="Dictionary.C405" style:family="table-cell">
      <style:table-cell-properties fo:padding="0in" fo:border="none"/>
    </style:style>
    <style:style style:name="Dictionary.E405" style:family="table-cell">
      <style:table-cell-properties fo:padding="0in" fo:border="none"/>
    </style:style>
    <style:style style:name="Dictionary.G405" style:family="table-cell">
      <style:table-cell-properties fo:padding="0in" fo:border="none"/>
    </style:style>
    <style:style style:name="Dictionary.B406" style:family="table-cell">
      <style:table-cell-properties fo:padding="0in" fo:border="none"/>
    </style:style>
    <style:style style:name="Dictionary.B407" style:family="table-cell">
      <style:table-cell-properties fo:padding="0in" fo:border="none"/>
    </style:style>
    <style:style style:name="Dictionary.C407" style:family="table-cell">
      <style:table-cell-properties fo:padding="0in" fo:border="none"/>
    </style:style>
    <style:style style:name="Dictionary.E407" style:family="table-cell">
      <style:table-cell-properties fo:padding="0in" fo:border="none"/>
    </style:style>
    <style:style style:name="Dictionary.G407" style:family="table-cell">
      <style:table-cell-properties fo:padding="0in" fo:border="none"/>
    </style:style>
    <style:style style:name="Dictionary.B408" style:family="table-cell">
      <style:table-cell-properties fo:padding="0in" fo:border="none"/>
    </style:style>
    <style:style style:name="Dictionary.B409" style:family="table-cell">
      <style:table-cell-properties fo:padding="0in" fo:border="none"/>
    </style:style>
    <style:style style:name="Dictionary.C409" style:family="table-cell">
      <style:table-cell-properties fo:padding="0in" fo:border="none"/>
    </style:style>
    <style:style style:name="Dictionary.E409" style:family="table-cell">
      <style:table-cell-properties fo:padding="0in" fo:border="none"/>
    </style:style>
    <style:style style:name="Dictionary.G409" style:family="table-cell">
      <style:table-cell-properties fo:padding="0in" fo:border="none"/>
    </style:style>
    <style:style style:name="Dictionary.B410" style:family="table-cell">
      <style:table-cell-properties fo:padding="0in" fo:border="none"/>
    </style:style>
    <style:style style:name="Dictionary.B411" style:family="table-cell">
      <style:table-cell-properties fo:padding="0in" fo:border="none"/>
    </style:style>
    <style:style style:name="Dictionary.C411" style:family="table-cell">
      <style:table-cell-properties fo:padding="0in" fo:border="none"/>
    </style:style>
    <style:style style:name="Dictionary.E411" style:family="table-cell">
      <style:table-cell-properties fo:padding="0in" fo:border="none"/>
    </style:style>
    <style:style style:name="Dictionary.G411" style:family="table-cell">
      <style:table-cell-properties fo:padding="0in" fo:border="none"/>
    </style:style>
    <style:style style:name="Dictionary.B412" style:family="table-cell">
      <style:table-cell-properties fo:padding="0in" fo:border="none"/>
    </style:style>
    <style:style style:name="Dictionary.B413" style:family="table-cell">
      <style:table-cell-properties fo:padding="0in" fo:border="none"/>
    </style:style>
    <style:style style:name="Dictionary.C413" style:family="table-cell">
      <style:table-cell-properties fo:padding="0in" fo:border="none"/>
    </style:style>
    <style:style style:name="Dictionary.E413" style:family="table-cell">
      <style:table-cell-properties fo:padding="0in" fo:border="none"/>
    </style:style>
    <style:style style:name="Dictionary.G413" style:family="table-cell">
      <style:table-cell-properties fo:padding="0in" fo:border="none"/>
    </style:style>
    <style:style style:name="Dictionary.B414" style:family="table-cell">
      <style:table-cell-properties fo:padding="0in" fo:border="none"/>
    </style:style>
    <style:style style:name="Dictionary.B415" style:family="table-cell">
      <style:table-cell-properties fo:padding="0in" fo:border="none"/>
    </style:style>
    <style:style style:name="Dictionary.C415" style:family="table-cell">
      <style:table-cell-properties fo:padding="0in" fo:border="none"/>
    </style:style>
    <style:style style:name="Dictionary.E415" style:family="table-cell">
      <style:table-cell-properties fo:padding="0in" fo:border="none"/>
    </style:style>
    <style:style style:name="Dictionary.G415" style:family="table-cell">
      <style:table-cell-properties fo:padding="0in" fo:border="none"/>
    </style:style>
    <style:style style:name="Dictionary.B416" style:family="table-cell">
      <style:table-cell-properties fo:padding="0in" fo:border="none"/>
    </style:style>
    <style:style style:name="Dictionary.B417" style:family="table-cell">
      <style:table-cell-properties fo:padding="0in" fo:border="none"/>
    </style:style>
    <style:style style:name="Dictionary.C417" style:family="table-cell">
      <style:table-cell-properties fo:padding="0in" fo:border="none"/>
    </style:style>
    <style:style style:name="Dictionary.E417" style:family="table-cell">
      <style:table-cell-properties fo:padding="0in" fo:border="none"/>
    </style:style>
    <style:style style:name="Dictionary.G417" style:family="table-cell">
      <style:table-cell-properties fo:padding="0in" fo:border="none"/>
    </style:style>
    <style:style style:name="Dictionary.B418" style:family="table-cell">
      <style:table-cell-properties fo:padding="0in" fo:border="none"/>
    </style:style>
    <style:style style:name="Dictionary.B419" style:family="table-cell">
      <style:table-cell-properties fo:padding="0in" fo:border="none"/>
    </style:style>
    <style:style style:name="Dictionary.C419" style:family="table-cell">
      <style:table-cell-properties fo:padding="0in" fo:border="none"/>
    </style:style>
    <style:style style:name="Dictionary.E419" style:family="table-cell">
      <style:table-cell-properties fo:padding="0in" fo:border="none"/>
    </style:style>
    <style:style style:name="Dictionary.G419" style:family="table-cell">
      <style:table-cell-properties fo:padding="0in" fo:border="none"/>
    </style:style>
    <style:style style:name="Dictionary.B420" style:family="table-cell">
      <style:table-cell-properties fo:padding="0in" fo:border="none"/>
    </style:style>
    <style:style style:name="Dictionary.B421" style:family="table-cell">
      <style:table-cell-properties fo:padding="0in" fo:border="none"/>
    </style:style>
    <style:style style:name="Dictionary.C421" style:family="table-cell">
      <style:table-cell-properties fo:padding="0in" fo:border="none"/>
    </style:style>
    <style:style style:name="Dictionary.E421" style:family="table-cell">
      <style:table-cell-properties fo:padding="0in" fo:border="none"/>
    </style:style>
    <style:style style:name="Dictionary.G421" style:family="table-cell">
      <style:table-cell-properties fo:padding="0in" fo:border="none"/>
    </style:style>
    <style:style style:name="Dictionary.B422" style:family="table-cell">
      <style:table-cell-properties fo:padding="0in" fo:border="none"/>
    </style:style>
    <style:style style:name="Dictionary.B423" style:family="table-cell">
      <style:table-cell-properties fo:padding="0in" fo:border="none"/>
    </style:style>
    <style:style style:name="Dictionary.C423" style:family="table-cell">
      <style:table-cell-properties fo:padding="0in" fo:border="none"/>
    </style:style>
    <style:style style:name="Dictionary.E423" style:family="table-cell">
      <style:table-cell-properties fo:padding="0in" fo:border="none"/>
    </style:style>
    <style:style style:name="Dictionary.G423" style:family="table-cell">
      <style:table-cell-properties fo:padding="0in" fo:border="none"/>
    </style:style>
    <style:style style:name="Dictionary.B424" style:family="table-cell">
      <style:table-cell-properties fo:padding="0in" fo:border="none"/>
    </style:style>
    <style:style style:name="Dictionary.B425" style:family="table-cell">
      <style:table-cell-properties fo:padding="0in" fo:border="none"/>
    </style:style>
    <style:style style:name="Dictionary.C425" style:family="table-cell">
      <style:table-cell-properties fo:padding="0in" fo:border="none"/>
    </style:style>
    <style:style style:name="Dictionary.E425" style:family="table-cell">
      <style:table-cell-properties fo:padding="0in" fo:border="none"/>
    </style:style>
    <style:style style:name="Dictionary.G425" style:family="table-cell">
      <style:table-cell-properties fo:padding="0in" fo:border="none"/>
    </style:style>
    <style:style style:name="Dictionary.B426" style:family="table-cell">
      <style:table-cell-properties fo:padding="0in" fo:border="none"/>
    </style:style>
    <style:style style:name="Dictionary.B427" style:family="table-cell">
      <style:table-cell-properties fo:padding="0in" fo:border="none"/>
    </style:style>
    <style:style style:name="Dictionary.C427" style:family="table-cell">
      <style:table-cell-properties fo:padding="0in" fo:border="none"/>
    </style:style>
    <style:style style:name="Dictionary.E427" style:family="table-cell">
      <style:table-cell-properties fo:padding="0in" fo:border="none"/>
    </style:style>
    <style:style style:name="Dictionary.G427" style:family="table-cell">
      <style:table-cell-properties fo:padding="0in" fo:border="none"/>
    </style:style>
    <style:style style:name="Dictionary.B428" style:family="table-cell">
      <style:table-cell-properties fo:padding="0in" fo:border="none"/>
    </style:style>
    <style:style style:name="Dictionary.B429" style:family="table-cell">
      <style:table-cell-properties fo:padding="0in" fo:border="none"/>
    </style:style>
    <style:style style:name="Dictionary.C429" style:family="table-cell">
      <style:table-cell-properties fo:padding="0in" fo:border="none"/>
    </style:style>
    <style:style style:name="Dictionary.E429" style:family="table-cell">
      <style:table-cell-properties fo:padding="0in" fo:border="none"/>
    </style:style>
    <style:style style:name="Dictionary.G429" style:family="table-cell">
      <style:table-cell-properties fo:padding="0in" fo:border="none"/>
    </style:style>
    <style:style style:name="Dictionary.B430" style:family="table-cell">
      <style:table-cell-properties fo:padding="0in" fo:border="none"/>
    </style:style>
    <style:style style:name="Dictionary.B431" style:family="table-cell">
      <style:table-cell-properties fo:padding="0in" fo:border="none"/>
    </style:style>
    <style:style style:name="Dictionary.C431" style:family="table-cell">
      <style:table-cell-properties fo:padding="0in" fo:border="none"/>
    </style:style>
    <style:style style:name="Dictionary.E431" style:family="table-cell">
      <style:table-cell-properties fo:padding="0in" fo:border="none"/>
    </style:style>
    <style:style style:name="Dictionary.G431" style:family="table-cell">
      <style:table-cell-properties fo:padding="0in" fo:border="none"/>
    </style:style>
    <style:style style:name="Dictionary.B432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9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18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/>
    </style:style>
    <style:style style:name="P19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Verdana" fo:font-size="9pt" style:font-size-asian="14pt" style:font-size-complex="14pt"/>
    </style:style>
    <style:style style:name="P2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 fo:font-weight="normal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 fo:font-weight="normal"/>
    </style:style>
    <style:style style:name="P2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/>
    </style:style>
    <style:style style:name="P23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2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25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bold" style:font-size-asian="14pt" style:font-size-complex="14pt"/>
    </style:style>
    <style:style style:name="P26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/>
    </style:style>
    <style:style style:name="P29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/>
    </style:style>
    <style:style style:name="P30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/>
    </style:style>
    <style:style style:name="P3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/>
    </style:style>
    <style:style style:name="P3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</style:style>
    <style:style style:name="P35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</style:style>
    <style:style style:name="P36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7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8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</style:style>
    <style:style style:name="P39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</style:style>
    <style:style style:name="P40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41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</style:style>
    <style:style style:name="P42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43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44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45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4pt" style:font-weight-asian="bold" style:font-size-complex="14pt" style:font-weight-complex="bold"/>
    </style:style>
    <style:style style:name="P46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P47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P48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weight-asian="normal" style:font-size-complex="14pt" style:font-weight-complex="normal"/>
    </style:style>
    <style:style style:name="P49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P50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2.25pt" style:font-size-complex="14pt"/>
    </style:style>
    <style:style style:name="P51" style:family="paragraph" style:parent-style-name="Heading_20_2">
      <style:paragraph-properties fo:line-height="150%"/>
      <style:text-properties fo:font-variant="normal" fo:text-transform="none" fo:color="#000000" style:font-name="Verdana" fo:letter-spacing="normal" fo:font-style="normal" fo:font-weight="normal"/>
    </style:style>
    <style:style style:name="P52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normal" style:font-size-asian="14pt" style:font-size-complex="14pt"/>
    </style:style>
    <style:style style:name="P53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bold" style:font-size-asian="14pt" style:font-size-complex="14pt"/>
    </style:style>
    <style:style style:name="P54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55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Heading_20_2">
      <style:paragraph-properties fo:line-height="150%"/>
      <style:text-properties style:font-name="Verdana" fo:font-size="14pt" fo:font-weight="normal"/>
    </style:style>
    <style:style style:name="P57" style:family="paragraph" style:parent-style-name="Heading_20_2">
      <style:paragraph-properties fo:line-height="150%"/>
    </style:style>
    <style:style style:name="T1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" style:family="text">
      <style:text-properties fo:text-transform="uppercase" fo:font-size="14pt" fo:language="uk" fo:country="UA" style:font-size-asian="14pt"/>
    </style:style>
    <style:style style:name="T3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style:font-name="Times New Roman" fo:language="uk" fo:country="UA" fo:font-weight="bold" style:font-weight-asian="bold"/>
    </style:style>
    <style:style style:name="T5" style:family="text">
      <style:text-properties fo:text-transform="uppercase" style:font-name="Times New Roman" fo:language="uk" fo:country="UA" fo:font-weight="bold" style:font-weight-asian="bold" style:font-style-complex="italic" style:font-weight-complex="bold"/>
    </style:style>
    <style:style style:name="T6" style:family="text">
      <style:text-properties fo:text-transform="uppercase" style:font-name="Times New Roman" fo:language="uk" fo:country="UA" fo:font-weight="bold" style:font-weight-asian="bold" style:font-weight-complex="bold"/>
    </style:style>
    <style:style style:name="T7" style:family="text">
      <style:text-properties fo:text-transform="uppercase" style:font-name="Times New Roman" fo:language="uk" fo:country="UA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text-transform="uppercase" style:font-name="Times New Roman" fo:language="uk" fo:country="UA" fo:font-style="normal" fo:font-weight="bold" style:font-style-asian="normal" style:font-weight-asian="bold" style:font-style-complex="italic" style:font-weight-complex="bold"/>
    </style:style>
    <style:style style:name="T9" style:family="text">
      <style:text-properties fo:text-transform="uppercase" style:font-name="Times New Roman" fo:language="uk" fo:country="UA" fo:font-style="normal" style:font-style-asian="normal" style:font-style-complex="italic"/>
    </style:style>
    <style:style style:name="T10" style:family="text">
      <style:text-properties fo:text-transform="uppercase" style:font-name="Times New Roman" fo:language="uk" fo:country="UA" style:font-weight-asian="bold"/>
    </style:style>
    <style:style style:name="T11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12" style:family="text">
      <style:text-properties fo:text-transform="uppercase" fo:language="uk" fo:country="UA"/>
    </style:style>
    <style:style style:name="T13" style:family="text">
      <style:text-properties fo:text-transform="uppercase" fo:language="uk" fo:country="UA" fo:font-weight="bold" style:font-weight-asian="bold"/>
    </style:style>
    <style:style style:name="T1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15" style:family="text">
      <style:text-properties fo:text-transform="uppercase" fo:language="uk" fo:country="UA" fo:font-weight="bold" style:font-weight-asian="bold" style:font-weight-complex="bold"/>
    </style:style>
    <style:style style:name="T16" style:family="text">
      <style:text-properties fo:text-transform="uppercase" fo:language="uk" fo:country="UA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8" style:family="text">
      <style:text-properties fo:text-transform="uppercase" fo:language="uk" fo:country="UA" fo:font-style="normal" style:font-style-asian="normal" style:font-style-complex="italic"/>
    </style:style>
    <style:style style:name="T19" style:family="text">
      <style:text-properties fo:text-transform="uppercase" fo:language="uk" fo:country="UA" style:font-weight-complex="normal"/>
    </style:style>
    <style:style style:name="T20" style:family="text">
      <style:text-properties fo:text-transform="uppercase"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1" style:family="text">
      <style:text-properties fo:text-transform="uppercase" fo:language="ru" fo:country="RU" fo:font-weight="bold" style:font-weight-asian="bold"/>
    </style:style>
    <style:style style:name="T22" style:family="text">
      <style:text-properties fo:font-size="14pt" fo:language="uk" fo:country="UA" style:font-size-asian="14pt"/>
    </style:style>
    <style:style style:name="T23" style:family="text">
      <style:text-properties fo:font-size="14pt" fo:language="uk" fo:country="UA" style:font-size-asian="14pt" style:font-style-complex="italic"/>
    </style:style>
    <style:style style:name="T24" style:family="text">
      <style:text-properties fo:font-size="14pt" fo:language="uk" fo:country="UA" fo:font-style="italic" style:font-size-asian="14pt" style:font-style-asian="italic"/>
    </style:style>
    <style:style style:name="T25" style:family="text">
      <style:text-properties fo:font-size="14pt" fo:language="uk" fo:country="UA" fo:font-style="italic" style:font-size-asian="14pt" style:font-style-asian="italic" style:font-style-complex="italic"/>
    </style:style>
    <style:style style:name="T26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27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8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29" style:family="text">
      <style:text-properties fo:font-size="14pt" fo:language="uk" fo:country="UA" fo:font-weight="bold" style:font-size-asian="14pt" style:font-weight-asian="bold"/>
    </style:style>
    <style:style style:name="T30" style:family="text">
      <style:text-properties fo:font-size="14pt" fo:language="uk" fo:country="UA" fo:font-weight="bold" style:font-size-asian="14pt" style:font-weight-asian="bold" style:font-weight-complex="bold"/>
    </style:style>
    <style:style style:name="T31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32" style:family="text">
      <style:text-properties fo:font-size="14pt" fo:language="uk" fo:country="UA" fo:font-weight="normal" style:font-size-asian="14pt" style:font-weight-asian="normal" style:font-weight-complex="normal"/>
    </style:style>
    <style:style style:name="T33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34" style:family="text">
      <style:text-properties fo:font-size="14pt" fo:language="uk" fo:country="UA" fo:font-style="normal" style:font-size-asian="14pt" style:font-style-asian="normal" style:font-style-complex="normal"/>
    </style:style>
    <style:style style:name="T35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36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37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38" style:family="text">
      <style:text-properties fo:font-size="14pt" fo:language="en" fo:country="US" fo:font-style="italic" style:font-size-asian="14pt" style:font-style-asian="italic"/>
    </style:style>
    <style:style style:name="T39" style:family="text">
      <style:text-properties fo:font-size="14pt" fo:language="en" fo:country="US" fo:font-style="normal" style:font-size-asian="14pt" style:font-style-asian="normal" style:font-style-complex="normal"/>
    </style:style>
    <style:style style:name="T40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41" style:family="text">
      <style:text-properties fo:font-size="14pt" style:font-size-asian="14pt"/>
    </style:style>
    <style:style style:name="T42" style:family="text">
      <style:text-properties fo:font-size="14pt" fo:language="ru" fo:country="RU" fo:font-style="italic" style:font-size-asian="14pt" style:font-style-asian="italic" style:font-style-complex="italic"/>
    </style:style>
    <style:style style:name="T43" style:family="text">
      <style:text-properties fo:font-size="14pt" fo:language="ru" fo:country="RU" style:font-size-asian="14pt"/>
    </style:style>
    <style:style style:name="T44" style:family="text">
      <style:text-properties fo:font-size="14pt" fo:language="ru" fo:country="RU" style:font-size-asian="14pt" style:font-style-complex="italic"/>
    </style:style>
    <style:style style:name="T45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46" style:family="text">
      <style:text-properties fo:language="uk" fo:country="UA"/>
    </style:style>
    <style:style style:name="T47" style:family="text">
      <style:text-properties fo:language="uk" fo:country="UA" fo:font-style="italic" style:font-style-asian="italic"/>
    </style:style>
    <style:style style:name="T48" style:family="text">
      <style:text-properties fo:language="uk" fo:country="UA" fo:font-style="italic" style:font-style-asian="italic" style:font-style-complex="italic"/>
    </style:style>
    <style:style style:name="T49" style:family="text">
      <style:text-properties fo:language="uk" fo:country="UA" fo:font-style="italic" fo:font-weight="bold" style:font-style-asian="italic" style:font-weight-asian="bold"/>
    </style:style>
    <style:style style:name="T50" style:family="text">
      <style:text-properties fo:language="uk" fo:country="UA" fo:font-style="italic" fo:font-weight="bold" style:font-style-asian="italic" style:font-weight-asian="bold" style:font-weight-complex="bold"/>
    </style:style>
    <style:style style:name="T51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54" style:family="text">
      <style:text-properties fo:language="uk" fo:country="UA" style:font-style-complex="italic"/>
    </style:style>
    <style:style style:name="T55" style:family="text">
      <style:text-properties fo:language="uk" fo:country="UA" fo:font-weight="bold" style:font-weight-asian="bold"/>
    </style:style>
    <style:style style:name="T56" style:family="text">
      <style:text-properties fo:language="uk" fo:country="UA" fo:font-weight="bold" style:font-weight-asian="bold" style:font-style-complex="italic" style:font-weight-complex="bold"/>
    </style:style>
    <style:style style:name="T57" style:family="text">
      <style:text-properties fo:language="uk" fo:country="UA" fo:font-weight="bold" style:font-weight-asian="bold" style:font-weight-complex="bold"/>
    </style:style>
    <style:style style:name="T58" style:family="text">
      <style:text-properties fo:language="uk" fo:country="UA" fo:font-style="normal" style:font-style-asian="normal" style:font-style-complex="normal"/>
    </style:style>
    <style:style style:name="T59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60" style:family="text">
      <style:text-properties fo:language="uk" fo:country="UA" fo:font-weight="normal" style:font-weight-asian="normal" style:font-weight-complex="normal"/>
    </style:style>
    <style:style style:name="T61" style:family="text">
      <style:text-properties fo:language="uk" fo:country="UA" fo:font-weight="normal" style:font-weight-asian="normal" style:font-style-complex="italic" style:font-weight-complex="normal"/>
    </style:style>
    <style:style style:name="T62" style:family="text">
      <style:text-properties fo:font-variant="normal" fo:text-transform="none" fo:color="#000000" fo:letter-spacing="normal" fo:font-style="normal"/>
    </style:style>
    <style:style style:name="T63" style:family="text">
      <style:text-properties fo:font-variant="normal" fo:text-transform="none" fo:color="#000000" fo:letter-spacing="normal" fo:font-style="normal" fo:font-weight="normal"/>
    </style:style>
    <style:style style:name="T64" style:family="text">
      <style:text-properties fo:font-variant="normal" fo:text-transform="none" fo:color="#000000" fo:letter-spacing="normal" fo:font-style="normal" fo:font-weight="bold"/>
    </style:style>
    <style:style style:name="T65" style:family="text">
      <style:text-properties fo:font-variant="normal" fo:text-transform="none" fo:color="#000000" fo:letter-spacing="normal" fo:font-style="normal" fo:font-weight="bold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67" style:family="text">
      <style:text-properties fo:font-variant="normal" fo:text-transform="none" fo:color="#000000" fo:letter-spacing="normal" fo:font-style="italic"/>
    </style:style>
    <style:style style:name="T68" style:family="text">
      <style:text-properties fo:font-variant="normal" fo:text-transform="none" fo:color="#000000" fo:letter-spacing="normal" fo:font-style="italic" fo:font-weight="normal"/>
    </style:style>
    <style:style style:name="T6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70" style:family="text">
      <style:text-properties fo:font-variant="normal" fo:text-transform="none" fo:color="#000000" style:font-name="Verdana" fo:font-size="9pt" fo:letter-spacing="normal" fo:font-style="italic" fo:font-weight="normal"/>
    </style:style>
    <style:style style:name="T71" style:family="text"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T72" style:family="text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7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75" style:family="text">
      <style:text-properties fo:font-variant="normal" fo:text-transform="none" fo:color="#000000" fo:font-size="14pt" fo:letter-spacing="normal" fo:language="uk" fo:country="UA" fo:font-style="normal" fo:font-weight="bold" style:font-size-asian="14pt" style:font-weight-asian="bold" style:font-style-complex="italic" style:font-weight-complex="bold"/>
    </style:style>
    <style:style style:name="T76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style-complex="italic"/>
    </style:style>
    <style:style style:name="T77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78" style:family="text">
      <style:text-properties fo:font-variant="normal" fo:text-transform="none" fo:color="#008000" fo:letter-spacing="normal" fo:font-style="italic"/>
    </style:style>
    <style:style style:name="T79" style:family="text">
      <style:text-properties fo:font-variant="normal" fo:text-transform="none" fo:color="#008000" fo:letter-spacing="normal" fo:font-style="italic" fo:font-weight="normal"/>
    </style:style>
    <style:style style:name="T80" style:family="text">
      <style:text-properties fo:font-variant="normal" fo:text-transform="none" fo:color="#008000" fo:letter-spacing="normal" fo:font-style="normal" fo:font-weight="normal"/>
    </style:style>
    <style:style style:name="T81" style:family="text">
      <style:text-properties fo:font-variant="normal" fo:text-transform="none" fo:color="#008000" style:font-name="Verdana" fo:font-size="9pt" fo:letter-spacing="normal" fo:font-style="italic" fo:font-weight="normal"/>
    </style:style>
    <style:style style:name="T82" style:family="text">
      <style:text-properties fo:font-variant="normal" fo:text-transform="none" fo:color="#008000" style:font-name="Verdana" fo:font-size="9pt" fo:letter-spacing="normal" fo:font-style="normal" fo:font-weight="normal"/>
    </style:style>
    <style:style style:name="T83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84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85" style:family="text">
      <style:text-properties fo:font-variant="normal" fo:text-transform="none" fo:color="#1b75bc" style:font-name="Verdana" fo:font-size="9pt" fo:letter-spacing="normal" fo:font-style="normal" fo:font-weight="normal"/>
    </style:style>
    <style:style style:name="T86" style:family="text">
      <style:text-properties fo:font-variant="normal" fo:text-transform="none" fo:color="#1b75bc" style:font-name="Verdana" fo:font-size="9pt" fo:letter-spacing="normal" fo:font-style="normal" fo:font-weight="normal" fo:background-color="transparent"/>
    </style:style>
    <style:style style:name="T87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88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89" style:family="text">
      <style:text-properties fo:font-variant="normal" fo:text-transform="none" fo:color="#ff0000" style:font-name="Verdana" fo:font-size="9pt" fo:letter-spacing="normal" fo:font-style="normal" fo:font-weight="normal"/>
    </style:style>
    <style:style style:name="T90" style:family="text">
      <style:text-properties fo:font-variant="normal" fo:text-transform="none" fo:color="#ff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ff0000" fo:letter-spacing="normal" fo:font-style="normal" fo:font-weight="normal"/>
    </style:style>
    <style:style style:name="T92" style:family="text">
      <style:text-properties fo:font-variant="normal" fo:text-transform="none" fo:color="#ff0000" fo:letter-spacing="normal" fo:font-style="normal" fo:font-weight="bold"/>
    </style:style>
    <style:style style:name="T93" style:family="text">
      <style:text-properties fo:font-variant="normal" fo:text-transform="none" fo:color="#ff0000" fo:letter-spacing="normal" fo:font-style="normal" fo:font-weight="bold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/>
    </style:style>
    <style:style style:name="T95" style:family="text">
      <style:text-properties fo:font-weight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color="#008000"/>
    </style:style>
    <style:style style:name="T98" style:family="text">
      <style:text-properties fo:color="#008000" fo:font-style="italic"/>
    </style:style>
    <style:style style:name="T99" style:family="text">
      <style:text-properties fo:color="#008000" fo:font-style="italic" fo:font-weight="bold"/>
    </style:style>
    <style:style style:name="T100" style:family="text">
      <style:text-properties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01" style:family="text">
      <style:text-properties fo:color="#008000" style:font-name="Times New Roman" fo:font-size="14pt" fo:language="uk" fo:country="UA" fo:font-weight="bold" style:font-size-asian="14pt" style:font-weight-asian="bold" style:font-weight-complex="bold"/>
    </style:style>
    <style:style style:name="T102" style:family="text">
      <style:text-properties fo:color="#008000" fo:font-weight="bold"/>
    </style:style>
    <style:style style:name="T103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104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size-complex="14pt" style:font-weight-complex="bold"/>
    </style:style>
    <style:style style:name="T105" style:family="text">
      <style:text-properties fo:language="en" fo:country="US"/>
    </style:style>
    <style:style style:name="T106" style:family="text">
      <style:text-properties fo:language="en" fo:country="US" fo:font-style="italic" style:font-style-asian="italic"/>
    </style:style>
    <style:style style:name="T107" style:family="text">
      <style:text-properties fo:language="en" fo:country="US" fo:font-style="italic" style:font-style-asian="italic" style:font-style-complex="italic"/>
    </style:style>
    <style:style style:name="T108" style:family="text">
      <style:text-properties fo:language="en" fo:country="US" fo:font-style="italic" fo:font-weight="bold" style:font-style-asian="italic" style:font-weight-asian="bold" style:font-weight-complex="bold"/>
    </style:style>
    <style:style style:name="T109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110" style:family="text">
      <style:text-properties fo:language="en" fo:country="US" fo:font-weight="bold" style:font-weight-asian="bold" style:font-weight-complex="bold"/>
    </style:style>
    <style:style style:name="T111" style:family="text">
      <style:text-properties fo:language="en" fo:country="US" fo:font-weight="normal" style:font-weight-asian="normal" style:font-weight-complex="normal"/>
    </style:style>
    <style:style style:name="T11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color="#ff0000"/>
    </style:style>
    <style:style style:name="T115" style:family="text">
      <style:text-properties fo:color="#ff0000" fo:font-weight="bold"/>
    </style:style>
    <style:style style:name="T116" style:family="text">
      <style:text-properties fo:font-weight="normal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style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language="ru" fo:country="RU"/>
    </style:style>
    <style:style style:name="T121" style:family="text">
      <style:text-properties style:font-name="Times New Roman" fo:language="uk" fo:country="UA" fo:font-style="italic" style:font-style-asian="italic"/>
    </style:style>
    <style:style style:name="T122" style:family="text">
      <style:text-properties style:font-name="Times New Roman" fo:language="uk" fo:country="UA" style:font-style-complex="italic"/>
    </style:style>
    <style:style style:name="T123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124" style:family="text">
      <style:text-properties style:font-name="Times New Roman" fo:language="uk" fo:country="UA" fo:font-weight="bold" style:font-weight-asian="bold" style:font-weight-complex="bold"/>
    </style:style>
    <style:style style:name="T125" style:family="text">
      <style:text-properties style:font-name="Times New Roman" fo:language="uk" fo:country="UA" fo:font-weight="bold" style:font-style-asian="normal" style:font-weight-asian="bold" style:font-style-complex="italic" style:font-weight-complex="bold"/>
    </style:style>
    <style:style style:name="T126" style:family="text">
      <style:text-properties style:font-name="Times New Roman" fo:language="uk" fo:country="UA" fo:font-weight="normal" style:font-weight-asian="normal" style:font-style-complex="italic" style:font-weight-complex="normal"/>
    </style:style>
    <style:style style:name="T127" style:family="text">
      <style:text-properties style:font-weight-asian="bold" style:font-weight-complex="bold"/>
    </style:style>
    <style:style style:name="T12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row>
          <table:table-cell table:style-name="Dictionary.A1" table:number-rows-spanned="2" office:value-type="string">
            <text:p text:style-name="P3">1</text:p>
          </table:table-cell>
          <table:table-cell table:style-name="Dictionary.B1" office:value-type="string">
            <text:p text:style-name="P14"><text:span text:style-name="T46">БАСАМА</text:span><text:span text:style-name="T46"></text:span><text:span text:style-name="T46">НИТИ</text:span></text:p>
          </table:table-cell>
          <table:table-cell table:style-name="Dictionary.C1" table:number-columns-spanned="2" office:value-type="string">
            <text:p text:style-name="P16"><text:span text:style-name="T58">-ню, -ниш,</text:span><text:span text:style-name="T46"> дієсл., недок., перех., інд.-авт.</text:span><text:span text:style-name="T120">,</text:span><text:span text:style-name="T46"> </text:span><text:span text:style-name="T105">[1]</text:span></text:p>
          </table:table-cell>
          <table:covered-table-cell/>
          <table:table-cell table:style-name="Dictionary.E1" table:number-columns-spanned="2" office:value-type="string">
            <text:p text:style-name="P3"><text:span text:style-name="T46">Похідне від </text:span><text:span text:style-name="T57">басаман</text:span></text:p>
          </table:table-cell>
          <table:covered-table-cell/>
          <table:table-cell table:style-name="Dictionary.G1" table:number-columns-spanned="2" office:value-type="string">
            <text:p text:style-name="P3"><text:span text:style-name="T46">Гойдається вечора зламана віть,/ і синню тяжкою в осінній пожежі/ мій дух </text:span><text:span text:style-name="T57">басаманить</text:span><text:span text:style-name="T46">. (П-1:27)</text:span></text:p>
          </table:table-cell>
          <table:covered-table-cell/>
        </table:table-row>
        <table:table-row>
          <table:covered-table-cell/>
          <table:table-cell table:style-name="Dictionary.A1" table:number-columns-spanned="7" office:value-type="string">
            <text:h text:style-name="P57" text:outline-level="2"><text:span text:style-name="T74">Басам</text:span><text:span text:style-name="T94">а</text:span><text:span text:style-name="T74">н, </text:span><text:span text:style-name="T83">-у, </text:span><text:span text:style-name="T84">ч.</text:span><text:span text:style-name="T83">, </text:span><text:span text:style-name="T84">розм.</text:span></text:h>
            <text:p text:style-name="P32"><text:span text:style-name="T63">Смуга на тілі від удару. || Смуга на тканині і т. ін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</text:p>
          </table:table-cell>
          <table:table-cell table:style-name="Dictionary.B25" office:value-type="string">
            <text:p text:style-name="P4"><text:span text:style-name="T14">БІЛЬ-ЖАДА</text:span></text:p>
          </table:table-cell>
          <table:table-cell table:style-name="Dictionary.C25" table:number-columns-spanned="2" office:value-type="string">
            <text:p text:style-name="P4"><text:span text:style-name="T47">-и</text:span><text:span text:style-name="T16"></text:span><text:span text:style-name="T47">, ім., ж., інд.-авт., </text:span><text:span text:style-name="T106">[</text:span><text:span text:style-name="T47">9</text:span><text:span text:style-name="T106">]</text:span></text:p>
          </table:table-cell>
          <table:covered-table-cell/>
          <table:table-cell table:style-name="Dictionary.E25" table:number-columns-spanned="2" office:value-type="string">
            <text:p text:style-name="P4"><text:span text:style-name="T54">Похідне від </text:span><text:span text:style-name="T56">бі</text:span><text:span text:style-name="T14"></text:span><text:span text:style-name="T56">ль</text:span><text:span text:style-name="T54"> і </text:span><text:span text:style-name="T56">жада</text:span><text:span text:style-name="T14">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66">Рі</text:span><text:span text:style-name="T11"></text:span><text:span text:style-name="T47">чки тепла ковбаня,/ літеплена вода./ Ось тобі, сну – смеркання,/ спогад твій – </text:span><text:span text:style-name="T49">біль-жада</text:span><text:span text:style-name="T47">.</text:span><text:span text:style-name="T46"> (П-2:28)</text:span></text:p>
          </table:table-cell>
          <table:covered-table-cell/>
        </table:table-row>
        <table:table-row>
          <table:covered-table-cell/>
          <table:table-cell table:style-name="Dictionary.B4" table:number-columns-spanned="3" office:value-type="string">
            <text:h text:style-name="P54" text:outline-level="2">біль</text:h>
            <text:p text:style-name="P41"><text:a xlink:type="simple" xlink:href="http://www.lingvo.ua/uk/LingvoDictionaries/Details?dictionary=Explanatory%20(Uk-Uk)"><text:span text:style-name="T87">Explanatory (Uk-Uk)</text:span></text:a></text:p>
            <text:p text:style-name="P27"><text:span text:style-name="T95">I </text:span><text:span text:style-name="T97">болю, </text:span><text:span text:style-name="T98">ч.</text:span></text:p>
            <text:p text:style-name="P27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  <text:p text:style-name="P27"><text:soft-page-break/><text:span text:style-name="T95">II </text:span><text:span text:style-name="T97">-і, </text:span><text:span text:style-name="T98">ж.</text:span><text:span text:style-name="T97">, </text:span><text:span text:style-name="T98">рідко</text:span><text:span text:style-name="T97">.</text:span></text:p>
            <text:p text:style-name="P27">1) Білі нитки, біла пряжа.</text:p>
            <text:p text:style-name="P27">2) Яскраво-білий колір; білість.</text:p>
            <text:p text:style-name="P27"><text:span text:style-name="T95">III </text:span><text:span text:style-name="T97">-і, </text:span><text:span text:style-name="T98">ж.</text:span></text:p>
            <text:p text:style-name="P32"><text:span text:style-name="T63">Біла іржа – хвороба хрестоцвітих, що спричиняє появу білих блискучих плям на листках, стеблах, квітках і плодах рослини.</text:span></text:p>
          </table:table-cell>
          <table:covered-table-cell/>
          <table:covered-table-cell/>
          <table:table-cell table:style-name="Dictionary.E4" table:number-columns-spanned="4" office:value-type="string">
            <text:h text:style-name="P42" text:outline-level="2"><text:span text:style-name="T64">Жаг</text:span><text:span text:style-name="T92">а (жада)</text:span></text:h>
            <text:p text:style-name="P41"><text:a xlink:type="simple" xlink:href="http://www.lingvo.ua/uk/LingvoDictionaries/Details?dictionary=Explanatory%20(Uk-Uk)"><text:span text:style-name="T87">Explanatory (Uk-Uk)</text:span></text:a></text:p>
            <text:p text:style-name="P27"><text:span text:style-name="T97">-и, </text:span><text:span text:style-name="T98">ч.</text:span></text:p>
            <text:p text:style-name="P27">1) Велике бажання пити; спрага.</text:p>
            <text:p text:style-name="P32"><text:span text:style-name="T63">2) </text:span><text:span text:style-name="T79">перен.</text:span><text:span text:style-name="T63"> Велике, нестримне бажання чого-небудь. || </text:span><text:span text:style-name="T68">до чого</text:span><text:span text:style-name="T63">, </text:span><text:span text:style-name="T68">чого</text:span><text:span text:style-name="T63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</text:p>
          </table:table-cell>
          <table:table-cell table:style-name="Dictionary.B25" office:value-type="string">
            <text:p text:style-name="P3"><text:span text:style-name="T13">Біль-самотА</text:span></text:p>
          </table:table-cell>
          <table:table-cell table:style-name="Dictionary.C25" table:number-columns-spanned="2" office:value-type="string">
            <text:p text:style-name="P3"><text:span text:style-name="T46">-и</text:span><text:span text:style-name="T13"></text:span><text:span text:style-name="T46">, </text:span><text:span text:style-name="T47">ім., ж., інд.-авт., </text:span><text:span text:style-name="T106">[</text:span><text:span text:style-name="T47">9</text:span><text:span text:style-name="T106">]</text:span></text:p>
          </table:table-cell>
          <table:covered-table-cell/>
          <table:table-cell table:style-name="Dictionary.E25" table:number-columns-spanned="2" office:value-type="string">
            <text:p text:style-name="P5"><text:span text:style-name="T105">Похідне від </text:span><text:span text:style-name="T110">бі</text:span><text:span text:style-name="T15"></text:span><text:span text:style-name="T110">ль</text:span><text:span text:style-name="T105"> і </text:span><text:span text:style-name="T110">самота</text:span><text:span text:style-name="T15">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…і вже ти, як цятка, і вже над пітьмою/ спалахуєш зойками </text:span><text:span text:style-name="T49">біль-самоти</text:span><text:span text:style-name="T47">.</text:span><text:span text:style-name="T46"> (П-2:18).</text:span></text:p>
          </table:table-cell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5"><text:span text:style-name="T110">бі</text:span><text:span text:style-name="T15"></text:span><text:span text:style-name="T110">ль </text:span><text:span text:style-name="T111">(див. 2)</text:span></text:p>
          </table:table-cell>
          <table:covered-table-cell/>
          <table:covered-table-cell/>
          <table:covered-table-cell/>
          <table:table-cell table:style-name="Dictionary.F6" table:number-columns-spanned="3" office:value-type="string">
            <text:h text:style-name="P43" text:outline-level="2"><text:span text:style-name="T95">самот</text:span><text:span text:style-name="T115">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35"><text:span text:style-name="T69">1) Стан за знач. </text:span><text:a xlink:type="simple" xlink:href="http://www.lingvo.ua/uk/Translate/uk-uk/самітний"><text:span text:style-name="T85">самітний</text:span></text:a><text:span text:style-name="T69">, </text:span><text:a xlink:type="simple" xlink:href="http://www.lingvo.ua/uk/Translate/uk-uk/самотній"><text:span text:style-name="T85">самотній</text:span></text:a><text:span text:style-name="T69">; самотність. || Гостре відчуття відокремленості, ізольованості від кого-, чого-небудь.</text:span></text:p>
            <text:p text:style-name="P22"><text:span text:style-name="T63">2) </text:span><text:span text:style-name="T79">у знач.</text:span><text:span text:style-name="T63"> </text:span><text:span text:style-name="T79">присл.</text:span><text:span text:style-name="T63"> самот</text:span><text:span text:style-name="T91">о</text:span><text:span text:style-name="T63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</text:p>
          </table:table-cell>
          <table:table-cell table:style-name="Dictionary.B25" office:value-type="string">
            <text:p text:style-name="P4"><text:span text:style-name="T13">Вичамрілий</text:span></text:p>
          </table:table-cell>
          <table:table-cell table:style-name="Dictionary.C25" table:number-columns-spanned="2" office:value-type="string">
            <text:p text:style-name="P4"><text:span text:style-name="T46">-а, -е, </text:span><text:span text:style-name="T47">інд.-авт., [1]</text:span></text:p>
          </table:table-cell>
          <table:covered-table-cell/>
          <table:table-cell table:style-name="Dictionary.E25" table:number-columns-spanned="2" office:value-type="string">
            <text:p text:style-name="P4"><text:span text:style-name="T46">Дієпр. пас. мин. ч. до </text:span><text:span text:style-name="T57">ви</text:span><text:span text:style-name="T14"></text:span><text:span text:style-name="T57">чамріти 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…оце Дніпро, це жайвірна – Софія,/ а це Ярила </text:span><text:span text:style-name="T49">вичамрілий</text:span><text:span text:style-name="T47"> яр.</text:span><text:span text:style-name="T46"> (П-2:195)</text:span></text:p>
          </table:table-cell>
          <table:covered-table-cell/>
        </table:table-row>
        <table:table-row>
          <table:covered-table-cell/>
          <table:table-cell table:style-name="Dictionary.B8" table:number-columns-spanned="7" office:value-type="string">
            <text:p text:style-name="P4"><text:span text:style-name="T57">Ви</text:span><text:span text:style-name="T14"></text:span><text:span text:style-name="T57">чамріти </text:span><text:span text:style-name="T6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</text:p>
          </table:table-cell>
          <table:table-cell table:style-name="Dictionary.B25" office:value-type="string">
            <text:p text:style-name="P4"><text:span text:style-name="T13">ВсебезО</text:span><text:span text:style-name="T14"></text:span><text:span text:style-name="T13">дня</text:span></text:p>
          </table:table-cell>
          <table:table-cell table:style-name="Dictionary.C25" table:number-columns-spanned="2" office:value-type="string">
            <text:p text:style-name="P4"><text:span text:style-name="T46">-і, </text:span><text:span text:style-name="T47">ім., ж., інд.-авт., </text:span><text:span text:style-name="T106">[9а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<text:span text:style-name="T117"> і</text:span><text:span text:style-name="T96"> безо</text:span><text:span text:style-name="T5"></text:span><text:span text:style-name="T96">дня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Земля посовгнулась. Пливе/ розщілиною </text:span><text:span text:style-name="T49">всебезодні</text:span><text:span text:style-name="T46">. (П-1:185)</text:span></text:p>
          </table:table-cell>
          <table:covered-table-cell/>
        </table:table-row>
        <table:table-row>
          <table:covered-table-cell/>
          <table:table-cell table:style-name="Dictionary.B10" table:number-columns-spanned="6" office:value-type="string">
            <text:h text:style-name="P57" text:outline-level="2"><text:span text:style-name="T71">весь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5">I </text:span><text:span text:style-name="T97">(ввесь, увесь), всього (усього), </text:span><text:span text:style-name="T98">ч.</text:span><text:span text:style-name="T97">, вся (уся), всієї (усієї), </text:span><text:span text:style-name="T98">ж.</text:span><text:span text:style-name="T97">, все (усе), всього (усього), </text:span><text:span text:style-name="T98">с.</text:span><text:span text:style-name="T97">, </text:span><text:span text:style-name="T98">займ.</text:span> <text:span text:style-name="T98">означ.</text:span><text:span text:style-name="T97">,</text:span></text:p>
            <text:p text:style-name="P24">1) Означає щось як ціле, неподільне, взяте повністю. || Означає цілковите охоплення чим-небудь якоїсь особи, предмета, явища. || всі, всіх, <text:span text:style-name="T98">мн.</text:span> Означає цілковите охоплення окремих однорідних осіб, предметів, явищ – кожного у нерозривному зв'язку з іншим. || <text:span text:style-name="T98">у сполуч.</text:span> <text:span text:style-name="T118">з </text:span><text:span text:style-name="T98">абстр.</text:span> <text:span text:style-name="T98">ім.</text:span> Означає вищий ступінь виявлення якості, стану і т. ін.</text:p>
            <text:p text:style-name="P24">2) <text:span text:style-name="T98">у знач.</text:span> <text:span text:style-name="T98">ім.</text:span> все, всьог<text:span text:style-name="T114">о</text:span>, <text:span text:style-name="T98">с.</text:span> Вичерпне охоплення, сукупність предметів, явищ, дій, понять; те, що є, без винятку. || всі, всіх, <text:span text:style-name="T98">мн.</text:span> У повному складі, без винятку. || все, <text:span text:style-name="T98">мн.</text:span> всі. Уживається як узагальнююче слово в переліку.</text:p>
            <text:p text:style-name="P24">3) <text:span text:style-name="T118">при </text:span><text:span text:style-name="T98">ім.</text:span> <text:span text:style-name="T118">з </text:span><text:span text:style-name="T98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covered-table-cell/>
          <table:covered-table-cell/>
          <table:table-cell table:style-name="Dictionary.H10" office:value-type="string">
            <text:h text:style-name="P43" text:outline-level="2"><text:span text:style-name="T95">без</text:span><text:span text:style-name="T115">о</text:span><text:span text:style-name="T95">дн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і, </text:span><text:span text:style-name="T98">ж.</text:span></text:p>
            <text:p text:style-name="P24">1) Глибоке провалля; прірва.</text:p>
            <text:p text:style-name="P24">2) <text:span text:style-name="T118">чого</text:span>, <text:span text:style-name="T98">перен.</text:span> Про дуже велику кількість, найвищий ступінь вияву чого-небудь.</text:p>
          </table:table-cell>
        </table:table-row>
        <table:table-row>
          <table:table-cell table:style-name="Dictionary.A1" table:number-rows-spanned="2" office:value-type="string">
            <text:p text:style-name="P3">6</text:p>
          </table:table-cell>
          <table:table-cell table:style-name="Dictionary.B25" office:value-type="string">
            <text:p text:style-name="P4"><text:span text:style-name="T13">ВсебЕ</text:span><text:span text:style-name="T14"></text:span><text:span text:style-name="T13">зрух</text:span></text:p>
          </table:table-cell>
          <table:table-cell table:style-name="Dictionary.C25" table:number-columns-spanned="2" office:value-type="string">
            <text:p text:style-name="P4"><text:span text:style-name="T46">-у, </text:span><text:span text:style-name="T47">ім., ч., інд.-авт., </text:span><text:span text:style-name="T106">[8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<text:span text:style-name="T117">,</text:span><text:span text:style-name="T96"> без </text:span><text:span text:style-name="T117">і</text:span><text:span text:style-name="T96"> рух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У штольнях ночей вертикальних/ іде схарапуджене дляння/ </text:span><text:span text:style-name="T49">всебезруху</text:span><text:span text:style-name="T47">…</text:span><text:span text:style-name="T46"> (П-1:87)</text:span></text:p>
          </table:table-cell>
          <table:covered-table-cell/>
        </table:table-row>
        <table:table-row>
          <table:covered-table-cell/>
          <table:table-cell table:style-name="Dictionary.B12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H12" table:number-columns-spanned="4" office:value-type="string">
            <text:h text:style-name="P48" text:outline-level="2">без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5">I </text:span><text:span text:style-name="T98">прийм.</text:span><text:span text:style-name="T97">, </text:span><text:span text:style-name="T98">з род. в.</text:span></text:p>
            <text:p text:style-name="P24">1) Вказує на відсутність кого-, чого-небудь. || <text:span text:style-name="T98">у сполуч.</text:span> <text:span text:style-name="T118">з </text:span><text:span text:style-name="T98">ім.</text:span> <text:span text:style-name="T118">у </text:span><text:span text:style-name="T98">род. в.</text:span>Уживається <text:soft-page-break/>як означення (предмета або особи). || <text:span text:style-name="T98">у сполуч.</text:span> <text:span text:style-name="T118">з деякими</text:span><text:span text:style-name="T98">ім.</text:span> Уживається у значенні прислівника від відповідного іменника з префіксом без або не. || <text:span text:style-name="T98">у сполуч.</text:span> <text:span text:style-name="T118">з </text:span><text:span text:style-name="T98">абстр.</text:span> <text:span text:style-name="T98">ім.</text:span> <text:span text:style-name="T98">перев.</text:span> <text:span text:style-name="T118">із </text:span><text:span text:style-name="T98">знач.</text:span> <text:span text:style-name="T118">дії або стану</text:span>. Передає заперечення дії.</text:p>
            <text:p text:style-name="P24">2) Крім.</text:p>
            <text:p text:style-name="P21"><text:span text:style-name="T62">3) </text:span><text:span text:style-name="T78">у сполуч.</text:span><text:span text:style-name="T62"> </text:span><text:span text:style-name="T67">з </text:span><text:span text:style-name="T78">кільк.</text:span><text:span text:style-name="T62"> </text:span><text:span text:style-name="T78">числ.</text:span><text:span text:style-name="T62"> Вказує на кількість, якої не вистачає до потрібної.</text:span></text:p>
          </table:table-cell>
          <table:covered-table-cell/>
          <table:covered-table-cell/>
          <table:covered-table-cell/>
          <table:table-cell table:style-name="Dictionary.H12" office:value-type="string">
            <text:h text:style-name="P46" text:outline-level="2">рух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, </text:span><text:span text:style-name="T98">ч.</text:span></text:p>
            <text:p text:style-name="P24">1) <text:span text:style-name="T98">філос.</text:span> Спосіб існування матерії, який полягає в безперервній зміні всього сущого <text:soft-page-break/>і виявляється в безпосередній єдності перервності й неперервності простору і часу.</text:p>
            <text:p text:style-name="P24">2) Процес розвитку, внаслідок якого відбувається зміна якості предмета, явища і т. ін., перехід від одного якісного стану до іншого, вищого.</text:p>
            <text:p text:style-name="P24">3) Зміна положення кого-, чого-небудь унаслідок обертання, коливання, переміщення і т. ін. || Переміщення транспорту, ходьба тощо в різних напрямках (на вулицях, дорогах і т. ін.).</text:p>
            <text:p text:style-name="P24">4) Робота якого-небудь механізму, машини, пристрою і т. ін.</text:p>
            <text:p text:style-name="P24">5) Зміна положення тіла або його частин (у людини або тварини).</text:p>
            <text:p text:style-name="P24">6) Зміна в душевному стані, викликана яким-небудь почуттям, переживанням і т. ін. || Розвиток процесу мислення в людини.</text:p>
            <text:p text:style-name="P24">7) <text:span text:style-name="T98">перен.</text:span> Громадська діяльність або масовий виступ, спрямований на досягнення певної мети.</text:p>
            <text:p text:style-name="P22"><text:span text:style-name="T63">8) </text:span><text:span text:style-name="T79">перен.</text:span><text:span text:style-name="T63"> Розвиток дії в літературному або музичному творі.</text:span><text:span text:style-name="T68">Криволінійний рух</text:span><text:span text:style-name="T63">. </text:span><text:span text:style-name="T68">Поступальний рух</text:span><text:span text:style-name="T63">.</text:span></text:p>
          </table:table-cell>
        </table:table-row>
        <table:table-row>
          <table:table-cell table:style-name="Dictionary.A1" table:number-rows-spanned="2" office:value-type="string">
            <text:p text:style-name="P3">7</text:p>
          </table:table-cell>
          <table:table-cell table:style-name="Dictionary.B25" office:value-type="string">
            <text:p text:style-name="P4"><text:span text:style-name="T13">ВсебІ</text:span><text:span text:style-name="T14"></text:span><text:span text:style-name="T13">дий</text:span></text:p>
          </table:table-cell>
          <table:table-cell table:style-name="Dictionary.C25" table:number-columns-spanned="2" office:value-type="string">
            <text:p text:style-name="P4"><text:span text:style-name="T46">-а, -е, </text:span><text:span text:style-name="T48">прикм., інд.-авт.</text:span><text:span text:style-name="T47">, </text:span><text:soft-page-break/><text:span text:style-name="T106">[</text:span><text:span text:style-name="T47">15а</text:span><text:span text:style-name="T106">]</text:span></text:p>
          </table:table-cell>
          <table:covered-table-cell/>
          <table:table-cell table:style-name="Dictionary.E25" table:number-columns-spanned="2" office:value-type="string">
            <text:p text:style-name="P4"><text:span text:style-name="T106">Похідне від </text:span><text:span text:style-name="T108">все </text:span><text:span text:style-name="T109">і</text:span><text:span text:style-name="T108"> бі</text:span><text:span text:style-name="T7"></text:span><text:span text:style-name="T108">дний</text:span></text:p>
          </table:table-cell>
          <table:covered-table-cell/>
          <table:table-cell table:style-name="Dictionary.G25" table:number-columns-spanned="2" office:value-type="string">
            <text:p text:style-name="P7"><text:span text:style-name="T47">Тож – в неба провалля в бездоння, бездолий/ нагірний, невірний, западистий рай,/ </text:span><text:span text:style-name="T49">всебідий</text:span><text:span text:style-name="T47">, всегнівний, всещедрий, всекволий./ А </text:span><text:soft-page-break/><text:span text:style-name="T47">що під крилом твоїм? Кара – карай.</text:span><text:span text:style-name="T46"> (П-1:98)</text:span></text:p>
          </table:table-cell>
          <table:covered-table-cell/>
        </table:table-row>
        <table:table-row>
          <table:covered-table-cell/>
          <table:table-cell table:style-name="Dictionary.B1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4" table:number-columns-spanned="3" office:value-type="string">
            <text:h text:style-name="P45" text:outline-level="2"><text:span text:style-name="T95">б</text:span><text:span text:style-name="T115">і</text:span><text:span text:style-name="T95">д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Який живе в нужді, нестатках; убогий; <text:span text:style-name="T98">прот.</text:span> багатий. || Недостатньо забезпечений матеріально; небагатий, незаможний. || <text:span text:style-name="T98">у знач.</text:span> <text:span text:style-name="T98">ім.</text:span> б<text:span text:style-name="T114">і</text:span>дний, -ного, <text:span text:style-name="T98">ч.</text:span> Убога людина, бідняк.</text:p>
            <text:p text:style-name="P24">2) Такий, як у бідняка, <text:span text:style-name="T98">власт.</text:span> біднякові; недорогий, непишний.</text:p>
            <text:p text:style-name="P24">3) Невеликий кількістю, недостатній.</text:p>
            <text:p text:style-name="P24">4) Який має в незначній кількості потрібні риси, ознаки.</text:p>
            <text:p text:style-name="P24">5) <text:span text:style-name="T118">на що</text:span>, <text:span text:style-name="T118">чим</text:span>. Який має, містить мало, недостатньо чого-небудь.</text:p>
            <text:p text:style-name="P21"><text:span text:style-name="T62">6) Який викликає співчуття; нещасний, бідолашний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</text:p>
          </table:table-cell>
          <table:table-cell table:style-name="Dictionary.B25" office:value-type="string">
            <text:p text:style-name="P4"><text:span text:style-name="T13">ВсевельмО</text:span><text:span text:style-name="T14"></text:span><text:span text:style-name="T13">жний</text:span><text:span text:style-name="T46"> (</text:span><text:span text:style-name="T57">усевельмо</text:span><text:span text:style-name="T46"></text:span><text:span text:style-name="T57">жний</text:span><text:span text:style-name="T46">)</text:span></text:p>
          </table:table-cell>
          <table:table-cell table:style-name="Dictionary.C25" table:number-columns-spanned="2" office:value-type="string">
            <text:p text:style-name="P4"><text:span text:style-name="T46">-а, -е, </text:span><text:span text:style-name="T48">прикм., </text:span><text:span text:style-name="T47">інд.-авт., </text:span><text:span text:style-name="T106">[8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 і <text:span text:style-name="T96">вельмо</text:span><text:span text:style-name="T5"></text:span><text:span text:style-name="T96">жний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Розкоше світу, йми мене в полон,/ адже і ти така, як я, порожня./ Тож полони мене, </text:span><text:span text:style-name="T49">усевельможна</text:span><text:span text:style-name="T47">,/ дай перейти з тобою Рубікон</text:span><text:span text:style-name="T46">. (П-1:88)</text:span></text:p>
          </table:table-cell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6" table:number-columns-spanned="3" office:value-type="string">
            <text:h text:style-name="P43" text:outline-level="2"><text:span text:style-name="T95">вельм</text:span><text:span text:style-name="T115">о</text:span><text:span text:style-name="T95">ж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 -е, </text:span><text:span text:style-name="T98">заст.</text:span></text:p>
            <text:p text:style-name="P24">1) Родовитий, знатний, багатий, який має значну владу. || <text:span text:style-name="T98">у знач.</text:span> <text:span text:style-name="T98">ім.</text:span>вельм<text:span text:style-name="T114">о</text:span>жний, -ного, <text:span text:style-name="T98">ч.</text:span>; вельм<text:span text:style-name="T114">о</text:span>жна, -ної, <text:span text:style-name="T98">ж.</text:span></text:p>
            <text:p text:style-name="P22"><text:span text:style-name="T63">2) </text:span><text:span text:style-name="T79">у сполуч.</text:span><text:span text:style-name="T63"> </text:span><text:span text:style-name="T68">зі </text:span><text:span text:style-name="T79">сл.</text:span><text:span text:style-name="T63"> пан, пані. Вживалось у звертанні до особи (або в розмові про неї), яка посідала високе суспільне становище, мала </text:span><text:soft-page-break/><text:span text:style-name="T63">значну владу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</text:p>
          </table:table-cell>
          <table:table-cell table:style-name="Dictionary.B25" office:value-type="string">
            <text:p text:style-name="P4"><text:span text:style-name="T13">ВсевідрА</text:span><text:span text:style-name="T14"></text:span><text:span text:style-name="T13">да</text:span></text:p>
          </table:table-cell>
          <table:table-cell table:style-name="Dictionary.C25" table:number-columns-spanned="2" office:value-type="string">
            <text:p text:style-name="P4"><text:span text:style-name="T46">-и, </text:span><text:span text:style-name="T47">ім., інд.-авт., [</text:span><text:span text:style-name="T106">9а</text:span><text:span text:style-name="T47">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 і <text:span text:style-name="T96">відра</text:span><text:span text:style-name="T5"></text:span><text:span text:style-name="T96">да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Треба щедро – серцем одним, устами/ ледь розпуклими – розпелюстити втіхи гін,/ </text:span><text:span text:style-name="T49">всевідради</text:span><text:span text:style-name="T47">! Сонце бо йде – за нами.</text:span><text:span text:style-name="T46"> (П-1:106); </text:span><text:span text:style-name="T47">Снують думок рої,/ котрим немає ради/ (смертельні перепади!),/ а сонце </text:span><text:span text:style-name="T49">всевідради</text:span><text:span text:style-name="T47">/ всеглядно постає.</text:span><text:span text:style-name="T46"> (П-1:179)</text:span></text:p>
          </table:table-cell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8" table:number-columns-spanned="3" office:value-type="string">
            <text:h text:style-name="P43" text:outline-level="2"><text:span text:style-name="T95">відр</text:span><text:span text:style-name="T115">а</text:span><text:span text:style-name="T95">д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2"><text:span text:style-name="T63">Те, що заспокоює, сповнює радістю; втіха, задоволенн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</text:p>
          </table:table-cell>
          <table:table-cell table:style-name="Dictionary.B25" office:value-type="string">
            <text:p text:style-name="P4"><text:span text:style-name="T13">Всевіки</text:span><text:span text:style-name="T46"> (</text:span><text:span text:style-name="T57">всеві</text:span><text:span text:style-name="T14"></text:span><text:span text:style-name="T46">к)</text:span></text:p>
          </table:table-cell>
          <table:table-cell table:style-name="Dictionary.C25" table:number-columns-spanned="2" office:value-type="string">
            <text:p text:style-name="P4"><text:span text:style-name="T47">присл., інд.-авт., [</text:span><text:span text:style-name="T106">8</text:span><text:span text:style-name="T47">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 і <text:span text:style-name="T96">віки</text:span><text:span text:style-name="T5">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Задосить. Приостань. Упився гроз?/ Від правіків на </text:span><text:span text:style-name="T49">всевіки</text:span><text:span text:style-name="T47"> упився?</text:span><text:span text:style-name="T46"> (П-1:165); </text:span><text:span text:style-name="T47">Забарні слова,/ що з тіла мертвого летіли/ і споминами душу гріли,/ що, наче дошка гробова,/ позаклякала на </text:span><text:span text:style-name="T49">всевік</text:span><text:span text:style-name="T47">.</text:span><text:span text:style-name="T46"> (П-2:19)</text:span></text:p>
          </table:table-cell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20" table:number-columns-spanned="3" office:value-type="string">
            <text:h text:style-name="P46" text:outline-level="2">вік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, </text:span><text:span text:style-name="T98">ч.</text:span></text:p>
            <text:p text:style-name="P24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5"><text:span text:style-name="T69">2) Те саме, що </text:span><text:a xlink:type="simple" xlink:href="http://www.lingvo.ua/uk/Translate/uk-uk/сторіччя"><text:span text:style-name="T85">сторіччя</text:span></text:a><text:span text:style-name="T69">.</text:span></text:p>
            <text:p text:style-name="P24">3) <text:span text:style-name="T118">з </text:span><text:span text:style-name="T98">означ.</text:span> Період часу, виокремлений за певними ознаками; епоха.<text:span text:style-name="T118">Середні віки</text:span>. || Відрізок часу, який відповідає геологічному <text:soft-page-break/>ярусові Землі.</text:p>
            <text:p text:style-name="P24">4) <text:span text:style-name="T98">розм.</text:span> Надзвичайно довгий час; вічність.</text:p>
            <text:p text:style-name="P22"><text:span text:style-name="T63">5) </text:span><text:span text:style-name="T79">у знач.</text:span><text:span text:style-name="T63"> </text:span><text:span text:style-name="T79">присл.</text:span><text:span text:style-name="T63"> Надзвичайно довго; завжд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</text:p>
          </table:table-cell>
          <table:table-cell table:style-name="Dictionary.B25" office:value-type="string">
            <text:p text:style-name="P4"><text:span text:style-name="T13">ВсевІ</text:span><text:span text:style-name="T14"></text:span><text:span text:style-name="T13">кна</text:span></text:p>
          </table:table-cell>
          <table:table-cell table:style-name="Dictionary.C25" table:number-columns-spanned="2" office:value-type="string">
            <text:p text:style-name="P4"><text:span text:style-name="T46">всеві</text:span><text:span text:style-name="T14"></text:span><text:span text:style-name="T46">кон, </text:span><text:span text:style-name="T47">ім., мн., інд.-авт., [</text:span><text:span text:style-name="T106">8</text:span><text:span text:style-name="T47">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 і <text:span text:style-name="T96">вікно</text:span><text:span text:style-name="T5">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Заплакані вікна. </text:span><text:span text:style-name="T49">Всевікна</text:span><text:span text:style-name="T47"> твої./ Готуйся до злету. Кінець животінню. (П-1:98)</text:span></text:p>
          </table:table-cell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22" table:number-columns-spanned="3" office:value-type="string">
            <text:h text:style-name="P43" text:outline-level="2"><text:span text:style-name="T95">вікн</text:span><text:span text:style-name="T115">о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 </text:span><text:span text:style-name="T98">с.</text:span></text:p>
            <text:p text:style-name="P24">1) Отвір для світла й повітря в стіні приміщення (будинку, вагона тощо), куди вставлено раму з шибками. || Шибки. || Підвіконня.</text:p>
            <text:p text:style-name="P24">2) Просвіт у чому-небудь.</text:p>
            <text:p text:style-name="P24">3) Отвір певного призначення у споруді, агрегаті, машині.</text:p>
            <text:p text:style-name="P24">4) <text:span text:style-name="T98">спец.</text:span> Частина екрана дисплея, з яким програма чи користувач працює як з окремим екраном. || У комп'ютерній графіці – задана частина віртуального простору. || У комп'ютерних мережах – упорядкована множина послідовних порядкових номерів пакетів даних, які можна передавати без отримання підтвердження.</text:p>
            <text:p text:style-name="P24">5) Невеличке озерце, заглиблення в драговині, болоті.</text:p>
            <text:p text:style-name="P24">6) <text:span text:style-name="T98">перен.</text:span>, <text:span text:style-name="T98">розм.</text:span> Вільні для викладача години між двома лекціями, уроками.</text:p>
            <text:p text:style-name="P24">7) <text:span text:style-name="T98">перен.</text:span>, <text:span text:style-name="T98">розм.</text:span> Перерва в чому-небудь, проміжок.</text:p>
            <text:p text:style-name="P22"><text:span text:style-name="T63">8) Про сонячні дні, що дозволяють провести в південних районах ранні сільськогосподарські </text:span><text:soft-page-break/><text:span text:style-name="T63">робот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</text:p>
          </table:table-cell>
          <table:table-cell table:style-name="Dictionary.B25" office:value-type="string">
            <text:p text:style-name="P4"><text:span text:style-name="T13">Всегíн</text:span></text:p>
          </table:table-cell>
          <table:table-cell table:style-name="Dictionary.C25" table:number-columns-spanned="2" office:value-type="string">
            <text:p text:style-name="P4"><text:span text:style-name="T46">-гóну, </text:span><text:span text:style-name="T47">ім., ч., інд.-авт., </text:span><text:span text:style-name="T106">[8]</text:span></text:p>
          </table:table-cell>
          <table:covered-table-cell/>
          <table:table-cell table:style-name="Dictionary.E25" table:number-columns-spanned="2" office:value-type="string">
            <text:p text:style-name="P3">Похідне від <text:span text:style-name="T96">все</text:span> і <text:span text:style-name="T96">гін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Ця дорога вседороги/ всенезустрічі – </text:span><text:span text:style-name="T49">всегону</text:span><text:span text:style-name="T47">./ Позирай із заквагону/ за сузір’ям Козерога. (П-1:67)</text:span></text:p>
          </table:table-cell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24" table:number-columns-spanned="3" office:value-type="string">
            <text:h text:style-name="P46" text:outline-level="2">гін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гону, </text:span><text:span text:style-name="T98">ч.</text:span></text:p>
            <text:p text:style-name="P35"><text:span text:style-name="T69">1) Дія за знач. </text:span><text:a xlink:type="simple" xlink:href="http://www.lingvo.ua/uk/Translate/uk-uk/гнати"><text:span text:style-name="T85">гнати</text:span></text:a><text:span text:style-name="T69"> і </text:span><text:a xlink:type="simple" xlink:href="http://www.lingvo.ua/uk/Translate/uk-uk/гнатися"><text:span text:style-name="T85">гнатися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</text:p>
          </table:table-cell>
          <table:table-cell table:style-name="Dictionary.B25" office:value-type="string">
            <text:p text:style-name="P4"><text:span text:style-name="T4">Всеглядно</text:span></text:p>
          </table:table-cell>
          <table:table-cell table:style-name="Dictionary.C25" table:number-columns-spanned="2" office:value-type="string">
            <text:p text:style-name="P4"><text:span text:style-name="T121">присл., інд.-авт., [1]</text:span></text:p>
          </table:table-cell>
          <table:covered-table-cell/>
          <table:table-cell table:style-name="Dictionary.E25" table:number-columns-spanned="2" office:value-type="string">
            <text:p text:style-name="P4"><text:span text:style-name="T122">Похідне від </text:span><text:span text:style-name="T123">всегля</text:span><text:span text:style-name="T5"></text:span><text:span text:style-name="T123">дний</text:span></text:p>
          </table:table-cell>
          <table:covered-table-cell/>
          <table:table-cell table:style-name="Dictionary.G25" table:number-columns-spanned="2" office:value-type="string">
            <text:p text:style-name="P4"><text:span text:style-name="T47">Снують думок рої,/ котрим немає ради/ (смертельні перепади!),/ а сонце всевідради/ </text:span><text:span text:style-name="T49">всеглядно</text:span><text:span text:style-name="T47"> постає. (П-1:179)</text:span></text:p>
          </table:table-cell>
          <table:covered-table-cell/>
        </table:table-row>
        <table:table-row>
          <table:covered-table-cell/>
          <table:table-cell table:style-name="Dictionary.B26" table:number-columns-spanned="7" office:value-type="string">
            <text:p text:style-name="P4"><text:span text:style-name="T123">всегля</text:span><text:span text:style-name="T5"></text:span><text:span text:style-name="T123">дний </text:span><text:span text:style-name="T12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</text:p>
          </table:table-cell>
          <table:table-cell table:style-name="Dictionary.B117" office:value-type="string">
            <text:p text:style-name="P4"><text:span text:style-name="T13">ВсегнІвн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</text:span><text:span text:style-name="T106">[1б] або [9а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гні</text:span><text:span text:style-name="T6"></text:span><text:span text:style-name="T96">вний</text:span></text:p>
          </table:table-cell>
          <table:covered-table-cell/>
          <table:table-cell table:style-name="Dictionary.G117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table-cell table:style-name="Dictionary.B2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28" table:number-columns-spanned="3" office:value-type="string">
            <text:h text:style-name="P45" text:outline-level="2"><text:span text:style-name="T95">гн</text:span><text:span text:style-name="T115">і</text:span><text:span text:style-name="T95">в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1"><text:span text:style-name="T62">Який перебуває в стані нервового збудження, гніву. || Який виражає гнів, перейнятий гнівом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</text:p>
          </table:table-cell>
          <table:table-cell table:style-name="Dictionary.B117" office:value-type="string">
            <text:p text:style-name="P4"><text:span text:style-name="T13">ВсеголОдн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</text:span><text:soft-page-break/><text:span text:style-name="T47">авт., </text:span><text:span text:style-name="T106">[1б] або [9а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 </text:span>і <text:span text:style-name="T96">голо</text:span><text:span text:style-name="T6"></text:span><text:span text:style-name="T96">д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Народжені мої бажання,/ усенестерпні, </text:span><text:span text:style-name="T49">всеголодні</text:span><text:span text:style-name="T47">,/ такі вітри зняли довкола,/ що все </text:span><text:soft-page-break/><text:span text:style-name="T47">несеться шкереберть. (П-2:195)</text:span></text:p>
          </table:table-cell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30" table:number-columns-spanned="3" office:value-type="string">
            <text:h text:style-name="P43" text:outline-level="2"><text:span text:style-name="T95">гол</text:span><text:span text:style-name="T115">о</text:span><text:span text:style-name="T95">д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Який відчуває голод (у 1 <text:span text:style-name="T98">знач.</text:span>). || Який виражає голод. || <text:span text:style-name="T98">у знач.ім.</text:span> гол<text:span text:style-name="T114">о</text:span>дний, -ного, <text:span text:style-name="T98">ч.</text:span> Той, хто відчуває голод, постійно голодує.</text:p>
            <text:p text:style-name="P22"><text:span text:style-name="T63">2) Який настає від голоду; викликаний голодом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</text:p>
          </table:table-cell>
          <table:table-cell table:style-name="Dictionary.B117" office:value-type="string">
            <text:p text:style-name="P4"><text:span text:style-name="T13">ВседобрО</text:span><text:span text:style-name="T14"></text:span></text:p>
          </table:table-cell>
          <table:table-cell table:style-name="Dictionary.C117" table:number-columns-spanned="2" office:value-type="string">
            <text:p text:style-name="P4"><text:span text:style-name="T46">-а</text:span><text:span text:style-name="T14"></text:span><text:span text:style-name="T46">, </text:span><text:span text:style-name="T47">ім., с., інд.-авт., [9а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добро</text:span><text:span text:style-name="T5">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Спасенної тримайся криги,/ пречистої тримайся туги,/ шаленої тримайся муки/ і так існуй – на </text:span><text:span text:style-name="T49">вседобро</text:span><text:span text:style-name="T47">. (П-2:83).</text:span></text:p>
          </table:table-cell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32" table:number-columns-spanned="3" office:value-type="string">
            <text:h text:style-name="P43" text:outline-level="2"><text:span text:style-name="T95">добр</text:span><text:span text:style-name="T115">о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 </text:span><text:span text:style-name="T98">с.</text:span></text:p>
            <text:p text:style-name="P35"><text:span text:style-name="T69">1) Усе позитивне в житті людей, що відповідає їхнім інтересам, бажанням, мріям; благо; </text:span><text:span text:style-name="T81">прот.</text:span><text:span text:style-name="T69"> лихо, зло. || Добра, корисна справа, вчинок і т. ін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</text:p>
          </table:table-cell>
          <table:table-cell table:style-name="Dictionary.B117" office:value-type="string">
            <text:p text:style-name="P4"><text:span text:style-name="T13">ВседорО</text:span><text:span text:style-name="T14"></text:span><text:span text:style-name="T13">га</text:span></text:p>
          </table:table-cell>
          <table:table-cell table:style-name="Dictionary.C117" table:number-columns-spanned="2" office:value-type="string">
            <text:p text:style-name="P4"><text:span text:style-name="T46">-и, </text:span><text:span text:style-name="T47">ім., ж., 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доро</text:span><text:span text:style-name="T5"></text:span><text:span text:style-name="T96">га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Ця дорога </text:span><text:span text:style-name="T49">вседороги</text:span><text:span text:style-name="T47">/ всенезустрічі – всегону./ Позирай із заквагону/ за сузір’ям Козерога. (П-1:67); Ламка і витка всеспадна </text:span><text:span text:style-name="T49">вседорога</text:span><text:span text:style-name="T47">./ Дорога до Бога – ламка і витка. (П-1:98)</text:span></text:p>
          </table:table-cell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34" table:number-columns-spanned="3" office:value-type="string">
            <text:h text:style-name="P45" text:outline-level="2"><text:span text:style-name="T95">дор</text:span><text:span text:style-name="T115">о</text:span><text:span text:style-name="T95">га</text:span></text:h>
            <text:p text:style-name="P41"><text:soft-page-break/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4">1) Смуга землі, по якій їздять і ходять. || Смуга, що лишається як слід після руху кого-, чого-небудь.</text:p>
            <text:p text:style-name="P24">2) Місце для проходу, проїзду. || <text:span text:style-name="T98">перен.</text:span> Доступ куди-небудь, можливість потрапити куди-небудь.</text:p>
            <text:p text:style-name="P24">3) Перебування в русі (йдучи або їдучи куди-небудь).</text:p>
            <text:p text:style-name="P24">4) <text:span text:style-name="T98">у знач.</text:span> <text:span text:style-name="T98">присл.</text:span> дор<text:span text:style-name="T114">о</text:span>гою. Під час руху, подорожування куди-небудь.</text:p>
            <text:p text:style-name="P21"><text:span text:style-name="T62">5) Правильний напрямок для руху кого-небудь. || </text:span><text:span text:style-name="T78">перен.</text:span><text:span text:style-name="T62"> Напрямок діяльності, шлях розвитку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</text:p>
          </table:table-cell>
          <table:table-cell table:style-name="Dictionary.B117" office:value-type="string">
            <text:p text:style-name="P4"><text:span text:style-name="T13">Вседорогий</text:span></text:p>
          </table:table-cell>
          <table:table-cell table:style-name="Dictionary.C117" table:number-columns-spanned="2" office:value-type="string">
            <text:p text:style-name="P4"><text:span text:style-name="T46">-а, -е, </text:span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дороги</text:span><text:span text:style-name="T6"></text:span><text:span text:style-name="T96">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Земля – хитлива і плавка – </text:span><text:span text:style-name="T49">вседорога</text:span><text:span text:style-name="T47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49">вседорогий, вседорогий</text:span><text:span text:style-name="T47">. (П-2:184)</text:span></text:p>
          </table:table-cell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36" table:number-columns-spanned="3" office:value-type="string">
            <text:h text:style-name="P45" text:outline-level="2"><text:span text:style-name="T95">дорог</text:span><text:span text:style-name="T115">и</text:span><text:span text:style-name="T95">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 -е.</text:span></text:p>
            <text:p text:style-name="P24">1) Який коштує великі гроші; <text:span text:style-name="T98">прот.</text:span> дешевий. || Високий (про ціну).</text:p>
            <text:p text:style-name="P24">2) <text:span text:style-name="T98">перен.</text:span> Який високо ціниться, оберігається, яким дорожать.</text:p>
            <text:p text:style-name="P21"><text:span text:style-name="T62">3) Близький, милий серцю. || Бажаний, жданий (про гостей). || У звертанні – для вираження любові, приязні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</text:p>
          </table:table-cell>
          <table:table-cell table:style-name="Dictionary.B117" office:value-type="string">
            <text:p text:style-name="P4"><text:span text:style-name="T13">ВсезАдума</text:span></text:p>
          </table:table-cell>
          <table:table-cell table:style-name="Dictionary.C117" table:number-columns-spanned="2" office:value-type="string">
            <text:p text:style-name="P4"><text:span text:style-name="T46">-и, </text:span><text:span text:style-name="T47">ім., ж., </text:span><text:soft-page-break/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заду</text:span><text:span text:style-name="T6"></text:span><text:span text:style-name="T96">ма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Пірни/ у </text:span><text:span text:style-name="T49">всезадуму</text:span><text:span text:style-name="T47"> і збавляй безчасся. (П-1:178)</text:span></text:p>
          </table:table-cell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38" table:number-columns-spanned="3" office:value-type="string">
            <text:h text:style-name="P45" text:outline-level="2"><text:span text:style-name="T95">зад</text:span><text:span text:style-name="T115">у</text:span><text:span text:style-name="T95">м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1"><text:span text:style-name="T62">Стан того, хто заглибився в думки, роздум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</text:p>
          </table:table-cell>
          <table:table-cell table:style-name="Dictionary.B117" office:value-type="string">
            <text:p text:style-name="P4"><text:span text:style-name="T13">ВсеквО</text:span><text:span text:style-name="T17"></text:span><text:span text:style-name="T13">л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[9а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 </text:span>і <text:span text:style-name="T96">кво</text:span><text:span text:style-name="T8"></text:span><text:span text:style-name="T96">л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ож – в неба провалля в бездоння, бездолий/ нагірний, невірний, западистий рай,/ всебідий, всегнівний, всещедрий, </text:span><text:span text:style-name="T49">всекволий</text:span><text:span text:style-name="T47">./ А що під крилом твоїм? Кара – карай. (П-1:98)</text:span></text:p>
          </table:table-cell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40" table:number-columns-spanned="3" office:value-type="string">
            <text:h text:style-name="P45" text:outline-level="2"><text:span text:style-name="T95">кв</text:span><text:span text:style-name="T115">о</text:span><text:span text:style-name="T95">л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24">2) <text:span text:style-name="T98">перен.</text:span> Позбавлений душевної стійкості, твердості, сили волі. || Небадьорий, млявий.</text:p>
            <text:p text:style-name="P24">3) <text:span text:style-name="T98">перен.</text:span> Незначний, слабкий ступенем вияву; ледь відчутний, ледь помітний. || Слабий, ледве чутний. || Нежвавий, повільний. || Неяскравий, тьмяний.</text:p>
            <text:p text:style-name="P21"><text:span text:style-name="T62">4) </text:span><text:span text:style-name="T78">перен.</text:span><text:span text:style-name="T62"> Невправний, невмілий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</text:p>
          </table:table-cell>
          <table:table-cell table:style-name="Dictionary.B117" office:value-type="string">
            <text:p text:style-name="P4"><text:span text:style-name="T13">ВсемежА</text:span><text:span text:style-name="T17"></text:span></text:p>
          </table:table-cell>
          <table:table-cell table:style-name="Dictionary.C117" table:number-columns-spanned="2" office:value-type="string">
            <text:p text:style-name="P4"><text:span text:style-name="T46">-и, </text:span><text:span text:style-name="T47">ім., ж., </text:span><text:soft-page-break/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межа</text:span><text:span text:style-name="T8">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и ще – ось-ось. Допіру-но ступив/ за </text:span><text:span text:style-name="T49">всемежу</text:span><text:span text:style-name="T47">. (П-1:182)</text:span></text:p>
          </table:table-cell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42" table:number-columns-spanned="3" office:value-type="string">
            <text:h text:style-name="P45" text:outline-level="2"><text:span text:style-name="T95">меж</text:span><text:span text:style-name="T115">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і, </text:span><text:span text:style-name="T98">ж.</text:span></text:p>
            <text:p text:style-name="P24">1) Лінія поділу якої-небудь території; границя (у 1 <text:span text:style-name="T98">знач.</text:span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 <text:span text:style-name="T98">перен.</text:span> Уявна точка на сонячній орбіті, що поділяє лінію орбіти на відрізки, відповідні до ранку, дня або вечора. ||<text:span text:style-name="T118">між чим і чим</text:span>, <text:span text:style-name="T118">чого і чого</text:span>, <text:span text:style-name="T98">перен.</text:span> Границя поділу, розрізнення яких-небудь явищ, предметів тощо.</text:p>
            <text:p text:style-name="P24">2) Вузька цілинна смуга між полями, що є водночас і польовою стежкою або шляхом. <text:span text:style-name="T118">Торувати межу</text:span>.</text:p>
            <text:p text:style-name="P24">3) <text:span text:style-name="T118">тільки </text:span><text:span text:style-name="T98">мн.</text:span>, <text:span text:style-name="T98">перен.</text:span> Простір, обмежений чим-небудь. || Відтинок часу, обмежений якими-небудь строками. <text:span text:style-name="T118">У межах десяти хвилин</text:span>. || Обсяг, ступінь чого-небудь.</text:p>
            <text:p text:style-name="P24">4) <text:span text:style-name="T118">чого</text:span>, <text:span text:style-name="T118">чому і без додатка</text:span>, <text:span text:style-name="T98">перен.</text:span> Допустима норма чого-небудь дозволеного.</text:p>
            <text:p text:style-name="P21"><text:span text:style-name="T62">5) </text:span><text:span text:style-name="T78">перен.</text:span><text:span text:style-name="T62"> Останній, крайній ступінь. || Кінець, край чого-небудь. || Найвищий вияв якого-небудь почутт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2</text:p>
          </table:table-cell>
          <table:table-cell table:style-name="Dictionary.B117" office:value-type="string">
            <text:p text:style-name="P4"><text:span text:style-name="T13">Всемолодий</text:span></text:p>
          </table:table-cell>
          <table:table-cell table:style-name="Dictionary.C117" table:number-columns-spanned="2" office:value-type="string">
            <text:p text:style-name="P4"><text:span text:style-name="T46">-а</text:span><text:span text:style-name="T17"></text:span><text:span text:style-name="T46">,-е</text:span><text:span text:style-name="T17"></text:span><text:span text:style-name="T46">, </text:span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молоди</text:span><text:span text:style-name="T6"></text:span><text:span text:style-name="T96">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Усесвіту пустеля/ небавом нас огорне,/ і мертва не воскресне/ </text:span><text:span text:style-name="T49">всемолода</text:span><text:span text:style-name="T47"> біда. (П-1:212); І, хилячи </text:span><text:span text:style-name="T49">всемолоде</text:span><text:span text:style-name="T47"> чоло,/ пройти під поглядом, немов під градом… (П-2:83)</text:span></text:p>
          </table:table-cell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44" table:number-columns-spanned="3" office:value-type="string">
            <text:h text:style-name="P43" text:outline-level="2"><text:span text:style-name="T95">молод</text:span><text:span text:style-name="T115">и</text:span><text:span text:style-name="T95">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 -е, </text:span><text:span text:style-name="T98">нар.-поет.</text:span></text:p>
            <text:p text:style-name="P35"><text:span text:style-name="T69">1) Який має небагато років, не досяг зрілого віку; юний. || Не старий. || </text:span><text:span text:style-name="T81">у знач.</text:span><text:span text:style-name="T69"> </text:span><text:span text:style-name="T81">ім.</text:span><text:span text:style-name="T69"> молод</text:span><text:span text:style-name="T89">и</text:span><text:span text:style-name="T69">й, -д</text:span><text:span text:style-name="T89">о</text:span><text:span text:style-name="T69">го, </text:span><text:span text:style-name="T81">ч.</text:span><text:span text:style-name="T69">; молод</text:span><text:span text:style-name="T89">а</text:span><text:span text:style-name="T69">, -д</text:span><text:span text:style-name="T89">о</text:span><text:span text:style-name="T69">ї, </text:span><text:span text:style-name="T81">ж.</text:span><text:span text:style-name="T69">; молод</text:span><text:span text:style-name="T89">е</text:span><text:span text:style-name="T69">, -д</text:span><text:span text:style-name="T89">о</text:span><text:span text:style-name="T69">го, </text:span><text:span text:style-name="T81">с.</text:span><text:span text:style-name="T69"> Той, хто має небагато років, ще не старий. || З прізвищем, прізвиськом і т. ін. – означає дітей (на відміну від батьків). || </text:span><text:span text:style-name="T81">у знач.</text:span><text:span text:style-name="T69"> </text:span><text:span text:style-name="T81">ім.</text:span><text:span text:style-name="T69"> молод</text:span><text:span text:style-name="T89">і</text:span><text:span text:style-name="T69">, -д</text:span><text:span text:style-name="T89">и</text:span><text:span text:style-name="T69">х,</text:span><text:span text:style-name="T81">мн.</text:span><text:span text:style-name="T69"> Діти (</text:span><text:span text:style-name="T81">див.</text:span><text:span text:style-name="T69"> </text:span><text:a xlink:type="simple" xlink:href="http://www.lingvo.ua/uk/Translate/uk-uk/діти"><text:span text:style-name="T85">діти</text:span></text:a><text:span text:style-name="T69"> I 2)). || Стос. до молодості, належний, </text:span><text:span text:style-name="T81">власт.</text:span><text:span text:style-name="T69"> їй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3</text:p>
          </table:table-cell>
          <table:table-cell table:style-name="Dictionary.B117" office:value-type="string">
            <text:p text:style-name="P8"><text:span text:style-name="T19">ВсеначувА</text:span><text:span text:style-name="T18"></text:span><text:span text:style-name="T19">нний</text:span></text:p>
          </table:table-cell>
          <table:table-cell table:style-name="Dictionary.C117" table:number-columns-spanned="2" office:value-type="string">
            <text:p text:style-name="P8"><text:span text:style-name="T60">-а, -е, </text:span><text:span text:style-name="T52">прикм., </text:span><text:span text:style-name="T53">інд.-авт., [1б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 </text:span>і <text:span text:style-name="T96">начува</text:span><text:span text:style-name="T8"></text:span><text:span text:style-name="T96">тис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І торопкі </text:span><text:span text:style-name="T49">всеначуванні</text:span><text:span text:style-name="T47"> кроки,/ то лис блукає – із хвостом рудим. (П-2:156)</text:span></text:p>
          </table:table-cell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46" table:number-columns-spanned="3" office:value-type="string">
            <text:h text:style-name="P43" text:outline-level="2"><text:span text:style-name="T95">начув</text:span><text:span text:style-name="T115">а</text:span><text:span text:style-name="T95">тис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юся, -аєшся, </text:span><text:span text:style-name="T98">недок.</text:span></text:p>
            <text:p text:style-name="P22"><text:span text:style-name="T63">Чекати розплати, помсти. || </text:span><text:span text:style-name="T68">чого</text:span><text:span text:style-name="T63">. Чекати чого-небудь неприємного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4</text:p>
          </table:table-cell>
          <table:table-cell table:style-name="Dictionary.B117" office:value-type="string">
            <text:p text:style-name="P8"><text:span text:style-name="T19">ВсенедочекА</text:span><text:span text:style-name="T18"></text:span><text:span text:style-name="T19">вшися</text:span></text:p>
          </table:table-cell>
          <table:table-cell table:style-name="Dictionary.C117" table:number-columns-spanned="2" office:value-type="string">
            <text:p text:style-name="P8"><text:span text:style-name="T53">дієприсл., док., інд.-авт., [8], [4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не дочека</text:span><text:span text:style-name="T8"></text:span><text:span text:style-name="T96">тис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Ну й долечка! Прождати на життя - / і </text:span><text:span text:style-name="T49">всенедочекавшися</text:span><text:span text:style-name="T47"> – померти! (П-1:188)</text:span></text:p>
          </table:table-cell>
          <table:covered-table-cell/>
        </table:table-row>
        <table:table-row>
          <table:covered-table-cell/>
          <table:table-cell table:style-name="Dictionary.B48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H48" table:number-columns-spanned="4" office:value-type="string">
            <text:h text:style-name="P49" text:outline-level="2">не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oft-page-break/><text:span text:style-name="T98">запереч.</text:span> <text:span text:style-name="T98">част.</text:span></text:p>
            <text:p text:style-name="P21"><text:span text:style-name="T62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span></text:p>
          </table:table-cell>
          <table:covered-table-cell/>
          <table:covered-table-cell/>
          <table:covered-table-cell/>
          <table:table-cell table:style-name="Dictionary.H48" office:value-type="string">
            <text:h text:style-name="P45" text:outline-level="2"><text:span text:style-name="T95">дочек</text:span><text:span text:style-name="T115">а</text:span><text:span text:style-name="T95">тис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юся, -аєшся, </text:span><text:span text:style-name="T98">док.</text:span><text:span text:style-name="T97">, </text:span><text:soft-page-break/><text:span text:style-name="T97">дочікуватися, -уюся, -уєшся, </text:span><text:span text:style-name="T98">недок.</text:span></text:p>
            <text:p text:style-name="P20"><text:span text:style-name="T62">Пробути, прожити до того часу, поки настане, з'явиться очікуване; діждатися.</text:span></text:p>
          </table:table-cell>
        </table:table-row>
        <table:table-row>
          <table:table-cell table:style-name="Dictionary.A1" table:number-rows-spanned="2" office:value-type="string">
            <text:p text:style-name="P3">25</text:p>
          </table:table-cell>
          <table:table-cell table:style-name="Dictionary.B117" office:value-type="string">
            <text:p text:style-name="P8"><text:span text:style-name="T19">ВсенеНАждА</text:span><text:span text:style-name="T18"></text:span><text:span text:style-name="T19">нний</text:span></text:p>
          </table:table-cell>
          <table:table-cell table:style-name="Dictionary.C117" table:number-columns-spanned="2" office:value-type="string">
            <text:p text:style-name="P8"><text:span text:style-name="T60">-а, -е, </text:span><text:span text:style-name="T52">прикм., </text:span><text:span text:style-name="T53">інд.-авт., [8], [4]</text:span></text:p>
          </table:table-cell>
          <table:covered-table-cell/>
          <table:table-cell table:style-name="Dictionary.E117" table:number-columns-spanned="2" office:value-type="string">
            <text:p text:style-name="P8"><text:span text:style-name="T53">Похідне від </text:span><text:span text:style-name="T47">все</text:span><text:span text:style-name="T53"> і </text:span><text:span text:style-name="T47">не жда</text:span><text:span text:style-name="T9"></text:span><text:span text:style-name="T47">ти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49">всененажданна</text:span><text:span text:style-name="T47">. (П-2:169)</text:span></text:p>
          </table:table-cell>
          <table:covered-table-cell/>
        </table:table-row>
        <table:table-row>
          <table:covered-table-cell/>
          <table:table-cell table:style-name="Dictionary.B50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H50" table:number-columns-spanned="4" office:value-type="string">
            <text:p text:style-name="P14">Не <text:span text:style-name="T117">(див. 24)</text:span></text:p>
          </table:table-cell>
          <table:covered-table-cell/>
          <table:covered-table-cell/>
          <table:covered-table-cell/>
          <table:table-cell table:style-name="Dictionary.H50" office:value-type="string">
            <text:h text:style-name="P43" text:outline-level="2"><text:span text:style-name="T95">жд</text:span><text:span text:style-name="T115">а</text:span><text:span text:style-name="T95">ти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жду, ждеш, </text:span><text:span text:style-name="T98">недок.</text:span></text:p>
            <text:p text:style-name="P24">1) <text:span text:style-name="T98">перех.</text:span> Перебувати де-небудь, щоб побачити когось, зустрітися з кимось; чекати, очікувати. || <text:span text:style-name="T98">перех.</text:span> <text:span text:style-name="T118">і </text:span><text:span text:style-name="T98">неперех.</text:span>, <text:span text:style-name="T118">кого</text:span>, <text:span text:style-name="T118">чого</text:span>, <text:span text:style-name="T118">на кого </text:span>–<text:span text:style-name="T118">що</text:span>, <text:span text:style-name="T118">зі </text:span><text:span text:style-name="T98">спол.</text:span> Розраховувати на чиє-небудь повернення, на прихід, появу когось, чогось, на <text:soft-page-break/>здійснення чогось.</text:p>
            <text:p text:style-name="P33"><text:span text:style-name="T69">2) </text:span><text:span text:style-name="T81">перех.</text:span><text:span text:style-name="T69"> </text:span><text:span text:style-name="T70">і </text:span><text:span text:style-name="T81">неперех.</text:span><text:span text:style-name="T69"> Надіятися на що-небудь, сподіватися чогось; чекати.</text:span></text:p>
          </table:table-cell>
        </table:table-row>
        <table:table-row>
          <table:table-cell table:style-name="Dictionary.A1" table:number-rows-spanned="2" office:value-type="string">
            <text:p text:style-name="P3">26</text:p>
          </table:table-cell>
          <table:table-cell table:style-name="Dictionary.B117" office:value-type="string">
            <text:p text:style-name="P4"><text:span text:style-name="T13">Всенезустріч</text:span></text:p>
          </table:table-cell>
          <table:table-cell table:style-name="Dictionary.C117" table:number-columns-spanned="2" office:value-type="string">
            <text:p text:style-name="P4"><text:span text:style-name="T46">-і, </text:span><text:span text:style-name="T47">ім., ж., інд.-авт., [11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незу</text:span><text:span text:style-name="T6"></text:span><text:span text:style-name="T96">стріч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Ця дорога вседороги/ </text:span><text:span text:style-name="T49">всенезустрічі</text:span><text:span text:style-name="T47"> – всегону./ Позирай із заквагону/ за сузір’ям Козерога. (П-1:67); Що мав – привиділось, причулося,/ на </text:span><text:span text:style-name="T49">всенезустріч</text:span><text:span text:style-name="T47">, всепрощання. (П-1:199)</text:span></text:p>
          </table:table-cell>
          <table:covered-table-cell/>
        </table:table-row>
        <table:table-row>
          <table:covered-table-cell/>
          <table:table-cell table:style-name="Dictionary.B52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H52" table:number-columns-spanned="4" office:value-type="string">
            <text:p text:style-name="P14">Не <text:span text:style-name="T117">(див. 24)</text:span></text:p>
          </table:table-cell>
          <table:covered-table-cell/>
          <table:covered-table-cell/>
          <table:covered-table-cell/>
          <table:table-cell table:style-name="Dictionary.H52" office:value-type="string">
            <text:h text:style-name="P45" text:outline-level="2"><text:span text:style-name="T95">з</text:span><text:span text:style-name="T115">у</text:span><text:span text:style-name="T95">стріч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і, </text:span><text:span text:style-name="T98">ж.</text:span><text:span text:style-name="T97">, </text:span><text:span text:style-name="T98">кого</text:span><text:span text:style-name="T97">, </text:span><text:span text:style-name="T98">чого</text:span><text:span text:style-name="T97">, </text:span><text:span text:style-name="T98">з ким </text:span><text:span text:style-name="T97">– </text:span><text:span text:style-name="T98">чим і без додатка</text:span><text:span text:style-name="T97">.</text:span></text:p>
            <text:p text:style-name="P24">1) Зближення з ким-, чим-небудь, хто (що) рухається навпроти.</text:p>
            <text:p text:style-name="P21"><text:span text:style-name="T62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67">рідко</text:span><text:span text:style-name="T62">. Знайомство.</text:span></text:p>
          </table:table-cell>
        </table:table-row>
        <table:table-row>
          <table:table-cell table:style-name="Dictionary.A1" table:number-rows-spanned="2" office:value-type="string">
            <text:p text:style-name="P3">27</text:p>
          </table:table-cell>
          <table:table-cell table:style-name="Dictionary.B117" office:value-type="string">
            <text:p text:style-name="P4"><text:span text:style-name="T13">Всенезустріч</text:span><text:span text:style-name="T12">-</text:span><text:span text:style-name="T13">всегíн</text:span></text:p>
          </table:table-cell>
          <table:table-cell table:style-name="Dictionary.C117" table:number-columns-spanned="2" office:value-type="string">
            <text:p text:style-name="P4"><text:span text:style-name="T46">-гону, </text:span><text:span text:style-name="T47">ім., ж., інд.-авт., [9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незу</text:span><text:span text:style-name="T14"></text:span><text:span text:style-name="T56">стріч</text:span><text:span text:style-name="T54"> і </text:span><text:span text:style-name="T56">всегі</text:span><text:span text:style-name="T14"></text:span><text:span text:style-name="T56">н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Ця дорога вседороги,/ </text:span><text:span text:style-name="T49">всенезустрічі-всегону</text:span><text:span text:style-name="T47">,/ позирай із зак-вагону/ за сузір’ям Козерога. (П-1:118)</text:span></text:p>
          </table:table-cell>
          <table:covered-table-cell/>
        </table:table-row>
        <table:table-row>
          <table:covered-table-cell/>
          <table:table-cell table:style-name="Dictionary.B54" table:number-columns-spanned="4" office:value-type="string">
            <text:p text:style-name="P4"><text:span text:style-name="T56">всенезу</text:span><text:span text:style-name="T14"></text:span><text:span text:style-name="T56">стріч </text:span><text:span text:style-name="T61">(див. 26)</text:span></text:p>
          </table:table-cell>
          <table:covered-table-cell/>
          <table:covered-table-cell/>
          <table:covered-table-cell/>
          <table:table-cell table:style-name="Dictionary.F54" table:number-columns-spanned="3" office:value-type="string">
            <text:p text:style-name="P4"><text:span text:style-name="T56">всегі</text:span><text:span text:style-name="T14"></text:span><text:span text:style-name="T56">н </text:span><text:span text:style-name="T61">(див. 12)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8</text:p>
          </table:table-cell>
          <table:table-cell table:style-name="Dictionary.B117" office:value-type="string">
            <text:p text:style-name="P4"><text:span text:style-name="T13">ВсенепІзнани</text:span><text:soft-page-break/><text:span text:style-name="T13">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oft-page-break/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oft-page-break/><text:span text:style-name="T96">все</text:span> і <text:span text:style-name="T96">непі</text:span><text:span text:style-name="T6"></text:span><text:span text:style-name="T96">зна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…попелясті зозулі/ вістили роки: </text:span><text:soft-page-break/><text:span text:style-name="T47">жий однині/ на </text:span><text:span text:style-name="T49">всенепізнаній</text:span><text:span text:style-name="T47"> землі. (П-1:128)</text:span></text:p>
          </table:table-cell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56" table:number-columns-spanned="3" office:value-type="string">
            <text:h text:style-name="P43" text:outline-level="2"><text:span text:style-name="T95">неп</text:span><text:span text:style-name="T115">і</text:span><text:span text:style-name="T95">зна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2"><text:span text:style-name="T63">Якого ще не пізнали, не вивчил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9</text:p>
          </table:table-cell>
          <table:table-cell table:style-name="Dictionary.B117" office:value-type="string">
            <text:p text:style-name="P4"><text:span text:style-name="T13">ВсенепогАсн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непога</text:span><text:span text:style-name="T6"></text:span><text:span text:style-name="T96">с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оце світіння полохких світань/ світів жертовних, що мене запалює/ </text:span><text:span text:style-name="T49">всенепогасним</text:span><text:span text:style-name="T47"> і ламким, як крига,/ огнем співучих надторосів – криг. (П-1:80)</text:span></text:p>
          </table:table-cell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58" table:number-columns-spanned="3" office:value-type="string">
            <text:h text:style-name="P43" text:outline-level="2"><text:span text:style-name="T95">непог</text:span><text:span text:style-name="T115">а</text:span><text:span text:style-name="T95">с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Який не гасне, якого не можна погасити; невгасимий.</text:p>
            <text:p text:style-name="P22"><text:span text:style-name="T63">2) </text:span><text:span text:style-name="T79">перен.</text:span><text:span text:style-name="T63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0</text:p>
          </table:table-cell>
          <table:table-cell table:style-name="Dictionary.B117" office:value-type="string">
            <text:p text:style-name="P4"><text:span text:style-name="T13">ВсенепокОра</text:span></text:p>
          </table:table-cell>
          <table:table-cell table:style-name="Dictionary.C117" table:number-columns-spanned="2" office:value-type="string">
            <text:p text:style-name="P4"><text:span text:style-name="T46">-и, </text:span><text:span text:style-name="T47">ім., ж., 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все і непокора</text:p>
          </table:table-cell>
          <table:covered-table-cell/>
          <table:table-cell table:style-name="Dictionary.G117" table:number-columns-spanned="2" office:value-type="string">
            <text:p text:style-name="P4"><text:span text:style-name="T47">Страшна ковбаня – чорна і масна./ І дух тяжкий повзе, немов потвора,/ в лещатах дум твоя </text:span><text:span text:style-name="T49">всенепокора</text:span><text:span text:style-name="T47">,/ стою на кладці. Дозираю дна. (П-1:151)</text:span></text:p>
          </table:table-cell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60" table:number-columns-spanned="3" office:value-type="string">
            <text:h text:style-name="P43" text:outline-level="2"><text:span text:style-name="T95">непок</text:span><text:span text:style-name="T115">о</text:span><text:span text:style-name="T95">р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2"><text:soft-page-break/><text:span text:style-name="T63">Небажання або відмова підкорятися кому-небудь, слухатися когось і т. ін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1</text:p>
          </table:table-cell>
          <table:table-cell table:style-name="Dictionary.B117" office:value-type="string">
            <text:p text:style-name="P4"><text:span text:style-name="T13">ВсенищІ</text:span><text:span text:style-name="T14"></text:span><text:span text:style-name="T13">вність</text:span></text:p>
          </table:table-cell>
          <table:table-cell table:style-name="Dictionary.C117" table:number-columns-spanned="2" office:value-type="string">
            <text:p text:style-name="P4"><text:span text:style-name="T46">-ності, </text:span><text:span text:style-name="T47">ім., ж., інд.-авт., [1б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 </text:span><text:span text:style-name="T61">і </text:span><text:span text:style-name="T56">нищів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І ти збагнеш/ обнавіснілу </text:span><text:span text:style-name="T49">всенищівність</text:span><text:span text:style-name="T47"> роду. (П-1:144)</text:span></text:p>
          </table:table-cell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62" table:number-columns-spanned="3" office:value-type="string">
            <text:h text:style-name="P43" text:outline-level="2"><text:span text:style-name="T95">нищівн</text:span><text:span text:style-name="T115">и</text:span><text:span text:style-name="T95">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 -е.</text:span></text:p>
            <text:p text:style-name="P22"><text:span text:style-name="T63">Який має велику руйнівну, знищувальну силу. || Дуже великий, сильний. || Різкий, нещадний, непримиренний. || Сповнений зневаги, осуду, презирства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2</text:p>
          </table:table-cell>
          <table:table-cell table:style-name="Dictionary.B117" office:value-type="string">
            <text:p text:style-name="P4"><text:span text:style-name="T13">ВсеО</text:span><text:span text:style-name="T14"></text:span><text:span text:style-name="T13">брій</text:span></text:p>
          </table:table-cell>
          <table:table-cell table:style-name="Dictionary.C117" table:number-columns-spanned="2" office:value-type="string">
            <text:p text:style-name="P4"><text:span text:style-name="T46">-ю, </text:span><text:span text:style-name="T47">ім., ч., інд.-авт., [8]</text:span></text:p>
          </table:table-cell>
          <table:covered-table-cell/>
          <table:table-cell table:style-name="Dictionary.E117" table:number-columns-spanned="2" office:value-type="string">
            <text:p text:style-name="P11">Похідне від <text:span text:style-name="T96">все </text:span>і <text:span text:style-name="T96">о</text:span><text:span text:style-name="T5"></text:span><text:span text:style-name="T96">брій</text:span></text:p>
          </table:table-cell>
          <table:covered-table-cell/>
          <table:table-cell table:style-name="Dictionary.G117" table:number-columns-spanned="2" office:value-type="string">
            <text:p text:style-name="P1"><text:span text:style-name="T24">Старечою ходою/ із костуром – іще бриниш мені/ </text:span><text:span text:style-name="T26">всеобрієм</text:span><text:span text:style-name="T24">. (П-1:182)</text:span></text:p>
          </table:table-cell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64" table:number-columns-spanned="3" office:value-type="string">
            <text:h text:style-name="P43" text:outline-level="2"><text:span text:style-name="T115">о</text:span><text:span text:style-name="T95">брі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ю, </text:span><text:span text:style-name="T98">ч.</text:span></text:p>
            <text:p text:style-name="P24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22"><text:span text:style-name="T63">2) Простір, який постає перед очима на відкритій місцевості; видноколо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3</text:p>
          </table:table-cell>
          <table:table-cell table:style-name="Dictionary.B117" office:value-type="string">
            <text:p text:style-name="P4"><text:span text:style-name="T13">ВсеобрушА</text:span><text:span text:style-name="T14"></text:span><text:span text:style-name="T13">ти</text:span></text:p>
          </table:table-cell>
          <table:table-cell table:style-name="Dictionary.C117" table:number-columns-spanned="2" office:value-type="string">
            <text:p text:style-name="P4"><text:span text:style-name="T46">-а</text:span><text:span text:style-name="T14"></text:span><text:span text:style-name="T46">ю, -єш, </text:span><text:soft-page-break/><text:span text:style-name="T46">дієсл., </text:span><text:span text:style-name="T48">недок., перех., інд.-авт., </text:span><text:span text:style-name="T107">[8</text:span><text:span text:style-name="T48">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oft-page-break/><text:span text:style-name="T96">обруша</text:span><text:span text:style-name="T5"></text:span><text:span text:style-name="T96">ти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а </text:span><text:span text:style-name="T49">всеобрушає</text:span><text:span text:style-name="T47"> нестерпно/ двопогляд. У ньому ти сущий,/ </text:span><text:soft-page-break/><text:span text:style-name="T47">померлий, пантруєш живого,/ зориш за померлим – живий. (П-1:87)</text:span></text:p>
          </table:table-cell>
          <table:covered-table-cell/>
        </table:table-row>
        <table:table-row>
          <table:covered-table-cell/>
          <table:table-cell table:style-name="Dictionary.B66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D66" table:number-columns-spanned="5" office:value-type="string">
            <text:h text:style-name="P57" text:outline-level="2"><text:span text:style-name="T72">обр</text:span><text:span text:style-name="T90">у</text:span><text:span text:style-name="T72">шувати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ю, -уєш </text:span><text:span text:style-name="T98">і рідко </text:span><text:span text:style-name="T97">обрушати, -аю, -аєш, </text:span><text:span text:style-name="T98">недок.</text:span><text:span text:style-name="T97">, обрушити, -шу, -шиш,</text:span><text:span text:style-name="T98">док.</text:span><text:span text:style-name="T97">, </text:span><text:span text:style-name="T98">перех.</text:span></text:p>
            <text:p text:style-name="P24">3) <text:span text:style-name="T98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4</text:p>
          </table:table-cell>
          <table:table-cell table:style-name="Dictionary.B117" office:value-type="string">
            <text:p text:style-name="P4"><text:span text:style-name="T13">ВсеО</text:span><text:span text:style-name="T14"></text:span><text:span text:style-name="T13">чі</text:span></text:p>
          </table:table-cell>
          <table:table-cell table:style-name="Dictionary.C117" table:number-columns-spanned="2" office:value-type="string">
            <text:p text:style-name="P4"><text:span text:style-name="T46">-чéй, </text:span><text:span text:style-name="T47">ім., мн., 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pan text:style-name="T96">о</text:span><text:span text:style-name="T5"></text:span><text:span text:style-name="T96">чі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Узорені, роздумані, прозорі - / вони – одне високе чудування - / недоторканна є оця зчужілість/ і всепрозріння добрих </text:span><text:span text:style-name="T49">всеочей</text:span><text:span text:style-name="T47">. (П-2:198)</text:span></text:p>
          </table:table-cell>
          <table:covered-table-cell/>
        </table:table-row>
        <table:table-row>
          <table:covered-table-cell/>
          <table:table-cell table:style-name="Dictionary.B68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H68" table:number-columns-spanned="4" office:value-type="string">
            <text:h text:style-name="P43" text:outline-level="2"><text:span text:style-name="T115">о</text:span><text:span text:style-name="T95">чі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35"><text:span text:style-name="T81">див.</text:span><text:span text:style-name="T69"> </text:span><text:a xlink:type="simple" xlink:href="http://www.lingvo.ua/uk/Translate/uk-uk/око"><text:span text:style-name="T85">око</text:span></text:a><text:span text:style-name="T69"> </text:span><text:span text:style-name="T82">I.</text:span></text:p>
          </table:table-cell>
          <table:covered-table-cell/>
          <table:covered-table-cell/>
          <table:covered-table-cell/>
          <table:table-cell table:style-name="Dictionary.H68" office:value-type="string">
            <text:h text:style-name="P43" text:outline-level="2"><text:span text:style-name="T115">о</text:span><text:span text:style-name="T95">ко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5">I </text:span><text:span text:style-name="T97">-а, </text:span><text:span text:style-name="T98">с.</text:span> <text:span text:style-name="T97">(</text:span><text:span text:style-name="T98">мн.</text:span> <text:span text:style-name="T97">очі, </text:span><text:span text:style-name="T98">рідко </text:span><text:span text:style-name="T97">вічі, очей – </text:span><text:span text:style-name="T98">перев.</text:span> <text:span text:style-name="T98">з прийм.</text:span> <text:span text:style-name="T97">у).</text:span></text:p>
            <text:p text:style-name="P35"><text:span text:style-name="T69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85">погляд</text:span></text:a><text:span text:style-name="T69">.</text:span></text:p>
            <text:p text:style-name="P24">2) <text:span text:style-name="T98">розм.</text:span> Здатність бачити; зір. || <text:span text:style-name="T118">тільки </text:span><text:span text:style-name="T98">одн.</text:span> Особлива здатність бачення, властива людині <text:soft-page-break/>завдяки певній професії, досвіду і т. ін.</text:p>
            <text:p text:style-name="P22"><text:span text:style-name="T63">3) </text:span><text:span text:style-name="T79">перен.</text:span><text:span text:style-name="T63">, </text:span><text:span text:style-name="T79">розм.</text:span><text:span text:style-name="T63"> Піклування, догляд.</text:span></text:p>
          </table:table-cell>
        </table:table-row>
        <table:table-row>
          <table:table-cell table:style-name="Dictionary.A1" table:number-rows-spanned="2" office:value-type="string">
            <text:p text:style-name="P3">35</text:p>
          </table:table-cell>
          <table:table-cell table:style-name="Dictionary.B117" office:value-type="string">
            <text:p text:style-name="P4"><text:span text:style-name="T13">Всепам’яткий</text:span></text:p>
          </table:table-cell>
          <table:table-cell table:style-name="Dictionary.C117" table:number-columns-spanned="2" office:value-type="string">
            <text:p text:style-name="P4"><text:span text:style-name="T46">-á, -é, </text:span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все</text:span> і <text:s/><text:span text:style-name="T123">пам’ятки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Володарю своєї смерті, доля - / </text:span><text:span text:style-name="T49">всепам’ятка</text:span><text:span text:style-name="T47">, всечула, всевидюща - / нічого не забуде, не простить. (П-1:144)</text:span></text:p>
          </table:table-cell>
          <table:covered-table-cell/>
        </table:table-row>
        <table:table-row>
          <table:covered-table-cell/>
          <table:table-cell table:style-name="Dictionary.B70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D70" table:number-columns-spanned="5" office:value-type="string">
            <text:h text:style-name="P57" text:outline-level="2"><text:span text:style-name="T72">Пам’ятл</text:span><text:span text:style-name="T90">и</text:span><text:span text:style-name="T72">вий (пам’яткий)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1"><text:span text:style-name="T62">1) Який має добру пам'ять, здатний легко запам'ятов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6</text:p>
          </table:table-cell>
          <table:table-cell table:style-name="Dictionary.B117" office:value-type="string">
            <text:p text:style-name="P4"><text:span text:style-name="T13">ВсепекЕльн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48">Похідне від </text:span><text:span text:style-name="T51">все</text:span><text:span text:style-name="T48"> і </text:span><text:span text:style-name="T51">пекéль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Сяє срібне серце землі/ </text:span><text:span text:style-name="T49">всепекельними </text:span><text:span text:style-name="T47">калюжами. (П-1:173)</text:span></text:p>
          </table:table-cell>
          <table:covered-table-cell/>
        </table:table-row>
        <table:table-row>
          <table:covered-table-cell/>
          <table:table-cell table:style-name="Dictionary.B7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72" table:number-columns-spanned="3" office:value-type="string">
            <text:h text:style-name="P43" text:outline-level="2"><text:span text:style-name="T95">пек</text:span><text:span text:style-name="T115">е</text:span><text:span text:style-name="T95">ль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35"><text:span text:style-name="T69">1) Прикм. до </text:span><text:a xlink:type="simple" xlink:href="http://www.lingvo.ua/uk/Translate/uk-uk/пекло"><text:span text:style-name="T85">пекло</text:span></text:a><text:span text:style-name="T69"> 1). || Який уявно спостерігається в пеклі.</text:span></text:p>
            <text:p text:style-name="P24">2) <text:span text:style-name="T98">перен.</text:span> Важкий, жахливий, нестерпний; такий, як у пеклі. || Надзвичайний за ступенем прояву; дуже великий.</text:p>
            <text:p text:style-name="P22"><text:span text:style-name="T63">3) </text:span><text:span text:style-name="T79">перен.</text:span><text:span text:style-name="T63"> Злий, підступний. || </text:span><text:span text:style-name="T79">розм.</text:span><text:span text:style-name="T63"> Уживається як лайливе слово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7</text:p>
          </table:table-cell>
          <table:table-cell table:style-name="Dictionary.B117" office:value-type="string">
            <text:p text:style-name="P4"><text:span text:style-name="T13">ВсеперелЕт</text:span></text:p>
          </table:table-cell>
          <table:table-cell table:style-name="Dictionary.C117" table:number-columns-spanned="2" office:value-type="string">
            <text:p text:style-name="P4"><text:span text:style-name="T46">-у, </text:span><text:span text:style-name="T47">ім., ч., інд.-</text:span><text:soft-page-break/><text:span text:style-name="T47">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перелі</text:span><text:span text:style-name="T14"></text:span><text:span text:style-name="T56">т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Це божевілля пориву, ця рвань/ </text:span><text:span text:style-name="T49">всеперелетів</text:span><text:span text:style-name="T47"> – з пекла і до раю,/ це надвисання в смерть… (П-1:144)</text:span></text:p>
          </table:table-cell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74" table:number-columns-spanned="3" office:value-type="string">
            <text:h text:style-name="P45" text:outline-level="2"><text:span text:style-name="T95">перел</text:span><text:span text:style-name="T115">і</text:span><text:span text:style-name="T95">т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льоту, </text:span><text:span text:style-name="T98">ч.</text:span></text:p>
            <text:p text:style-name="P35"><text:span text:style-name="T69">1) Дія і стан за знач. </text:span><text:a xlink:type="simple" xlink:href="http://www.lingvo.ua/uk/Translate/uk-uk/перелетіти"><text:span text:style-name="T85">перелетіти</text:span></text:a><text:span text:style-name="T69"> 1), </text:span><text:a xlink:type="simple" xlink:href="http://www.lingvo.ua/uk/Translate/uk-uk/перелітати"><text:span text:style-name="T85">перелітати</text:span></text:a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8</text:p>
          </table:table-cell>
          <table:table-cell table:style-name="Dictionary.B117" office:value-type="string">
            <text:p text:style-name="P4"><text:span text:style-name="T13">Всепереляк</text:span></text:p>
          </table:table-cell>
          <table:table-cell table:style-name="Dictionary.C117" table:number-columns-spanned="2" office:value-type="string">
            <text:p text:style-name="P4"><text:span text:style-name="T46">-у, </text:span><text:span text:style-name="T47">ім., ч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переляк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Куди сховатись,/ аби втекти глухонімого болю/ і таємничого </text:span><text:span text:style-name="T49">Всепереляку</text:span><text:span text:style-name="T47">/ і ницого рятунку Порожнеч? (П-1:136)</text:span></text:p>
          </table:table-cell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76" table:number-columns-spanned="3" office:value-type="string">
            <text:h text:style-name="P43" text:outline-level="2"><text:span text:style-name="T95">перел</text:span><text:span text:style-name="T115">я</text:span><text:span text:style-name="T95">к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, </text:span><text:span text:style-name="T98">ч.</text:span></text:p>
            <text:p text:style-name="P22"><text:span text:style-name="T63">Почуття страху, боязні. || Стан, викликаний таким почуттям; зовнішні ознаки такого почутт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9</text:p>
          </table:table-cell>
          <table:table-cell table:style-name="Dictionary.B117" office:value-type="string">
            <text:p text:style-name="P4"><text:span text:style-name="T13">Всепопéреду</text:span></text:p>
          </table:table-cell>
          <table:table-cell table:style-name="Dictionary.C117" table:number-columns-spanned="2" office:value-type="string">
            <text:p text:style-name="P4"><text:span text:style-name="T47">присл., інд.-авт., [11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попéреду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Іду до вас – ви </text:span><text:span text:style-name="T49">всепопереду</text:span><text:span text:style-name="T47">,/ за заримим обрієм моїм. (П-2:78)</text:span></text:p>
          </table:table-cell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78" table:number-columns-spanned="3" office:value-type="string">
            <text:h text:style-name="P43" text:outline-level="2"><text:span text:style-name="T95">поп</text:span><text:span text:style-name="T115">е</text:span><text:span text:style-name="T95">реду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5">I </text:span><text:span text:style-name="T98">присл.</text:span></text:p>
            <text:p text:style-name="P24">1) Перед ким-, чим-небудь, на чолі когось, чогось; <text:span text:style-name="T98">прот.</text:span> позаду. || У передній частині чого-небудь. || У числі перших, передових, в авангарді.</text:p>
            <text:p text:style-name="P24">2) Раніше від кого-, чого-небудь; спершу. || За якийсь час до чого-небудь; заздалегідь, наперед. || У минулому, раніше.</text:p>
            <text:p text:style-name="P24">3) На деякій відстані перед ким-, чим-небудь. || <text:soft-page-break/>На значній віддалі на шляху під час пересування.</text:p>
            <text:p text:style-name="P22"><text:span text:style-name="T63">4) У майбутньому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0</text:p>
          </table:table-cell>
          <table:table-cell table:style-name="Dictionary.B117" office:value-type="string">
            <text:p text:style-name="P4"><text:span text:style-name="T13">Всепрозрíння</text:span></text:p>
          </table:table-cell>
          <table:table-cell table:style-name="Dictionary.C117" table:number-columns-spanned="2" office:value-type="string">
            <text:p text:style-name="P4"><text:span text:style-name="T47">ім., с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прозрíнн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На всерозхресті люті і жаху,/ на </text:span><text:span text:style-name="T49">всепрозрінні</text:span><text:span text:style-name="T47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49">всепрозріння</text:span><text:span text:style-name="T47"> добрих всеочей. (П-2:198)</text:span></text:p>
          </table:table-cell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80" table:number-columns-spanned="3" office:value-type="string">
            <text:h text:style-name="P43" text:outline-level="2"><text:span text:style-name="T95">прозр</text:span><text:span text:style-name="T115">і</text:span><text:span text:style-name="T95">нн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я, </text:span><text:span text:style-name="T98">с.</text:span></text:p>
            <text:p text:style-name="P35"><text:span text:style-name="T69">1) Дія і стан за знач. </text:span><text:a xlink:type="simple" xlink:href="http://www.lingvo.ua/uk/Translate/uk-uk/прозріти"><text:span text:style-name="T85">прозріти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1</text:p>
          </table:table-cell>
          <table:table-cell table:style-name="Dictionary.B117" office:value-type="string">
            <text:p text:style-name="P4"><text:span text:style-name="T13">Всепрощáльн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[9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прощáль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Земля – хитлива і плавка – вседорога і </text:span><text:span text:style-name="T49">всепрощальна</text:span><text:span text:style-name="T47"> - / здоліла стати, щоб благальна помічена була рука. (П-2:147)</text:span></text:p>
          </table:table-cell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82" table:number-columns-spanned="3" office:value-type="string">
            <text:h text:style-name="P45" text:outline-level="2"><text:span text:style-name="T95">прощ</text:span><text:span text:style-name="T115">а</text:span><text:span text:style-name="T95">ль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21"><text:span text:style-name="T62">2) </text:span><text:span text:style-name="T78">перен.</text:span><text:span text:style-name="T62"> Останній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2</text:p>
          </table:table-cell>
          <table:table-cell table:style-name="Dictionary.B117" office:value-type="string">
            <text:p text:style-name="P4"><text:span text:style-name="T13">Всепрощáння</text:span></text:p>
          </table:table-cell>
          <table:table-cell table:style-name="Dictionary.C117" table:number-columns-spanned="2" office:value-type="string">
            <text:p text:style-name="P4"><text:span text:style-name="T46">-я, </text:span><text:span text:style-name="T47">ім., с., </text:span><text:soft-page-break/><text:span text:style-name="T47">інд.-авт., [9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oft-page-break/><text:span text:style-name="T56">прощáнн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Що мав – привиділось, причулося,/ на всенезустріч, </text:span><text:span text:style-name="T49">всепрощання</text:span><text:span text:style-name="T47">. (П-</text:span><text:soft-page-break/><text:span text:style-name="T47">1:199)</text:span></text:p>
          </table:table-cell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84" table:number-columns-spanned="3" office:value-type="string">
            <text:h text:style-name="P43" text:outline-level="2"><text:span text:style-name="T95">прощ</text:span><text:span text:style-name="T115">а</text:span><text:span text:style-name="T95">нн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я, </text:span><text:span text:style-name="T98">с.</text:span></text:p>
            <text:p text:style-name="P35"><text:span text:style-name="T69">1) Дія за знач. </text:span><text:a xlink:type="simple" xlink:href="http://www.lingvo.ua/uk/Translate/uk-uk/прощатися"><text:span text:style-name="T85">прощатися</text:span></text:a><text:span text:style-name="T69"> 1). || Слова, які вимовляються перед розлукою, розставанням. </text:span><text:span text:style-name="T70">Час прощання</text:span><text:span text:style-name="T69">.</text:span></text:p>
            <text:p text:style-name="P22"><text:span text:style-name="T63">2) </text:span><text:span text:style-name="T79">перен.</text:span><text:span text:style-name="T63"> Розставання з чим-небуд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3</text:p>
          </table:table-cell>
          <table:table-cell table:style-name="Dictionary.B117" office:value-type="string">
            <text:p text:style-name="P4"><text:span text:style-name="T13">Всерозлука</text:span></text:p>
          </table:table-cell>
          <table:table-cell table:style-name="Dictionary.C117" table:number-columns-spanned="2" office:value-type="string">
            <text:p text:style-name="P4"><text:span text:style-name="T46">-и, </text:span><text:span text:style-name="T47">ім., ж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розлука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Сягни рукою – і не досягнеш/ ні краю </text:span><text:span text:style-name="T49">всерозлук</text:span><text:span text:style-name="T47">, ні муки краю. (П-1:149)</text:span></text:p>
          </table:table-cell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86" table:number-columns-spanned="3" office:value-type="string">
            <text:h text:style-name="P43" text:outline-level="2"><text:span text:style-name="T95">розл</text:span><text:span text:style-name="T115">у</text:span><text:span text:style-name="T95">к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4">1) Розставання, прощання з ким-, чим-небудь близьким, дорогим.</text:p>
            <text:p text:style-name="P22"><text:span text:style-name="T63">2) Тимчасове перебування далеко від кого-, чого-небудь близького, дорогого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4</text:p>
          </table:table-cell>
          <table:table-cell table:style-name="Dictionary.B117" office:value-type="string">
            <text:p text:style-name="P4"><text:span text:style-name="T13">Всерозхрéстя</text:span></text:p>
          </table:table-cell>
          <table:table-cell table:style-name="Dictionary.C117" table:number-columns-spanned="2" office:value-type="string">
            <text:p text:style-name="P4"><text:span text:style-name="T46">-я, </text:span><text:span text:style-name="T47">ім., с., інд.-авт., [8], [2], [1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хрест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На </text:span><text:span text:style-name="T49">всерозхресті</text:span><text:span text:style-name="T47"> люті і жаху,/ на всепрозрінні смертного скрику/ дай мені, Боже, чесного шляху,/ дай мені, Боже, гордого лику! (П-1:153)</text:span></text:p>
          </table:table-cell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88" table:number-columns-spanned="3" office:value-type="string">
            <text:h text:style-name="P46" text:outline-level="2">хрест<text:soft-page-break/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 </text:span><text:span text:style-name="T98">ч.</text:span></text:p>
            <text:p text:style-name="P24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22"><text:span text:style-name="T63">5) </text:span><text:span text:style-name="T79">перен.</text:span><text:span text:style-name="T63"> Страждання, випробування, що випали на чиюсь долю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5</text:p>
          </table:table-cell>
          <table:table-cell table:style-name="Dictionary.B117" office:value-type="string">
            <text:p text:style-name="P4"><text:span text:style-name="T13">Всесáдно</text:span></text:p>
          </table:table-cell>
          <table:table-cell table:style-name="Dictionary.C117" table:number-columns-spanned="2" office:value-type="string">
            <text:p text:style-name="P4"><text:span text:style-name="T47">присл., інд.-авт., [1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сáдн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Меркавий</text:span><text:span text:style-name="T49"> </text:span><text:span text:style-name="T47">місяць був посів/ на всю околицю, </text:span><text:span text:style-name="T49">всесадно</text:span><text:span text:style-name="T47">/ пишаючись і правив владно,/ нічний мій сором чемно крив. (П-2:296)</text:span></text:p>
          </table:table-cell>
          <table:covered-table-cell/>
        </table:table-row>
        <table:table-row>
          <table:covered-table-cell/>
          <table:table-cell table:style-name="Dictionary.B90" table:number-columns-spanned="7" office:value-type="string">
            <text:p text:style-name="P4"><text:span text:style-name="T56">Всесáдний </text:span><text:span text:style-name="T61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6</text:p>
          </table:table-cell>
          <table:table-cell table:style-name="Dictionary.B117" office:value-type="string">
            <text:p text:style-name="P4"><text:span text:style-name="T13">Всеспáлення</text:span></text:p>
          </table:table-cell>
          <table:table-cell table:style-name="Dictionary.C117" table:number-columns-spanned="2" office:value-type="string">
            <text:p text:style-name="P4"><text:span text:style-name="T46">-я, </text:span><text:span text:style-name="T47">ім., с., інд.-авт., [9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спáленн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9">Всеспалення</text:span><text:span text:style-name="T47"> Твоє автодафе - / перепочинок перед різнім святом,/ як ворогу назвешся рідним братом/ і смерк розсуне лірою Орфей. (П-1:134)</text:span></text:p>
          </table:table-cell>
          <table:covered-table-cell/>
        </table:table-row>
        <table:table-row>
          <table:covered-table-cell/>
          <table:table-cell table:style-name="Dictionary.B9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92" table:number-columns-spanned="3" office:value-type="string">
            <text:h text:style-name="P43" text:outline-level="2"><text:span text:style-name="T95">сп</text:span><text:span text:style-name="T115">а</text:span><text:span text:style-name="T95">ленн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я, </text:span><text:span text:style-name="T98">с.</text:span></text:p>
            <text:p text:style-name="P35"><text:span text:style-name="T69">Дія за знач. </text:span><text:a xlink:type="simple" xlink:href="http://www.lingvo.ua/uk/Translate/uk-uk/спалити"><text:span text:style-name="T85">спалити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7</text:p>
          </table:table-cell>
          <table:table-cell table:style-name="Dictionary.B117" office:value-type="string">
            <text:p text:style-name="P4"><text:span text:style-name="T13">Всеспогáдувати</text:span></text:p>
          </table:table-cell>
          <table:table-cell table:style-name="Dictionary.C117" table:number-columns-spanned="2" office:value-type="string">
            <text:p text:style-name="P4"><text:span text:style-name="T46">-ую, -єш, дієсл., </text:span><text:span text:style-name="T47">недок., перех., інд.-</text:span><text:soft-page-break/><text:span text:style-name="T47">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48">Похідне від </text:span><text:span text:style-name="T51">все</text:span><text:span text:style-name="T48"> і </text:span><text:span text:style-name="T51">спогáдувати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Як лев, що причаївся в хащах обрію,/ заки й зблудив, отак і я валандаюсь,/ від тебе відмежований навіки,/ і </text:span><text:span text:style-name="T49">всеспогадую</text:span><text:span text:style-name="T47"> – немов живу. (П-1:70)</text:span></text:p>
          </table:table-cell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94" table:number-columns-spanned="3" office:value-type="string">
            <text:h text:style-name="P43" text:outline-level="2"><text:span text:style-name="T95">спог</text:span><text:span text:style-name="T115">а</text:span><text:span text:style-name="T95">дувати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ю, -уєш, </text:span><text:span text:style-name="T98">недок.</text:span><text:span text:style-name="T97">, спогадати, -аю, -аєш, </text:span><text:span text:style-name="T98">док.</text:span><text:span text:style-name="T97">, </text:span><text:span text:style-name="T98">перех.</text:span><text:span text:style-name="T97">, </text:span><text:span text:style-name="T98">також із спол.</text:span><text:span text:style-name="T97">що, як, коли, </text:span><text:span text:style-name="T98">неперех.</text:span><text:span text:style-name="T97">, </text:span><text:span text:style-name="T98">про кого </text:span><text:span text:style-name="T97">– </text:span><text:span text:style-name="T98">що</text:span><text:span text:style-name="T97">, </text:span><text:span text:style-name="T98">розм.</text:span> <text:span text:style-name="T98">за кого </text:span><text:span text:style-name="T97">– </text:span><text:span text:style-name="T98">що</text:span><text:span text:style-name="T97">, </text:span><text:span text:style-name="T98">розм.</text:span></text:p>
            <text:p text:style-name="P35"><text:span text:style-name="T69">1) Те саме, що </text:span><text:a xlink:type="simple" xlink:href="http://www.lingvo.ua/uk/Translate/uk-uk/згадувати"><text:span text:style-name="T85">згадувати</text:span></text:a><text:span text:style-name="T69">. </text:span><text:span text:style-name="T70">Спогадувати добрим словом</text:span><text:span text:style-name="T69">.</text:span></text:p>
            <text:p text:style-name="P22"><text:span text:style-name="T63">2) Думати, уявляти що-небуд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8</text:p>
          </table:table-cell>
          <table:table-cell table:style-name="Dictionary.B117" office:value-type="string">
            <text:p text:style-name="P4"><text:span text:style-name="T13">Всетривóга</text:span></text:p>
          </table:table-cell>
          <table:table-cell table:style-name="Dictionary.C117" table:number-columns-spanned="2" office:value-type="string">
            <text:p text:style-name="P4"><text:span text:style-name="T46">-и, </text:span><text:span text:style-name="T47">ім., ж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тривóга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Надимляється дорога/ від диявола до Бога,/ вслід ступає </text:span><text:span text:style-name="T49">всетривога</text:span><text:span text:style-name="T47">,/ і спинилась біла смерть. (П-2:127); О ця займанщина душі!/ Спіши – з дороги і в дорогу./ Годуй голодну </text:span><text:span text:style-name="T49">всетривогу</text:span><text:span text:style-name="T47">/ і спогаду не воруши. (П-2:289)</text:span></text:p>
          </table:table-cell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96" table:number-columns-spanned="3" office:value-type="string">
            <text:h text:style-name="P45" text:outline-level="2"><text:span text:style-name="T95">трив</text:span><text:span text:style-name="T115">о</text:span><text:span text:style-name="T95">г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4">1) Неспокій, збентеження, викликані якимсь побоюванням, страхом перед чимось, передчуттям неприємного, небезпечного. || <text:span text:style-name="T98">перев.</text:span> <text:span text:style-name="T98">мн.</text:span>Хвилювання, переживання, що порушують душевний спокій.</text:p>
            <text:p text:style-name="P24">2) Метушня, шарпанина, переполох.</text:p>
            <text:p text:style-name="P21"><text:span text:style-name="T62">3) Стан, що вимагає активних дій; загроза, небезпека. || Умовний сигнал, що сповіщає про небезпеку, загрозу або про битву, бій. </text:span><text:span text:style-name="T67">Бойова тривога</text:span><text:span text:style-name="T62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9</text:p>
          </table:table-cell>
          <table:table-cell table:style-name="Dictionary.B117" office:value-type="string">
            <text:p text:style-name="P4"><text:span text:style-name="T13">Всецáрствіє</text:span></text:p>
          </table:table-cell>
          <table:table-cell table:style-name="Dictionary.C117" table:number-columns-spanned="2" office:value-type="string">
            <text:p text:style-name="P4"><text:span text:style-name="T46">-я, </text:span><text:span text:style-name="T47">ім., </text:span><text:soft-page-break/><text:span text:style-name="T47">с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oft-page-break/><text:span text:style-name="T56">все</text:span><text:span text:style-name="T54"> і </text:span><text:span text:style-name="T56">цáрствіє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Оце й бо він, твій люд. Оце й бо він, </text:span><text:soft-page-break/><text:span text:style-name="T47">твій край./ </text:span><text:span text:style-name="T49">Всецарствіє</text:span><text:span text:style-name="T47"> паскуд в сто горл реве: тримай. (П-2:192)</text:span></text:p>
          </table:table-cell>
          <table:covered-table-cell/>
        </table:table-row>
        <table:table-row>
          <table:covered-table-cell/>
          <table:table-cell table:style-name="Dictionary.B98" table:number-columns-spanned="2" office:value-type="string">
            <text:p text:style-name="P14">Все <text:span text:style-name="T117">(див. 5)</text:span></text:p>
          </table:table-cell>
          <table:covered-table-cell/>
          <table:table-cell table:style-name="Dictionary.D98" table:number-columns-spanned="5" office:value-type="string">
            <text:h text:style-name="P56" text:outline-level="2"><text:span text:style-name="T65">Ц</text:span><text:span text:style-name="T93">а</text:span><text:span text:style-name="T65">рство (ц</text:span><text:span text:style-name="T93">а</text:span><text:span text:style-name="T65">рствіє)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 </text:span><text:span text:style-name="T98">с.</text:span></text:p>
            <text:p text:style-name="P24">1) Держава, якою править цар (у 1 <text:span text:style-name="T98">знач.</text:span>).</text:p>
            <text:p text:style-name="P21"><text:span text:style-name="T62">2) </text:span><text:span text:style-name="T67">рідко</text:span><text:span text:style-name="T62">. Правління царя (у 1 </text:span><text:span text:style-name="T78">знач.</text:span><text:span text:style-name="T62">); царювання. || </text:span><text:span text:style-name="T78">перен.</text:span><text:span text:style-name="T62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0</text:p>
          </table:table-cell>
          <table:table-cell table:style-name="Dictionary.B117" office:value-type="string">
            <text:p text:style-name="P4"><text:span text:style-name="T13">Всечекáння</text:span></text:p>
          </table:table-cell>
          <table:table-cell table:style-name="Dictionary.C117" table:number-columns-spanned="2" office:value-type="string">
            <text:p text:style-name="P4"><text:span text:style-name="T46">-я, </text:span><text:span text:style-name="T47">ім., с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чекáнн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Це все юрма. І ніч. І брат мій спить./ Росте під стелю </text:span><text:span text:style-name="T49">всечекання</text:span><text:span text:style-name="T47">. (П-1:164)</text:span></text:p>
          </table:table-cell>
          <table:covered-table-cell/>
        </table:table-row>
        <table:table-row>
          <table:covered-table-cell/>
          <table:table-cell table:style-name="Dictionary.B100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00" table:number-columns-spanned="3" office:value-type="string">
            <text:h text:style-name="P43" text:outline-level="2"><text:span text:style-name="T95">чек</text:span><text:span text:style-name="T115">а</text:span><text:span text:style-name="T95">ння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я, </text:span><text:span text:style-name="T98">с.</text:span></text:p>
            <text:p text:style-name="P35"><text:span text:style-name="T69">Стан за знач. </text:span><text:a xlink:type="simple" xlink:href="http://www.lingvo.ua/uk/Translate/uk-uk/чекати"><text:span text:style-name="T85">чекати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1</text:p>
          </table:table-cell>
          <table:table-cell table:style-name="Dictionary.B117" office:value-type="string">
            <text:p text:style-name="P4"><text:span text:style-name="T13">Всечул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дієпр., </text:span><text:span text:style-name="T47">інд.-авт., [1б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чýти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Володарю своєї смерті, доля - / всепам’ятка, </text:span><text:span text:style-name="T49">всечула</text:span><text:span text:style-name="T47">, всевидюща - / нічого не забуде, не простить. (П-1:144)</text:span></text:p>
          </table:table-cell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02" table:number-columns-spanned="3" office:value-type="string">
            <text:h text:style-name="P52" text:outline-level="2"><text:span text:style-name="T95">ч</text:span><text:span text:style-name="T115">у</text:span><text:span text:style-name="T95">ти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37"><text:span text:style-name="T97">чую, чуєш, </text:span><text:span text:style-name="T98">недок.</text:span></text:p>
            <text:p text:style-name="P37">1) <text:span text:style-name="T98">перех.</text:span> Сприймати за допомогою органів слуху які-небудь звуки. ||<text:span text:style-name="T98">у знач.</text:span> <text:span text:style-name="T98">вставн. сл.</text:span> Чується.</text:p>
            <text:p text:style-name="P37">2) <text:span text:style-name="T98">неперех.</text:span> Мати слух.</text:p>
            <text:p text:style-name="P39"><text:soft-page-break/><text:span text:style-name="T69">3) </text:span><text:span text:style-name="T81">перех.</text:span><text:span text:style-name="T69"> Мати які-небудь дані, відомості про кого-, що-небудь, знати про кого-небудь із розмов, чуток і т. ін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2</text:p>
          </table:table-cell>
          <table:table-cell table:style-name="Dictionary.B117" office:value-type="string">
            <text:p text:style-name="P4"><text:span text:style-name="T13">Всещéдр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[9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все</text:span><text:span text:style-name="T54"> і </text:span><text:span text:style-name="T56">щéдрий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ож – в неба провалля в бездоння, бездолий/ нагірний, невірний, западистий рай,/ всебідий, всегнівний, </text:span><text:span text:style-name="T49">всещедрий</text:span><text:span text:style-name="T47">, всекволий./ А що під крилом твоїм? Кара – карай. (П-1:98)</text:span></text:p>
          </table:table-cell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14">Все <text:span text:style-name="T117">(див. 5)</text:span></text:p>
          </table:table-cell>
          <table:covered-table-cell/>
          <table:covered-table-cell/>
          <table:covered-table-cell/>
          <table:table-cell table:style-name="Dictionary.F104" table:number-columns-spanned="3" office:value-type="string">
            <text:h text:style-name="P43" text:outline-level="2"><text:span text:style-name="T95">щ</text:span><text:span text:style-name="T115">е</text:span><text:span text:style-name="T95">др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35"><text:span text:style-name="T69">1) Який охоче ділиться своїм майном, коштами і т. ін., не шкодує витрачати що-небудь. || </text:span><text:span text:style-name="T81">у знач.</text:span><text:span text:style-name="T69"> </text:span><text:span text:style-name="T81">ім.</text:span><text:span text:style-name="T69"> щ</text:span><text:span text:style-name="T89">е</text:span><text:span text:style-name="T69">дрий, -рого, </text:span><text:span text:style-name="T81">ч.</text:span><text:span text:style-name="T69"> Той, хто не шкодує витрачати що-небудь. || </text:span><text:span text:style-name="T81">перен.</text:span><text:span text:style-name="T69">, </text:span><text:span text:style-name="T70">на що</text:span><text:span text:style-name="T69">, </text:span><text:span text:style-name="T70">в чому</text:span><text:span text:style-name="T69">. Який легко, охоче роздає щось, наділяє чимс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3</text:p>
          </table:table-cell>
          <table:table-cell table:style-name="Dictionary.B117" office:value-type="string">
            <text:p text:style-name="P4"><text:span text:style-name="T13">Втéки</text:span></text:p>
          </table:table-cell>
          <table:table-cell table:style-name="Dictionary.C117" table:number-columns-spanned="2" office:value-type="string">
            <text:p text:style-name="P4"><text:span text:style-name="T47">ім., мн., інд.-авт., [15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46">Похідне від </text:span><text:span text:style-name="T57">втéча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Коли докучили ці </text:span><text:span text:style-name="T49">втеки</text:span><text:span text:style-name="T47"> - / в лет, до вогненної пащеки./ Як він ощирився, стозмій! (П-1:73)</text:span></text:p>
          </table:table-cell>
          <table:covered-table-cell/>
        </table:table-row>
        <table:table-row>
          <table:covered-table-cell/>
          <table:table-cell table:style-name="Dictionary.B106" table:number-columns-spanned="7" office:value-type="string">
            <text:h text:style-name="P51" text:outline-level="2"><text:span text:style-name="T95">ут</text:span><text:span text:style-name="T115">е</text:span><text:span text:style-name="T95">ч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(втеча), -і, </text:span><text:span text:style-name="T98">ж.</text:span></text:p>
            <text:p text:style-name="P24">1) Швидкий відхід, біг, від'їзд і т. ін. з метою уникнення небезпеки, неприємного становища тощо.</text:p>
            <text:p text:style-name="P35"><text:span text:style-name="T69">2) Таємний самовільний відхід, від'їзд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4" office:value-type="string">
            <text:p text:style-name="P3">54</text:p>
          </table:table-cell>
          <table:table-cell table:style-name="Dictionary.B117" office:value-type="string">
            <text:p text:style-name="P4"><text:span text:style-name="T13">Гетьмáнитися</text:span></text:p>
          </table:table-cell>
          <table:table-cell table:style-name="Dictionary.C117" table:number-columns-spanned="2" office:value-type="string">
            <text:p text:style-name="P4"><text:span text:style-name="T47">-нюся, -нишся, дієсл., </text:span><text:soft-page-break/><text:span text:style-name="T47">недок., перех., інд.-авт., [5]</text:span></text:p>
          </table:table-cell>
          <table:covered-table-cell/>
          <table:table-cell table:style-name="Dictionary.E117" table:number-columns-spanned="2" office:value-type="string">
            <text:p text:style-name="P3">Похідне від <text:span text:style-name="T96">ге</text:span><text:span text:style-name="T6"></text:span><text:span text:style-name="T96">тьман — </text:span><text:span text:style-name="T117">вивищуватися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…той віщий пагорб, на котрому горді/ </text:span><text:span text:style-name="T49">гетьманяться</text:span><text:span text:style-name="T47"> дуби – наснився з ночі,/ аби розлуку близити мою. (П-2:172)</text:span></text:p>
          </table:table-cell>
          <table:covered-table-cell/>
        </table:table-row>
        <table:table-row>
          <table:covered-table-cell/>
          <table:table-cell table:style-name="Dictionary.B108" table:number-columns-spanned="7" office:value-type="string">
            <text:h text:style-name="P43" text:outline-level="2"><text:span text:style-name="T95">г</text:span><text:span text:style-name="T115">е</text:span><text:span text:style-name="T95">тьман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31">поет.</text:p>
            <text:p text:style-name="P19"><text:span text:style-name="T63">гетьм</text:span><text:span text:style-name="T91">а</text:span><text:span text:style-name="T63">н, -а, </text:span><text:span text:style-name="T79">ч.</text:span><text:span text:style-name="T63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Dictionary.B117" office:value-type="string">
            <text:p text:style-name="P6"><text:span text:style-name="T46">ГЛИ</text:span><text:span text:style-name="T12"></text:span><text:span text:style-name="T46">Б-СИ</text:span><text:span text:style-name="T12"></text:span><text:span text:style-name="T46">НЬ-СЕ</text:span><text:span text:style-name="T12"></text:span><text:span text:style-name="T46">РЦЕ</text:span></text:p>
          </table:table-cell>
          <table:table-cell table:style-name="Dictionary.C117" table:number-columns-spanned="2" office:value-type="string">
            <text:p text:style-name="P4">-я, <text:span text:style-name="T119">ім., с. інд.-авт., [9]</text:span></text:p>
          </table:table-cell>
          <table:covered-table-cell/>
          <table:table-cell table:style-name="Dictionary.E117" table:number-columns-spanned="2" office:value-type="string">
            <text:p text:style-name="P3">Похідне від глиб, синь, і серце</text:p>
          </table:table-cell>
          <table:covered-table-cell/>
          <table:table-cell table:style-name="Dictionary.G117" table:number-columns-spanned="2" office:value-type="string">
            <text:p text:style-name="P4"><text:span text:style-name="T53">Золотокінва</text:span><text:span text:style-name="T47"> – пади-но,/ спади з лиця в </text:span><text:span text:style-name="T50">глиб-синь-серця</text:span><text:span text:style-name="T47">. (П-2:191)</text:span></text:p>
          </table:table-cell>
          <table:covered-table-cell/>
        </table:table-row>
        <table:table-row>
          <table:covered-table-cell/>
          <table:table-cell table:style-name="Dictionary.H110" table:number-columns-spanned="2" office:value-type="string">
            <text:h text:style-name="P55" text:outline-level="2">глиб</text:h>
            <text:p text:style-name="P40"><text:a xlink:type="simple" xlink:href="http://www.lingvo.ua/uk/LingvoDictionaries/Details?dictionary=Explanatory%20(Uk-Uk)"><text:span text:style-name="T87">Explanatory (Uk-Uk)</text:span></text:a></text:p>
            <text:p text:style-name="P26"><text:span text:style-name="T97">-у, </text:span><text:span text:style-name="T98">ч.</text:span></text:p>
            <text:p text:style-name="P34"><text:span text:style-name="T73">Те саме, що </text:span><text:a xlink:type="simple" xlink:href="http://www.lingvo.ua/uk/Translate/uk-uk/глибина"><text:span text:style-name="T88">глибина</text:span></text:a></text:p>
          </table:table-cell>
          <table:covered-table-cell/>
          <table:table-cell table:style-name="Dictionary.H110" table:number-columns-spanned="4" office:value-type="string">
            <text:h text:style-name="P54" text:outline-level="2">синь</text:h>
            <text:p text:style-name="P40"><text:a xlink:type="simple" xlink:href="http://www.lingvo.ua/uk/LingvoDictionaries/Details?dictionary=Explanatory%20(Uk-Uk)"><text:span text:style-name="T87">Explanatory (Uk-Uk)</text:span></text:a></text:p>
            <text:p text:style-name="P26"><text:span text:style-name="T97">-і, </text:span><text:span text:style-name="T98">ж.</text:span></text:p>
            <text:p text:style-name="P34"><text:span text:style-name="T73">1) Те саме, що </text:span><text:a xlink:type="simple" xlink:href="http://www.lingvo.ua/uk/Translate/uk-uk/синява"><text:span text:style-name="T88">синява</text:span></text:a><text:span text:style-name="T73">.</text:span></text:p>
          </table:table-cell>
          <table:covered-table-cell/>
          <table:covered-table-cell/>
          <table:covered-table-cell/>
          <table:table-cell table:style-name="Dictionary.H110" office:value-type="string">
            <text:h text:style-name="P43" text:outline-level="2"><text:span text:style-name="T95">с</text:span><text:span text:style-name="T115">е</text:span><text:span text:style-name="T95">рце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я, </text:span><text:span text:style-name="T98">с.</text:span></text:p>
            <text:p text:style-name="P18"><text:span text:style-name="T63">2) 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 || </text:span><text:span text:style-name="T79">перен.</text:span><text:span text:style-name="T63"> Внутрішній психічний світ людини, її настрої, переживання, почуття. || </text:span><text:span text:style-name="T68">з </text:span><text:span text:style-name="T79">означ.</text:span><text:span text:style-name="T63"> Сукупність якостей, рис, властивих певній особі; вдача людини. || </text:span><text:span text:style-name="T68">з </text:span><text:span text:style-name="T79">означ.</text:span><text:span text:style-name="T63"> Людина як носій тих чи інших рис, якостей.</text:span></text:p>
          </table:table-cell>
        </table:table-row>
        <table:table-row>
          <table:table-cell table:style-name="Dictionary.A1" table:number-rows-spanned="2" office:value-type="string">
            <text:p text:style-name="P3">55</text:p>
          </table:table-cell>
          <table:table-cell table:style-name="Dictionary.B117" office:value-type="string">
            <text:p text:style-name="P4"><text:span text:style-name="T13">Горлозгукий</text:span></text:p>
          </table:table-cell>
          <table:table-cell table:style-name="Dictionary.C117" table:number-columns-spanned="2" office:value-type="string">
            <text:p text:style-name="P4"><text:span text:style-name="T46">-а, -е, </text:span><text:span text:style-name="T48">прикм., </text:span><text:span text:style-name="T47">інд.-авт., </text:span><text:soft-page-break/><text:span text:style-name="T47">[15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гóрло </text:span><text:span text:style-name="T54">і </text:span><text:span text:style-name="T56">згýкий (</text:span><text:span text:style-name="T54">від </text:span><text:span text:style-name="T56">звук)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А обрій утікав. Я надбігав/ щосил моїх. Та обрій </text:span><text:span text:style-name="T49">горлозгукий</text:span><text:span text:style-name="T47">/ пустився впрост. (П-1:183)</text:span></text:p>
          </table:table-cell>
          <table:covered-table-cell/>
        </table:table-row>
        <table:table-row>
          <table:covered-table-cell/>
          <table:table-cell table:style-name="Dictionary.B112" table:number-columns-spanned="4" office:value-type="string">
            <text:h text:style-name="P43" text:outline-level="2"><text:span text:style-name="T95">г</text:span><text:span text:style-name="T115">о</text:span><text:span text:style-name="T95">рло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а, </text:span><text:span text:style-name="T98">с.</text:span></text:p>
            <text:p text:style-name="P22"><text:span text:style-name="T63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span></text:p>
          </table:table-cell>
          <table:covered-table-cell/>
          <table:covered-table-cell/>
          <table:covered-table-cell/>
          <table:table-cell table:style-name="Dictionary.F112" table:number-columns-spanned="3" office:value-type="string">
            <text:h text:style-name="P46" text:outline-level="2">звук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31">ч.</text:p>
            <text:p text:style-name="P24">1) <text:span text:style-name="T98">род.</text:span> -у.Слухове відчуття, що викликається механічними коливаннями; те, що людина чує, сприймає органом слуху. || Спів, музика. || <text:span text:style-name="T98">перев.</text:span> <text:span text:style-name="T98">мн.</text:span> Мелодія.</text:p>
            <text:p text:style-name="P22"><text:span text:style-name="T63">4) </text:span><text:span text:style-name="T79">род.</text:span><text:span text:style-name="T63"> -а, </text:span><text:span text:style-name="T79">лінгв.</text:span><text:span text:style-name="T63"> Членороздільний елемент людської мови, утворюваний за допомогою органів мовлення. </text:span><text:span text:style-name="T68">Голосні звуки</text:span><text:span text:style-name="T63">.</text:span><text:span text:style-name="T68">Альвеолярні звуки</text:span><text:span text:style-name="T63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6</text:p>
          </table:table-cell>
          <table:table-cell table:style-name="Dictionary.B117" office:value-type="string">
            <text:p text:style-name="P4"><text:span text:style-name="T13">Двопóгляд</text:span></text:p>
          </table:table-cell>
          <table:table-cell table:style-name="Dictionary.C117" table:number-columns-spanned="2" office:value-type="string">
            <text:p text:style-name="P4"><text:span text:style-name="T46">-у, </text:span><text:span text:style-name="T47">ім., ч., інд.-авт., [8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два</text:span><text:span text:style-name="T54"> і </text:span><text:span text:style-name="T56">пóгляд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а всеобрушає нестерпно/ </text:span><text:span text:style-name="T49">двопогляд</text:span><text:span text:style-name="T47">. У ньому ти сущий,/ померлий, пантруєш живого,/ зориш за померлим – живий. (П-1:87)</text:span></text:p>
          </table:table-cell>
          <table:covered-table-cell/>
        </table:table-row>
        <table:table-row>
          <table:covered-table-cell/>
          <table:table-cell table:style-name="Dictionary.B114" table:number-columns-spanned="4" office:value-type="string">
            <text:h text:style-name="P46" text:outline-level="2">два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8">ч.</text:span> <text:span text:style-name="T98">і с.</text:span><text:span text:style-name="T97">, дві, </text:span><text:span text:style-name="T98">ж.</text:span><text:span text:style-name="T97">, двох, </text:span><text:span text:style-name="T98">числ.</text:span> <text:span text:style-name="T98">кільк.</text:span></text:p>
            <text:p text:style-name="P22"><text:span text:style-name="T63">1) Назва числа 2 і його цифрового позначення. || Кількість із двох одиниць.</text:span></text:p>
          </table:table-cell>
          <table:covered-table-cell/>
          <table:covered-table-cell/>
          <table:covered-table-cell/>
          <table:table-cell table:style-name="Dictionary.F114" table:number-columns-spanned="3" office:value-type="string">
            <text:h text:style-name="P43" text:outline-level="2"><text:span text:style-name="T95">п</text:span><text:span text:style-name="T115">о</text:span><text:span text:style-name="T95">гляд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у, </text:span><text:span text:style-name="T98">ч.</text:span></text:p>
            <text:p text:style-name="P24">1) Спрямованість, скерованість зору на кого-, що-небудь. || Вираз очей, манера дивитися. <text:span text:style-name="T118">Відводити погляд</text:span>. <text:span text:style-name="T118">Зустрічатися поглядом</text:span>.</text:p>
            <text:p text:style-name="P22"><text:span text:style-name="T63">2) Думка, судження про що-небудь. || </text:span><text:span text:style-name="T68">тільки </text:span><text:span text:style-name="T79">мн.</text:span><text:span text:style-name="T63"> Система переконань, уявлень; світогляд, світосприйманн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7</text:p>
          </table:table-cell>
          <table:table-cell table:style-name="Dictionary.B117" office:value-type="string">
            <text:p text:style-name="P4"><text:span text:style-name="T13">Дзень-струнá</text:span></text:p>
          </table:table-cell>
          <table:table-cell table:style-name="Dictionary.C117" table:number-columns-spanned="2" office:value-type="string">
            <text:p text:style-name="P4"><text:span text:style-name="T46">-и, </text:span><text:span text:style-name="T47">ім., ж., інд.-авт., [9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дзень</text:span><text:span text:style-name="T54"> (вигук) і </text:span><text:span text:style-name="T56">струнá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І думою одною/ півсну кошлатить ся. І </text:span><text:span text:style-name="T49">дзень-струною</text:span><text:span text:style-name="T47">/ не йде це дивне диво з голови. (П-2:194)</text:span></text:p>
          </table:table-cell>
          <table:covered-table-cell/>
        </table:table-row>
        <table:table-row>
          <table:covered-table-cell/>
          <table:table-cell table:style-name="Dictionary.B116" table:number-columns-spanned="4" office:value-type="string">
            <text:h text:style-name="P46" text:outline-level="2">дзень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31">виг.</text:p>
            <text:p text:style-name="P35"><text:span text:style-name="T69">Уживається як присудок за </text:span><text:span text:style-name="T81">знач.</text:span><text:span text:style-name="T69"> </text:span><text:a xlink:type="simple" xlink:href="http://www.lingvo.ua/uk/Translate/uk-uk/дзенькати"><text:span text:style-name="T85">дзенькати</text:span></text:a><text:span text:style-name="T69">.</text:span></text:p>
          </table:table-cell>
          <table:covered-table-cell/>
          <table:covered-table-cell/>
          <table:covered-table-cell/>
          <table:table-cell table:style-name="Dictionary.F116" table:number-columns-spanned="3" office:value-type="string">
            <text:h text:style-name="P43" text:outline-level="2"><text:span text:style-name="T95">струн</text:span><text:span text:style-name="T115">а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-и, </text:span><text:span text:style-name="T98">ж.</text:span></text:p>
            <text:p text:style-name="P24">1) Гнучка, пружна, туго натягнена нитка (металева, жильна і т. ін.) в музичних інструментах, що, коливаючись, створює звуки. || <text:span text:style-name="T118">тільки</text:span><text:span text:style-name="T98">мн.</text:span>, <text:span text:style-name="T98">перен.</text:span> Про звуки якого-небудь музичного інструмента; взагалі про музику, поезію.</text:p>
            <text:p text:style-name="P22"><text:span text:style-name="T63">2) </text:span><text:span text:style-name="T79">перен.</text:span><text:span text:style-name="T63"> Особливість кого-, чого-небудь, риса людини, властивість її характеру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8</text:p>
          </table:table-cell>
          <table:table-cell table:style-name="Dictionary.B117" office:value-type="string">
            <text:p text:style-name="P4"><text:span text:style-name="T13">Дивновзíр</text:span></text:p>
          </table:table-cell>
          <table:table-cell table:style-name="Dictionary.C117" table:number-columns-spanned="2" office:value-type="string">
            <text:p text:style-name="P4"><text:span text:style-name="T46">-зóру, </text:span><text:span text:style-name="T47">ім., ч., інд.-авт., [8], [1а]</text:span></text:p>
          </table:table-cell>
          <table:covered-table-cell/>
          <table:table-cell table:style-name="Dictionary.E117" table:number-columns-spanned="2" office:value-type="string">
            <text:p text:style-name="P4"><text:span text:style-name="T54">Похідне від </text:span><text:span text:style-name="T56">ди</text:span><text:span text:style-name="T14"></text:span><text:span text:style-name="T56">вний</text:span><text:span text:style-name="T54"> і </text:span><text:span text:style-name="T56">взі</text:span><text:span text:style-name="T14"></text:span><text:span text:style-name="T56">р</text:span></text:p>
          </table:table-cell>
          <table:covered-table-cell/>
          <table:table-cell table:style-name="Dictionary.G117" table:number-columns-spanned="2" office:value-type="string">
            <text:p text:style-name="P4"><text:span text:style-name="T47">Там крила птаства рясно миготіли,/ мережилася зелень </text:span><text:span text:style-name="T49">дивновзором</text:span><text:span text:style-name="T47">,/ а душу вже поймав самодоходжень/ зухвалий холод і зухвалий жах. (П-2:118)</text:span></text:p>
          </table:table-cell>
          <table:covered-table-cell/>
        </table:table-row>
        <table:table-row>
          <table:covered-table-cell/>
          <table:table-cell table:style-name="Dictionary.B118" table:number-columns-spanned="4" office:value-type="string">
            <text:h text:style-name="P43" text:outline-level="2"><text:span text:style-name="T95">д</text:span><text:span text:style-name="T115">и</text:span><text:span text:style-name="T95">вний</text:span>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9">-а, -е.</text:p>
            <text:p text:style-name="P24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22"><text:span text:style-name="T63">2) Дуже гарний; чудовий, чарівний.</text:span></text:p>
          </table:table-cell>
          <table:covered-table-cell/>
          <table:covered-table-cell/>
          <table:covered-table-cell/>
          <table:table-cell table:style-name="Dictionary.F118" table:number-columns-spanned="3" office:value-type="string">
            <text:h text:style-name="P46" text:outline-level="2">взір</text:h>
            <text:p text:style-name="P41"><text:a xlink:type="simple" xlink:href="http://www.lingvo.ua/uk/LingvoDictionaries/Details?dictionary=Explanatory%20(Uk-Uk)"><text:span text:style-name="T86">Explanatory (Uk-Uk)</text:span></text:a></text:p>
            <text:p text:style-name="P24"><text:span text:style-name="T97">(узір), взору, </text:span><text:span text:style-name="T98">ч.</text:span><text:span text:style-name="T97">, </text:span><text:span text:style-name="T98">рідко</text:span><text:span text:style-name="T97">.</text:span></text:p>
            <text:p text:style-name="P24">1) Зовнішній вигляд кого-, чого-небудь.</text:p>
            <text:p text:style-name="P22"><text:span text:style-name="T63">3) </text:span><text:span text:style-name="T79">діал.</text:span><text:span text:style-name="T63"> Зір, погляд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9</text:p>
          </table:table-cell>
          <table:table-cell table:style-name="Dictionary.B325" office:value-type="string">
            <text:p text:style-name="P4"><text:span text:style-name="T13">Дляння</text:span></text:p>
          </table:table-cell>
          <table:table-cell table:style-name="Dictionary.C325" table:number-columns-spanned="2" office:value-type="string">
            <text:p text:style-name="P1"><text:span text:style-name="T2">-</text:span><text:span text:style-name="T22">я, </text:span><text:span text:style-name="T24">ім., с., інд.-авт., [1]</text:span></text:p>
          </table:table-cell>
          <table:covered-table-cell/>
          <table:table-cell table:style-name="Dictionary.E325" table:number-columns-spanned="2" office:value-type="string">
            <text:p text:style-name="P10">Похідне від <text:span text:style-name="T96">для</text:span><text:span text:style-name="T3"></text:span><text:span text:style-name="T96">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У штольнях ночей вертикальних/ іде схарапуджене </text:span><text:span text:style-name="T26">дляння</text:span><text:span text:style-name="T24">/ всебезруху… (П-1:87)</text:span></text:p>
          </table:table-cell>
          <table:covered-table-cell/>
        </table:table-row>
        <table:table-row>
          <table:covered-table-cell/>
          <table:table-cell table:style-name="Dictionary.B120" table:number-columns-spanned="7" office:value-type="string">
            <text:h text:style-name="P43" text:outline-level="2"><text:span text:style-name="T95">дл</text:span><text:span text:style-name="T115">я</text:span><text:span text:style-name="T95">ти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oft-page-break/><text:span text:style-name="T97">дляю, дляєш, </text:span><text:span text:style-name="T98">недок.</text:span><text:span text:style-name="T97">, </text:span><text:span text:style-name="T98">розм.</text:span><text:span text:style-name="T97">, </text:span><text:span text:style-name="T98">рідко</text:span><text:span text:style-name="T97">.</text:span></text:p>
            <text:p text:style-name="P18"><text:span text:style-name="T63">Не поспішати робити що-небудь; затягуват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0</text:p>
          </table:table-cell>
          <table:table-cell table:style-name="Dictionary.B325" office:value-type="string">
            <text:p text:style-name="P4"><text:span text:style-name="T13">Додóсвіт</text:span></text:p>
          </table:table-cell>
          <table:table-cell table:style-name="Dictionary.C325" table:number-columns-spanned="2" office:value-type="string">
            <text:p text:style-name="P1"><text:span text:style-name="T22">-у, ім., </text:span><text:span text:style-name="T24">ч., інд.-авт., [2]</text:span></text:p>
          </table:table-cell>
          <table:covered-table-cell/>
          <table:table-cell table:style-name="Dictionary.E325" table:number-columns-spanned="2" office:value-type="string">
            <text:p text:style-name="P10">Похідне від <text:span text:style-name="T96">до</text:span><text:span text:style-name="T3"></text:span><text:span text:style-name="T96">світ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ам ще </text:span><text:span text:style-name="T26">додосвіт</text:span><text:span text:style-name="T24">. Смерком облягло/ ледачі верби, сторожкі тополі… (П-2:13)</text:span></text:p>
          </table:table-cell>
          <table:covered-table-cell/>
        </table:table-row>
        <table:table-row>
          <table:covered-table-cell/>
          <table:table-cell table:style-name="Dictionary.B122" table:number-columns-spanned="7" office:value-type="string">
            <text:h text:style-name="P43" text:outline-level="2"><text:span text:style-name="T95">д</text:span><text:span text:style-name="T115">о</text:span><text:span text:style-name="T95">світ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, </text:span><text:span text:style-name="T98">ч.</text:span></text:p>
            <text:p text:style-name="P18"><text:span text:style-name="T63">Час доби перед сходом сонця, світанко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1</text:p>
          </table:table-cell>
          <table:table-cell table:style-name="Dictionary.B325" office:value-type="string">
            <text:p text:style-name="P4"><text:span text:style-name="T13">Душекрóна</text:span></text:p>
          </table:table-cell>
          <table:table-cell table:style-name="Dictionary.C325" table:number-columns-spanned="2" office:value-type="string">
            <text:p text:style-name="P1"><text:span text:style-name="T22">-и, </text:span><text:span text:style-name="T24">ім., ж., інд.-авт., [9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душá</text:span><text:span text:style-name="T23"> і </text:span><text:span text:style-name="T31">крóна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Ця розлука душ - / одна загасла, друга спалахнула/ (лиш не твоя, бо смертна павза вже/ обтяла зароділу </text:span><text:span text:style-name="T26">душекрону</text:span><text:span text:style-name="T24">)… (П-1:203)</text:span></text:p>
          </table:table-cell>
          <table:covered-table-cell/>
        </table:table-row>
        <table:table-row>
          <table:covered-table-cell/>
          <table:table-cell table:style-name="Dictionary.B124" table:number-columns-spanned="4" office:value-type="string">
            <text:h text:style-name="P43" text:outline-level="2"><text:span text:style-name="T95">душ</text:span><text:span text:style-name="T115">а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і, </text:span><text:span text:style-name="T98">ж.</text:span></text:p>
            <text:p text:style-name="P23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18"><text:span text:style-name="T63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span></text:p>
          </table:table-cell>
          <table:covered-table-cell/>
          <table:covered-table-cell/>
          <table:covered-table-cell/>
          <table:table-cell table:style-name="Dictionary.F124" table:number-columns-spanned="3" office:value-type="string">
            <text:h text:style-name="P43" text:outline-level="2"><text:span text:style-name="T95">кр</text:span><text:span text:style-name="T115">о</text:span><text:span text:style-name="T95">на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7">-и, </text:span><text:span text:style-name="T98">ж.</text:span></text:p>
            <text:p text:style-name="P18"><text:span text:style-name="T63">Верхня частина дерева, що являє собою сукупність його гілок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2</text:p>
          </table:table-cell>
          <table:table-cell table:style-name="Dictionary.B325" office:value-type="string">
            <text:p text:style-name="P4"><text:span text:style-name="T13">Живоднí</text:span></text:p>
          </table:table-cell>
          <table:table-cell table:style-name="Dictionary.C325" table:number-columns-spanned="2" office:value-type="string">
            <text:p text:style-name="P1"><text:span text:style-name="T22">-íв, </text:span><text:span text:style-name="T24">ім., мн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живий</text:span><text:span text:style-name="T23"> і </text:span><text:span text:style-name="T31">дні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Коли протліла згага </text:span><text:span text:style-name="T26">живоднів</text:span><text:span text:style-name="T24">/ ураз попустить серце, ніби напад/ нагальної недуги, в смертний запад,/ у феєричні полиски жалів. (П-1:62)</text:span></text:p>
          </table:table-cell>
          <table:covered-table-cell/>
        </table:table-row>
        <table:table-row>
          <table:covered-table-cell/>
          <table:table-cell table:style-name="Dictionary.B126" table:number-columns-spanned="4" office:value-type="string">
            <text:h text:style-name="P43" text:outline-level="2"><text:span text:style-name="T95">жив</text:span><text:span text:style-name="T115">и</text:span><text:span text:style-name="T95">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 -е.</text:span></text:p>
            <text:p text:style-name="P18"><text:span text:style-name="T63">1) Який існує, здійснює обмін речовин із зовнішнім середовищем, здатний рости, розмножуватися; </text:span><text:span text:style-name="T79">прот.</text:span><text:span text:style-name="T63"> мертвий. || Який є невід'ємною ознакою істоти, що живе, існує. || </text:span><text:span text:style-name="T79">у знач.</text:span><text:span text:style-name="T63"> </text:span><text:span text:style-name="T79">ім.</text:span><text:span text:style-name="T63"> жив</text:span><text:span text:style-name="T91">е</text:span><text:span text:style-name="T63">, -в</text:span><text:span text:style-name="T91">о</text:span><text:span text:style-name="T63">го, </text:span><text:span text:style-name="T79">с.</text:span><text:span text:style-name="T63"> Все, що виявляє ознаки 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6" table:number-columns-spanned="3" office:value-type="string">
            <text:h text:style-name="P53" text:outline-level="2">день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36"><text:span text:style-name="T97">дня, </text:span><text:span text:style-name="T98">ч.</text:span></text:p>
            <text:p text:style-name="P36">1) Частина доби від сходу до заходу сонця, від ранку до вечора. || Про денне світло.</text:p>
            <text:p text:style-name="P38"><text:span text:style-name="T69">4) </text:span><text:span text:style-name="T70">тільки </text:span><text:span text:style-name="T81">мн.</text:span><text:span text:style-name="T69">, </text:span><text:span text:style-name="T70">чого</text:span><text:span text:style-name="T69">, </text:span><text:span text:style-name="T70">які</text:span><text:span text:style-name="T69">. Час, період у житті людини, народу. || </text:span><text:span text:style-name="T70">чиї</text:span><text:span text:style-name="T69">. Житт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3</text:p>
          </table:table-cell>
          <table:table-cell table:style-name="Dictionary.B325" office:value-type="string">
            <text:p text:style-name="P4"><text:span text:style-name="T13">Життєсмéрть</text:span></text:p>
          </table:table-cell>
          <table:table-cell table:style-name="Dictionary.C325" table:number-columns-spanned="2" office:value-type="string">
            <text:p text:style-name="P1"><text:span text:style-name="T22">-і, </text:span><text:span text:style-name="T24">ім., ж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життя</text:span><text:span text:style-name="T23"> і </text:span><text:span text:style-name="T31">сме</text:span><text:span text:style-name="T1"></text:span><text:span text:style-name="T31">рть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26">життєсмерть</text:span><text:span text:style-name="T24">. (П-1:83)</text:span></text:p>
          </table:table-cell>
          <table:covered-table-cell/>
        </table:table-row>
        <table:table-row>
          <table:covered-table-cell/>
          <table:table-cell table:style-name="Dictionary.B128" table:number-columns-spanned="4" office:value-type="string">
            <text:h text:style-name="P43" text:outline-level="2"><text:span text:style-name="T95">житт</text:span><text:span text:style-name="T115">я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я, </text:span><text:span text:style-name="T98">с.</text:span></text:p>
            <text:p text:style-name="P23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98">прот.</text:span> смерть.</text:p>
            <text:p text:style-name="P23">2) Стан живого організму в стадії розвитку, зросту.</text:p>
            <text:p text:style-name="P23">3) Період існування кого-небудь; вік. || Все пережите, зроблене людиною за час її існування; біографія.</text:p>
            <text:p text:style-name="P18"><text:span text:style-name="T63">4) Спосіб існування кого-небудь.</text:span></text:p>
          </table:table-cell>
          <table:covered-table-cell/>
          <table:covered-table-cell/>
          <table:covered-table-cell/>
          <table:table-cell table:style-name="Dictionary.F128" table:number-columns-spanned="3" office:value-type="string">
            <text:h text:style-name="P46" text:outline-level="2">смерть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і, </text:span><text:span text:style-name="T98">ж.</text:span></text:p>
            <text:p text:style-name="P23">1) Припинення життєдіяльності організму і загибель його; припинення біологічного обміну речовин в організмі або його частині.<text:span text:style-name="T118">Фізіологічна смерть</text:span>.</text:p>
            <text:p text:style-name="P34"><text:span text:style-name="T69">2) Припинення існування людини, тварини; </text:span><text:span text:style-name="T81">прот.</text:span><text:span text:style-name="T69"> життя; кончина, скін. || Те саме, що См</text:span><text:span text:style-name="T89">е</text:span><text:span text:style-name="T69">ртна к</text:span><text:span text:style-name="T89">а</text:span><text:span text:style-name="T69">ра (</text:span><text:span text:style-name="T81">див.</text:span><text:span text:style-name="T69"> </text:span><text:a xlink:type="simple" xlink:href="http://www.lingvo.ua/uk/Translate/uk-uk/смертний"><text:span text:style-name="T85">смертний</text:span></text:a><text:span text:style-name="T69">). || </text:span><text:span text:style-name="T70">кому</text:span><text:span text:style-name="T69">. Уживається як заклик до помсти, відплати. || Персоніфікація кончини – людський скелет, звичайно з косою. || </text:span><text:span text:style-name="T81">перен.</text:span><text:span text:style-name="T69"> Загибель, припинення існування чого-небудь. || </text:span><text:span text:style-name="T81">перен.</text:span><text:span text:style-name="T69"> Занепад чого-небуд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4</text:p>
          </table:table-cell>
          <table:table-cell table:style-name="Dictionary.B325" office:value-type="string">
            <text:p text:style-name="P4"><text:span text:style-name="T13">Життєтóки</text:span></text:p>
          </table:table-cell>
          <table:table-cell table:style-name="Dictionary.C325" table:number-columns-spanned="2" office:value-type="string">
            <text:p text:style-name="P1"><text:span text:style-name="T22">-ів, </text:span><text:span text:style-name="T24">ім., мн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життя</text:span><text:span text:style-name="T23"> і </text:span><text:span text:style-name="T31">тóк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Нарешті збір, нарешті збір померлих днів і років,/ мов ґрати чорних спроневір і ярих </text:span><text:span text:style-name="T26">життєтоків</text:span><text:span text:style-name="T24">… (П-2:131)</text:span></text:p>
          </table:table-cell>
          <table:covered-table-cell/>
        </table:table-row>
        <table:table-row>
          <table:covered-table-cell/>
          <table:table-cell table:style-name="Dictionary.B130" table:number-columns-spanned="4" office:value-type="string">
            <text:p text:style-name="P4"><text:span text:style-name="T56">життя</text:span><text:span text:style-name="T54"> (див 63)</text:span></text:p>
          </table:table-cell>
          <table:covered-table-cell/>
          <table:covered-table-cell/>
          <table:covered-table-cell/>
          <table:table-cell table:style-name="Dictionary.F130" table:number-columns-spanned="3" office:value-type="string">
            <text:h text:style-name="P46" text:outline-level="2">тік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току, </text:span><text:span text:style-name="T98">ч.</text:span></text:p>
            <text:p text:style-name="P23">1) Розчищене місце, спеціально підготовлений <text:soft-page-break/>майданчик надворі або в приміщенні для молотьби, очищення і просушування зерна.</text:p>
            <text:p text:style-name="P18"><text:span text:style-name="T63">2) Скирти, стіжки, ожереди і т. ін., що стоять на такому місці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5</text:p>
          </table:table-cell>
          <table:table-cell table:style-name="Dictionary.B325" office:value-type="string">
            <text:p text:style-name="P4"><text:span text:style-name="T13">За-світи</text:span></text:p>
          </table:table-cell>
          <table:table-cell table:style-name="Dictionary.C325" table:number-columns-spanned="2" office:value-type="string">
            <text:p text:style-name="P1"><text:span text:style-name="T22">-ів, </text:span><text:span text:style-name="T24">ім., мн. інд.-авт., [9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за</text:span><text:span text:style-name="T23"> і </text:span><text:span text:style-name="T31">світи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І не держу надії в бозі,/ коли пірвався в </text:span><text:span text:style-name="T26">за-світи</text:span><text:span text:style-name="T24">. (П-2:195)</text:span></text:p>
          </table:table-cell>
          <table:covered-table-cell/>
        </table:table-row>
        <table:table-row>
          <table:covered-table-cell/>
          <table:table-cell table:style-name="Dictionary.B132" table:number-columns-spanned="4" office:value-type="string">
            <text:h text:style-name="P46" text:outline-level="2">за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8">прийм.</text:span><text:span text:style-name="T97">, </text:span><text:span text:style-name="T98">з род.</text:span><text:span text:style-name="T97">, </text:span><text:span text:style-name="T98">знах.</text:span> <text:span text:style-name="T98">і оруд.</text:span> <text:span text:style-name="T98">відмінками</text:span><text:span text:style-name="T97">. Сполучення з </text:span><text:span text:style-name="T98">прийм.</text:span> <text:span text:style-name="T97">за виражають: Просторові відношення:</text:span></text:p>
            <text:p text:style-name="P18"><text:span text:style-name="T63">1) </text:span><text:span text:style-name="T68">із </text:span><text:span text:style-name="T79">знах.</text:span><text:span text:style-name="T63"> </text:span><text:span text:style-name="T68">і </text:span><text:span text:style-name="T79">оруд. в.</text:span><text:span text:style-name="T63"> Вказує на предмет, місце і т. ін.: а) за межі яких спрямовані дія, рух (</text:span><text:span text:style-name="T79">знах. в.</text:span><text:span text:style-name="T63">); б) позад, по той бік яких хто-, що-небудь знаходиться, міститься, перебуває або щось відбувається (</text:span><text:span text:style-name="T79">оруд. в.</text:span><text:span text:style-name="T63">). || </text:span><text:span text:style-name="T80">У </text:span><text:span text:style-name="T79">сполуч.</text:span><text:span text:style-name="T63"> зі </text:span><text:span text:style-name="T79">сл.</text:span><text:span text:style-name="T63"> 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table-cell table:style-name="Dictionary.F132" table:number-columns-spanned="3" office:value-type="string">
            <text:h text:style-name="P46" text:outline-level="2">світ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I </text:span><text:span text:style-name="T97">-у </text:span><text:span text:style-name="T98">і заст.</text:span> <text:span text:style-name="T97">-а, </text:span><text:span text:style-name="T98">ч.</text:span></text:p>
            <text:p text:style-name="P23">1) Сукупність усіх форм матерії як єдине ціле; всесвіт. <text:span text:style-name="T118">Геоцентрична система світу</text:span>.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6</text:p>
          </table:table-cell>
          <table:table-cell table:style-name="Dictionary.B325" office:value-type="string">
            <text:p text:style-name="P4"><text:span text:style-name="T13">Зимносхíд</text:span></text:p>
          </table:table-cell>
          <table:table-cell table:style-name="Dictionary.C325" table:number-columns-spanned="2" office:value-type="string">
            <text:p text:style-name="P1"><text:span text:style-name="T22">-у, </text:span><text:span text:style-name="T24">ім., ч., інд.-авт., [8], [1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зи</text:span><text:span text:style-name="T1"></text:span><text:span text:style-name="T31">мно</text:span><text:span text:style-name="T23"> і </text:span><text:span text:style-name="T31">схо</text:span><text:span text:style-name="T1"></text:span><text:span text:style-name="T31">ди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Довкруги - / лише вітри з шпаркого </text:span><text:span text:style-name="T26">зимносходу</text:span><text:span text:style-name="T24">. (П-1:173)</text:span></text:p>
          </table:table-cell>
          <table:covered-table-cell/>
        </table:table-row>
        <table:table-row>
          <table:covered-table-cell/>
          <table:table-cell table:style-name="Dictionary.B134" table:number-columns-spanned="4" office:value-type="string">
            <text:h text:style-name="P43" text:outline-level="2"><text:span text:style-name="T95">з</text:span><text:span text:style-name="T115">и</text:span><text:span text:style-name="T95">мно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8">розм.</text:span></text:p>
            <text:p text:style-name="P34"><text:span text:style-name="T69">1) Присл. до </text:span><text:a xlink:type="simple" xlink:href="http://www.lingvo.ua/uk/Translate/uk-uk/зимний"><text:span text:style-name="T85">зимний</text:span></text:a></text:p>
          </table:table-cell>
          <table:covered-table-cell/>
          <table:covered-table-cell/>
          <table:covered-table-cell/>
          <table:table-cell table:style-name="Dictionary.F134" table:number-columns-spanned="3" office:value-type="string">
            <text:h text:style-name="P46" text:outline-level="2">сходити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7">схо</text:span><text:span text:style-name="T20"></text:span><text:span text:style-name="T97">дити</text:span></text:p>
            <text:p text:style-name="P23"><text:span text:style-name="T98">і рідше </text:span><text:span text:style-name="T97">зіходити, -джу, -диш, </text:span><text:span text:style-name="T98">недок.</text:span><text:span text:style-name="T97">, зійти, зійду, зійдеш, </text:span><text:span text:style-name="T98">док.</text:span></text:p>
            <text:p text:style-name="P18"><text:span text:style-name="T63">3) </text:span><text:span text:style-name="T79">перен.</text:span><text:span text:style-name="T63"> Наближатися, поширюючись, ніби опускаючись (про вечір, сутінки і т. ін.). || </text:span><text:span text:style-name="T68">на кого </text:span><text:span text:style-name="T63">– </text:span><text:span text:style-name="T68">що</text:span><text:span text:style-name="T63">, </text:span><text:span text:style-name="T79">розм.</text:span><text:span text:style-name="T63"> </text:span><text:span text:style-name="T68">кому до чого</text:span><text:span text:style-name="T63">, </text:span><text:span text:style-name="T79">книжн.</text:span><text:span text:style-name="T63">Охоплювати кого-небудь, оволодівати кимсь (про почуття, стан і т. ін.).</text:span></text:p>
          </table:table-cell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67</text:p>
          </table:table-cell>
          <table:table-cell table:style-name="Dictionary.B325" office:value-type="string">
            <text:p text:style-name="P4"><text:span text:style-name="T13">Знеголоснíлий</text:span></text:p>
          </table:table-cell>
          <table:table-cell table:style-name="Dictionary.C325" table:number-columns-spanned="2" office:value-type="string">
            <text:p text:style-name="P1"><text:span text:style-name="T22">-а, -е, </text:span><text:span text:style-name="T25">прикм., </text:span><text:span text:style-name="T24">інд.-авт., [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знеголосніти </text:span><text:span text:style-name="T33"><text:s/>— позбавитися голосу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…це кождочасне поривання в смерть ,/ щоб з неї виринати в знавіснілий/ хрипкий чи геть </text:span><text:span text:style-name="T26">знеголоснілий</text:span><text:span text:style-name="T24"> крик. (П-1:121)</text:span></text:p>
          </table:table-cell>
          <table:covered-table-cell/>
        </table:table-row>
        <table:table-row>
          <table:covered-table-cell/>
          <table:table-cell table:style-name="Dictionary.B136" table:number-columns-spanned="7" office:value-type="string">
            <text:p text:style-name="P4"><text:span text:style-name="T56">Знеголосніти </text:span><text:span text:style-name="T61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8</text:p>
          </table:table-cell>
          <table:table-cell table:style-name="Dictionary.B325" office:value-type="string">
            <text:p text:style-name="P4"><text:span text:style-name="T13">Золотокíнва</text:span></text:p>
          </table:table-cell>
          <table:table-cell table:style-name="Dictionary.C325" table:number-columns-spanned="2" office:value-type="string">
            <text:p text:style-name="P1"><text:span text:style-name="T22">-и, </text:span><text:span text:style-name="T24">ім., ж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золотий</text:span><text:span text:style-name="T23"> і </text:span><text:span text:style-name="T31">кíнва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6">Золотокінва</text:span><text:span text:style-name="T24"> – пади-но,/ спади з лиця в глиб-синь-серця. (П-2:191)</text:span></text:p>
          </table:table-cell>
          <table:covered-table-cell/>
        </table:table-row>
        <table:table-row>
          <table:covered-table-cell/>
          <table:table-cell table:style-name="Dictionary.B138" table:number-columns-spanned="4" office:value-type="string">
            <text:h text:style-name="P43" text:outline-level="2"><text:span text:style-name="T95">золот</text:span><text:span text:style-name="T115">и</text:span><text:span text:style-name="T95">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 -е.</text:span></text:p>
            <text:p text:style-name="P23">4) Який своїм кольором нагадує золото; блискучо-жовтий, оранжевий.<text:span text:style-name="T118">Золота осінь</text:span>. <text:span text:style-name="T118">Золота рибка</text:span>.</text:p>
            <text:p text:style-name="P23">5) <text:span text:style-name="T98">перен.</text:span> Дуже цінний, вартий поваги (про людину, її характер і т. ін.). <text:span text:style-name="T118">Золоте серце</text:span>. <text:span text:style-name="T118">Золоті руки</text:span>.</text:p>
            <text:p text:style-name="P23">6) <text:span text:style-name="T98">перен.</text:span> Який дає людям радість, щастя; прекрасний, щасливий.<text:span text:style-name="T118">Золоте дитинство</text:span>.</text:p>
            <text:p text:style-name="P18"><text:span text:style-name="T63">7) </text:span><text:span text:style-name="T79">перен.</text:span><text:span text:style-name="T63"> Дорогий, любий (у </text:span><text:span text:style-name="T79">пестл.</text:span><text:span text:style-name="T63"> звертанні до кого-небудь).</text:span></text:p>
          </table:table-cell>
          <table:covered-table-cell/>
          <table:covered-table-cell/>
          <table:covered-table-cell/>
          <table:table-cell table:style-name="Dictionary.F138" table:number-columns-spanned="3" office:value-type="string">
            <text:h text:style-name="P46" text:outline-level="2">кінва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I </text:span><text:span text:style-name="T97">кінва</text:span><text:span text:style-name="T100"></text:span></text:p>
            <text:p text:style-name="P23"><text:span text:style-name="T97">-и, </text:span><text:span text:style-name="T98">ж.</text:span><text:span text:style-name="T97">, </text:span><text:span text:style-name="T98">розм.</text:span></text:p>
            <text:p text:style-name="P34"><text:span text:style-name="T69">Збірн. до </text:span><text:a xlink:type="simple" xlink:href="http://www.lingvo.ua/uk/Translate/uk-uk/кінь">кінь</text:a><text:span text:style-name="T85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9</text:p>
          </table:table-cell>
          <table:table-cell table:style-name="Dictionary.B325" office:value-type="string">
            <text:p text:style-name="P4"><text:span text:style-name="T55">З-</text:span><text:span text:style-name="T13">понадсвíтній</text:span></text:p>
          </table:table-cell>
          <table:table-cell table:style-name="Dictionary.C325" table:number-columns-spanned="2" office:value-type="string">
            <text:p text:style-name="P1"><text:span text:style-name="T22">-я, -є, </text:span><text:span text:style-name="T25">прикм., </text:span><text:span text:style-name="T24">інд.-авт., [9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з</text:span><text:span text:style-name="T33">-</text:span><text:span text:style-name="T31">понад</text:span><text:span text:style-name="T23"> і </text:span><text:span text:style-name="T31">світ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…аж сіла зірка на дроту й щебече/ і сяє горлом – </text:span><text:span text:style-name="T26">з-понадсвітній</text:span><text:span text:style-name="T24"> спів. (П-2:120)</text:span></text:p>
          </table:table-cell>
          <table:covered-table-cell/>
        </table:table-row>
        <table:table-row>
          <table:covered-table-cell/>
          <table:table-cell table:style-name="Dictionary.B140" table:number-columns-spanned="4" office:value-type="string">
            <text:h text:style-name="P43" text:outline-level="2"><text:span text:style-name="T95">з-п</text:span><text:span text:style-name="T115">о</text:span><text:span text:style-name="T95">над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8">прийм.</text:span><text:span text:style-name="T97">, </text:span><text:span text:style-name="T98">з род. в.</text:span></text:p>
            <text:p text:style-name="P18"><text:span text:style-name="T63">Вказує на предмет, через верхній край якого спрямовано дію, рух. || Вказує на предмет, місце, у безпосередній близькості від якого починається </text:span><text:soft-page-break/><text:span text:style-name="T63">якась дія.</text:span></text:p>
          </table:table-cell>
          <table:covered-table-cell/>
          <table:covered-table-cell/>
          <table:covered-table-cell/>
          <table:table-cell table:style-name="Dictionary.F140" table:number-columns-spanned="3" office:value-type="string">
            <text:p text:style-name="P3"><text:span text:style-name="T96">Світ</text:span> (див. 65)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0</text:p>
          </table:table-cell>
          <table:table-cell table:style-name="Dictionary.B325" office:value-type="string">
            <text:p text:style-name="P4"><text:span text:style-name="T13">Іспередлíт</text:span></text:p>
          </table:table-cell>
          <table:table-cell table:style-name="Dictionary.C325" table:number-columns-spanned="2" office:value-type="string">
            <text:p text:style-name="P1"><text:span text:style-name="T24">присл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2">Те саме, що справіків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Ось твоя подоба/ подвижництво людське – </text:span><text:span text:style-name="T26">іспередліт</text:span><text:span text:style-name="T24">. (П-2:158)</text:span></text:p>
          </table:table-cell>
          <table:covered-table-cell/>
        </table:table-row>
        <table:table-row>
          <table:covered-table-cell/>
          <table:table-cell table:style-name="Dictionary.B142" table:number-columns-spanned="7" office:value-type="string">
            <text:p text:style-name="P6"><text:span text:style-name="T46">Іспередлі</text:span><text:span text:style-name="T46"></text:span><text:span text:style-name="T46">т </text:span><text:span text:style-name="T6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1</text:p>
          </table:table-cell>
          <table:table-cell table:style-name="Dictionary.B325" office:value-type="string">
            <text:p text:style-name="P4"><text:span text:style-name="T13">Крайóкрай</text:span></text:p>
          </table:table-cell>
          <table:table-cell table:style-name="Dictionary.C325" table:number-columns-spanned="2" office:value-type="string">
            <text:p text:style-name="P1"><text:span text:style-name="T22">крайóкраю, </text:span><text:span text:style-name="T24">ім., ч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ай</text:span><text:span text:style-name="T23"> і </text:span><text:span text:style-name="T31">край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З </text:span><text:span text:style-name="T26">крайокраю</text:span><text:span text:style-name="T24">, з цієї високості,/ пади, згорнувши крила, до долин… (П-1:40); Єси ти за </text:span><text:span text:style-name="T26">крайокраєм</text:span><text:span text:style-name="T24">, чаїшся/ од мого неоговтаного погляду… (П-1:91)</text:span></text:p>
          </table:table-cell>
          <table:covered-table-cell/>
        </table:table-row>
        <table:table-row>
          <table:covered-table-cell/>
          <table:table-cell table:style-name="Dictionary.B144" table:number-columns-spanned="7" office:value-type="string">
            <text:h text:style-name="P46" text:outline-level="2">край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7">-ю, </text:span><text:span text:style-name="T98">ч.</text:span></text:p>
            <text:p text:style-name="P34"><text:span text:style-name="T69">1) Лінія, що обмежує поверхню чого-небудь, а також те, що прилягає до цієї лінії; кінець (</text:span><text:span text:style-name="T81">див.</text:span><text:span text:style-name="T69"> </text:span><text:a xlink:type="simple" xlink:href="http://www.lingvo.ua/uk/Translate/uk-uk/кінець"><text:span text:style-name="T85">кінець</text:span></text:a><text:span text:style-name="T69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23"><text:span text:style-name="T95">II </text:span><text:span text:style-name="T98">прийм.</text:span> <text:span text:style-name="T98">з род. в.</text:span></text:p>
            <text:p text:style-name="P18"><text:span text:style-name="T63">Указує на місцезнаходження предмета поблизу іншого; біля, коло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2</text:p>
          </table:table-cell>
          <table:table-cell table:style-name="Dictionary.B325" office:value-type="string">
            <text:p text:style-name="P4"><text:span text:style-name="T13">Крайсебé</text:span></text:p>
          </table:table-cell>
          <table:table-cell table:style-name="Dictionary.C325" table:number-columns-spanned="2" office:value-type="string">
            <text:p text:style-name="P1"><text:span text:style-name="T25">присл., </text:span><text:span text:style-name="T24">інд.-авт., [1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ай</text:span><text:span text:style-name="T23"> і </text:span><text:span text:style-name="T31">себé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І не зайти за дальні далечі./ І за </text:span><text:span text:style-name="T26">крайсебе</text:span><text:span text:style-name="T24"> не зайти. (П-1:96)</text:span></text:p>
          </table:table-cell>
          <table:covered-table-cell/>
        </table:table-row>
        <table:table-row>
          <table:covered-table-cell/>
          <table:table-cell table:style-name="Dictionary.B146" table:number-columns-spanned="4" office:value-type="string">
            <text:p text:style-name="P4"><text:span text:style-name="T56">Край </text:span><text:span text:style-name="T61">(див. 71)</text:span></text:p>
          </table:table-cell>
          <table:covered-table-cell/>
          <table:covered-table-cell/>
          <table:covered-table-cell/>
          <table:table-cell table:style-name="Dictionary.F146" table:number-columns-spanned="3" office:value-type="string">
            <text:h text:style-name="P44" text:outline-level="2"><text:span text:style-name="T95">себ</text:span><text:span text:style-name="T115">е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8">наз. в.</text:span> <text:span text:style-name="T98">нема</text:span><text:span text:style-name="T97">, </text:span><text:span text:style-name="T98">одн.</text:span> <text:span text:style-name="T98">і мн.</text:span><text:span text:style-name="T97">, </text:span><text:span text:style-name="T98">займ.</text:span> <text:span text:style-name="T98">зворотний</text:span><text:span text:style-name="T97">.</text:span></text:p>
            <text:p text:style-name="P18"><text:span text:style-name="T63">Вказує на спрямованість дії на самого виконавця дії, заміняючи за змістом особові займенник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3</text:p>
          </table:table-cell>
          <table:table-cell table:style-name="Dictionary.B325" office:value-type="string">
            <text:p text:style-name="P4"><text:span text:style-name="T13">Крайчáс</text:span></text:p>
          </table:table-cell>
          <table:table-cell table:style-name="Dictionary.C325" table:number-columns-spanned="2" office:value-type="string">
            <text:p text:style-name="P1"><text:span text:style-name="T25">присл., </text:span><text:span text:style-name="T24">інд.-авт., </text:span><text:soft-page-break/><text:span text:style-name="T24">[1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ай</text:span><text:span text:style-name="T23"> і </text:span><text:span text:style-name="T31">час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Що б то нам/ посовгнути – ці межигони часу,/ марудні межигони живоття,/ коли змарнілі постаті </text:span><text:soft-page-break/><text:span text:style-name="T24">снаги,/ ці бурі пристрастей попопелілих,/ раптово окошилися на нас./ І хочеться сягнути за </text:span><text:span text:style-name="T26">крайчасу</text:span><text:span text:style-name="T24">,/ за прапервні. (П-1:57)</text:span></text:p>
          </table:table-cell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4"><text:span text:style-name="T56">Край </text:span><text:span text:style-name="T61">(див. 71)</text:span></text:p>
          </table:table-cell>
          <table:covered-table-cell/>
          <table:covered-table-cell/>
          <table:covered-table-cell/>
          <table:table-cell table:style-name="Dictionary.F148" table:number-columns-spanned="3" office:value-type="string">
            <text:h text:style-name="P47" text:outline-level="2">час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, </text:span><text:span text:style-name="T98">ч.</text:span></text:p>
            <text:p text:style-name="P18"><text:span text:style-name="T63">1) </text:span><text:span text:style-name="T79">філос.</text:span><text:span text:style-name="T63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4</text:p>
          </table:table-cell>
          <table:table-cell table:style-name="Dictionary.B325" office:value-type="string">
            <text:p text:style-name="P4"><text:span text:style-name="T13">Криволéт</text:span></text:p>
          </table:table-cell>
          <table:table-cell table:style-name="Dictionary.C325" table:number-columns-spanned="2" office:value-type="string">
            <text:p text:style-name="P1"><text:span text:style-name="T22">-у, </text:span><text:span text:style-name="T24">ім., ч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ивий</text:span><text:span text:style-name="T23"> і </text:span><text:span text:style-name="T31">лет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…ця колотнеча/ надій і спроневіри, </text:span><text:span text:style-name="T26">криволет</text:span><text:span text:style-name="T24">/ лякливих ауспіцій, що в безгуччі/ шершаваими крильми прошерхотять / і всядуться на голові… (П-1:121)</text:span></text:p>
          </table:table-cell>
          <table:covered-table-cell/>
        </table:table-row>
        <table:table-row>
          <table:covered-table-cell/>
          <table:table-cell table:style-name="Dictionary.B150" table:number-columns-spanned="4" office:value-type="string">
            <text:h text:style-name="P43" text:outline-level="2"><text:span text:style-name="T95">крив</text:span><text:span text:style-name="T115">и</text:span><text:span text:style-name="T95">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 -е.</text:span></text:p>
            <text:p text:style-name="P34"><text:span text:style-name="T69">6) </text:span><text:span text:style-name="T81">перен.</text:span><text:span text:style-name="T69">, </text:span><text:span text:style-name="T81">розм.</text:span><text:span text:style-name="T69"> Те саме, що </text:span><text:a xlink:type="simple" xlink:href="http://www.lingvo.ua/uk/Translate/uk-uk/хибний"><text:span text:style-name="T85">хибний</text:span></text:a><text:span text:style-name="T69">; неправильний (у 2 </text:span><text:span text:style-name="T81">знач.</text:span><text:span text:style-name="T69">), помилковий.</text:span></text:p>
          </table:table-cell>
          <table:covered-table-cell/>
          <table:covered-table-cell/>
          <table:covered-table-cell/>
          <table:table-cell table:style-name="Dictionary.F150" table:number-columns-spanned="3" office:value-type="string">
            <text:h text:style-name="P46" text:outline-level="2">лет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, </text:span><text:span text:style-name="T98">ч.</text:span><text:span text:style-name="T97">, </text:span><text:span text:style-name="T98">поет.</text:span></text:p>
            <text:p text:style-name="P34"><text:span text:style-name="T69">Дія за знач. </text:span><text:a xlink:type="simple" xlink:href="http://www.lingvo.ua/uk/Translate/uk-uk/літати"><text:span text:style-name="T85">літати</text:span></text:a><text:span text:style-name="T69"> і </text:span><text:a xlink:type="simple" xlink:href="http://www.lingvo.ua/uk/Translate/uk-uk/летіти"><text:span text:style-name="T85">летіти</text:span></text:a><text:span text:style-name="T69">; літ (</text:span><text:span text:style-name="T81">див.</text:span><text:span text:style-name="T69"> </text:span><text:a xlink:type="simple" xlink:href="http://www.lingvo.ua/uk/Translate/uk-uk/літ"><text:span text:style-name="T85">літ</text:span></text:a><text:span text:style-name="T69"> I). </text:span><text:span text:style-name="T70">Зриватися в лет</text:span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5</text:p>
          </table:table-cell>
          <table:table-cell table:style-name="Dictionary.B325" office:value-type="string">
            <text:p text:style-name="P4"><text:span text:style-name="T13">Крик-зелó</text:span></text:p>
          </table:table-cell>
          <table:table-cell table:style-name="Dictionary.C325" table:number-columns-spanned="2" office:value-type="string">
            <text:p text:style-name="P1"><text:span text:style-name="T2">-</text:span><text:span text:style-name="T22">á, </text:span><text:span text:style-name="T24">ім., ч., інд.-авт., [9]</text:span></text:p>
          </table:table-cell>
          <table:covered-table-cell/>
          <table:table-cell table:style-name="Dictionary.E325" table:number-columns-spanned="2" office:value-type="string">
            <text:p text:style-name="P2"><text:span text:style-name="T23">Похідне від </text:span><text:span text:style-name="T31">крик</text:span><text:span text:style-name="T23"> і </text:span><text:span text:style-name="T31">зелó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Обміліла/ криниця. А верба пустила/ гарячі брості – в </text:span><text:span text:style-name="T26">крик-зело.</text:span><text:span text:style-name="T24"> (П-1:84)</text:span></text:p>
          </table:table-cell>
          <table:covered-table-cell/>
        </table:table-row>
        <table:table-row>
          <table:covered-table-cell/>
          <table:table-cell table:style-name="Dictionary.B152" table:number-columns-spanned="4" office:value-type="string">
            <text:h text:style-name="P46" text:outline-level="2">крик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102">-у, </text:span><text:span text:style-name="T99">ч.</text:span></text:p>
            <text:p text:style-name="P23">1) Сильний різкий звук голосу; зойк. || Вигук (у 1 <text:span text:style-name="T98">знач.</text:span>), вигуки. || Поклик. || Гамір, галас. || Ґвалт, лемент. || Про різкі звуки тварин, птахів.</text:p>
            <text:p text:style-name="P23"><text:span text:style-name="T95">II </text:span><text:span text:style-name="T97">-у, </text:span><text:span text:style-name="T98">ч.</text:span></text:p>
            <text:p text:style-name="P18"><text:span text:style-name="T63">Річка, що пересихає, або тимчасовий водоток в Австралії.</text:span></text:p>
          </table:table-cell>
          <table:covered-table-cell/>
          <table:covered-table-cell/>
          <table:covered-table-cell/>
          <table:table-cell table:style-name="Dictionary.F152" table:number-columns-spanned="3" office:value-type="string">
            <text:h text:style-name="P43" text:outline-level="2"><text:span text:style-name="T95">зел</text:span><text:span text:style-name="T115">о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7">-а, </text:span><text:span text:style-name="T98">с.</text:span><text:span text:style-name="T97">, </text:span><text:span text:style-name="T98">заст.</text:span><text:span text:style-name="T97">, </text:span><text:span text:style-name="T98">поет.</text:span></text:p>
            <text:p text:style-name="P18"><text:span text:style-name="T63">Зелень (у 1 </text:span><text:span text:style-name="T79">знач.</text:span><text:span text:style-name="T63">).</text:span></text:p>
          </table:table-cell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76</text:p>
          </table:table-cell>
          <table:table-cell table:style-name="Dictionary.B325" office:value-type="string">
            <text:p text:style-name="P4"><text:span text:style-name="T13">Крилатолéзо</text:span></text:p>
          </table:table-cell>
          <table:table-cell table:style-name="Dictionary.C325" table:number-columns-spanned="2" office:value-type="string">
            <text:p text:style-name="P1"><text:span text:style-name="T25">присл., </text:span><text:span text:style-name="T24">інд.-авт., [9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илáтий</text:span><text:span text:style-name="T23"> і </text:span><text:span text:style-name="T31">лéзо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Криваво рветься з нього вороння/ майбутнього. Летить </text:span><text:span text:style-name="T26">крилатолезо</text:span><text:span text:style-name="T24">/ понад проваллям яру… (П-1:29)</text:span></text:p>
          </table:table-cell>
          <table:covered-table-cell/>
        </table:table-row>
        <table:table-row>
          <table:covered-table-cell/>
          <table:table-cell table:style-name="Dictionary.B154" table:number-columns-spanned="4" office:value-type="string">
            <text:h text:style-name="P43" text:outline-level="2"><text:span text:style-name="T95">крил</text:span><text:span text:style-name="T115">а</text:span><text:span text:style-name="T95">ти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8">-а, -е.</text:p>
            <text:p text:style-name="P18"><text:span text:style-name="T63">1) Який має крила (у 1, 3, 4 </text:span><text:span text:style-name="T79">знач.</text:span><text:span text:style-name="T63">). || </text:span><text:span text:style-name="T79">перен.</text:span><text:span text:style-name="T63"> Який надихає, підносить. </text:span><text:span text:style-name="T68">Крилаті ідеї</text:span><text:span text:style-name="T63">.</text:span></text:p>
          </table:table-cell>
          <table:covered-table-cell/>
          <table:covered-table-cell/>
          <table:covered-table-cell/>
          <table:table-cell table:style-name="Dictionary.F154" table:number-columns-spanned="3" office:value-type="string">
            <text:h text:style-name="P43" text:outline-level="2"><text:span text:style-name="T95">л</text:span><text:span text:style-name="T115">е</text:span><text:span text:style-name="T95">зо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 </text:span><text:span text:style-name="T98">с.</text:span></text:p>
            <text:p text:style-name="P18"><text:span text:style-name="T63">Гостра частина знаряддя, яким ріжуть, колють або рубають. || Уся різальна частина такого знаряддя. </text:span><text:span text:style-name="T68">Лезо бритви</text:span><text:span text:style-name="T63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7</text:p>
          </table:table-cell>
          <table:table-cell table:style-name="Dictionary.B325" office:value-type="string">
            <text:p text:style-name="P4"><text:span text:style-name="T13">Крихкокриця</text:span></text:p>
          </table:table-cell>
          <table:table-cell table:style-name="Dictionary.C325" table:number-columns-spanned="2" office:value-type="string">
            <text:p text:style-name="P1"><text:span text:style-name="T22">-і, </text:span><text:span text:style-name="T24">ім., ж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ихкий</text:span><text:span text:style-name="T23"> і </text:span><text:span text:style-name="T31">криця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І ти щербата доле </text:span><text:span text:style-name="T26">крихкокрице</text:span><text:span text:style-name="T24">,/ давно вже сонце перед нас зайшло,/ бо нашу путь пісками замело,/ хто ж нам воздасть за битий шлях, сторице. (П-2:292)</text:span></text:p>
          </table:table-cell>
          <table:covered-table-cell/>
        </table:table-row>
        <table:table-row>
          <table:covered-table-cell/>
          <table:table-cell table:style-name="Dictionary.B156" table:number-columns-spanned="4" office:value-type="string">
            <text:h text:style-name="P43" text:outline-level="2"><text:span text:style-name="T95">крихк</text:span><text:span text:style-name="T115">и</text:span><text:span text:style-name="T95">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 -е.</text:span></text:p>
            <text:p text:style-name="P23">1) Який легко кришиться, розсипається. || Який не відзначається міцністю; трухлявий (про дерево тощо). <text:span text:style-name="T118">Крихкий метал</text:span>.</text:p>
            <text:p text:style-name="P34"><text:span text:style-name="T69">2) </text:span><text:span text:style-name="T81">перен.</text:span><text:span text:style-name="T69"> Те саме, що </text:span><text:a xlink:type="simple" xlink:href="http://www.lingvo.ua/uk/Translate/uk-uk/крихкотілий"><text:span text:style-name="T85">крихкотілий</text:span></text:a><text:span text:style-name="T69">; тендітний.</text:span></text:p>
          </table:table-cell>
          <table:covered-table-cell/>
          <table:covered-table-cell/>
          <table:covered-table-cell/>
          <table:table-cell table:style-name="Dictionary.F156" table:number-columns-spanned="3" office:value-type="string">
            <text:h text:style-name="P43" text:outline-level="2"><text:span text:style-name="T95">кр</text:span><text:span text:style-name="T115">и</text:span><text:span text:style-name="T95">ця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і, </text:span><text:span text:style-name="T98">ж.</text:span></text:p>
            <text:p text:style-name="P34"><text:span text:style-name="T69">1) Те саме, що </text:span><text:a xlink:type="simple" xlink:href="http://www.lingvo.ua/uk/Translate/uk-uk/сталь"><text:span text:style-name="T85">сталь</text:span></text:a><text:span text:style-name="T69">. || Виріб із сталі.</text:span></text:p>
            <text:p text:style-name="P34"><text:span text:style-name="T69">3) </text:span><text:span text:style-name="T81">розм.</text:span><text:span text:style-name="T69">, </text:span><text:span text:style-name="T70">рідко</text:span><text:span text:style-name="T69">. Те саме, що </text:span><text:a xlink:type="simple" xlink:href="http://www.lingvo.ua/uk/Translate/uk-uk/кресало"><text:span text:style-name="T85">кресало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8</text:p>
          </table:table-cell>
          <table:table-cell table:style-name="Dictionary.B325" office:value-type="string">
            <text:p text:style-name="P4"><text:span text:style-name="T13">Марничити</text:span></text:p>
          </table:table-cell>
          <table:table-cell table:style-name="Dictionary.C325" table:number-columns-spanned="2" office:value-type="string">
            <text:p text:style-name="P1"><text:span text:style-name="T22">-чу, -чиш, дієсл., </text:span><text:span text:style-name="T24">недок., перех., інд.-авт., [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32">Похідне від </text:span><text:span text:style-name="T30">марний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І двері на замку,/ ні душечки – довкола,/ лиш зозулі – ку-ку! - / </text:span><text:span text:style-name="T26">марничать</text:span><text:span text:style-name="T24"> і спроквола. (П-2:19)</text:span><text:span text:style-name="T104">Світ</text:span><text:span text:style-name="T103"> (див. 65)</text:span></text:p>
          </table:table-cell>
          <table:covered-table-cell/>
        </table:table-row>
        <table:table-row>
          <table:covered-table-cell/>
          <table:table-cell table:style-name="Dictionary.B158" table:number-columns-spanned="7" office:value-type="string">
            <text:h text:style-name="P46" text:outline-level="2">марний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oft-page-break/><text:span text:style-name="T95">II </text:span><text:span text:style-name="T97">ма</text:span><text:span text:style-name="T101"></text:span><text:span text:style-name="T97">рни</text:span><text:span text:style-name="T101"></text:span><text:span text:style-name="T97">й</text:span></text:p>
            <text:p text:style-name="P23"><text:span text:style-name="T97">марна, марне, </text:span><text:span text:style-name="T98">розм.</text:span></text:p>
            <text:p text:style-name="P18"><text:span text:style-name="T63">Худий, мізерний, блідий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9</text:p>
          </table:table-cell>
          <table:table-cell table:style-name="Dictionary.B325" office:value-type="string">
            <text:p text:style-name="P4"><text:span text:style-name="T13">Межигóни</text:span></text:p>
          </table:table-cell>
          <table:table-cell table:style-name="Dictionary.C325" table:number-columns-spanned="2" office:value-type="string">
            <text:p text:style-name="P1"><text:span text:style-name="T22">-ів, </text:span><text:span text:style-name="T24">ім., мн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мéжи</text:span><text:span text:style-name="T23"> і </text:span><text:span text:style-name="T31">гін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Що б то нам/ посовгнути – ці </text:span><text:span text:style-name="T26">межигони</text:span><text:span text:style-name="T24"> часу,/ марудні </text:span><text:span text:style-name="T26">межигони</text:span><text:span text:style-name="T24"> живоття,/ коли змарнілі постаті снаги,/ ці бурі пристрастей попопелілих,/ раптово окошилися на нас./ І хочеться сягнути за крайчасу,/ за прапервні. (П-1:57)</text:span></text:p>
          </table:table-cell>
          <table:covered-table-cell/>
        </table:table-row>
        <table:table-row>
          <table:covered-table-cell/>
          <table:table-cell table:style-name="Dictionary.B160" table:number-columns-spanned="4" office:value-type="string">
            <text:h text:style-name="P46" text:outline-level="2">Між (ме<text:span text:style-name="T10"></text:span>жи)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межи, меж, </text:span><text:span text:style-name="T98">прийм.</text:span> <text:span text:style-name="T97">Уживається із </text:span><text:span text:style-name="T98">род.</text:span><text:span text:style-name="T97">, </text:span><text:span text:style-name="T98">знах.</text:span> <text:span text:style-name="T97">і </text:span><text:span text:style-name="T98">оруд.</text:span> <text:span text:style-name="T97">відмінками. Сполучення з між, межи, меж виражають: Просторові відношення:</text:span></text:p>
            <text:p text:style-name="P18"><text:span text:style-name="T63">1) </text:span><text:span text:style-name="T68">з </text:span><text:span text:style-name="T79">оруд.</text:span><text:span text:style-name="T63">, </text:span><text:span text:style-name="T68">рідше з </text:span><text:span text:style-name="T79">род. в.</text:span><text:span text:style-name="T63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0" table:number-columns-spanned="3" office:value-type="string">
            <text:p text:style-name="P3"><text:span text:style-name="T96">Гін</text:span> (див. 12)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0</text:p>
          </table:table-cell>
          <table:table-cell table:style-name="Dictionary.B325" office:value-type="string">
            <text:p text:style-name="P4"><text:span text:style-name="T13">Межисвíтній</text:span></text:p>
          </table:table-cell>
          <table:table-cell table:style-name="Dictionary.C325" table:number-columns-spanned="2" office:value-type="string">
            <text:p text:style-name="P1"><text:span text:style-name="T22">-я, -є, </text:span><text:span text:style-name="T25">прикм., </text:span><text:span text:style-name="T24">інд.-авт., [8], [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34">Похідне від </text:span><text:span text:style-name="T35">ме</text:span><text:span text:style-name="T36"></text:span><text:span text:style-name="T35">жи</text:span><text:span text:style-name="T37"> і </text:span><text:span text:style-name="T35">світ</text:span></text:p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162" table:number-columns-spanned="4" office:value-type="string">
            <text:h text:style-name="P46" text:outline-level="2">Ме<text:span text:style-name="T10"></text:span>жи <text:span text:style-name="T117">(див. 79)</text:span></text:h>
          </table:table-cell>
          <table:covered-table-cell/>
          <table:covered-table-cell/>
          <table:covered-table-cell/>
          <table:table-cell table:style-name="Dictionary.F162" table:number-columns-spanned="3" office:value-type="string">
            <text:p text:style-name="P17"><text:span text:style-name="T127">Світ</text:span> (див. 65)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1</text:p>
          </table:table-cell>
          <table:table-cell table:style-name="Dictionary.B325" office:value-type="string">
            <text:p text:style-name="P4"><text:span text:style-name="T13">Мертвокрилий</text:span></text:p>
          </table:table-cell>
          <table:table-cell table:style-name="Dictionary.C325" table:number-columns-spanned="2" office:value-type="string">
            <text:p text:style-name="P1"><text:span text:style-name="T22">-а, -е, </text:span><text:span text:style-name="T25">прикм., </text:span><text:span text:style-name="T24">інд.-авт., [15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мéртвий</text:span><text:span text:style-name="T23"> і </text:span><text:span text:style-name="T31">крилó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А </text:span><text:span text:style-name="T26">мертвокрилі</text:span><text:span text:style-name="T24"> стугонять стимфали,/ напевну провіщаючи біду,/ що ослонила біле опахало/ і по моєму нишпорить сліду. (П-2:110)</text:span></text:p>
          </table:table-cell>
          <table:covered-table-cell/>
        </table:table-row>
        <table:table-row>
          <table:covered-table-cell/>
          <table:table-cell table:style-name="Dictionary.B164" table:number-columns-spanned="4" office:value-type="string">
            <text:h text:style-name="P43" text:outline-level="2"><text:span text:style-name="T95">м</text:span><text:span text:style-name="T115">е</text:span><text:span text:style-name="T95">ртвий</text:span></text:h>
            <text:p text:style-name="P40"><text:soft-page-break/><text:a xlink:type="simple" xlink:href="http://www.lingvo.ua/uk/LingvoDictionaries/Details?dictionary=Explanatory%20(Uk-Uk)"><text:span text:style-name="T86">Explanatory (Uk-Uk)</text:span></text:a></text:p>
            <text:p text:style-name="P28">-а, -е.</text:p>
            <text:p text:style-name="P23">1) Такий, у якому припинилося життя; померлий; <text:span text:style-name="T98">прот.</text:span> живий. || <text:span text:style-name="T98">у знач.</text:span> <text:span text:style-name="T98">ім.</text:span> м<text:span text:style-name="T114">е</text:span>ртвий, -вого, <text:span text:style-name="T98">ч.</text:span>; м<text:span text:style-name="T114">е</text:span>ртва, -вої, <text:span text:style-name="T98">ж.</text:span> Мрець. || Про частини тіла мерця. || Засохлий, завмерлий, сухий (про рослинність). || <text:span text:style-name="T98">перен.</text:span>Надзвичайно схвильований, знесилений, стомлений (про людину).</text:p>
            <text:p text:style-name="P18"><text:span text:style-name="T63">3) </text:span><text:span text:style-name="T79">перен.</text:span><text:span text:style-name="T63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4" table:number-columns-spanned="3" office:value-type="string">
            <text:h text:style-name="P43" text:outline-level="2"><text:span text:style-name="T95">крил</text:span><text:span text:style-name="T115">о</text:span><text:soft-page-break/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 </text:span><text:span text:style-name="T98">с.</text:span></text:p>
            <text:p text:style-name="P23">1) Літальний орган птахів, комах та деяких ссавців (напр., кажанів).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2</text:p>
          </table:table-cell>
          <table:table-cell table:style-name="Dictionary.B325" office:value-type="string">
            <text:p text:style-name="P4"><text:span text:style-name="T13">Молодощáстя</text:span></text:p>
          </table:table-cell>
          <table:table-cell table:style-name="Dictionary.C325" table:number-columns-spanned="2" office:value-type="string">
            <text:p text:style-name="P1"><text:span text:style-name="T22">-я, </text:span><text:span text:style-name="T24">ім., с., інд.-авт., [8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молодий</text:span><text:span text:style-name="T23"> і </text:span><text:span text:style-name="T31">щáстя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и десь живеш на призабутім березі/ моїх змілілих пам’ятей. Блукаєш/ пустелею моїх </text:span><text:span text:style-name="T26">молодощасть</text:span><text:span text:style-name="T24">,/ як біла тінь суворої скорботи. (П-1:52)</text:span></text:p>
          </table:table-cell>
          <table:covered-table-cell/>
        </table:table-row>
        <table:table-row>
          <table:covered-table-cell/>
          <table:table-cell table:style-name="Dictionary.B166" table:number-columns-spanned="4" office:value-type="string">
            <text:p text:style-name="P4"><text:span text:style-name="T56">Молодий </text:span><text:span text:style-name="T61">(див. 22)</text:span></text:p>
          </table:table-cell>
          <table:covered-table-cell/>
          <table:covered-table-cell/>
          <table:covered-table-cell/>
          <table:table-cell table:style-name="Dictionary.F166" table:number-columns-spanned="3" office:value-type="string">
            <text:h text:style-name="P44" text:outline-level="2"><text:span text:style-name="T95">щ</text:span><text:span text:style-name="T115">а</text:span><text:span text:style-name="T95">стя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я, </text:span><text:span text:style-name="T98">с.</text:span></text:p>
            <text:p text:style-name="P18"><text:span text:style-name="T63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3</text:p>
          </table:table-cell>
          <table:table-cell table:style-name="Dictionary.B325" office:value-type="string">
            <text:p text:style-name="P4"><text:span text:style-name="T13">НÁдвищ</text:span></text:p>
          </table:table-cell>
          <table:table-cell table:style-name="Dictionary.C325" table:number-columns-spanned="2" office:value-type="string">
            <text:p text:style-name="P1"><text:span text:style-name="T22">-і, </text:span><text:span text:style-name="T24">ім., ж., інд.-авт., [4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над</text:span><text:span text:style-name="T23"> і </text:span><text:span text:style-name="T31">вищий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У небо, у </text:span><text:span text:style-name="T26">надвищ</text:span><text:span text:style-name="T24">, за хмари за чорні/ до сонця, Ікаре, спрямовуй свій лет! (П-1:98)</text:span></text:p>
          </table:table-cell>
          <table:covered-table-cell/>
        </table:table-row>
        <table:table-row>
          <table:covered-table-cell/>
          <table:table-cell table:style-name="Dictionary.B168" table:number-columns-spanned="4" office:value-type="string">
            <text:h text:style-name="P46" text:outline-level="2">над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8">рідко </text:span><text:span text:style-name="T97">наді, надо, </text:span><text:span text:style-name="T98">прийм.</text:span><text:span text:style-name="T97">, </text:span><text:span text:style-name="T98">з оруд.</text:span> <text:span text:style-name="T98">і знах. в.</text:span> <text:span text:style-name="T97">Сполучення з над виражають: Просторові відношення:</text:span></text:p>
            <text:p text:style-name="P23">1) <text:span text:style-name="T118">з </text:span><text:span text:style-name="T98">оруд. в.</text:span> Уживається для позначення <text:soft-page-break/>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23">2) <text:span text:style-name="T118">із </text:span><text:span text:style-name="T98">знах. в.</text:span> Уживається для позначення місця, куди спрямована дія. Об'єктні відношення:</text:p>
            <text:p text:style-name="P18"><text:span text:style-name="T63">5) </text:span><text:span text:style-name="T68">із </text:span><text:span text:style-name="T79">знах.</text:span><text:span text:style-name="T63">, </text:span><text:span text:style-name="T68">рідко з </text:span><text:span text:style-name="T79">оруд. в.</text:span><text:span text:style-name="T63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68">Над усе</text:span><text:span text:style-name="T63">.</text:span></text:p>
          </table:table-cell>
          <table:covered-table-cell/>
          <table:covered-table-cell/>
          <table:covered-table-cell/>
          <table:table-cell table:style-name="Dictionary.F168" table:number-columns-spanned="3" office:value-type="string">
            <text:h text:style-name="P43" text:outline-level="2"><text:span text:style-name="T95">в</text:span><text:span text:style-name="T115">и</text:span><text:span text:style-name="T95">щий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8">-а, -е.</text:p>
            <text:p text:style-name="P34"><text:span text:style-name="T69">1) Вищ. ст. до </text:span><text:a xlink:type="simple" xlink:href="http://www.lingvo.ua/uk/Translate/uk-uk/високий"><text:span text:style-name="T85">високий</text:span></text:a><text:span text:style-name="T69">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4</text:p>
          </table:table-cell>
          <table:table-cell table:style-name="Dictionary.B325" office:value-type="string">
            <text:p text:style-name="P4"><text:span text:style-name="T13">Наднéбо</text:span></text:p>
          </table:table-cell>
          <table:table-cell table:style-name="Dictionary.C325" table:number-columns-spanned="2" office:value-type="string">
            <text:p text:style-name="P1"><text:span text:style-name="T22">-а, </text:span><text:span text:style-name="T24">ім., с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над</text:span><text:span text:style-name="T23"> і </text:span><text:span text:style-name="T31">нéбо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Були мої моління всує - / Бог не почув і не простив,/ і вже її душа прямує/ в </text:span><text:span text:style-name="T26">наднеба</text:span><text:span text:style-name="T24"> синь. (П-2:114)</text:span></text:p>
          </table:table-cell>
          <table:covered-table-cell/>
        </table:table-row>
        <table:table-row>
          <table:covered-table-cell/>
          <table:table-cell table:style-name="Dictionary.B170" table:number-columns-spanned="4" office:value-type="string">
            <text:p text:style-name="P4"><text:span text:style-name="T56">Над </text:span><text:span text:style-name="T61">(див. 83)</text:span></text:p>
          </table:table-cell>
          <table:covered-table-cell/>
          <table:covered-table-cell/>
          <table:covered-table-cell/>
          <table:table-cell table:style-name="Dictionary.F170" table:number-columns-spanned="3" office:value-type="string">
            <text:h text:style-name="P47" text:outline-level="2">небо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 </text:span><text:span text:style-name="T97">н`ебо</text:span></text:p>
            <text:p text:style-name="P23"><text:span text:style-name="T97">-а, </text:span><text:span text:style-name="T98">с.</text:span></text:p>
            <text:p text:style-name="P23">1) Видимий над поверхнею землі повітряний простір у формі шатра.</text:p>
            <text:p text:style-name="P18"><text:span text:style-name="T63">2) За релігійними уявленнями – місцеперебування Бога, ангелів, святих; потойбічний світ, рай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5</text:p>
          </table:table-cell>
          <table:table-cell table:style-name="Dictionary.B325" office:value-type="string">
            <text:p text:style-name="P4"><text:span text:style-name="T13">НадÓкруж</text:span></text:p>
          </table:table-cell>
          <table:table-cell table:style-name="Dictionary.C325" table:number-columns-spanned="2" office:value-type="string">
            <text:p text:style-name="P1"><text:span text:style-name="T24">незм., присл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34">Похідне від </text:span><text:span text:style-name="T35">о</text:span><text:span text:style-name="T36"></text:span><text:span text:style-name="T35">круга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А </text:span><text:span text:style-name="T26">надокруж</text:span><text:span text:style-name="T24"> – майстри заплічні/ стежок – ганебних і величних. (П-2:165)</text:span></text:p>
          </table:table-cell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4"><text:span text:style-name="T56">Над </text:span><text:span text:style-name="T61">(див. 83)</text:span></text:p>
          </table:table-cell>
          <table:covered-table-cell/>
          <table:covered-table-cell/>
          <table:covered-table-cell/>
          <table:table-cell table:style-name="Dictionary.F172" table:number-columns-spanned="3" office:value-type="string">
            <text:h text:style-name="P44" text:outline-level="2"><text:span text:style-name="T95">окр</text:span><text:span text:style-name="T115">у</text:span><text:span text:style-name="T95">га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и, </text:span><text:span text:style-name="T98">ж.</text:span></text:p>
            <text:p text:style-name="P18"><text:span text:style-name="T63">1) Навколишня місцевість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6</text:p>
          </table:table-cell>
          <table:table-cell table:style-name="Dictionary.B325" office:value-type="string">
            <text:p text:style-name="P4"><text:span text:style-name="T13">Надторóси</text:span></text:p>
          </table:table-cell>
          <table:table-cell table:style-name="Dictionary.C325" table:number-columns-spanned="2" office:value-type="string">
            <text:p text:style-name="P1"><text:span text:style-name="T22">-ів, </text:span><text:span text:style-name="T24">ім., </text:span><text:soft-page-break/><text:span text:style-name="T24">мн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2">Похідне від </text:span><text:soft-page-break/><text:span text:style-name="T30">над</text:span><text:span text:style-name="T22"> і </text:span><text:span text:style-name="T29">торóс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…оце світіння полохких світань/ </text:span><text:soft-page-break/><text:span text:style-name="T24">світів жертовних, що мене запалює/ всенепогасним і ламким, як крига,/ огнем співучих </text:span><text:span text:style-name="T26">надторосів</text:span><text:span text:style-name="T24"> – криг. (П-1:80)</text:span></text:p>
          </table:table-cell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4"><text:span text:style-name="T56">Над </text:span><text:span text:style-name="T61">(див. 83)</text:span></text:p>
          </table:table-cell>
          <table:covered-table-cell/>
          <table:covered-table-cell/>
          <table:covered-table-cell/>
          <table:table-cell table:style-name="Dictionary.F174" table:number-columns-spanned="3" office:value-type="string">
            <text:h text:style-name="P44" text:outline-level="2"><text:span text:style-name="T95">тор</text:span><text:span text:style-name="T115">о</text:span><text:span text:style-name="T95">с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, </text:span><text:span text:style-name="T98">ч.</text:span></text:p>
            <text:p text:style-name="P18"><text:span text:style-name="T63">Нагромадження уламків криги на замерзлих морях і річках, що утворюється внаслідок стискання льоду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7</text:p>
          </table:table-cell>
          <table:table-cell table:style-name="Dictionary.B325" office:value-type="string">
            <text:p text:style-name="P4"><text:span text:style-name="T13">Нáкрик</text:span></text:p>
          </table:table-cell>
          <table:table-cell table:style-name="Dictionary.C325" table:number-columns-spanned="2" office:value-type="string">
            <text:p text:style-name="P1"><text:span text:style-name="T22">-у, </text:span><text:span text:style-name="T24">ім., ч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крик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Отой прощальний змах тонкоголосий/ тремтливої руки, той голий </text:span><text:span text:style-name="T26">накрик</text:span><text:span text:style-name="T24"> - / пункти рами – щербати й яр, той пагорб - / яким зигзагом путь тобі значив? (П-1:124)</text:span></text:p>
          </table:table-cell>
          <table:covered-table-cell/>
        </table:table-row>
        <table:table-row>
          <table:covered-table-cell/>
          <table:table-cell table:style-name="Dictionary.B176" table:number-columns-spanned="7" office:value-type="string">
            <text:p text:style-name="P4"><text:span text:style-name="T56">Крик </text:span><text:span text:style-name="T61">(див. 7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8</text:p>
          </table:table-cell>
          <table:table-cell table:style-name="Dictionary.B325" office:value-type="string">
            <text:p text:style-name="P4"><text:span text:style-name="T13">Нáмерзи</text:span></text:p>
          </table:table-cell>
          <table:table-cell table:style-name="Dictionary.C325" table:number-columns-spanned="2" office:value-type="string">
            <text:p text:style-name="P1"><text:span text:style-name="T22">-ів, </text:span><text:span text:style-name="T24">ім., мн., інд.-авт., [1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намерза</text:span><text:span text:style-name="T36"></text:span><text:span text:style-name="T31">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О скрипки тьмавий гуд – мов скапує живиця,/ зникають </text:span><text:span text:style-name="T26">намерзи</text:span><text:span text:style-name="T24"> і вже хмеліє гін/ дзвінкого дерева… (П-2:155)</text:span></text:p>
          </table:table-cell>
          <table:covered-table-cell/>
        </table:table-row>
        <table:table-row>
          <table:covered-table-cell/>
          <table:table-cell table:style-name="Dictionary.B178" table:number-columns-spanned="7" office:value-type="string">
            <text:h text:style-name="P43" text:outline-level="2"><text:span text:style-name="T95">намерз</text:span><text:span text:style-name="T115">а</text:span><text:span text:style-name="T95">ти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є, </text:span><text:span text:style-name="T98">недок.</text:span><text:span text:style-name="T97">, намерзнути </text:span><text:span text:style-name="T98">і </text:span><text:span text:style-name="T97">намерзти, -зне; </text:span><text:span text:style-name="T98">мин. ч.</text:span> <text:span text:style-name="T97">намерз, -ла, -ло; </text:span><text:span text:style-name="T98">док.</text:span></text:p>
            <text:p text:style-name="P18"><text:span text:style-name="T63">1) Замерзаючи, вкривати поверхню чого-небудь або нагромаджуватися на чому-небудь (про лід, сніг і т. ін.). || Покриватися льодо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9</text:p>
          </table:table-cell>
          <table:table-cell table:style-name="Dictionary.B325" office:value-type="string">
            <text:p text:style-name="P4"><text:span text:style-name="T13">Напівбажáння</text:span></text:p>
          </table:table-cell>
          <table:table-cell table:style-name="Dictionary.C325" table:number-columns-spanned="2" office:value-type="string">
            <text:p text:style-name="P1"><text:span text:style-name="T22">-я, </text:span><text:span text:style-name="T24">ім., с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напíв</text:span><text:span text:style-name="T23"> і </text:span><text:span text:style-name="T31">бажáння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Напівступою,/ як над собою винесений крок/ задумався і скляк. </text:span><text:span text:style-name="T26">Напівбажання</text:span><text:span text:style-name="T24">,/ на півваганні втяте. (П-1:57)</text:span></text:p>
          </table:table-cell>
          <table:covered-table-cell/>
        </table:table-row>
        <table:table-row>
          <table:covered-table-cell/>
          <table:table-cell table:style-name="Dictionary.B180" table:number-columns-spanned="4" office:value-type="string">
            <text:h text:style-name="P43" text:outline-level="2"><text:span text:style-name="T95">Наполов</text:span><text:span text:style-name="T115">и</text:span><text:span text:style-name="T95">ну (напі</text:span><text:span text:style-name="T125"></text:span><text:span text:style-name="T95">в)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30">присл.</text:p>
            <text:p text:style-name="P23">1) У розмірі чи обсязі, що охоплює половину кого-, чого-небудь.</text:p>
            <text:p text:style-name="P23">2) Пополам з чим-небудь; з домішкою, з ознакою, з елементами чогось.</text:p>
            <text:p text:style-name="P18"><text:span text:style-name="T63">3) Частково, не зовсім, не повністю або значною мірою.</text:span></text:p>
          </table:table-cell>
          <table:covered-table-cell/>
          <table:covered-table-cell/>
          <table:covered-table-cell/>
          <table:table-cell table:style-name="Dictionary.F180" table:number-columns-spanned="3" office:value-type="string">
            <text:h text:style-name="P43" text:outline-level="2"><text:span text:style-name="T95">баж</text:span><text:span text:style-name="T115">а</text:span><text:span text:style-name="T95">ння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я, </text:span><text:span text:style-name="T98">с.</text:span></text:p>
            <text:p text:style-name="P23">1) Прагнення, потяг до здійснення чого-небудь; хотіння.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0</text:p>
          </table:table-cell>
          <table:table-cell table:style-name="Dictionary.B325" office:value-type="string">
            <text:p text:style-name="P4"><text:span text:style-name="T21">Напівступá</text:span></text:p>
          </table:table-cell>
          <table:table-cell table:style-name="Dictionary.C325" table:number-columns-spanned="2" office:value-type="string">
            <text:p text:style-name="P1"><text:span text:style-name="T43">-и</text:span><text:span text:style-name="T41"></text:span><text:span text:style-name="T43">, </text:span><text:span text:style-name="T24">ім., </text:span><text:span text:style-name="T42">ж., інд.-авт., [</text:span><text:span text:style-name="T25">2</text:span><text:span text:style-name="T42">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44">Похідне від </text:span><text:span text:style-name="T31">напíв</text:span><text:span text:style-name="T44"> і </text:span><text:span text:style-name="T45">ступа</text:span><text:span text:style-name="T36">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6">Напівступою</text:span><text:span text:style-name="T24">,/ як над собою винесений крок/ задумався і скляк. Напівбажання,/ на півваганні втяте. (П-1:57)</text:span></text:p>
          </table:table-cell>
          <table:covered-table-cell/>
        </table:table-row>
        <table:table-row>
          <table:covered-table-cell/>
          <table:table-cell table:style-name="Dictionary.B182" table:number-columns-spanned="4" office:value-type="string">
            <text:h text:style-name="P43" text:outline-level="2"><text:span text:style-name="T95">Напі</text:span><text:span text:style-name="T125"></text:span><text:span text:style-name="T95">в </text:span><text:span text:style-name="T128">(див. 89)</text:span></text:h>
          </table:table-cell>
          <table:covered-table-cell/>
          <table:covered-table-cell/>
          <table:covered-table-cell/>
          <table:table-cell table:style-name="Dictionary.F182" table:number-columns-spanned="3" office:value-type="string">
            <text:h text:style-name="P46" text:outline-level="2">ступа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5">II </text:span><text:span text:style-name="T97">ступ`а</text:span></text:p>
            <text:p text:style-name="P23"><text:span text:style-name="T97">-и, </text:span><text:span text:style-name="T98">ж.</text:span><text:span text:style-name="T97">, </text:span><text:span text:style-name="T98">перев.</text:span> <text:span text:style-name="T98">з означ.</text:span></text:p>
            <text:p text:style-name="P23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1</text:p>
          </table:table-cell>
          <table:table-cell table:style-name="Dictionary.B325" office:value-type="string">
            <text:p text:style-name="P4"><text:span text:style-name="T13">Нáхлюпи</text:span></text:p>
          </table:table-cell>
          <table:table-cell table:style-name="Dictionary.C325" table:number-columns-spanned="2" office:value-type="string">
            <text:p text:style-name="P1"><text:span text:style-name="T22">-ів, </text:span><text:span text:style-name="T24">ім., мн., інд.-авт., [2], [1а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хлюпа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Покірні вітру, </text:span><text:span text:style-name="T26">нахлюпи</text:span><text:span text:style-name="T24"> щедрот/ з убогого жебрацького бенкету,/ відвирувавши, котяться у Лету,/ в таночок взявши кревних і заброд.(П-1:101)</text:span></text:p>
          </table:table-cell>
          <table:covered-table-cell/>
        </table:table-row>
        <table:table-row>
          <table:covered-table-cell/>
          <table:table-cell table:style-name="Dictionary.B184" table:number-columns-spanned="7" office:value-type="string">
            <text:h text:style-name="P43" text:outline-level="2"><text:span text:style-name="T95">хл</text:span><text:span text:style-name="T115">ю</text:span><text:span text:style-name="T95">пати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аю, -аєш, </text:span><text:span text:style-name="T98">недок.</text:span></text:p>
            <text:p text:style-name="P23">1) <text:span text:style-name="T98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18"><text:span text:style-name="T63">2) </text:span><text:span text:style-name="T79">перех.</text:span><text:span text:style-name="T63"> </text:span><text:span text:style-name="T68">і </text:span><text:span text:style-name="T79">неперех.</text:span><text:span text:style-name="T63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oft-page-break/><text:span text:style-name="T63">хлипання.</text:span><text:span text:style-name="T68">Хлюпати носом</text:span><text:span text:style-name="T6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2</text:p>
          </table:table-cell>
          <table:table-cell table:style-name="Dictionary.B325" office:value-type="string">
            <text:p text:style-name="P4"><text:span text:style-name="T13">Обакрáй</text:span></text:p>
          </table:table-cell>
          <table:table-cell table:style-name="Dictionary.C325" table:number-columns-spanned="2" office:value-type="string">
            <text:p text:style-name="P1"><text:span text:style-name="T22">-ю, </text:span><text:span text:style-name="T24">ім., ч., інд.-авт., [1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óба</text:span><text:span text:style-name="T23"> і </text:span><text:span text:style-name="T31">край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З ціложиттєвого ждання/ Ти смерть на кілька літ відтрутив,/ аби почути пахощ рути/ і в неї впасти навмання - / з усіх розлук – на </text:span><text:span text:style-name="T26">обакрай</text:span><text:span text:style-name="T24">/ Вітчизни – і яви, і мрії. (П-2:19)</text:span></text:p>
          </table:table-cell>
          <table:covered-table-cell/>
        </table:table-row>
        <table:table-row>
          <table:covered-table-cell/>
          <table:table-cell table:style-name="Dictionary.B186" table:number-columns-spanned="4" office:value-type="string">
            <text:h text:style-name="P43" text:outline-level="2"><text:span text:style-name="T95">Об</text:span><text:span text:style-name="T115">и</text:span><text:span text:style-name="T95">два (</text:span><text:span text:style-name="T123">óба</text:span><text:span text:style-name="T95">)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обох, </text:span><text:span text:style-name="T98">ч.</text:span> <text:span text:style-name="T98">і с.</text:span><text:span text:style-name="T97">, обидві, обох, </text:span><text:span text:style-name="T98">ж.</text:span><text:span text:style-name="T97">, </text:span><text:span text:style-name="T98">числ.</text:span><text:span text:style-name="T97">, </text:span><text:span text:style-name="T98">збірн.</text:span></text:p>
            <text:p text:style-name="P18"><text:span text:style-name="T63">Означає кожний із двох названих або відомих предметів; один і другий; і той, і другий. </text:span><text:span text:style-name="T68">В обидва кінці</text:span><text:span text:style-name="T63">.</text:span></text:p>
          </table:table-cell>
          <table:covered-table-cell/>
          <table:covered-table-cell/>
          <table:covered-table-cell/>
          <table:table-cell table:style-name="Dictionary.F186" table:number-columns-spanned="3" office:value-type="string">
            <text:p text:style-name="P4"><text:span text:style-name="T56">Край </text:span><text:span text:style-name="T61">(див. 71)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3</text:p>
          </table:table-cell>
          <table:table-cell table:style-name="Dictionary.B325" office:value-type="string">
            <text:p text:style-name="P4"><text:span text:style-name="T13">Обоюдожáлий</text:span></text:p>
          </table:table-cell>
          <table:table-cell table:style-name="Dictionary.C325" table:number-columns-spanned="2" office:value-type="string">
            <text:p text:style-name="P1"><text:span text:style-name="T22">-а, -е, </text:span><text:span text:style-name="T25">прикм., </text:span><text:span text:style-name="T24">інд.-авт., </text:span><text:span text:style-name="T38">[1б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39">Похідне від </text:span><text:span text:style-name="T40">обою</text:span><text:span text:style-name="T36"></text:span><text:span text:style-name="T40">до</text:span><text:span text:style-name="T39"> і </text:span><text:span text:style-name="T40">жалі</text:span><text:span text:style-name="T36"></text:span><text:span text:style-name="T40">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а мури, мов із мертвих всталі,/ похмуро мовили: чекай,/ ще обрадіє із печалі/ твій </text:span><text:span text:style-name="T26">обоюдожалий</text:span><text:span text:style-name="T24"> край. (П-1:36)</text:span></text:p>
          </table:table-cell>
          <table:covered-table-cell/>
        </table:table-row>
        <table:table-row>
          <table:covered-table-cell/>
          <table:table-cell table:style-name="Dictionary.B188" table:number-columns-spanned="4" office:value-type="string">
            <text:p text:style-name="P4"><text:span text:style-name="T112">Обою</text:span><text:span text:style-name="T59"></text:span><text:span text:style-name="T112">до </text:span><text:span text:style-name="T113">(не подано у словнику)</text:span></text:p>
          </table:table-cell>
          <table:covered-table-cell/>
          <table:covered-table-cell/>
          <table:covered-table-cell/>
          <table:table-cell table:style-name="Dictionary.F188" table:number-columns-spanned="3" office:value-type="string">
            <text:h text:style-name="P43" text:outline-level="2"><text:span text:style-name="T95">жал</text:span><text:span text:style-name="T115">і</text:span><text:span text:style-name="T95">ти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ію, -ієш, </text:span><text:span text:style-name="T98">недок.</text:span></text:p>
            <text:p text:style-name="P23">1) <text:span text:style-name="T98">перех.</text:span> <text:span text:style-name="T118">і без додатка</text:span>. Відчувати жалість, співчуття до кого-небудь.</text:p>
            <text:p text:style-name="P23">2) <text:span text:style-name="T98">неперех.</text:span> Нарікати на що-небудь, уболівати за чимось, за щось; шкодувати, жалкувати.</text:p>
            <text:p text:style-name="P18"><text:span text:style-name="T63">3) </text:span><text:span text:style-name="T79">перех.</text:span><text:span text:style-name="T63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4</text:p>
          </table:table-cell>
          <table:table-cell table:style-name="Dictionary.B325" office:value-type="string">
            <text:p text:style-name="P4"><text:span text:style-name="T13">ОвÓгнений</text:span></text:p>
          </table:table-cell>
          <table:table-cell table:style-name="Dictionary.C325" table:number-columns-spanned="2" office:value-type="string">
            <text:p text:style-name="P1"><text:span text:style-name="T22">-а, -е, </text:span><text:span text:style-name="T24">інд.-авт., [4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Дієпр. Від неіснуючого дієслова </text:span><text:span text:style-name="T31">овогни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а за тобою небо запалало,/ </text:span><text:span text:style-name="T26">овогнене</text:span><text:span text:style-name="T24"> грозою стожалів. (П-2:68)</text:span></text:p>
          </table:table-cell>
          <table:covered-table-cell/>
        </table:table-row>
        <table:table-row>
          <table:covered-table-cell/>
          <table:table-cell table:style-name="Dictionary.B190" table:number-columns-spanned="7" office:value-type="string">
            <text:p text:style-name="P4"><text:span text:style-name="T56">Овогнити </text:span><text:span text:style-name="T61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5</text:p>
          </table:table-cell>
          <table:table-cell table:style-name="Dictionary.B325" office:value-type="string">
            <text:p text:style-name="P4"><text:span text:style-name="T13">Огрáння</text:span></text:p>
          </table:table-cell>
          <table:table-cell table:style-name="Dictionary.C325" table:number-columns-spanned="2" office:value-type="string">
            <text:p text:style-name="P1"><text:span text:style-name="T24">ім., с., </text:span><text:soft-page-break/><text:span text:style-name="T24">інд.-авт., [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34">Похідне від </text:span><text:soft-page-break/><text:span text:style-name="T30">огрáнювати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У зашморзі бід/ аж зайшовся кривий </text:span><text:soft-page-break/><text:span text:style-name="T24">од волання борлак,/ аж </text:span><text:span text:style-name="T26">огранням</text:span><text:span text:style-name="T24"> дзеркал заросилася кров! (П-1:33)</text:span></text:p>
          </table:table-cell>
          <table:covered-table-cell/>
        </table:table-row>
        <table:table-row>
          <table:covered-table-cell/>
          <table:table-cell table:style-name="Dictionary.B192" table:number-columns-spanned="7" office:value-type="string">
            <text:h text:style-name="P43" text:outline-level="2"><text:span text:style-name="T95">Огран</text:span><text:span text:style-name="T115">о</text:span><text:span text:style-name="T95">вувати (</text:span><text:span text:style-name="T124">огрáнювати</text:span><text:span text:style-name="T95">)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ю, -уєш, </text:span><text:span text:style-name="T98">недок.</text:span><text:span text:style-name="T97">, огранувати, -ую, -уєш, </text:span><text:span text:style-name="T98">док.</text:span><text:span text:style-name="T97">, </text:span><text:span text:style-name="T98">перех.</text:span><text:span text:style-name="T97">, </text:span><text:span text:style-name="T98">спец.</text:span></text:p>
            <text:p text:style-name="P23">Шліфуючи поверхню чого-небудь, робити на ній грані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6</text:p>
          </table:table-cell>
          <table:table-cell table:style-name="Dictionary.B325" office:value-type="string">
            <text:p text:style-name="P4"><text:span text:style-name="T13">Озлíння</text:span></text:p>
          </table:table-cell>
          <table:table-cell table:style-name="Dictionary.C325" table:number-columns-spanned="2" office:value-type="string">
            <text:p text:style-name="P1"><text:span text:style-name="T22">-я, </text:span><text:span text:style-name="T24">ім., ж., інд.-авт., [1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4">Похідне від </text:span><text:span text:style-name="T27">озл</text:span><text:span text:style-name="T28">и</text:span><text:span text:style-name="T27">тися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А шал який! Яке </text:span><text:span text:style-name="T26">озління</text:span><text:span text:style-name="T24">!/ О білий світе-блекота. (П-1:132)</text:span></text:p>
          </table:table-cell>
          <table:covered-table-cell/>
        </table:table-row>
        <table:table-row>
          <table:covered-table-cell/>
          <table:table-cell table:style-name="Dictionary.B194" table:number-columns-spanned="7" office:value-type="string">
            <text:h text:style-name="P43" text:outline-level="2"><text:span text:style-name="T95">озл</text:span><text:span text:style-name="T115">и</text:span><text:span text:style-name="T95">тися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люся, -лишся, </text:span><text:span text:style-name="T98">док.</text:span></text:p>
            <text:p text:style-name="P18"><text:span text:style-name="T63">Стати розлюченим, роздратованим; розізлитися, розгніватися. || Стати злим, злостиви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7</text:p>
          </table:table-cell>
          <table:table-cell table:style-name="Dictionary.B325" office:value-type="string">
            <text:p text:style-name="P4"><text:span text:style-name="T13">Ошрóття</text:span></text:p>
          </table:table-cell>
          <table:table-cell table:style-name="Dictionary.C325" table:number-columns-spanned="2" office:value-type="string">
            <text:p text:style-name="P1"><text:span text:style-name="T22">-я, </text:span><text:span text:style-name="T24">ім., збірн., інд.-авт., [4]</text:span></text:p>
          </table:table-cell>
          <table:covered-table-cell/>
          <table:table-cell table:style-name="Dictionary.E325" table:number-columns-spanned="2" office:value-type="string">
            <text:p text:style-name="P10">Похідне від <text:span text:style-name="T96">шріт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І тінь біжить – поверхи давніх днів./ І заволока – на </text:span><text:span text:style-name="T26">ошроття</text:span><text:span text:style-name="T24"> часу. (П-1:137)</text:span></text:p>
          </table:table-cell>
          <table:covered-table-cell/>
        </table:table-row>
        <table:table-row>
          <table:covered-table-cell/>
          <table:table-cell table:style-name="Dictionary.B196" table:number-columns-spanned="7" office:value-type="string">
            <text:h text:style-name="P50" text:outline-level="2">шріт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шроту, </text:span><text:span text:style-name="T98">ч.</text:span></text:p>
            <text:p text:style-name="P18"><text:span text:style-name="T63">1) Дрібні свинцеві кульки для стрільби з мисливської рушниці; дрі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8</text:p>
          </table:table-cell>
          <table:table-cell table:style-name="Dictionary.B325" office:value-type="string">
            <text:p text:style-name="P4"><text:span text:style-name="T13">Пáверх</text:span></text:p>
          </table:table-cell>
          <table:table-cell table:style-name="Dictionary.C325" table:number-columns-spanned="2" office:value-type="string">
            <text:p text:style-name="P1"><text:span text:style-name="T22">-у, </text:span><text:span text:style-name="T24">ім., ч., інд.-авт., </text:span><text:soft-page-break/><text:span text:style-name="T24">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па</text:span><text:span text:style-name="T23">... (“подібний”) і </text:span><text:span text:style-name="T31">верх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ут </text:span><text:span text:style-name="T26">паверх</text:span><text:span text:style-name="T24">, паниз, пажиття і паскін,/ переступай лискуче лезо меж,/ і рідні лиця за порожні маски/ тобі здадуться з понадгірних веж. </text:span><text:soft-page-break/><text:span text:style-name="T24">(П-1:167)</text:span></text:p>
          </table:table-cell>
          <table:covered-table-cell/>
        </table:table-row>
        <table:table-row>
          <table:covered-table-cell/>
          <table:table-cell table:style-name="Dictionary.B198" table:number-columns-spanned="4" office:value-type="string">
            <text:p text:style-name="P9"><text:span text:style-name="T75">Па</text:span><text:span text:style-name="T76">... </text:span><text:span text:style-name="T77">(не подано у словнику)</text:span></text:p>
          </table:table-cell>
          <table:covered-table-cell/>
          <table:covered-table-cell/>
          <table:covered-table-cell/>
          <table:table-cell table:style-name="Dictionary.F198" table:number-columns-spanned="3" office:value-type="string">
            <text:h text:style-name="P46" text:outline-level="2">верх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, </text:span><text:span text:style-name="T98">ч.</text:span></text:p>
            <text:p text:style-name="P25"><text:span text:style-name="T116">1) Верхня, найвища частина чого-небудь; вершина. || Поверхня землі, якої-небудь рідини і т. ін.</text:span></text:p>
          </table:table-cell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9</text:p>
          </table:table-cell>
          <table:table-cell table:style-name="Dictionary.B325" office:value-type="string">
            <text:p text:style-name="P4"><text:span text:style-name="T13">Пажиття</text:span></text:p>
          </table:table-cell>
          <table:table-cell table:style-name="Dictionary.C325" table:number-columns-spanned="2" office:value-type="string">
            <text:p text:style-name="P1"><text:span text:style-name="T22">-я, </text:span><text:span text:style-name="T24">ім., с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па</text:span><text:span text:style-name="T23">... (“подібний”) і </text:span><text:span text:style-name="T31">життя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ут паверх, паниз, </text:span><text:span text:style-name="T26">пажиття</text:span><text:span text:style-name="T24">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</table:table-row>
        <table:table-row>
          <table:covered-table-cell/>
          <table:table-cell table:style-name="Dictionary.B200" table:number-columns-spanned="7" office:value-type="string">
            <text:p text:style-name="P4"><text:span text:style-name="T56">Життя </text:span><text:span text:style-name="T61">(див. 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0</text:p>
          </table:table-cell>
          <table:table-cell table:style-name="Dictionary.B325" office:value-type="string">
            <text:p text:style-name="P4"><text:span text:style-name="T13">Пáниз</text:span></text:p>
          </table:table-cell>
          <table:table-cell table:style-name="Dictionary.C325" table:number-columns-spanned="2" office:value-type="string">
            <text:p text:style-name="P1"><text:span text:style-name="T22">-у, </text:span><text:span text:style-name="T24">ім., ч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па</text:span><text:span text:style-name="T23">... (“подібний”) і </text:span><text:span text:style-name="T31">низ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ут паверх, </text:span><text:span text:style-name="T26">паниз</text:span><text:span text:style-name="T24">, пажиття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</table:table-row>
        <table:table-row>
          <table:covered-table-cell/>
          <table:table-cell table:style-name="Dictionary.B202" table:number-columns-spanned="7" office:value-type="string">
            <text:h text:style-name="P46" text:outline-level="2">низ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у, </text:span><text:span text:style-name="T98">ч.</text:span></text:p>
            <text:p text:style-name="P34"><text:span text:style-name="T69">1) Нижня частина предмета. || </text:span><text:span text:style-name="T70">рідко</text:span><text:span text:style-name="T69">. Те саме, що </text:span><text:a xlink:type="simple" xlink:href="http://www.lingvo.ua/uk/Translate/uk-uk/виворіт"><text:span text:style-name="T85">виворіт</text:span></text:a><text:span text:style-name="T6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1</text:p>
          </table:table-cell>
          <table:table-cell table:style-name="Dictionary.B325" office:value-type="string">
            <text:p text:style-name="P4"><text:span text:style-name="T13">Парура</text:span></text:p>
          </table:table-cell>
          <table:table-cell table:style-name="Dictionary.C325" table:number-columns-spanned="2" office:value-type="string">
            <text:p text:style-name="P1"><text:span text:style-name="T22">-и, </text:span><text:span text:style-name="T24">ім., ж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pan text:style-name="T31">па</text:span><text:span text:style-name="T23">... (“подібний”) і </text:span><text:span text:style-name="T31">рýра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е безмежжя сил,/ розбурханих од молодого болю,/ ті </text:span><text:span text:style-name="T26">парури</text:span><text:span text:style-name="T24"> зусиль… (П-1:57)</text:span></text:p>
          </table:table-cell>
          <table:covered-table-cell/>
        </table:table-row>
        <table:table-row>
          <table:covered-table-cell/>
          <table:table-cell table:style-name="Dictionary.B204" table:number-columns-spanned="7" office:value-type="string">
            <text:h text:style-name="P43" text:outline-level="2"><text:span text:style-name="T95">р</text:span><text:span text:style-name="T115">у</text:span><text:span text:style-name="T95">ра</text:span>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-и, </text:span><text:span text:style-name="T98">ж.</text:span></text:p>
            <text:p text:style-name="P34"><text:span text:style-name="T69">1) </text:span><text:span text:style-name="T81">зах.</text:span><text:span text:style-name="T69"> Те саме, що </text:span><text:a xlink:type="simple" xlink:href="http://www.lingvo.ua/uk/Translate/uk-uk/труба">труба</text:a><text:span text:style-name="T85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2</text:p>
          </table:table-cell>
          <table:table-cell table:style-name="Dictionary.B325" office:value-type="string">
            <text:p text:style-name="P4"><text:span text:style-name="T13">Пáскін</text:span></text:p>
          </table:table-cell>
          <table:table-cell table:style-name="Dictionary.C325" table:number-columns-spanned="2" office:value-type="string">
            <text:p text:style-name="P1"><text:span text:style-name="T22">пáскон</text:span><text:soft-page-break/><text:span text:style-name="T22">у, </text:span><text:span text:style-name="T24">ім., ч., інд.-авт., [2]</text:span></text:p>
          </table:table-cell>
          <table:covered-table-cell/>
          <table:table-cell table:style-name="Dictionary.E325" table:number-columns-spanned="2" office:value-type="string">
            <text:p text:style-name="P1"><text:span text:style-name="T23">Похідне від </text:span><text:soft-page-break/><text:span text:style-name="T31">па</text:span><text:span text:style-name="T23">... (“подібний”) і </text:span><text:span text:style-name="T31">скін</text:span></text:p>
          </table:table-cell>
          <table:covered-table-cell/>
          <table:table-cell table:style-name="Dictionary.G325" table:number-columns-spanned="2" office:value-type="string">
            <text:p text:style-name="P1"><text:span text:style-name="T24">Тут паверх, паниз, пажиття і </text:span><text:soft-page-break/><text:span text:style-name="T26">паскін</text:span><text:span text:style-name="T24">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</table:table-row>
        <table:table-row>
          <table:covered-table-cell/>
          <table:table-cell table:style-name="Dictionary.B206" table:number-columns-spanned="7" office:value-type="string">
            <text:h text:style-name="P46" text:outline-level="2">скін</text:h>
            <text:p text:style-name="P40"><text:a xlink:type="simple" xlink:href="http://www.lingvo.ua/uk/LingvoDictionaries/Details?dictionary=Explanatory%20(Uk-Uk)"><text:span text:style-name="T86">Explanatory (Uk-Uk)</text:span></text:a></text:p>
            <text:p text:style-name="P23"><text:span text:style-name="T97">скону, </text:span><text:span text:style-name="T98">ч.</text:span><text:span text:style-name="T97">, </text:span><text:span text:style-name="T98">уроч.</text:span></text:p>
            <text:p text:style-name="P34"><text:span text:style-name="T69">Те саме, що </text:span><text:a xlink:type="simple" xlink:href="http://www.lingvo.ua/uk/Translate/uk-uk/смерть"><text:span text:style-name="T85">смерть</text:span></text:a><text:span text:style-name="T69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3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0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4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1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5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1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6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1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7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1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8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1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9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2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0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2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1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2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2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2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3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2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4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3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5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3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6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3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7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3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8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3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9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4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0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4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1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4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2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4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3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4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4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5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5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5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6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5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7</text:p>
          </table:table-cell>
          <table:table-cell table:style-name="Dictionary.B255" office:value-type="string">
            <text:p text:style-name="P3"/>
          </table:table-cell>
          <table:table-cell table:style-name="Dictionary.C255" table:number-columns-spanned="2" office:value-type="string">
            <text:p text:style-name="P10"/>
          </table:table-cell>
          <table:covered-table-cell/>
          <table:table-cell table:style-name="Dictionary.E255" table:number-columns-spanned="2" office:value-type="string">
            <text:p text:style-name="P10"/>
          </table:table-cell>
          <table:covered-table-cell/>
          <table:table-cell table:style-name="Dictionary.G25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5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8</text:p>
          </table:table-cell>
          <table:table-cell table:style-name="Dictionary.B257" office:value-type="string">
            <text:p text:style-name="P3"/>
          </table:table-cell>
          <table:table-cell table:style-name="Dictionary.C257" table:number-columns-spanned="2" office:value-type="string">
            <text:p text:style-name="P10"/>
          </table:table-cell>
          <table:covered-table-cell/>
          <table:table-cell table:style-name="Dictionary.E257" table:number-columns-spanned="2" office:value-type="string">
            <text:p text:style-name="P10"/>
          </table:table-cell>
          <table:covered-table-cell/>
          <table:table-cell table:style-name="Dictionary.G25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5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9</text:p>
          </table:table-cell>
          <table:table-cell table:style-name="Dictionary.B259" office:value-type="string">
            <text:p text:style-name="P3"/>
          </table:table-cell>
          <table:table-cell table:style-name="Dictionary.C259" table:number-columns-spanned="2" office:value-type="string">
            <text:p text:style-name="P10"/>
          </table:table-cell>
          <table:covered-table-cell/>
          <table:table-cell table:style-name="Dictionary.E259" table:number-columns-spanned="2" office:value-type="string">
            <text:p text:style-name="P10"/>
          </table:table-cell>
          <table:covered-table-cell/>
          <table:table-cell table:style-name="Dictionary.G25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6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0</text:p>
          </table:table-cell>
          <table:table-cell table:style-name="Dictionary.B261" office:value-type="string">
            <text:p text:style-name="P3"/>
          </table:table-cell>
          <table:table-cell table:style-name="Dictionary.C261" table:number-columns-spanned="2" office:value-type="string">
            <text:p text:style-name="P10"/>
          </table:table-cell>
          <table:covered-table-cell/>
          <table:table-cell table:style-name="Dictionary.E261" table:number-columns-spanned="2" office:value-type="string">
            <text:p text:style-name="P10"/>
          </table:table-cell>
          <table:covered-table-cell/>
          <table:table-cell table:style-name="Dictionary.G26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6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1</text:p>
          </table:table-cell>
          <table:table-cell table:style-name="Dictionary.B263" office:value-type="string">
            <text:p text:style-name="P3"/>
          </table:table-cell>
          <table:table-cell table:style-name="Dictionary.C263" table:number-columns-spanned="2" office:value-type="string">
            <text:p text:style-name="P10"/>
          </table:table-cell>
          <table:covered-table-cell/>
          <table:table-cell table:style-name="Dictionary.E263" table:number-columns-spanned="2" office:value-type="string">
            <text:p text:style-name="P10"/>
          </table:table-cell>
          <table:covered-table-cell/>
          <table:table-cell table:style-name="Dictionary.G26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6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2</text:p>
          </table:table-cell>
          <table:table-cell table:style-name="Dictionary.B265" office:value-type="string">
            <text:p text:style-name="P3"/>
          </table:table-cell>
          <table:table-cell table:style-name="Dictionary.C265" table:number-columns-spanned="2" office:value-type="string">
            <text:p text:style-name="P10"/>
          </table:table-cell>
          <table:covered-table-cell/>
          <table:table-cell table:style-name="Dictionary.E265" table:number-columns-spanned="2" office:value-type="string">
            <text:p text:style-name="P10"/>
          </table:table-cell>
          <table:covered-table-cell/>
          <table:table-cell table:style-name="Dictionary.G26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6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3</text:p>
          </table:table-cell>
          <table:table-cell table:style-name="Dictionary.B267" office:value-type="string">
            <text:p text:style-name="P3"/>
          </table:table-cell>
          <table:table-cell table:style-name="Dictionary.C267" table:number-columns-spanned="2" office:value-type="string">
            <text:p text:style-name="P10"/>
          </table:table-cell>
          <table:covered-table-cell/>
          <table:table-cell table:style-name="Dictionary.E267" table:number-columns-spanned="2" office:value-type="string">
            <text:p text:style-name="P10"/>
          </table:table-cell>
          <table:covered-table-cell/>
          <table:table-cell table:style-name="Dictionary.G26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6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4</text:p>
          </table:table-cell>
          <table:table-cell table:style-name="Dictionary.B269" office:value-type="string">
            <text:p text:style-name="P3"/>
          </table:table-cell>
          <table:table-cell table:style-name="Dictionary.C269" table:number-columns-spanned="2" office:value-type="string">
            <text:p text:style-name="P10"/>
          </table:table-cell>
          <table:covered-table-cell/>
          <table:table-cell table:style-name="Dictionary.E269" table:number-columns-spanned="2" office:value-type="string">
            <text:p text:style-name="P10"/>
          </table:table-cell>
          <table:covered-table-cell/>
          <table:table-cell table:style-name="Dictionary.G26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7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5</text:p>
          </table:table-cell>
          <table:table-cell table:style-name="Dictionary.B271" office:value-type="string">
            <text:p text:style-name="P3"/>
          </table:table-cell>
          <table:table-cell table:style-name="Dictionary.C271" table:number-columns-spanned="2" office:value-type="string">
            <text:p text:style-name="P10"/>
          </table:table-cell>
          <table:covered-table-cell/>
          <table:table-cell table:style-name="Dictionary.E271" table:number-columns-spanned="2" office:value-type="string">
            <text:p text:style-name="P10"/>
          </table:table-cell>
          <table:covered-table-cell/>
          <table:table-cell table:style-name="Dictionary.G27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7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6</text:p>
          </table:table-cell>
          <table:table-cell table:style-name="Dictionary.B273" office:value-type="string">
            <text:p text:style-name="P3"/>
          </table:table-cell>
          <table:table-cell table:style-name="Dictionary.C273" table:number-columns-spanned="2" office:value-type="string">
            <text:p text:style-name="P10"/>
          </table:table-cell>
          <table:covered-table-cell/>
          <table:table-cell table:style-name="Dictionary.E273" table:number-columns-spanned="2" office:value-type="string">
            <text:p text:style-name="P10"/>
          </table:table-cell>
          <table:covered-table-cell/>
          <table:table-cell table:style-name="Dictionary.G27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7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7</text:p>
          </table:table-cell>
          <table:table-cell table:style-name="Dictionary.B275" office:value-type="string">
            <text:p text:style-name="P3"/>
          </table:table-cell>
          <table:table-cell table:style-name="Dictionary.C275" table:number-columns-spanned="2" office:value-type="string">
            <text:p text:style-name="P10"/>
          </table:table-cell>
          <table:covered-table-cell/>
          <table:table-cell table:style-name="Dictionary.E275" table:number-columns-spanned="2" office:value-type="string">
            <text:p text:style-name="P10"/>
          </table:table-cell>
          <table:covered-table-cell/>
          <table:table-cell table:style-name="Dictionary.G27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7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8</text:p>
          </table:table-cell>
          <table:table-cell table:style-name="Dictionary.B277" office:value-type="string">
            <text:p text:style-name="P3"/>
          </table:table-cell>
          <table:table-cell table:style-name="Dictionary.C277" table:number-columns-spanned="2" office:value-type="string">
            <text:p text:style-name="P10"/>
          </table:table-cell>
          <table:covered-table-cell/>
          <table:table-cell table:style-name="Dictionary.E277" table:number-columns-spanned="2" office:value-type="string">
            <text:p text:style-name="P10"/>
          </table:table-cell>
          <table:covered-table-cell/>
          <table:table-cell table:style-name="Dictionary.G27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7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9</text:p>
          </table:table-cell>
          <table:table-cell table:style-name="Dictionary.B279" office:value-type="string">
            <text:p text:style-name="P3"/>
          </table:table-cell>
          <table:table-cell table:style-name="Dictionary.C279" table:number-columns-spanned="2" office:value-type="string">
            <text:p text:style-name="P10"/>
          </table:table-cell>
          <table:covered-table-cell/>
          <table:table-cell table:style-name="Dictionary.E279" table:number-columns-spanned="2" office:value-type="string">
            <text:p text:style-name="P10"/>
          </table:table-cell>
          <table:covered-table-cell/>
          <table:table-cell table:style-name="Dictionary.G27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8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0</text:p>
          </table:table-cell>
          <table:table-cell table:style-name="Dictionary.B281" office:value-type="string">
            <text:p text:style-name="P3"/>
          </table:table-cell>
          <table:table-cell table:style-name="Dictionary.C281" table:number-columns-spanned="2" office:value-type="string">
            <text:p text:style-name="P10"/>
          </table:table-cell>
          <table:covered-table-cell/>
          <table:table-cell table:style-name="Dictionary.E281" table:number-columns-spanned="2" office:value-type="string">
            <text:p text:style-name="P10"/>
          </table:table-cell>
          <table:covered-table-cell/>
          <table:table-cell table:style-name="Dictionary.G28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8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1</text:p>
          </table:table-cell>
          <table:table-cell table:style-name="Dictionary.B283" office:value-type="string">
            <text:p text:style-name="P3"/>
          </table:table-cell>
          <table:table-cell table:style-name="Dictionary.C283" table:number-columns-spanned="2" office:value-type="string">
            <text:p text:style-name="P10"/>
          </table:table-cell>
          <table:covered-table-cell/>
          <table:table-cell table:style-name="Dictionary.E283" table:number-columns-spanned="2" office:value-type="string">
            <text:p text:style-name="P10"/>
          </table:table-cell>
          <table:covered-table-cell/>
          <table:table-cell table:style-name="Dictionary.G28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8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2</text:p>
          </table:table-cell>
          <table:table-cell table:style-name="Dictionary.B285" office:value-type="string">
            <text:p text:style-name="P3"/>
          </table:table-cell>
          <table:table-cell table:style-name="Dictionary.C285" table:number-columns-spanned="2" office:value-type="string">
            <text:p text:style-name="P10"/>
          </table:table-cell>
          <table:covered-table-cell/>
          <table:table-cell table:style-name="Dictionary.E285" table:number-columns-spanned="2" office:value-type="string">
            <text:p text:style-name="P10"/>
          </table:table-cell>
          <table:covered-table-cell/>
          <table:table-cell table:style-name="Dictionary.G28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8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3</text:p>
          </table:table-cell>
          <table:table-cell table:style-name="Dictionary.B287" office:value-type="string">
            <text:p text:style-name="P3"/>
          </table:table-cell>
          <table:table-cell table:style-name="Dictionary.C287" table:number-columns-spanned="2" office:value-type="string">
            <text:p text:style-name="P10"/>
          </table:table-cell>
          <table:covered-table-cell/>
          <table:table-cell table:style-name="Dictionary.E287" table:number-columns-spanned="2" office:value-type="string">
            <text:p text:style-name="P10"/>
          </table:table-cell>
          <table:covered-table-cell/>
          <table:table-cell table:style-name="Dictionary.G28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8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4</text:p>
          </table:table-cell>
          <table:table-cell table:style-name="Dictionary.B289" office:value-type="string">
            <text:p text:style-name="P3"/>
          </table:table-cell>
          <table:table-cell table:style-name="Dictionary.C289" table:number-columns-spanned="2" office:value-type="string">
            <text:p text:style-name="P10"/>
          </table:table-cell>
          <table:covered-table-cell/>
          <table:table-cell table:style-name="Dictionary.E289" table:number-columns-spanned="2" office:value-type="string">
            <text:p text:style-name="P10"/>
          </table:table-cell>
          <table:covered-table-cell/>
          <table:table-cell table:style-name="Dictionary.G28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9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5</text:p>
          </table:table-cell>
          <table:table-cell table:style-name="Dictionary.B291" office:value-type="string">
            <text:p text:style-name="P3"/>
          </table:table-cell>
          <table:table-cell table:style-name="Dictionary.C291" table:number-columns-spanned="2" office:value-type="string">
            <text:p text:style-name="P10"/>
          </table:table-cell>
          <table:covered-table-cell/>
          <table:table-cell table:style-name="Dictionary.E291" table:number-columns-spanned="2" office:value-type="string">
            <text:p text:style-name="P10"/>
          </table:table-cell>
          <table:covered-table-cell/>
          <table:table-cell table:style-name="Dictionary.G29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9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6</text:p>
          </table:table-cell>
          <table:table-cell table:style-name="Dictionary.B293" office:value-type="string">
            <text:p text:style-name="P3"/>
          </table:table-cell>
          <table:table-cell table:style-name="Dictionary.C293" table:number-columns-spanned="2" office:value-type="string">
            <text:p text:style-name="P10"/>
          </table:table-cell>
          <table:covered-table-cell/>
          <table:table-cell table:style-name="Dictionary.E293" table:number-columns-spanned="2" office:value-type="string">
            <text:p text:style-name="P10"/>
          </table:table-cell>
          <table:covered-table-cell/>
          <table:table-cell table:style-name="Dictionary.G29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9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7</text:p>
          </table:table-cell>
          <table:table-cell table:style-name="Dictionary.B295" office:value-type="string">
            <text:p text:style-name="P3"/>
          </table:table-cell>
          <table:table-cell table:style-name="Dictionary.C295" table:number-columns-spanned="2" office:value-type="string">
            <text:p text:style-name="P10"/>
          </table:table-cell>
          <table:covered-table-cell/>
          <table:table-cell table:style-name="Dictionary.E295" table:number-columns-spanned="2" office:value-type="string">
            <text:p text:style-name="P10"/>
          </table:table-cell>
          <table:covered-table-cell/>
          <table:table-cell table:style-name="Dictionary.G29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9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8</text:p>
          </table:table-cell>
          <table:table-cell table:style-name="Dictionary.B297" office:value-type="string">
            <text:p text:style-name="P3"/>
          </table:table-cell>
          <table:table-cell table:style-name="Dictionary.C297" table:number-columns-spanned="2" office:value-type="string">
            <text:p text:style-name="P10"/>
          </table:table-cell>
          <table:covered-table-cell/>
          <table:table-cell table:style-name="Dictionary.E297" table:number-columns-spanned="2" office:value-type="string">
            <text:p text:style-name="P10"/>
          </table:table-cell>
          <table:covered-table-cell/>
          <table:table-cell table:style-name="Dictionary.G29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29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9</text:p>
          </table:table-cell>
          <table:table-cell table:style-name="Dictionary.B299" office:value-type="string">
            <text:p text:style-name="P3"/>
          </table:table-cell>
          <table:table-cell table:style-name="Dictionary.C299" table:number-columns-spanned="2" office:value-type="string">
            <text:p text:style-name="P10"/>
          </table:table-cell>
          <table:covered-table-cell/>
          <table:table-cell table:style-name="Dictionary.E299" table:number-columns-spanned="2" office:value-type="string">
            <text:p text:style-name="P10"/>
          </table:table-cell>
          <table:covered-table-cell/>
          <table:table-cell table:style-name="Dictionary.G29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0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0</text:p>
          </table:table-cell>
          <table:table-cell table:style-name="Dictionary.B301" office:value-type="string">
            <text:p text:style-name="P3"/>
          </table:table-cell>
          <table:table-cell table:style-name="Dictionary.C301" table:number-columns-spanned="2" office:value-type="string">
            <text:p text:style-name="P10"/>
          </table:table-cell>
          <table:covered-table-cell/>
          <table:table-cell table:style-name="Dictionary.E301" table:number-columns-spanned="2" office:value-type="string">
            <text:p text:style-name="P10"/>
          </table:table-cell>
          <table:covered-table-cell/>
          <table:table-cell table:style-name="Dictionary.G30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0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1</text:p>
          </table:table-cell>
          <table:table-cell table:style-name="Dictionary.B303" office:value-type="string">
            <text:p text:style-name="P3"/>
          </table:table-cell>
          <table:table-cell table:style-name="Dictionary.C303" table:number-columns-spanned="2" office:value-type="string">
            <text:p text:style-name="P10"/>
          </table:table-cell>
          <table:covered-table-cell/>
          <table:table-cell table:style-name="Dictionary.E303" table:number-columns-spanned="2" office:value-type="string">
            <text:p text:style-name="P10"/>
          </table:table-cell>
          <table:covered-table-cell/>
          <table:table-cell table:style-name="Dictionary.G30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0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2</text:p>
          </table:table-cell>
          <table:table-cell table:style-name="Dictionary.B305" office:value-type="string">
            <text:p text:style-name="P3"/>
          </table:table-cell>
          <table:table-cell table:style-name="Dictionary.C305" table:number-columns-spanned="2" office:value-type="string">
            <text:p text:style-name="P10"/>
          </table:table-cell>
          <table:covered-table-cell/>
          <table:table-cell table:style-name="Dictionary.E305" table:number-columns-spanned="2" office:value-type="string">
            <text:p text:style-name="P10"/>
          </table:table-cell>
          <table:covered-table-cell/>
          <table:table-cell table:style-name="Dictionary.G30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0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3</text:p>
          </table:table-cell>
          <table:table-cell table:style-name="Dictionary.B307" office:value-type="string">
            <text:p text:style-name="P3"/>
          </table:table-cell>
          <table:table-cell table:style-name="Dictionary.C307" table:number-columns-spanned="2" office:value-type="string">
            <text:p text:style-name="P10"/>
          </table:table-cell>
          <table:covered-table-cell/>
          <table:table-cell table:style-name="Dictionary.E307" table:number-columns-spanned="2" office:value-type="string">
            <text:p text:style-name="P10"/>
          </table:table-cell>
          <table:covered-table-cell/>
          <table:table-cell table:style-name="Dictionary.G30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0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4</text:p>
          </table:table-cell>
          <table:table-cell table:style-name="Dictionary.B309" office:value-type="string">
            <text:p text:style-name="P3"/>
          </table:table-cell>
          <table:table-cell table:style-name="Dictionary.C309" table:number-columns-spanned="2" office:value-type="string">
            <text:p text:style-name="P10"/>
          </table:table-cell>
          <table:covered-table-cell/>
          <table:table-cell table:style-name="Dictionary.E309" table:number-columns-spanned="2" office:value-type="string">
            <text:p text:style-name="P10"/>
          </table:table-cell>
          <table:covered-table-cell/>
          <table:table-cell table:style-name="Dictionary.G3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1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5</text:p>
          </table:table-cell>
          <table:table-cell table:style-name="Dictionary.B311" office:value-type="string">
            <text:p text:style-name="P3"/>
          </table:table-cell>
          <table:table-cell table:style-name="Dictionary.C311" table:number-columns-spanned="2" office:value-type="string">
            <text:p text:style-name="P10"/>
          </table:table-cell>
          <table:covered-table-cell/>
          <table:table-cell table:style-name="Dictionary.E311" table:number-columns-spanned="2" office:value-type="string">
            <text:p text:style-name="P10"/>
          </table:table-cell>
          <table:covered-table-cell/>
          <table:table-cell table:style-name="Dictionary.G31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1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6</text:p>
          </table:table-cell>
          <table:table-cell table:style-name="Dictionary.B313" office:value-type="string">
            <text:p text:style-name="P3"/>
          </table:table-cell>
          <table:table-cell table:style-name="Dictionary.C313" table:number-columns-spanned="2" office:value-type="string">
            <text:p text:style-name="P10"/>
          </table:table-cell>
          <table:covered-table-cell/>
          <table:table-cell table:style-name="Dictionary.E313" table:number-columns-spanned="2" office:value-type="string">
            <text:p text:style-name="P10"/>
          </table:table-cell>
          <table:covered-table-cell/>
          <table:table-cell table:style-name="Dictionary.G31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1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7</text:p>
          </table:table-cell>
          <table:table-cell table:style-name="Dictionary.B315" office:value-type="string">
            <text:p text:style-name="P3"/>
          </table:table-cell>
          <table:table-cell table:style-name="Dictionary.C315" table:number-columns-spanned="2" office:value-type="string">
            <text:p text:style-name="P10"/>
          </table:table-cell>
          <table:covered-table-cell/>
          <table:table-cell table:style-name="Dictionary.E315" table:number-columns-spanned="2" office:value-type="string">
            <text:p text:style-name="P10"/>
          </table:table-cell>
          <table:covered-table-cell/>
          <table:table-cell table:style-name="Dictionary.G31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1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8</text:p>
          </table:table-cell>
          <table:table-cell table:style-name="Dictionary.B317" office:value-type="string">
            <text:p text:style-name="P3"/>
          </table:table-cell>
          <table:table-cell table:style-name="Dictionary.C317" table:number-columns-spanned="2" office:value-type="string">
            <text:p text:style-name="P10"/>
          </table:table-cell>
          <table:covered-table-cell/>
          <table:table-cell table:style-name="Dictionary.E317" table:number-columns-spanned="2" office:value-type="string">
            <text:p text:style-name="P10"/>
          </table:table-cell>
          <table:covered-table-cell/>
          <table:table-cell table:style-name="Dictionary.G31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1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9</text:p>
          </table:table-cell>
          <table:table-cell table:style-name="Dictionary.B319" office:value-type="string">
            <text:p text:style-name="P3"/>
          </table:table-cell>
          <table:table-cell table:style-name="Dictionary.C319" table:number-columns-spanned="2" office:value-type="string">
            <text:p text:style-name="P10"/>
          </table:table-cell>
          <table:covered-table-cell/>
          <table:table-cell table:style-name="Dictionary.E319" table:number-columns-spanned="2" office:value-type="string">
            <text:p text:style-name="P10"/>
          </table:table-cell>
          <table:covered-table-cell/>
          <table:table-cell table:style-name="Dictionary.G31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2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0</text:p>
          </table:table-cell>
          <table:table-cell table:style-name="Dictionary.B321" office:value-type="string">
            <text:p text:style-name="P3"/>
          </table:table-cell>
          <table:table-cell table:style-name="Dictionary.C321" table:number-columns-spanned="2" office:value-type="string">
            <text:p text:style-name="P10"/>
          </table:table-cell>
          <table:covered-table-cell/>
          <table:table-cell table:style-name="Dictionary.E321" table:number-columns-spanned="2" office:value-type="string">
            <text:p text:style-name="P10"/>
          </table:table-cell>
          <table:covered-table-cell/>
          <table:table-cell table:style-name="Dictionary.G32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2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1</text:p>
          </table:table-cell>
          <table:table-cell table:style-name="Dictionary.B323" office:value-type="string">
            <text:p text:style-name="P3"/>
          </table:table-cell>
          <table:table-cell table:style-name="Dictionary.C323" table:number-columns-spanned="2" office:value-type="string">
            <text:p text:style-name="P10"/>
          </table:table-cell>
          <table:covered-table-cell/>
          <table:table-cell table:style-name="Dictionary.E323" table:number-columns-spanned="2" office:value-type="string">
            <text:p text:style-name="P10"/>
          </table:table-cell>
          <table:covered-table-cell/>
          <table:table-cell table:style-name="Dictionary.G32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2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2</text:p>
          </table:table-cell>
          <table:table-cell table:style-name="Dictionary.B325" office:value-type="string">
            <text:p text:style-name="P3"/>
          </table:table-cell>
          <table:table-cell table:style-name="Dictionary.C325" table:number-columns-spanned="2" office:value-type="string">
            <text:p text:style-name="P10"/>
          </table:table-cell>
          <table:covered-table-cell/>
          <table:table-cell table:style-name="Dictionary.E325" table:number-columns-spanned="2" office:value-type="string">
            <text:p text:style-name="P10"/>
          </table:table-cell>
          <table:covered-table-cell/>
          <table:table-cell table:style-name="Dictionary.G32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2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3</text:p>
          </table:table-cell>
          <table:table-cell table:style-name="Dictionary.B327" office:value-type="string">
            <text:p text:style-name="P3"/>
          </table:table-cell>
          <table:table-cell table:style-name="Dictionary.C327" table:number-columns-spanned="2" office:value-type="string">
            <text:p text:style-name="P10"/>
          </table:table-cell>
          <table:covered-table-cell/>
          <table:table-cell table:style-name="Dictionary.E327" table:number-columns-spanned="2" office:value-type="string">
            <text:p text:style-name="P10"/>
          </table:table-cell>
          <table:covered-table-cell/>
          <table:table-cell table:style-name="Dictionary.G32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2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4</text:p>
          </table:table-cell>
          <table:table-cell table:style-name="Dictionary.B329" office:value-type="string">
            <text:p text:style-name="P3"/>
          </table:table-cell>
          <table:table-cell table:style-name="Dictionary.C329" table:number-columns-spanned="2" office:value-type="string">
            <text:p text:style-name="P10"/>
          </table:table-cell>
          <table:covered-table-cell/>
          <table:table-cell table:style-name="Dictionary.E329" table:number-columns-spanned="2" office:value-type="string">
            <text:p text:style-name="P10"/>
          </table:table-cell>
          <table:covered-table-cell/>
          <table:table-cell table:style-name="Dictionary.G32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3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5</text:p>
          </table:table-cell>
          <table:table-cell table:style-name="Dictionary.B331" office:value-type="string">
            <text:p text:style-name="P3"/>
          </table:table-cell>
          <table:table-cell table:style-name="Dictionary.C331" table:number-columns-spanned="2" office:value-type="string">
            <text:p text:style-name="P10"/>
          </table:table-cell>
          <table:covered-table-cell/>
          <table:table-cell table:style-name="Dictionary.E331" table:number-columns-spanned="2" office:value-type="string">
            <text:p text:style-name="P10"/>
          </table:table-cell>
          <table:covered-table-cell/>
          <table:table-cell table:style-name="Dictionary.G3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3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6</text:p>
          </table:table-cell>
          <table:table-cell table:style-name="Dictionary.B333" office:value-type="string">
            <text:p text:style-name="P3"/>
          </table:table-cell>
          <table:table-cell table:style-name="Dictionary.C333" table:number-columns-spanned="2" office:value-type="string">
            <text:p text:style-name="P10"/>
          </table:table-cell>
          <table:covered-table-cell/>
          <table:table-cell table:style-name="Dictionary.E333" table:number-columns-spanned="2" office:value-type="string">
            <text:p text:style-name="P10"/>
          </table:table-cell>
          <table:covered-table-cell/>
          <table:table-cell table:style-name="Dictionary.G33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3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7</text:p>
          </table:table-cell>
          <table:table-cell table:style-name="Dictionary.B335" office:value-type="string">
            <text:p text:style-name="P3"/>
          </table:table-cell>
          <table:table-cell table:style-name="Dictionary.C335" table:number-columns-spanned="2" office:value-type="string">
            <text:p text:style-name="P10"/>
          </table:table-cell>
          <table:covered-table-cell/>
          <table:table-cell table:style-name="Dictionary.E335" table:number-columns-spanned="2" office:value-type="string">
            <text:p text:style-name="P10"/>
          </table:table-cell>
          <table:covered-table-cell/>
          <table:table-cell table:style-name="Dictionary.G33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3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8</text:p>
          </table:table-cell>
          <table:table-cell table:style-name="Dictionary.B337" office:value-type="string">
            <text:p text:style-name="P3"/>
          </table:table-cell>
          <table:table-cell table:style-name="Dictionary.C337" table:number-columns-spanned="2" office:value-type="string">
            <text:p text:style-name="P10"/>
          </table:table-cell>
          <table:covered-table-cell/>
          <table:table-cell table:style-name="Dictionary.E337" table:number-columns-spanned="2" office:value-type="string">
            <text:p text:style-name="P10"/>
          </table:table-cell>
          <table:covered-table-cell/>
          <table:table-cell table:style-name="Dictionary.G33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3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9</text:p>
          </table:table-cell>
          <table:table-cell table:style-name="Dictionary.B339" office:value-type="string">
            <text:p text:style-name="P3"/>
          </table:table-cell>
          <table:table-cell table:style-name="Dictionary.C339" table:number-columns-spanned="2" office:value-type="string">
            <text:p text:style-name="P10"/>
          </table:table-cell>
          <table:covered-table-cell/>
          <table:table-cell table:style-name="Dictionary.E339" table:number-columns-spanned="2" office:value-type="string">
            <text:p text:style-name="P10"/>
          </table:table-cell>
          <table:covered-table-cell/>
          <table:table-cell table:style-name="Dictionary.G33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4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0</text:p>
          </table:table-cell>
          <table:table-cell table:style-name="Dictionary.B341" office:value-type="string">
            <text:p text:style-name="P3"/>
          </table:table-cell>
          <table:table-cell table:style-name="Dictionary.C341" table:number-columns-spanned="2" office:value-type="string">
            <text:p text:style-name="P10"/>
          </table:table-cell>
          <table:covered-table-cell/>
          <table:table-cell table:style-name="Dictionary.E341" table:number-columns-spanned="2" office:value-type="string">
            <text:p text:style-name="P10"/>
          </table:table-cell>
          <table:covered-table-cell/>
          <table:table-cell table:style-name="Dictionary.G34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4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1</text:p>
          </table:table-cell>
          <table:table-cell table:style-name="Dictionary.B343" office:value-type="string">
            <text:p text:style-name="P3"/>
          </table:table-cell>
          <table:table-cell table:style-name="Dictionary.C343" table:number-columns-spanned="2" office:value-type="string">
            <text:p text:style-name="P10"/>
          </table:table-cell>
          <table:covered-table-cell/>
          <table:table-cell table:style-name="Dictionary.E343" table:number-columns-spanned="2" office:value-type="string">
            <text:p text:style-name="P10"/>
          </table:table-cell>
          <table:covered-table-cell/>
          <table:table-cell table:style-name="Dictionary.G34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4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2</text:p>
          </table:table-cell>
          <table:table-cell table:style-name="Dictionary.B345" office:value-type="string">
            <text:p text:style-name="P3"/>
          </table:table-cell>
          <table:table-cell table:style-name="Dictionary.C345" table:number-columns-spanned="2" office:value-type="string">
            <text:p text:style-name="P10"/>
          </table:table-cell>
          <table:covered-table-cell/>
          <table:table-cell table:style-name="Dictionary.E345" table:number-columns-spanned="2" office:value-type="string">
            <text:p text:style-name="P10"/>
          </table:table-cell>
          <table:covered-table-cell/>
          <table:table-cell table:style-name="Dictionary.G34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4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3</text:p>
          </table:table-cell>
          <table:table-cell table:style-name="Dictionary.B347" office:value-type="string">
            <text:p text:style-name="P3"/>
          </table:table-cell>
          <table:table-cell table:style-name="Dictionary.C347" table:number-columns-spanned="2" office:value-type="string">
            <text:p text:style-name="P10"/>
          </table:table-cell>
          <table:covered-table-cell/>
          <table:table-cell table:style-name="Dictionary.E347" table:number-columns-spanned="2" office:value-type="string">
            <text:p text:style-name="P10"/>
          </table:table-cell>
          <table:covered-table-cell/>
          <table:table-cell table:style-name="Dictionary.G34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4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4</text:p>
          </table:table-cell>
          <table:table-cell table:style-name="Dictionary.B349" office:value-type="string">
            <text:p text:style-name="P3"/>
          </table:table-cell>
          <table:table-cell table:style-name="Dictionary.C349" table:number-columns-spanned="2" office:value-type="string">
            <text:p text:style-name="P10"/>
          </table:table-cell>
          <table:covered-table-cell/>
          <table:table-cell table:style-name="Dictionary.E349" table:number-columns-spanned="2" office:value-type="string">
            <text:p text:style-name="P10"/>
          </table:table-cell>
          <table:covered-table-cell/>
          <table:table-cell table:style-name="Dictionary.G34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5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5</text:p>
          </table:table-cell>
          <table:table-cell table:style-name="Dictionary.B351" office:value-type="string">
            <text:p text:style-name="P3"/>
          </table:table-cell>
          <table:table-cell table:style-name="Dictionary.C351" table:number-columns-spanned="2" office:value-type="string">
            <text:p text:style-name="P10"/>
          </table:table-cell>
          <table:covered-table-cell/>
          <table:table-cell table:style-name="Dictionary.E351" table:number-columns-spanned="2" office:value-type="string">
            <text:p text:style-name="P10"/>
          </table:table-cell>
          <table:covered-table-cell/>
          <table:table-cell table:style-name="Dictionary.G35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5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6</text:p>
          </table:table-cell>
          <table:table-cell table:style-name="Dictionary.B353" office:value-type="string">
            <text:p text:style-name="P3"/>
          </table:table-cell>
          <table:table-cell table:style-name="Dictionary.C353" table:number-columns-spanned="2" office:value-type="string">
            <text:p text:style-name="P10"/>
          </table:table-cell>
          <table:covered-table-cell/>
          <table:table-cell table:style-name="Dictionary.E353" table:number-columns-spanned="2" office:value-type="string">
            <text:p text:style-name="P10"/>
          </table:table-cell>
          <table:covered-table-cell/>
          <table:table-cell table:style-name="Dictionary.G35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5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7</text:p>
          </table:table-cell>
          <table:table-cell table:style-name="Dictionary.B355" office:value-type="string">
            <text:p text:style-name="P3"/>
          </table:table-cell>
          <table:table-cell table:style-name="Dictionary.C355" table:number-columns-spanned="2" office:value-type="string">
            <text:p text:style-name="P10"/>
          </table:table-cell>
          <table:covered-table-cell/>
          <table:table-cell table:style-name="Dictionary.E355" table:number-columns-spanned="2" office:value-type="string">
            <text:p text:style-name="P10"/>
          </table:table-cell>
          <table:covered-table-cell/>
          <table:table-cell table:style-name="Dictionary.G35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5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8</text:p>
          </table:table-cell>
          <table:table-cell table:style-name="Dictionary.B357" office:value-type="string">
            <text:p text:style-name="P3"/>
          </table:table-cell>
          <table:table-cell table:style-name="Dictionary.C357" table:number-columns-spanned="2" office:value-type="string">
            <text:p text:style-name="P10"/>
          </table:table-cell>
          <table:covered-table-cell/>
          <table:table-cell table:style-name="Dictionary.E357" table:number-columns-spanned="2" office:value-type="string">
            <text:p text:style-name="P10"/>
          </table:table-cell>
          <table:covered-table-cell/>
          <table:table-cell table:style-name="Dictionary.G357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5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9</text:p>
          </table:table-cell>
          <table:table-cell table:style-name="Dictionary.B359" office:value-type="string">
            <text:p text:style-name="P3"/>
          </table:table-cell>
          <table:table-cell table:style-name="Dictionary.C359" table:number-columns-spanned="2" office:value-type="string">
            <text:p text:style-name="P10"/>
          </table:table-cell>
          <table:covered-table-cell/>
          <table:table-cell table:style-name="Dictionary.E359" table:number-columns-spanned="2" office:value-type="string">
            <text:p text:style-name="P10"/>
          </table:table-cell>
          <table:covered-table-cell/>
          <table:table-cell table:style-name="Dictionary.G35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6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0</text:p>
          </table:table-cell>
          <table:table-cell table:style-name="Dictionary.B361" office:value-type="string">
            <text:p text:style-name="P3"/>
          </table:table-cell>
          <table:table-cell table:style-name="Dictionary.C361" table:number-columns-spanned="2" office:value-type="string">
            <text:p text:style-name="P10"/>
          </table:table-cell>
          <table:covered-table-cell/>
          <table:table-cell table:style-name="Dictionary.E361" table:number-columns-spanned="2" office:value-type="string">
            <text:p text:style-name="P10"/>
          </table:table-cell>
          <table:covered-table-cell/>
          <table:table-cell table:style-name="Dictionary.G36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6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1</text:p>
          </table:table-cell>
          <table:table-cell table:style-name="Dictionary.B363" office:value-type="string">
            <text:p text:style-name="P3"/>
          </table:table-cell>
          <table:table-cell table:style-name="Dictionary.C363" table:number-columns-spanned="2" office:value-type="string">
            <text:p text:style-name="P10"/>
          </table:table-cell>
          <table:covered-table-cell/>
          <table:table-cell table:style-name="Dictionary.E363" table:number-columns-spanned="2" office:value-type="string">
            <text:p text:style-name="P10"/>
          </table:table-cell>
          <table:covered-table-cell/>
          <table:table-cell table:style-name="Dictionary.G363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6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2</text:p>
          </table:table-cell>
          <table:table-cell table:style-name="Dictionary.B365" office:value-type="string">
            <text:p text:style-name="P3"/>
          </table:table-cell>
          <table:table-cell table:style-name="Dictionary.C365" table:number-columns-spanned="2" office:value-type="string">
            <text:p text:style-name="P10"/>
          </table:table-cell>
          <table:covered-table-cell/>
          <table:table-cell table:style-name="Dictionary.E365" table:number-columns-spanned="2" office:value-type="string">
            <text:p text:style-name="P10"/>
          </table:table-cell>
          <table:covered-table-cell/>
          <table:table-cell table:style-name="Dictionary.G365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6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3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6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4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7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5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7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6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7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7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7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8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7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9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8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0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8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1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8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2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8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3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8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4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9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5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9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6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9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7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9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8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39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9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0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0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0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1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0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2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0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3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0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4</text:p>
          </table:table-cell>
          <table:table-cell table:style-name="Dictionary.B409" office:value-type="string">
            <text:p text:style-name="P3"/>
          </table:table-cell>
          <table:table-cell table:style-name="Dictionary.C409" table:number-columns-spanned="2" office:value-type="string">
            <text:p text:style-name="P10"/>
          </table:table-cell>
          <table:covered-table-cell/>
          <table:table-cell table:style-name="Dictionary.E409" table:number-columns-spanned="2" office:value-type="string">
            <text:p text:style-name="P10"/>
          </table:table-cell>
          <table:covered-table-cell/>
          <table:table-cell table:style-name="Dictionary.G409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1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5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1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6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1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7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1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8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1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9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2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0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2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1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2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2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2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3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2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4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30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5</text:p>
          </table:table-cell>
          <table:table-cell table:style-name="Dictionary.B431" office:value-type="string">
            <text:p text:style-name="P3"/>
          </table:table-cell>
          <table:table-cell table:style-name="Dictionary.C431" table:number-columns-spanned="2" office:value-type="string">
            <text:p text:style-name="P10"/>
          </table:table-cell>
          <table:covered-table-cell/>
          <table:table-cell table:style-name="Dictionary.E431" table:number-columns-spanned="2" office:value-type="string">
            <text:p text:style-name="P10"/>
          </table:table-cell>
          <table:covered-table-cell/>
          <table:table-cell table:style-name="Dictionary.G431" table:number-columns-spanned="2" office:value-type="string">
            <text:p text:style-name="P10"/>
          </table:table-cell>
          <table:covered-table-cell/>
        </table:table-row>
        <table:table-row>
          <table:covered-table-cell/>
          <table:table-cell table:style-name="Dictionary.B43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2T02:39:55</dc:date>
    <meta:editing-duration>PT6H26M30S</meta:editing-duration>
    <meta:editing-cycles>93</meta:editing-cycles>
    <meta:generator>LibreOffice/3.4$Linux LibreOffice_project/340m1$Build-402</meta:generator>
    <meta:document-statistic meta:table-count="1" meta:image-count="0" meta:object-count="0" meta:page-count="50" meta:paragraph-count="1269" meta:word-count="7860" meta:character-count="48242" meta:non-whitespace-character-count="41944"/>
  </office:meta>
</office:document-meta>
</file>